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office:version="1.1">
  <office:automatic-styles>
    <style:style style:family="table-column" style:name="Wshort" style:display-name="Wshort">
      <style:table-column-properties style:column-width="5cm"/>
    </style:style>
    <style:style style:family="table-column" style:name="Wwide" style:display-name="Wwide">
      <style:table-column-properties style:column-width="15cm"/>
    </style:style>
  </office:automatic-styles>
  <office:body>
    <office:text>
      <text:h text:outline-level="1" text:style-name="Heading_20_1">Arquivo de Metadados</text:h>
      <table:table>
        <table:table-column table:style-name="Wshort" table:number-columns-repeated="1"/>
        <table:table-column table:style-name="Wwide" table:number-columns-repeated="1"/>
        <table:table-row>
          <table:table-cell/>
          <table:table-cell>
            <text:p text:style-name="Table_20_Contents">/mnt/externo1/Weverson/OneDrive/Imagens/De weversonvn/Camera Roll//LockSpyImage_2015_04_06_17_48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6 17:48:07</text:p>
            <text:p text:style-name="Table_20_Contents">   EXIF DateTimeOriginal (ASCII): 2015:04:06 17:48:07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1, 4, 2, 33, 45, 0, 0, 1, 0, 0, 0, 0, 11, 221, 146, 76, 62, 30, 109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26737/250000</text:p>
            <text:p text:style-name="Table_20_Contents">   EXIF Tag 0xEA1D (Signed Long): 4108</text:p>
            <text:p text:style-name="Table_20_Contents">   EXIF WhiteBalance (Short): Auto</text:p>
            <text:p text:style-name="Table_20_Contents">   GPS GPSAltitude (Ratio): 63/2</text:p>
            <text:p text:style-name="Table_20_Contents">   GPS GPSAltitudeRef (Byte): 1</text:p>
            <text:p text:style-name="Table_20_Contents">   GPS GPSDOP (Ratio): 11</text:p>
            <text:p text:style-name="Table_20_Contents">   GPS GPSLatitude (Ratio): [1, 28, 307/8]</text:p>
            <text:p text:style-name="Table_20_Contents">   GPS GPSLatitudeRef (ASCII): S</text:p>
            <text:p text:style-name="Table_20_Contents">   GPS GPSLongitude (Ratio): [48, 27, 729/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4304</text:p>
            <text:p text:style-name="Table_20_Contents">   Image GPSInfo (Long): 20368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4762</text:p>
            <text:p text:style-name="Table_20_Contents">   Thumbnail JPEGInterchangeFormatLength (Long): 11444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017_16_20_12_0_Pro.jpg:</text:p>
            <text:p text:style-name="Table_20_Contents">   EXIF Padding (Undefined): []</text:p>
            <text:p text:style-name="Table_20_Contents">   GPS GPSAltitude (Ratio): 3/2</text:p>
            <text:p text:style-name="Table_20_Contents">   GPS GPSAltitudeRef (Byte): 0</text:p>
            <text:p text:style-name="Table_20_Contents">   GPS GPSDOP (Ratio): 25</text:p>
            <text:p text:style-name="Table_20_Contents">   GPS GPSLatitude (Ratio): [1, 28, 6103/200]</text:p>
            <text:p text:style-name="Table_20_Contents">   GPS GPSLatitudeRef (ASCII): S</text:p>
            <text:p text:style-name="Table_20_Contents">   GPS GPSLongitude (Ratio): [48, 27, 11093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4158</text:p>
            <text:p text:style-name="Table_20_Contents">   Image GPSInfo (Long): 8286</text:p>
            <text:p text:style-name="Table_20_Contents">   Image Padding (Undefined): []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017_16_20_13_1_Pro.jpg:</text:p>
            <text:p text:style-name="Table_20_Contents">   EXIF Padding (Undefined): []</text:p>
            <text:p text:style-name="Table_20_Contents">   GPS GPSAltitude (Ratio): 3/2</text:p>
            <text:p text:style-name="Table_20_Contents">   GPS GPSAltitudeRef (Byte): 0</text:p>
            <text:p text:style-name="Table_20_Contents">   GPS GPSDOP (Ratio): 25</text:p>
            <text:p text:style-name="Table_20_Contents">   GPS GPSLatitude (Ratio): [1, 28, 6103/200]</text:p>
            <text:p text:style-name="Table_20_Contents">   GPS GPSLatitudeRef (ASCII): S</text:p>
            <text:p text:style-name="Table_20_Contents">   GPS GPSLongitude (Ratio): [48, 27, 11093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4158</text:p>
            <text:p text:style-name="Table_20_Contents">   Image GPSInfo (Long): 8286</text:p>
            <text:p text:style-name="Table_20_Contents">   Image Padding (Undefined): []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017_16_43_5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0:17 16:43:57</text:p>
            <text:p text:style-name="Table_20_Contents">   EXIF DateTimeOriginal (ASCII): 2014:10:17 16:43:57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015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2, 3, 2, 134, 99, 0, 0, 0, 0, 0, 0, 0, 222, 144, 201, 194, 240, 34, 248, 20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5123/1000000</text:p>
            <text:p text:style-name="Table_20_Contents">   EXIF WhiteBalance (Short): Auto</text:p>
            <text:p text:style-name="Table_20_Contents">   GPS GPSAltitude (Ratio): 7/2</text:p>
            <text:p text:style-name="Table_20_Contents">   GPS GPSAltitudeRef (Byte): 0</text:p>
            <text:p text:style-name="Table_20_Contents">   GPS GPSDOP (Ratio): 25</text:p>
            <text:p text:style-name="Table_20_Contents">   GPS GPSLatitude (Ratio): [1, 28, 6079/200]</text:p>
            <text:p text:style-name="Table_20_Contents">   GPS GPSLatitudeRef (ASCII): S</text:p>
            <text:p text:style-name="Table_20_Contents">   GPS GPSLongitude (Ratio): [48, 27, 1112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017_16_44_0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0:17 16:44:07</text:p>
            <text:p text:style-name="Table_20_Contents">   EXIF DateTimeOriginal (ASCII): 2014:10:17 16:44:07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007/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134, 99, 0, 0, 0, 0, 0, 0, 0, 226, 162, 151, 222, 205, 17, 229, 13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5531/1000000</text:p>
            <text:p text:style-name="Table_20_Contents">   EXIF WhiteBalance (Short): Auto</text:p>
            <text:p text:style-name="Table_20_Contents">   GPS GPSAltitude (Ratio): 17/2</text:p>
            <text:p text:style-name="Table_20_Contents">   GPS GPSAltitudeRef (Byte): 0</text:p>
            <text:p text:style-name="Table_20_Contents">   GPS GPSDOP (Ratio): 11</text:p>
            <text:p text:style-name="Table_20_Contents">   GPS GPSLatitude (Ratio): [1, 28, 15207/500]</text:p>
            <text:p text:style-name="Table_20_Contents">   GPS GPSLatitudeRef (ASCII): S</text:p>
            <text:p text:style-name="Table_20_Contents">   GPS GPSLongitude (Ratio): [48, 27, 11113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12_10_57_0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12 10:57:02</text:p>
            <text:p text:style-name="Table_20_Contents">   EXIF DateTimeOriginal (ASCII): 2014:11:12 10:57:02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9977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2, 3, 2, 134, 99, 0, 0, 0, 0, 0, 0, 0, 167, 106, 28, 91, 131, 126, 243, 3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323589/5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750</text:p>
            <text:p text:style-name="Table_20_Contents">   GPS GPSLatitude (Ratio): [1, 27, 2899/200]</text:p>
            <text:p text:style-name="Table_20_Contents">   GPS GPSLatitudeRef (ASCII): S</text:p>
            <text:p text:style-name="Table_20_Contents">   GPS GPSLongitude (Ratio): [48, 29, 2025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13_15_44_5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13 15:44:54</text:p>
            <text:p text:style-name="Table_20_Contents">   EXIF DateTimeOriginal (ASCII): 2014:11:13 15:44:5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88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Fluorescent</text:p>
            <text:p text:style-name="Table_20_Contents">   EXIF MakerNote (Undefined): [2, 3, 2, 134, 99, 0, 0, 0, 0, 0, 0, 0, 53, 244, 181, 185, 9, 60, 226, 9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929573/200000</text:p>
            <text:p text:style-name="Table_20_Contents">   EXIF WhiteBalance (Short): Manual</text:p>
            <text:p text:style-name="Table_20_Contents">   GPS GPSAltitude (Ratio): 73/2</text:p>
            <text:p text:style-name="Table_20_Contents">   GPS GPSAltitudeRef (Byte): 0</text:p>
            <text:p text:style-name="Table_20_Contents">   GPS GPSDOP (Ratio): 22</text:p>
            <text:p text:style-name="Table_20_Contents">   GPS GPSLatitude (Ratio): [1, 28, 31307/1000]</text:p>
            <text:p text:style-name="Table_20_Contents">   GPS GPSLatitudeRef (ASCII): S</text:p>
            <text:p text:style-name="Table_20_Contents">   GPS GPSLongitude (Ratio): [48, 27, 1062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15_17_18_1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15 17:18:14</text:p>
            <text:p text:style-name="Table_20_Contents">   EXIF DateTimeOriginal (ASCII): 2014:11:15 17:18:1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801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69, 23, 73, 18, 55, 199, 26, 17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558493/500000</text:p>
            <text:p text:style-name="Table_20_Contents">   EXIF WhiteBalance (Short): Auto</text:p>
            <text:p text:style-name="Table_20_Contents">   GPS GPSAltitude (Ratio): 11/2</text:p>
            <text:p text:style-name="Table_20_Contents">   GPS GPSAltitudeRef (Byte): 1</text:p>
            <text:p text:style-name="Table_20_Contents">   GPS GPSDOP (Ratio): 13</text:p>
            <text:p text:style-name="Table_20_Contents">   GPS GPSLatitude (Ratio): [1, 26, 25413/500]</text:p>
            <text:p text:style-name="Table_20_Contents">   GPS GPSLatitudeRef (ASCII): S</text:p>
            <text:p text:style-name="Table_20_Contents">   GPS GPSLongitude (Ratio): [48, 29, 886/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15_23_07_3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15 23:07:39</text:p>
            <text:p text:style-name="Table_20_Contents">   EXIF DateTimeOriginal (ASCII): 2014:11:15 23:07:39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00</text:p>
            <text:p text:style-name="Table_20_Contents">   EXIF LightSource (Short): Cloudy weather</text:p>
            <text:p text:style-name="Table_20_Contents">   EXIF MakerNote (Undefined): [2, 3, 2, 134, 99, 0, 0, 0, 0, 0, 0, 0, 50, 149, 0, 23, 155, 145, 148, 21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0</text:p>
            <text:p text:style-name="Table_20_Contents">   EXIF WhiteBalance (Short): Manual</text:p>
            <text:p text:style-name="Table_20_Contents">   GPS GPSAltitude (Ratio): 111/2</text:p>
            <text:p text:style-name="Table_20_Contents">   GPS GPSAltitudeRef (Byte): 0</text:p>
            <text:p text:style-name="Table_20_Contents">   GPS GPSDOP (Ratio): 45</text:p>
            <text:p text:style-name="Table_20_Contents">   GPS GPSLatitude (Ratio): [1, 27, 14851/1000]</text:p>
            <text:p text:style-name="Table_20_Contents">   GPS GPSLatitudeRef (ASCII): S</text:p>
            <text:p text:style-name="Table_20_Contents">   GPS GPSLongitude (Ratio): [48, 29, 1636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15_23_19_3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15 23:19:29</text:p>
            <text:p text:style-name="Table_20_Contents">   EXIF DateTimeOriginal (ASCII): 2014:11:15 23:19:29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00</text:p>
            <text:p text:style-name="Table_20_Contents">   EXIF LightSource (Short): Cloudy weather</text:p>
            <text:p text:style-name="Table_20_Contents">   EXIF MakerNote (Undefined): [2, 3, 2, 134, 99, 0, 0, 0, 0, 0, 0, 0, 24, 12, 179, 14, 234, 229, 163, 2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0</text:p>
            <text:p text:style-name="Table_20_Contents">   EXIF WhiteBalance (Short): Manual</text:p>
            <text:p text:style-name="Table_20_Contents">   GPS GPSAltitude (Ratio): 113/2</text:p>
            <text:p text:style-name="Table_20_Contents">   GPS GPSAltitudeRef (Byte): 0</text:p>
            <text:p text:style-name="Table_20_Contents">   GPS GPSDOP (Ratio): 57</text:p>
            <text:p text:style-name="Table_20_Contents">   GPS GPSLatitude (Ratio): [1, 27, 15897/1000]</text:p>
            <text:p text:style-name="Table_20_Contents">   GPS GPSLatitudeRef (ASCII): S</text:p>
            <text:p text:style-name="Table_20_Contents">   GPS GPSLongitude (Ratio): [48, 29, 1281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17_18_42_3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17 18:42:37</text:p>
            <text:p text:style-name="Table_20_Contents">   EXIF DateTimeOriginal (ASCII): 2014:11:17 18:42:37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1491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153, 7, 96, 148, 143, 225, 13, 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121423/1000000</text:p>
            <text:p text:style-name="Table_20_Contents">   EXIF WhiteBalance (Short): Auto</text:p>
            <text:p text:style-name="Table_20_Contents">   GPS GPSAltitude (Ratio): 17/2</text:p>
            <text:p text:style-name="Table_20_Contents">   GPS GPSAltitudeRef (Byte): 1</text:p>
            <text:p text:style-name="Table_20_Contents">   GPS GPSDOP (Ratio): 27</text:p>
            <text:p text:style-name="Table_20_Contents">   GPS GPSLatitude (Ratio): [1, 28, 3598/125]</text:p>
            <text:p text:style-name="Table_20_Contents">   GPS GPSLatitudeRef (ASCII): S</text:p>
            <text:p text:style-name="Table_20_Contents">   GPS GPSLongitude (Ratio): [48, 27, 2244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0_11_53_5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0 11:53:49</text:p>
            <text:p text:style-name="Table_20_Contents">   EXIF DateTimeOriginal (ASCII): 2014:11:20 11:53:49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992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12, 212, 43, 88, 73, 109, 239, 9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632801/125000</text:p>
            <text:p text:style-name="Table_20_Contents">   EXIF WhiteBalance (Short): Manual</text:p>
            <text:p text:style-name="Table_20_Contents">   GPS GPSAltitude (Ratio): 39/2</text:p>
            <text:p text:style-name="Table_20_Contents">   GPS GPSAltitudeRef (Byte): 1</text:p>
            <text:p text:style-name="Table_20_Contents">   GPS GPSDOP (Ratio): 62</text:p>
            <text:p text:style-name="Table_20_Contents">   GPS GPSLatitude (Ratio): [1, 28, 12901/500]</text:p>
            <text:p text:style-name="Table_20_Contents">   GPS GPSLatitudeRef (ASCII): S</text:p>
            <text:p text:style-name="Table_20_Contents">   GPS GPSLongitude (Ratio): [48, 27, 1593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0_11_54_0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0 11:54:06</text:p>
            <text:p text:style-name="Table_20_Contents">   EXIF DateTimeOriginal (ASCII): 2014:11:20 11:54:06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077/125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20, 75, 54, 64, 239, 41, 107, 23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234569/250000</text:p>
            <text:p text:style-name="Table_20_Contents">   EXIF WhiteBalance (Short): Manual</text:p>
            <text:p text:style-name="Table_20_Contents">   GPS GPSAltitude (Ratio): 39/2</text:p>
            <text:p text:style-name="Table_20_Contents">   GPS GPSAltitudeRef (Byte): 1</text:p>
            <text:p text:style-name="Table_20_Contents">   GPS GPSDOP (Ratio): 62</text:p>
            <text:p text:style-name="Table_20_Contents">   GPS GPSLatitude (Ratio): [1, 28, 12901/500]</text:p>
            <text:p text:style-name="Table_20_Contents">   GPS GPSLatitudeRef (ASCII): S</text:p>
            <text:p text:style-name="Table_20_Contents">   GPS GPSLongitude (Ratio): [48, 27, 1593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0_11_54_4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0 11:54:40</text:p>
            <text:p text:style-name="Table_20_Contents">   EXIF DateTimeOriginal (ASCII): 2014:11:20 11:54:40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887/625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64, 235, 235, 37, 177, 86, 152, 13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5049689/1000000</text:p>
            <text:p text:style-name="Table_20_Contents">   EXIF WhiteBalance (Short): Manual</text:p>
            <text:p text:style-name="Table_20_Contents">   GPS GPSAltitude (Ratio): 41/2</text:p>
            <text:p text:style-name="Table_20_Contents">   GPS GPSAltitudeRef (Byte): 1</text:p>
            <text:p text:style-name="Table_20_Contents">   GPS GPSDOP (Ratio): 45</text:p>
            <text:p text:style-name="Table_20_Contents">   GPS GPSLatitude (Ratio): [1, 28, 25803/1000]</text:p>
            <text:p text:style-name="Table_20_Contents">   GPS GPSLatitudeRef (ASCII): S</text:p>
            <text:p text:style-name="Table_20_Contents">   GPS GPSLongitude (Ratio): [48, 27, 796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0_11_55_3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0 11:55:38</text:p>
            <text:p text:style-name="Table_20_Contents">   EXIF DateTimeOriginal (ASCII): 2014:11:20 11:55:3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359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75, 234, 192, 49, 90, 230, 221, 13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662123/125000</text:p>
            <text:p text:style-name="Table_20_Contents">   EXIF WhiteBalance (Short): Manual</text:p>
            <text:p text:style-name="Table_20_Contents">   GPS GPSAltitude (Ratio): 51/2</text:p>
            <text:p text:style-name="Table_20_Contents">   GPS GPSAltitudeRef (Byte): 1</text:p>
            <text:p text:style-name="Table_20_Contents">   GPS GPSDOP (Ratio): 39</text:p>
            <text:p text:style-name="Table_20_Contents">   GPS GPSLatitude (Ratio): [1, 28, 25949/1000]</text:p>
            <text:p text:style-name="Table_20_Contents">   GPS GPSLatitudeRef (ASCII): S</text:p>
            <text:p text:style-name="Table_20_Contents">   GPS GPSLongitude (Ratio): [48, 27, 784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0_11_55_4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0 11:55:48</text:p>
            <text:p text:style-name="Table_20_Contents">   EXIF DateTimeOriginal (ASCII): 2014:11:20 11:55:4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088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69, 45, 114, 55, 10, 144, 4, 6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5017043/1000000</text:p>
            <text:p text:style-name="Table_20_Contents">   EXIF WhiteBalance (Short): Manual</text:p>
            <text:p text:style-name="Table_20_Contents">   GPS GPSAltitude (Ratio): 53/2</text:p>
            <text:p text:style-name="Table_20_Contents">   GPS GPSAltitudeRef (Byte): 1</text:p>
            <text:p text:style-name="Table_20_Contents">   GPS GPSDOP (Ratio): 25</text:p>
            <text:p text:style-name="Table_20_Contents">   GPS GPSLatitude (Ratio): [1, 28, 3244/125]</text:p>
            <text:p text:style-name="Table_20_Contents">   GPS GPSLatitudeRef (ASCII): S</text:p>
            <text:p text:style-name="Table_20_Contents">   GPS GPSLongitude (Ratio): [48, 27, 391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0_11_56_0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0 11:56:05</text:p>
            <text:p text:style-name="Table_20_Contents">   EXIF DateTimeOriginal (ASCII): 2014:11:20 11:56:05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496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17, 13, 6, 140, 176, 105, 119, 9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838109/1000000</text:p>
            <text:p text:style-name="Table_20_Contents">   EXIF WhiteBalance (Short): Manual</text:p>
            <text:p text:style-name="Table_20_Contents">   GPS GPSAltitude (Ratio): 41/2</text:p>
            <text:p text:style-name="Table_20_Contents">   GPS GPSAltitudeRef (Byte): 1</text:p>
            <text:p text:style-name="Table_20_Contents">   GPS GPSDOP (Ratio): 38</text:p>
            <text:p text:style-name="Table_20_Contents">   GPS GPSLatitude (Ratio): [1, 28, 25971/1000]</text:p>
            <text:p text:style-name="Table_20_Contents">   GPS GPSLatitudeRef (ASCII): S</text:p>
            <text:p text:style-name="Table_20_Contents">   GPS GPSLongitude (Ratio): [48, 27, 1569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1_16_02_1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1 16:02:13</text:p>
            <text:p text:style-name="Table_20_Contents">   EXIF DateTimeOriginal (ASCII): 2014:11:21 16:02:13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3/1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55, 232, 106, 217, 250, 32, 155, 21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47393/200000</text:p>
            <text:p text:style-name="Table_20_Contents">   EXIF WhiteBalance (Short): Manual</text:p>
            <text:p text:style-name="Table_20_Contents">   GPS GPSAltitude (Ratio): 7/2</text:p>
            <text:p text:style-name="Table_20_Contents">   GPS GPSAltitudeRef (Byte): 1</text:p>
            <text:p text:style-name="Table_20_Contents">   GPS GPSDOP (Ratio): 34</text:p>
            <text:p text:style-name="Table_20_Contents">   GPS GPSLatitude (Ratio): [1, 28, 8167/250]</text:p>
            <text:p text:style-name="Table_20_Contents">   GPS GPSLatitudeRef (ASCII): S</text:p>
            <text:p text:style-name="Table_20_Contents">   GPS GPSLongitude (Ratio): [48, 27, 2266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1_16_02_2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1 16:02:20</text:p>
            <text:p text:style-name="Table_20_Contents">   EXIF DateTimeOriginal (ASCII): 2014:11:21 16:02:20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3/1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90, 154, 120, 17, 58, 244, 192, 9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47393/200000</text:p>
            <text:p text:style-name="Table_20_Contents">   EXIF WhiteBalance (Short): Manual</text:p>
            <text:p text:style-name="Table_20_Contents">   GPS GPSAltitude (Ratio): 7/2</text:p>
            <text:p text:style-name="Table_20_Contents">   GPS GPSAltitudeRef (Byte): 1</text:p>
            <text:p text:style-name="Table_20_Contents">   GPS GPSDOP (Ratio): 34</text:p>
            <text:p text:style-name="Table_20_Contents">   GPS GPSLatitude (Ratio): [1, 28, 8167/250]</text:p>
            <text:p text:style-name="Table_20_Contents">   GPS GPSLatitudeRef (ASCII): S</text:p>
            <text:p text:style-name="Table_20_Contents">   GPS GPSLongitude (Ratio): [48, 27, 2266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1_16_02_2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1 16:02:24</text:p>
            <text:p text:style-name="Table_20_Contents">   EXIF DateTimeOriginal (ASCII): 2014:11:21 16:02:2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3/1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76, 184, 187, 203, 248, 218, 129, 20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47393/200000</text:p>
            <text:p text:style-name="Table_20_Contents">   EXIF WhiteBalance (Short): Manual</text:p>
            <text:p text:style-name="Table_20_Contents">   GPS GPSAltitude (Ratio): 21/2</text:p>
            <text:p text:style-name="Table_20_Contents">   GPS GPSAltitudeRef (Byte): 1</text:p>
            <text:p text:style-name="Table_20_Contents">   GPS GPSDOP (Ratio): 24</text:p>
            <text:p text:style-name="Table_20_Contents">   GPS GPSLatitude (Ratio): [1, 28, 32071/1000]</text:p>
            <text:p text:style-name="Table_20_Contents">   GPS GPSLatitudeRef (ASCII): S</text:p>
            <text:p text:style-name="Table_20_Contents">   GPS GPSLongitude (Ratio): [48, 27, 2191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1_16_02_3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1 16:02:37</text:p>
            <text:p text:style-name="Table_20_Contents">   EXIF DateTimeOriginal (ASCII): 2014:11:21 16:02:37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3/1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24, 93, 224, 114, 134, 200, 253, 12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47393/200000</text:p>
            <text:p text:style-name="Table_20_Contents">   EXIF WhiteBalance (Short): Manual</text:p>
            <text:p text:style-name="Table_20_Contents">   GPS GPSAltitude (Ratio): 19/2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1, 28, 31669/1000]</text:p>
            <text:p text:style-name="Table_20_Contents">   GPS GPSLatitudeRef (ASCII): S</text:p>
            <text:p text:style-name="Table_20_Contents">   GPS GPSLongitude (Ratio): [48, 27, 1088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1_16_02_4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1 16:02:40</text:p>
            <text:p text:style-name="Table_20_Contents">   EXIF DateTimeOriginal (ASCII): 2014:11:21 16:02:40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3/1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02, 109, 213, 32, 94, 92, 38, 25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47393/200000</text:p>
            <text:p text:style-name="Table_20_Contents">   EXIF WhiteBalance (Short): Manual</text:p>
            <text:p text:style-name="Table_20_Contents">   GPS GPSAltitude (Ratio): 19/2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1, 28, 31669/1000]</text:p>
            <text:p text:style-name="Table_20_Contents">   GPS GPSLatitudeRef (ASCII): S</text:p>
            <text:p text:style-name="Table_20_Contents">   GPS GPSLongitude (Ratio): [48, 27, 1088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1_16_03_4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1 16:03:42</text:p>
            <text:p text:style-name="Table_20_Contents">   EXIF DateTimeOriginal (ASCII): 2014:11:21 16:03:42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4, 35, 108, 245, 79, 68, 125, 2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19/2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1, 28, 31669/1000]</text:p>
            <text:p text:style-name="Table_20_Contents">   GPS GPSLatitudeRef (ASCII): S</text:p>
            <text:p text:style-name="Table_20_Contents">   GPS GPSLongitude (Ratio): [48, 27, 1088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1_16_03_4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1 16:03:45</text:p>
            <text:p text:style-name="Table_20_Contents">   EXIF DateTimeOriginal (ASCII): 2014:11:21 16:03:45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8, 204, 178, 253, 118, 94, 2, 11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19/2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1, 28, 31669/1000]</text:p>
            <text:p text:style-name="Table_20_Contents">   GPS GPSLatitudeRef (ASCII): S</text:p>
            <text:p text:style-name="Table_20_Contents">   GPS GPSLongitude (Ratio): [48, 27, 1088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1_16_03_4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1 16:03:48</text:p>
            <text:p text:style-name="Table_20_Contents">   EXIF DateTimeOriginal (ASCII): 2014:11:21 16:03:4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32, 189, 204, 33, 71, 226, 191, 6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19/2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1, 28, 31669/1000]</text:p>
            <text:p text:style-name="Table_20_Contents">   GPS GPSLatitudeRef (ASCII): S</text:p>
            <text:p text:style-name="Table_20_Contents">   GPS GPSLongitude (Ratio): [48, 27, 1088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1_16_03_5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1 16:03:51</text:p>
            <text:p text:style-name="Table_20_Contents">   EXIF DateTimeOriginal (ASCII): 2014:11:21 16:03:51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85, 198, 203, 242, 164, 213, 200, 15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19/2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1, 28, 31669/1000]</text:p>
            <text:p text:style-name="Table_20_Contents">   GPS GPSLatitudeRef (ASCII): S</text:p>
            <text:p text:style-name="Table_20_Contents">   GPS GPSLongitude (Ratio): [48, 27, 1088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1_16_03_5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1 16:03:55</text:p>
            <text:p text:style-name="Table_20_Contents">   EXIF DateTimeOriginal (ASCII): 2014:11:21 16:03:55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65, 105, 40, 202, 3, 49, 55, 4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19/2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1, 28, 31669/1000]</text:p>
            <text:p text:style-name="Table_20_Contents">   GPS GPSLatitudeRef (ASCII): S</text:p>
            <text:p text:style-name="Table_20_Contents">   GPS GPSLongitude (Ratio): [48, 27, 1088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4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4 16:48:54</text:p>
            <text:p text:style-name="Table_20_Contents">   EXIF DateTimeOriginal (ASCII): 2014:11:24 16:48:54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93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2, 3, 2, 134, 99, 0, 0, 0, 0, 0, 0, 0, 39, 42, 144, 149, 65, 254, 94, 3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19247/1000000</text:p>
            <text:p text:style-name="Table_20_Contents">   EXIF SubSecTimeDigitized (ASCII): 674</text:p>
            <text:p text:style-name="Table_20_Contents">   EXIF SubSecTimeOriginal (ASCII): 962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59/2</text:p>
            <text:p text:style-name="Table_20_Contents">   GPS GPSAltitudeRef (Byte): 0</text:p>
            <text:p text:style-name="Table_20_Contents">   GPS GPSDOP (Ratio): 30</text:p>
            <text:p text:style-name="Table_20_Contents">   GPS GPSLatitude (Ratio): [1, 28, 243/8]</text:p>
            <text:p text:style-name="Table_20_Contents">   GPS GPSLatitudeRef (ASCII): S</text:p>
            <text:p text:style-name="Table_20_Contents">   GPS GPSLongitude (Ratio): [48, 27, 2781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4_12_37_5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4 12:37:53</text:p>
            <text:p text:style-name="Table_20_Contents">   EXIF DateTimeOriginal (ASCII): 2014:11:24 12:37:53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9963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2, 3, 2, 134, 99, 0, 0, 0, 0, 0, 0, 0, 110, 37, 197, 110, 255, 72, 244, 12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6527/1000000</text:p>
            <text:p text:style-name="Table_20_Contents">   EXIF WhiteBalance (Short): Auto</text:p>
            <text:p text:style-name="Table_20_Contents">   GPS GPSAltitude (Ratio): 13/2</text:p>
            <text:p text:style-name="Table_20_Contents">   GPS GPSAltitudeRef (Byte): 0</text:p>
            <text:p text:style-name="Table_20_Contents">   GPS GPSDOP (Ratio): 53</text:p>
            <text:p text:style-name="Table_20_Contents">   GPS GPSLatitude (Ratio): [1, 28, 13841/500]</text:p>
            <text:p text:style-name="Table_20_Contents">   GPS GPSLatitudeRef (ASCII): S</text:p>
            <text:p text:style-name="Table_20_Contents">   GPS GPSLongitude (Ratio): [48, 27, 718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4_12_42_2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4 12:42:21</text:p>
            <text:p text:style-name="Table_20_Contents">   EXIF DateTimeOriginal (ASCII): 2014:11:24 12:42:21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0012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216, 16, 191, 25, 37, 182, 76, 21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320097/1000000</text:p>
            <text:p text:style-name="Table_20_Contents">   EXIF WhiteBalance (Short): Auto</text:p>
            <text:p text:style-name="Table_20_Contents">   GPS GPSAltitude (Ratio): 19/2</text:p>
            <text:p text:style-name="Table_20_Contents">   GPS GPSAltitudeRef (Byte): 0</text:p>
            <text:p text:style-name="Table_20_Contents">   GPS GPSDOP (Ratio): 990</text:p>
            <text:p text:style-name="Table_20_Contents">   GPS GPSLatitude (Ratio): [1, 28, 28417/1000]</text:p>
            <text:p text:style-name="Table_20_Contents">   GPS GPSLatitudeRef (ASCII): S</text:p>
            <text:p text:style-name="Table_20_Contents">   GPS GPSLongitude (Ratio): [48, 27, 668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4_18_57_4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4 18:57:43</text:p>
            <text:p text:style-name="Table_20_Contents">   EXIF DateTimeOriginal (ASCII): 2014:11:24 18:57:43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25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56, 84, 0, 0, 0, 0, 0, 0, 0, 149, 34, 188, 205, 28, 111, 134, 8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226737/250000</text:p>
            <text:p text:style-name="Table_20_Contents">   EXIF WhiteBalance (Short): Auto</text:p>
            <text:p text:style-name="Table_20_Contents">   GPS GPSAltitude (Ratio): 147/2</text:p>
            <text:p text:style-name="Table_20_Contents">   GPS GPSAltitudeRef (Byte): 0</text:p>
            <text:p text:style-name="Table_20_Contents">   GPS GPSDOP (Ratio): 10</text:p>
            <text:p text:style-name="Table_20_Contents">   GPS GPSLatitude (Ratio): [1, 28, 30361/1000]</text:p>
            <text:p text:style-name="Table_20_Contents">   GPS GPSLatitudeRef (ASCII): S</text:p>
            <text:p text:style-name="Table_20_Contents">   GPS GPSLongitude (Ratio): [48, 27, 2210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8022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5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5 17:48:43</text:p>
            <text:p text:style-name="Table_20_Contents">   EXIF DateTimeOriginal (ASCII): 2014:11:25 17:48:43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0191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11, 221, 146, 76, 62, 13, 131, 17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13577/250000</text:p>
            <text:p text:style-name="Table_20_Contents">   EXIF SubSecTimeDigitized (ASCII): 357</text:p>
            <text:p text:style-name="Table_20_Contents">   EXIF SubSecTimeOriginal (ASCII): 584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9/2</text:p>
            <text:p text:style-name="Table_20_Contents">   GPS GPSAltitudeRef (Byte): 0</text:p>
            <text:p text:style-name="Table_20_Contents">   GPS GPSDOP (Ratio): 22</text:p>
            <text:p text:style-name="Table_20_Contents">   GPS GPSLatitude (Ratio): [1, 28, 3836/125]</text:p>
            <text:p text:style-name="Table_20_Contents">   GPS GPSLatitudeRef (ASCII): S</text:p>
            <text:p text:style-name="Table_20_Contents">   GPS GPSLongitude (Ratio): [48, 27, 10783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6_17_46_3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6 17:46:32</text:p>
            <text:p text:style-name="Table_20_Contents">   EXIF DateTimeOriginal (ASCII): 2014:11:26 17:46:32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0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109, 14, 90, 161, 109, 239, 166, 25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323571/500000</text:p>
            <text:p text:style-name="Table_20_Contents">   EXIF WhiteBalance (Short): Auto</text:p>
            <text:p text:style-name="Table_20_Contents">   GPS GPSAltitude (Ratio): 27/2</text:p>
            <text:p text:style-name="Table_20_Contents">   GPS GPSAltitudeRef (Byte): 0</text:p>
            <text:p text:style-name="Table_20_Contents">   GPS GPSDOP (Ratio): 17</text:p>
            <text:p text:style-name="Table_20_Contents">   GPS GPSLatitude (Ratio): [1, 28, 15121/500]</text:p>
            <text:p text:style-name="Table_20_Contents">   GPS GPSLatitudeRef (ASCII): S</text:p>
            <text:p text:style-name="Table_20_Contents">   GPS GPSLongitude (Ratio): [48, 27, 2196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7_11_48_3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7 11:48:34</text:p>
            <text:p text:style-name="Table_20_Contents">   EXIF DateTimeOriginal (ASCII): 2014:11:27 11:48:34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019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2, 24, 139, 56, 231, 59, 29, 6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13577/250000</text:p>
            <text:p text:style-name="Table_20_Contents">   EXIF WhiteBalance (Short): Auto</text:p>
            <text:p text:style-name="Table_20_Contents">   GPS GPSAltitude (Ratio): 7/2</text:p>
            <text:p text:style-name="Table_20_Contents">   GPS GPSAltitudeRef (Byte): 0</text:p>
            <text:p text:style-name="Table_20_Contents">   GPS GPSDOP (Ratio): 10</text:p>
            <text:p text:style-name="Table_20_Contents">   GPS GPSLatitude (Ratio): [1, 28, 27037/1000]</text:p>
            <text:p text:style-name="Table_20_Contents">   GPS GPSLatitudeRef (ASCII): S</text:p>
            <text:p text:style-name="Table_20_Contents">   GPS GPSLongitude (Ratio): [48, 27, 815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27_17_53_0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27 17:53:07</text:p>
            <text:p text:style-name="Table_20_Contents">   EXIF DateTimeOriginal (ASCII): 2014:11:27 17:53:07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7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2, 3, 2, 134, 99, 0, 0, 0, 0, 0, 0, 0, 194, 250, 241, 98, 33, 250, 24, 18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322451/500000</text:p>
            <text:p text:style-name="Table_20_Contents">   EXIF WhiteBalance (Short): Auto</text:p>
            <text:p text:style-name="Table_20_Contents">   GPS GPSAltitude (Ratio): 31/2</text:p>
            <text:p text:style-name="Table_20_Contents">   GPS GPSAltitudeRef (Byte): 1</text:p>
            <text:p text:style-name="Table_20_Contents">   GPS GPSDOP (Ratio): 14</text:p>
            <text:p text:style-name="Table_20_Contents">   GPS GPSLatitude (Ratio): [1, 28, 30177/1000]</text:p>
            <text:p text:style-name="Table_20_Contents">   GPS GPSLatitudeRef (ASCII): S</text:p>
            <text:p text:style-name="Table_20_Contents">   GPS GPSLongitude (Ratio): [48, 27, 2166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130_14_17_0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1:30 14:17:08</text:p>
            <text:p text:style-name="Table_20_Contents">   EXIF DateTimeOriginal (ASCII): 2014:11:30 14:17:0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6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170, 127, 168, 244, 93, 43, 180, 20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0111/1000000</text:p>
            <text:p text:style-name="Table_20_Contents">   EXIF WhiteBalance (Short): Auto</text:p>
            <text:p text:style-name="Table_20_Contents">   GPS GPSAltitude (Ratio): 29/2</text:p>
            <text:p text:style-name="Table_20_Contents">   GPS GPSAltitudeRef (Byte): 1</text:p>
            <text:p text:style-name="Table_20_Contents">   GPS GPSDOP (Ratio): 10</text:p>
            <text:p text:style-name="Table_20_Contents">   GPS GPSLatitude (Ratio): [1, 24, 9171/250]</text:p>
            <text:p text:style-name="Table_20_Contents">   GPS GPSLatitudeRef (ASCII): S</text:p>
            <text:p text:style-name="Table_20_Contents">   GPS GPSLongitude (Ratio): [48, 28, 5298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2_12_00_5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2 12:00:53</text:p>
            <text:p text:style-name="Table_20_Contents">   EXIF DateTimeOriginal (ASCII): 2014:12:02 12:00:53</text:p>
            <text:p text:style-name="Table_20_Contents">   EXIF DigitalZoomRatio (Ratio): 79/5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0147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2, 3, 2, 134, 99, 0, 0, 0, 0, 0, 0, 0, 7, 225, 55, 123, 116, 82, 150, 19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1841/1000000</text:p>
            <text:p text:style-name="Table_20_Contents">   EXIF WhiteBalance (Short): Auto</text:p>
            <text:p text:style-name="Table_20_Contents">   GPS GPSAltitude (Ratio): 23/2</text:p>
            <text:p text:style-name="Table_20_Contents">   GPS GPSAltitudeRef (Byte): 0</text:p>
            <text:p text:style-name="Table_20_Contents">   GPS GPSDOP (Ratio): 104</text:p>
            <text:p text:style-name="Table_20_Contents">   GPS GPSLatitude (Ratio): [1, 28, 5779/200]</text:p>
            <text:p text:style-name="Table_20_Contents">   GPS GPSLatitudeRef (ASCII): S</text:p>
            <text:p text:style-name="Table_20_Contents">   GPS GPSLongitude (Ratio): [48, 27, 1321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3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3 16:57:44</text:p>
            <text:p text:style-name="Table_20_Contents">   EXIF DateTimeOriginal (ASCII): 2014:12:03 16:57:44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001/4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83, 245, 147, 191, 190, 20, 106, 11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160603/500000</text:p>
            <text:p text:style-name="Table_20_Contents">   EXIF SubSecTimeDigitized (ASCII): 014</text:p>
            <text:p text:style-name="Table_20_Contents">   EXIF SubSecTimeOriginal (ASCII): 35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5/2</text:p>
            <text:p text:style-name="Table_20_Contents">   GPS GPSAltitudeRef (Byte): 0</text:p>
            <text:p text:style-name="Table_20_Contents">   GPS GPSDOP (Ratio): 13</text:p>
            <text:p text:style-name="Table_20_Contents">   GPS GPSLatitude (Ratio): [1, 28, 30291/1000]</text:p>
            <text:p text:style-name="Table_20_Contents">   GPS GPSLatitudeRef (ASCII): S</text:p>
            <text:p text:style-name="Table_20_Contents">   GPS GPSLongitude (Ratio): [48, 27, 2174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3_002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3 16:59:21</text:p>
            <text:p text:style-name="Table_20_Contents">   EXIF DateTimeOriginal (ASCII): 2014:12:03 16:59:21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41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134, 99, 0, 0, 0, 0, 0, 0, 0, 213, 76, 39, 201, 101, 241, 116, 19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64149/200000</text:p>
            <text:p text:style-name="Table_20_Contents">   EXIF SubSecTimeDigitized (ASCII): 478</text:p>
            <text:p text:style-name="Table_20_Contents">   EXIF SubSecTimeOriginal (ASCII): 850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5/2</text:p>
            <text:p text:style-name="Table_20_Contents">   GPS GPSAltitudeRef (Byte): 0</text:p>
            <text:p text:style-name="Table_20_Contents">   GPS GPSDOP (Ratio): 13</text:p>
            <text:p text:style-name="Table_20_Contents">   GPS GPSLatitude (Ratio): [1, 28, 30291/1000]</text:p>
            <text:p text:style-name="Table_20_Contents">   GPS GPSLatitudeRef (ASCII): S</text:p>
            <text:p text:style-name="Table_20_Contents">   GPS GPSLongitude (Ratio): [48, 27, 2174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3_003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3 17:10:46</text:p>
            <text:p text:style-name="Table_20_Contents">   EXIF DateTimeOriginal (ASCII): 2014:12:03 17:10:46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067/3125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15, 18, 78, 221, 14, 93, 40, 2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37239/250000</text:p>
            <text:p text:style-name="Table_20_Contents">   EXIF SubSecTimeDigitized (ASCII): 213</text:p>
            <text:p text:style-name="Table_20_Contents">   EXIF SubSecTimeOriginal (ASCII): 589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/2</text:p>
            <text:p text:style-name="Table_20_Contents">   GPS GPSAltitudeRef (Byte): 0</text:p>
            <text:p text:style-name="Table_20_Contents">   GPS GPSDOP (Ratio): 19</text:p>
            <text:p text:style-name="Table_20_Contents">   GPS GPSLatitude (Ratio): [1, 28, 15381/500]</text:p>
            <text:p text:style-name="Table_20_Contents">   GPS GPSLatitudeRef (ASCII): S</text:p>
            <text:p text:style-name="Table_20_Contents">   GPS GPSLongitude (Ratio): [48, 27, 4447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3_004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3 18:17:23</text:p>
            <text:p text:style-name="Table_20_Contents">   EXIF DateTimeOriginal (ASCII): 2014:12:03 18:17:24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003/4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97, 190, 121, 96, 197, 129, 108, 6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63953/200000</text:p>
            <text:p text:style-name="Table_20_Contents">   EXIF SubSecTimeDigitized (ASCII): 989</text:p>
            <text:p text:style-name="Table_20_Contents">   EXIF SubSecTimeOriginal (ASCII): 186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7/2</text:p>
            <text:p text:style-name="Table_20_Contents">   GPS GPSAltitudeRef (Byte): 0</text:p>
            <text:p text:style-name="Table_20_Contents">   GPS GPSDOP (Ratio): 14</text:p>
            <text:p text:style-name="Table_20_Contents">   GPS GPSLatitude (Ratio): [1, 28, 30419/1000]</text:p>
            <text:p text:style-name="Table_20_Contents">   GPS GPSLatitudeRef (ASCII): S</text:p>
            <text:p text:style-name="Table_20_Contents">   GPS GPSLongitude (Ratio): [48, 27, 2746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3_005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3 18:31:45</text:p>
            <text:p text:style-name="Table_20_Contents">   EXIF DateTimeOriginal (ASCII): 2014:12:03 18:31:46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893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134, 99, 0, 0, 0, 0, 0, 0, 0, 75, 234, 192, 49, 90, 230, 221, 13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16193/25000</text:p>
            <text:p text:style-name="Table_20_Contents">   EXIF SubSecTimeDigitized (ASCII): 901</text:p>
            <text:p text:style-name="Table_20_Contents">   EXIF SubSecTimeOriginal (ASCII): 274</text:p>
            <text:p text:style-name="Table_20_Contents">   EXIF Tag 0xEA1D (Signed Long): 0</text:p>
            <text:p text:style-name="Table_20_Contents">   EXIF WhiteBalance (Short): Auto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3_14_47_3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3 14:47:39</text:p>
            <text:p text:style-name="Table_20_Contents">   EXIF DateTimeOriginal (ASCII): 2014:12:03 14:47:39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99/125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2, 3, 2, 134, 99, 0, 0, 0, 0, 0, 0, 0, 211, 210, 200, 79, 161, 71, 227, 14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580843/125000</text:p>
            <text:p text:style-name="Table_20_Contents">   EXIF WhiteBalance (Short): Auto</text:p>
            <text:p text:style-name="Table_20_Contents">   GPS GPSAltitude (Ratio): 55/2</text:p>
            <text:p text:style-name="Table_20_Contents">   GPS GPSAltitudeRef (Byte): 1</text:p>
            <text:p text:style-name="Table_20_Contents">   GPS GPSDOP (Ratio): 25</text:p>
            <text:p text:style-name="Table_20_Contents">   GPS GPSLatitude (Ratio): [1, 28, 31097/1000]</text:p>
            <text:p text:style-name="Table_20_Contents">   GPS GPSLatitudeRef (ASCII): S</text:p>
            <text:p text:style-name="Table_20_Contents">   GPS GPSLongitude (Ratio): [48, 27, 1097/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3_14_55_3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3 14:55:37</text:p>
            <text:p text:style-name="Table_20_Contents">   EXIF DateTimeOriginal (ASCII): 2014:12:03 14:55:37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2519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2, 3, 2, 134, 99, 0, 0, 0, 0, 0, 0, 0, 239, 22, 133, 209, 156, 155, 164, 25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539967/125000</text:p>
            <text:p text:style-name="Table_20_Contents">   EXIF WhiteBalance (Short): Auto</text:p>
            <text:p text:style-name="Table_20_Contents">   GPS GPSAltitude (Ratio): 47/2</text:p>
            <text:p text:style-name="Table_20_Contents">   GPS GPSAltitudeRef (Byte): 1</text:p>
            <text:p text:style-name="Table_20_Contents">   GPS GPSDOP (Ratio): 17</text:p>
            <text:p text:style-name="Table_20_Contents">   GPS GPSLatitude (Ratio): [1, 28, 313/10]</text:p>
            <text:p text:style-name="Table_20_Contents">   GPS GPSLatitudeRef (ASCII): S</text:p>
            <text:p text:style-name="Table_20_Contents">   GPS GPSLongitude (Ratio): [48, 27, 2217/1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3_15_00_5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3 15:00:51</text:p>
            <text:p text:style-name="Table_20_Contents">   EXIF DateTimeOriginal (ASCII): 2014:12:03 15:00:51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016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2, 3, 2, 134, 99, 0, 0, 0, 0, 0, 0, 0, 143, 59, 220, 220, 217, 76, 70, 18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4979/1000000</text:p>
            <text:p text:style-name="Table_20_Contents">   EXIF WhiteBalance (Short): Auto</text:p>
            <text:p text:style-name="Table_20_Contents">   GPS GPSAltitude (Ratio): 105/2</text:p>
            <text:p text:style-name="Table_20_Contents">   GPS GPSAltitudeRef (Byte): 1</text:p>
            <text:p text:style-name="Table_20_Contents">   GPS GPSDOP (Ratio): 24</text:p>
            <text:p text:style-name="Table_20_Contents">   GPS GPSLatitude (Ratio): [1, 28, 31919/1000]</text:p>
            <text:p text:style-name="Table_20_Contents">   GPS GPSLatitudeRef (ASCII): S</text:p>
            <text:p text:style-name="Table_20_Contents">   GPS GPSLongitude (Ratio): [48, 27, 2160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3_15_35_4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3 15:35:49</text:p>
            <text:p text:style-name="Table_20_Contents">   EXIF DateTimeOriginal (ASCII): 2014:12:03 15:35:49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016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2, 3, 2, 134, 99, 0, 0, 0, 0, 0, 0, 0, 255, 20, 134, 206, 219, 104, 44, 4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5027/1000000</text:p>
            <text:p text:style-name="Table_20_Contents">   EXIF WhiteBalance (Short): Auto</text:p>
            <text:p text:style-name="Table_20_Contents">   GPS GPSAltitude (Ratio): 73/2</text:p>
            <text:p text:style-name="Table_20_Contents">   GPS GPSAltitudeRef (Byte): 0</text:p>
            <text:p text:style-name="Table_20_Contents">   GPS GPSDOP (Ratio): 25</text:p>
            <text:p text:style-name="Table_20_Contents">   GPS GPSLatitude (Ratio): [1, 28, 5991/200]</text:p>
            <text:p text:style-name="Table_20_Contents">   GPS GPSLatitudeRef (ASCII): S</text:p>
            <text:p text:style-name="Table_20_Contents">   GPS GPSLongitude (Ratio): [48, 27, 2754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3_15_58_1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3 15:58:15</text:p>
            <text:p text:style-name="Table_20_Contents">   EXIF DateTimeOriginal (ASCII): 2014:12:03 15:58:15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/1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134, 99, 0, 0, 0, 0, 0, 0, 0, 237, 157, 251, 57, 125, 103, 236, 19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7467/1000000</text:p>
            <text:p text:style-name="Table_20_Contents">   EXIF WhiteBalance (Short): Auto</text:p>
            <text:p text:style-name="Table_20_Contents">   GPS GPSAltitude (Ratio): 9/2</text:p>
            <text:p text:style-name="Table_20_Contents">   GPS GPSAltitudeRef (Byte): 1</text:p>
            <text:p text:style-name="Table_20_Contents">   GPS GPSDOP (Ratio): 23</text:p>
            <text:p text:style-name="Table_20_Contents">   GPS GPSLatitude (Ratio): [1, 28, 30189/1000]</text:p>
            <text:p text:style-name="Table_20_Contents">   GPS GPSLatitudeRef (ASCII): S</text:p>
            <text:p text:style-name="Table_20_Contents">   GPS GPSLongitude (Ratio): [48, 27, 5501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5_13_52_5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5 13:52:57</text:p>
            <text:p text:style-name="Table_20_Contents">   EXIF DateTimeOriginal (ASCII): 2014:12:05 13:52:57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2, 3, 2, 134, 99, 0, 0, 0, 0, 0, 0, 0, 91, 214, 240, 103, 158, 198, 179, 6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26737/250000</text:p>
            <text:p text:style-name="Table_20_Contents">   EXIF WhiteBalance (Short): Auto</text:p>
            <text:p text:style-name="Table_20_Contents">   GPS GPSAltitude (Ratio): 5</text:p>
            <text:p text:style-name="Table_20_Contents">   GPS GPSAltitudeRef (Byte): 0</text:p>
            <text:p text:style-name="Table_20_Contents">   GPS GPSDOP (Ratio): 683</text:p>
            <text:p text:style-name="Table_20_Contents">   GPS GPSLatitude (Ratio): [1, 28, 12929/500]</text:p>
            <text:p text:style-name="Table_20_Contents">   GPS GPSLatitudeRef (ASCII): S</text:p>
            <text:p text:style-name="Table_20_Contents">   GPS GPSLongitude (Ratio): [48, 27, 1069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6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6 19:52:24</text:p>
            <text:p text:style-name="Table_20_Contents">   EXIF DateTimeOriginal (ASCII): 2014:12:06 19:52:24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887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134, 99, 0, 0, 0, 0, 0, 0, 0, 4, 53, 37, 73, 207, 90, 204, 13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7937/1000000</text:p>
            <text:p text:style-name="Table_20_Contents">   EXIF SubSecTimeDigitized (ASCII): 658</text:p>
            <text:p text:style-name="Table_20_Contents">   EXIF SubSecTimeOriginal (ASCII): 987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3/2</text:p>
            <text:p text:style-name="Table_20_Contents">   GPS GPSAltitudeRef (Byte): 0</text:p>
            <text:p text:style-name="Table_20_Contents">   GPS GPSDOP (Ratio): 7</text:p>
            <text:p text:style-name="Table_20_Contents">   GPS GPSLatitude (Ratio): [1, 28, 1517/50]</text:p>
            <text:p text:style-name="Table_20_Contents">   GPS GPSLatitudeRef (ASCII): S</text:p>
            <text:p text:style-name="Table_20_Contents">   GPS GPSLongitude (Ratio): [48, 27, 2193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7_01_09_0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7 01:09:03</text:p>
            <text:p text:style-name="Table_20_Contents">   EXIF DateTimeOriginal (ASCII): 2014:12:07 01:09:03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80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225, 92, 0, 0, 0, 0, 0, 0, 0, 57, 99, 94, 152, 107, 87, 78, 23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59879/125000</text:p>
            <text:p text:style-name="Table_20_Contents">   EXIF WhiteBalance (Short): Auto</text:p>
            <text:p text:style-name="Table_20_Contents">   GPS GPSAltitude (Ratio): 109/2</text:p>
            <text:p text:style-name="Table_20_Contents">   GPS GPSAltitudeRef (Byte): 0</text:p>
            <text:p text:style-name="Table_20_Contents">   GPS GPSDOP (Ratio): 7</text:p>
            <text:p text:style-name="Table_20_Contents">   GPS GPSLatitude (Ratio): [1, 27, 1463/100]</text:p>
            <text:p text:style-name="Table_20_Contents">   GPS GPSLatitudeRef (ASCII): S</text:p>
            <text:p text:style-name="Table_20_Contents">   GPS GPSLongitude (Ratio): [48, 29, 1221/1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7_01_09_4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7 01:09:41</text:p>
            <text:p text:style-name="Table_20_Contents">   EXIF DateTimeOriginal (ASCII): 2014:12:07 01:09:41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2, 3, 2, 225, 92, 0, 0, 0, 0, 0, 0, 0, 117, 247, 232, 165, 166, 130, 16, 15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Auto</text:p>
            <text:p text:style-name="Table_20_Contents">   GPS GPSAltitude (Ratio): 109/2</text:p>
            <text:p text:style-name="Table_20_Contents">   GPS GPSAltitudeRef (Byte): 0</text:p>
            <text:p text:style-name="Table_20_Contents">   GPS GPSDOP (Ratio): 7</text:p>
            <text:p text:style-name="Table_20_Contents">   GPS GPSLatitude (Ratio): [1, 27, 1463/100]</text:p>
            <text:p text:style-name="Table_20_Contents">   GPS GPSLatitudeRef (ASCII): S</text:p>
            <text:p text:style-name="Table_20_Contents">   GPS GPSLongitude (Ratio): [48, 29, 1221/1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8_17_47_0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8 17:46:59</text:p>
            <text:p text:style-name="Table_20_Contents">   EXIF DateTimeOriginal (ASCII): 2014:12:08 17:46:59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0139/1000000</text:p>
            <text:p text:style-name="Table_20_Contents">   EXIF FNumber (Ratio): 12/5</text:p>
            <text:p text:style-name="Table_20_Contents">   EXIF Flash (Short): Flash did not fire, auto mode</text:p>
            <text:p text:style-name="Table_20_Contents">   EXIF FlashPixVersion (Undefined): 0100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2, 3, 2, 134, 99, 0, 0, 0, 0, 0, 0, 0, 61, 188, 89, 50, 236, 5, 135, 21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11111/200000</text:p>
            <text:p text:style-name="Table_20_Contents">   EXIF WhiteBalance (Short): Auto</text:p>
            <text:p text:style-name="Table_20_Contents">   GPS GPSAltitude (Ratio): 63/2</text:p>
            <text:p text:style-name="Table_20_Contents">   GPS GPSAltitudeRef (Byte): 1</text:p>
            <text:p text:style-name="Table_20_Contents">   GPS GPSDOP (Ratio): 18</text:p>
            <text:p text:style-name="Table_20_Contents">   GPS GPSLatitude (Ratio): [1, 28, 30313/1000]</text:p>
            <text:p text:style-name="Table_20_Contents">   GPS GPSLatitudeRef (ASCII): S</text:p>
            <text:p text:style-name="Table_20_Contents">   GPS GPSLongitude (Ratio): [48, 27, 2141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8_20_59_4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8 20:59:43</text:p>
            <text:p text:style-name="Table_20_Contents">   EXIF DateTimeOriginal (ASCII): 2014:12:08 20:59:43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fired, auto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Tungsten (incandescent light)</text:p>
            <text:p text:style-name="Table_20_Contents">   EXIF MakerNote (Undefined): [2, 3, 2, 225, 92, 0, 0, 0, 0, 0, 0, 0, 219, 98, 150, 208, 230, 116, 207, 23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43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1, 27, 7099/125]</text:p>
            <text:p text:style-name="Table_20_Contents">   GPS GPSLatitudeRef (ASCII): S</text:p>
            <text:p text:style-name="Table_20_Contents">   GPS GPSLongitude (Ratio): [48, 29, 5939/1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8_20_59_5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8 20:59:58</text:p>
            <text:p text:style-name="Table_20_Contents">   EXIF DateTimeOriginal (ASCII): 2014:12:08 20:59:5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2</text:p>
            <text:p text:style-name="Table_20_Contents">   EXIF FNumber (Ratio): 12/5</text:p>
            <text:p text:style-name="Table_20_Contents">   EXIF Flash (Short): Flash fired, auto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Tungsten (incandescent light)</text:p>
            <text:p text:style-name="Table_20_Contents">   EXIF MakerNote (Undefined): [2, 3, 2, 225, 92, 0, 0, 0, 0, 0, 0, 0, 213, 76, 39, 201, 101, 241, 116, 19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</text:p>
            <text:p text:style-name="Table_20_Contents">   EXIF WhiteBalance (Short): Manual</text:p>
            <text:p text:style-name="Table_20_Contents">   GPS GPSAltitude (Ratio): 43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1, 27, 7099/125]</text:p>
            <text:p text:style-name="Table_20_Contents">   GPS GPSLatitudeRef (ASCII): S</text:p>
            <text:p text:style-name="Table_20_Contents">   GPS GPSLongitude (Ratio): [48, 29, 5939/1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8_21_00_1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8 21:00:10</text:p>
            <text:p text:style-name="Table_20_Contents">   EXIF DateTimeOriginal (ASCII): 2014:12:08 21:00:10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6667/1000000</text:p>
            <text:p text:style-name="Table_20_Contents">   EXIF FNumber (Ratio): 12/5</text:p>
            <text:p text:style-name="Table_20_Contents">   EXIF Flash (Short): Flash fired, auto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Tungsten (incandescent light)</text:p>
            <text:p text:style-name="Table_20_Contents">   EXIF MakerNote (Undefined): [2, 3, 2, 225, 92, 0, 0, 0, 0, 0, 0, 0, 195, 155, 210, 52, 46, 164, 22, 10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5906861/1000000</text:p>
            <text:p text:style-name="Table_20_Contents">   EXIF WhiteBalance (Short): Manual</text:p>
            <text:p text:style-name="Table_20_Contents">   GPS GPSAltitude (Ratio): 43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1, 27, 7099/125]</text:p>
            <text:p text:style-name="Table_20_Contents">   GPS GPSLatitudeRef (ASCII): S</text:p>
            <text:p text:style-name="Table_20_Contents">   GPS GPSLongitude (Ratio): [48, 29, 5939/1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8_21_00_2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8 21:00:21</text:p>
            <text:p text:style-name="Table_20_Contents">   EXIF DateTimeOriginal (ASCII): 2014:12:08 21:00:21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10</text:p>
            <text:p text:style-name="Table_20_Contents">   EXIF FNumber (Ratio): 12/5</text:p>
            <text:p text:style-name="Table_20_Contents">   EXIF Flash (Short): Flash fired, auto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Tungsten (incandescent light)</text:p>
            <text:p text:style-name="Table_20_Contents">   EXIF MakerNote (Undefined): [2, 3, 2, 225, 92, 0, 0, 0, 0, 0, 0, 0, 9, 142, 245, 241, 110, 117, 246, 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15241/125000</text:p>
            <text:p text:style-name="Table_20_Contents">   EXIF WhiteBalance (Short): Manual</text:p>
            <text:p text:style-name="Table_20_Contents">   GPS GPSAltitude (Ratio): 43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1, 27, 7099/125]</text:p>
            <text:p text:style-name="Table_20_Contents">   GPS GPSLatitudeRef (ASCII): S</text:p>
            <text:p text:style-name="Table_20_Contents">   GPS GPSLongitude (Ratio): [48, 29, 5939/1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8_21_00_3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8 21:00:36</text:p>
            <text:p text:style-name="Table_20_Contents">   EXIF DateTimeOriginal (ASCII): 2014:12:08 21:00:36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66667/1000000</text:p>
            <text:p text:style-name="Table_20_Contents">   EXIF FNumber (Ratio): 12/5</text:p>
            <text:p text:style-name="Table_20_Contents">   EXIF Flash (Short): Flash fired, auto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163, 103, 105, 38, 140, 228, 96, 7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584959/1000000</text:p>
            <text:p text:style-name="Table_20_Contents">   EXIF WhiteBalance (Short): Manual</text:p>
            <text:p text:style-name="Table_20_Contents">   GPS GPSAltitude (Ratio): 43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1, 27, 7099/125]</text:p>
            <text:p text:style-name="Table_20_Contents">   GPS GPSLatitudeRef (ASCII): S</text:p>
            <text:p text:style-name="Table_20_Contents">   GPS GPSLongitude (Ratio): [48, 29, 5939/1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8_21_06_0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8 21:06:00</text:p>
            <text:p text:style-name="Table_20_Contents">   EXIF DateTimeOriginal (ASCII): 2014:12:08 21:06:00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6666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00</text:p>
            <text:p text:style-name="Table_20_Contents">   EXIF LightSource (Short): Cloudy weather</text:p>
            <text:p text:style-name="Table_20_Contents">   EXIF MakerNote (Undefined): [2, 3, 2, 134, 99, 0, 0, 0, 0, 0, 0, 0, 145, 240, 253, 113, 218, 30, 69, 12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906883/1000000</text:p>
            <text:p text:style-name="Table_20_Contents">   EXIF WhiteBalance (Short): Manual</text:p>
            <text:p text:style-name="Table_20_Contents">   GPS GPSAltitude (Ratio): 41/2</text:p>
            <text:p text:style-name="Table_20_Contents">   GPS GPSAltitudeRef (Byte): 0</text:p>
            <text:p text:style-name="Table_20_Contents">   GPS GPSDOP (Ratio): 26</text:p>
            <text:p text:style-name="Table_20_Contents">   GPS GPSLatitude (Ratio): [1, 27, 28417/500]</text:p>
            <text:p text:style-name="Table_20_Contents">   GPS GPSLatitudeRef (ASCII): S</text:p>
            <text:p text:style-name="Table_20_Contents">   GPS GPSLongitude (Ratio): [48, 29, 2970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9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9 14:52:59</text:p>
            <text:p text:style-name="Table_20_Contents">   EXIF DateTimeOriginal (ASCII): 2014:12:09 14:53:00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977/2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134, 99, 0, 0, 0, 0, 0, 0, 0, 188, 186, 154, 106, 127, 232, 145, 23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8009/1000000</text:p>
            <text:p text:style-name="Table_20_Contents">   EXIF SubSecTimeDigitized (ASCII): 938</text:p>
            <text:p text:style-name="Table_20_Contents">   EXIF SubSecTimeOriginal (ASCII): 212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65/2</text:p>
            <text:p text:style-name="Table_20_Contents">   GPS GPSAltitudeRef (Byte): 1</text:p>
            <text:p text:style-name="Table_20_Contents">   GPS GPSDOP (Ratio): 12</text:p>
            <text:p text:style-name="Table_20_Contents">   GPS GPSLatitude (Ratio): [1, 28, 15521/500]</text:p>
            <text:p text:style-name="Table_20_Contents">   GPS GPSLatitudeRef (ASCII): S</text:p>
            <text:p text:style-name="Table_20_Contents">   GPS GPSLongitude (Ratio): [48, 27, 2181/1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9_10_41_5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9 10:41:55</text:p>
            <text:p text:style-name="Table_20_Contents">   EXIF DateTimeOriginal (ASCII): 2014:12:09 10:41:55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9987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2, 3, 2, 134, 99, 0, 0, 0, 0, 0, 0, 0, 62, 51, 91, 128, 237, 81, 169, 23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322397/5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1636</text:p>
            <text:p text:style-name="Table_20_Contents">   GPS GPSLatitude (Ratio): [1, 28, 2181/100]</text:p>
            <text:p text:style-name="Table_20_Contents">   GPS GPSLatitudeRef (ASCII): S</text:p>
            <text:p text:style-name="Table_20_Contents">   GPS GPSLongitude (Ratio): [48, 27, 3391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9_11_02_4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9 11:02:46</text:p>
            <text:p text:style-name="Table_20_Contents">   EXIF DateTimeOriginal (ASCII): 2014:12:09 11:02:46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1649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161, 175, 176, 237, 23, 176, 138, 15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101721/1000000</text:p>
            <text:p text:style-name="Table_20_Contents">   EXIF WhiteBalance (Short): Auto</text:p>
            <text:p text:style-name="Table_20_Contents">   GPS GPSAltitude (Ratio): 5</text:p>
            <text:p text:style-name="Table_20_Contents">   GPS GPSAltitudeRef (Byte): 0</text:p>
            <text:p text:style-name="Table_20_Contents">   GPS GPSDOP (Ratio): 834</text:p>
            <text:p text:style-name="Table_20_Contents">   GPS GPSLatitude (Ratio): [1, 28, 12929/500]</text:p>
            <text:p text:style-name="Table_20_Contents">   GPS GPSLatitudeRef (ASCII): S</text:p>
            <text:p text:style-name="Table_20_Contents">   GPS GPSLongitude (Ratio): [48, 27, 1069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09_11_11_5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09 11:11:50</text:p>
            <text:p text:style-name="Table_20_Contents">   EXIF DateTimeOriginal (ASCII): 2014:12:09 11:11:50</text:p>
            <text:p text:style-name="Table_20_Contents">   EXIF DigitalZoomRatio (Ratio): 7/4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5029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2, 3, 2, 134, 99, 0, 0, 0, 0, 0, 0, 0, 2, 24, 139, 56, 231, 59, 29, 6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64051/200000</text:p>
            <text:p text:style-name="Table_20_Contents">   EXIF WhiteBalance (Short): Auto</text:p>
            <text:p text:style-name="Table_20_Contents">   GPS GPSAltitude (Ratio): 5</text:p>
            <text:p text:style-name="Table_20_Contents">   GPS GPSAltitudeRef (Byte): 0</text:p>
            <text:p text:style-name="Table_20_Contents">   GPS GPSDOP (Ratio): 683</text:p>
            <text:p text:style-name="Table_20_Contents">   GPS GPSLatitude (Ratio): [1, 28, 12929/500]</text:p>
            <text:p text:style-name="Table_20_Contents">   GPS GPSLatitudeRef (ASCII): S</text:p>
            <text:p text:style-name="Table_20_Contents">   GPS GPSLongitude (Ratio): [48, 27, 1069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1_11_50_0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1 11:49:59</text:p>
            <text:p text:style-name="Table_20_Contents">   EXIF DateTimeOriginal (ASCII): 2014:12:11 11:49:59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2037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2, 3, 2, 134, 99, 0, 0, 0, 0, 0, 0, 0, 120, 3, 67, 1, 252, 66, 147, 23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13613/250000</text:p>
            <text:p text:style-name="Table_20_Contents">   EXIF WhiteBalance (Short): Auto</text:p>
            <text:p text:style-name="Table_20_Contents">   GPS GPSAltitude (Ratio): 1/2</text:p>
            <text:p text:style-name="Table_20_Contents">   GPS GPSAltitudeRef (Byte): 0</text:p>
            <text:p text:style-name="Table_20_Contents">   GPS GPSDOP (Ratio): 4</text:p>
            <text:p text:style-name="Table_20_Contents">   GPS GPSLatitude (Ratio): [1, 28, 25607/1000]</text:p>
            <text:p text:style-name="Table_20_Contents">   GPS GPSLatitudeRef (ASCII): S</text:p>
            <text:p text:style-name="Table_20_Contents">   GPS GPSLongitude (Ratio): [48, 27, 923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1_12_41_2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1 12:41:27</text:p>
            <text:p text:style-name="Table_20_Contents">   EXIF DateTimeOriginal (ASCII): 2014:12:11 12:41:27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29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162, 124, 59, 2, 135, 217, 50, 22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69583/1000000</text:p>
            <text:p text:style-name="Table_20_Contents">   EXIF WhiteBalance (Short): Auto</text:p>
            <text:p text:style-name="Table_20_Contents">   GPS GPSAltitude (Ratio): 9/2</text:p>
            <text:p text:style-name="Table_20_Contents">   GPS GPSAltitudeRef (Byte): 0</text:p>
            <text:p text:style-name="Table_20_Contents">   GPS GPSDOP (Ratio): 28</text:p>
            <text:p text:style-name="Table_20_Contents">   GPS GPSLatitude (Ratio): [1, 28, 13541/500]</text:p>
            <text:p text:style-name="Table_20_Contents">   GPS GPSLatitudeRef (ASCII): S</text:p>
            <text:p text:style-name="Table_20_Contents">   GPS GPSLongitude (Ratio): [48, 27, 371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1_12_41_3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1 12:41:30</text:p>
            <text:p text:style-name="Table_20_Contents">   EXIF DateTimeOriginal (ASCII): 2014:12:11 12:41:30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99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2, 3, 2, 134, 99, 0, 0, 0, 0, 0, 0, 0, 145, 240, 253, 113, 218, 30, 69, 12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64397/200000</text:p>
            <text:p text:style-name="Table_20_Contents">   EXIF WhiteBalance (Short): Auto</text:p>
            <text:p text:style-name="Table_20_Contents">   GPS GPSAltitude (Ratio): 9/2</text:p>
            <text:p text:style-name="Table_20_Contents">   GPS GPSAltitudeRef (Byte): 0</text:p>
            <text:p text:style-name="Table_20_Contents">   GPS GPSDOP (Ratio): 28</text:p>
            <text:p text:style-name="Table_20_Contents">   GPS GPSLatitude (Ratio): [1, 28, 13541/500]</text:p>
            <text:p text:style-name="Table_20_Contents">   GPS GPSLatitudeRef (ASCII): S</text:p>
            <text:p text:style-name="Table_20_Contents">   GPS GPSLongitude (Ratio): [48, 27, 371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2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2 20:56:25</text:p>
            <text:p text:style-name="Table_20_Contents">   EXIF DateTimeOriginal (ASCII): 2014:12:12 20:56:2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5007/5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2, 3, 2, 134, 99, 0, 0, 0, 0, 0, 0, 0, 143, 59, 220, 220, 217, 76, 70, 18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80381/250000</text:p>
            <text:p text:style-name="Table_20_Contents">   EXIF SubSecTimeDigitized (ASCII): 323</text:p>
            <text:p text:style-name="Table_20_Contents">   EXIF SubSecTimeOriginal (ASCII): 617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29/2</text:p>
            <text:p text:style-name="Table_20_Contents">   GPS GPSAltitudeRef (Byte): 0</text:p>
            <text:p text:style-name="Table_20_Contents">   GPS GPSDOP (Ratio): 13</text:p>
            <text:p text:style-name="Table_20_Contents">   GPS GPSLatitude (Ratio): [1, 24, 36789/1000]</text:p>
            <text:p text:style-name="Table_20_Contents">   GPS GPSLatitudeRef (ASCII): S</text:p>
            <text:p text:style-name="Table_20_Contents">   GPS GPSLongitude (Ratio): [48, 28, 5297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2_002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2 20:57:30</text:p>
            <text:p text:style-name="Table_20_Contents">   EXIF DateTimeOriginal (ASCII): 2014:12:12 20:57:30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33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134, 99, 0, 0, 0, 0, 0, 0, 0, 124, 80, 216, 12, 108, 222, 170, 10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323137/500000</text:p>
            <text:p text:style-name="Table_20_Contents">   EXIF SubSecTimeDigitized (ASCII): 575</text:p>
            <text:p text:style-name="Table_20_Contents">   EXIF SubSecTimeOriginal (ASCII): 863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29/2</text:p>
            <text:p text:style-name="Table_20_Contents">   GPS GPSAltitudeRef (Byte): 0</text:p>
            <text:p text:style-name="Table_20_Contents">   GPS GPSDOP (Ratio): 13</text:p>
            <text:p text:style-name="Table_20_Contents">   GPS GPSLatitude (Ratio): [1, 24, 36789/1000]</text:p>
            <text:p text:style-name="Table_20_Contents">   GPS GPSLatitudeRef (ASCII): S</text:p>
            <text:p text:style-name="Table_20_Contents">   GPS GPSLongitude (Ratio): [48, 28, 5297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2_12_49_3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2 12:49:29</text:p>
            <text:p text:style-name="Table_20_Contents">   EXIF DateTimeOriginal (ASCII): 2014:12:12 12:49:29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10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56, 84, 0, 0, 0, 0, 0, 0, 0, 242, 137, 208, 65, 121, 173, 162, 18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26737/25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5</text:p>
            <text:p text:style-name="Table_20_Contents">   GPS GPSLatitude (Ratio): [1, 28, 26321/1000]</text:p>
            <text:p text:style-name="Table_20_Contents">   GPS GPSLatitudeRef (ASCII): S</text:p>
            <text:p text:style-name="Table_20_Contents">   GPS GPSLongitude (Ratio): [48, 27, 693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8870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2_12_49_3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2 12:49:32</text:p>
            <text:p text:style-name="Table_20_Contents">   EXIF DateTimeOriginal (ASCII): 2014:12:12 12:49:32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2, 3, 2, 56, 84, 0, 0, 0, 0, 0, 0, 0, 146, 227, 66, 174, 126, 97, 118, 10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76737/25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5</text:p>
            <text:p text:style-name="Table_20_Contents">   GPS GPSLatitude (Ratio): [1, 28, 26321/1000]</text:p>
            <text:p text:style-name="Table_20_Contents">   GPS GPSLatitudeRef (ASCII): S</text:p>
            <text:p text:style-name="Table_20_Contents">   GPS GPSLongitude (Ratio): [48, 27, 693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9254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2_13_00_5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2 13:00:50</text:p>
            <text:p text:style-name="Table_20_Contents">   EXIF DateTimeOriginal (ASCII): 2014:12:12 13:00:50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56, 84, 0, 0, 0, 0, 0, 0, 0, 23, 1, 233, 51, 196, 95, 154, 14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76737/25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6</text:p>
            <text:p text:style-name="Table_20_Contents">   GPS GPSLatitude (Ratio): [1, 28, 5223/200]</text:p>
            <text:p text:style-name="Table_20_Contents">   GPS GPSLatitudeRef (ASCII): S</text:p>
            <text:p text:style-name="Table_20_Contents">   GPS GPSLongitude (Ratio): [48, 27, 1393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8726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2_13_01_0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2 13:01:00</text:p>
            <text:p text:style-name="Table_20_Contents">   EXIF DateTimeOriginal (ASCII): 2014:12:12 13:01:00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56, 84, 0, 0, 0, 0, 0, 0, 0, 94, 171, 58, 53, 38, 196, 183, 11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76737/25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6</text:p>
            <text:p text:style-name="Table_20_Contents">   GPS GPSLatitude (Ratio): [1, 28, 5223/200]</text:p>
            <text:p text:style-name="Table_20_Contents">   GPS GPSLatitudeRef (ASCII): S</text:p>
            <text:p text:style-name="Table_20_Contents">   GPS GPSLongitude (Ratio): [48, 27, 1393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8822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2_13_22_1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2 13:22:19</text:p>
            <text:p text:style-name="Table_20_Contents">   EXIF DateTimeOriginal (ASCII): 2014:12:12 13:22:19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0023/10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2, 3, 2, 56, 84, 0, 0, 0, 0, 0, 0, 0, 76, 32, 11, 210, 114, 3, 188, 9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321513/5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6</text:p>
            <text:p text:style-name="Table_20_Contents">   GPS GPSLatitude (Ratio): [1, 28, 6573/250]</text:p>
            <text:p text:style-name="Table_20_Contents">   GPS GPSLatitudeRef (ASCII): S</text:p>
            <text:p text:style-name="Table_20_Contents">   GPS GPSLongitude (Ratio): [48, 27, 1393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9110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2_13_23_4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2 13:23:44</text:p>
            <text:p text:style-name="Table_20_Contents">   EXIF DateTimeOriginal (ASCII): 2014:12:12 13:23:44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56, 84, 0, 0, 0, 0, 0, 0, 0, 147, 242, 12, 169, 24, 160, 75, 5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76737/250000</text:p>
            <text:p text:style-name="Table_20_Contents">   EXIF WhiteBalance (Short): Auto</text:p>
            <text:p text:style-name="Table_20_Contents">   GPS GPSAltitude (Ratio): 31/2</text:p>
            <text:p text:style-name="Table_20_Contents">   GPS GPSAltitudeRef (Byte): 1</text:p>
            <text:p text:style-name="Table_20_Contents">   GPS GPSDOP (Ratio): 44</text:p>
            <text:p text:style-name="Table_20_Contents">   GPS GPSLatitude (Ratio): [1, 28, 673/25]</text:p>
            <text:p text:style-name="Table_20_Contents">   GPS GPSLatitudeRef (ASCII): S</text:p>
            <text:p text:style-name="Table_20_Contents">   GPS GPSLongitude (Ratio): [48, 27, 282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9014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3_16_16_2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3 16:16:20</text:p>
            <text:p text:style-name="Table_20_Contents">   EXIF DateTimeOriginal (ASCII): 2014:12:13 16:16:20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023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60</text:p>
            <text:p text:style-name="Table_20_Contents">   EXIF LightSource (Short): Daylight</text:p>
            <text:p text:style-name="Table_20_Contents">   EXIF MakerNote (Undefined): [2, 3, 2, 134, 99, 0, 0, 0, 0, 0, 0, 0, 145, 240, 253, 113, 218, 30, 69, 12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026651/500000</text:p>
            <text:p text:style-name="Table_20_Contents">   EXIF WhiteBalance (Short): Manual</text:p>
            <text:p text:style-name="Table_20_Contents">   GPS GPSAltitude (Ratio): 3/2</text:p>
            <text:p text:style-name="Table_20_Contents">   GPS GPSAltitudeRef (Byte): 0</text:p>
            <text:p text:style-name="Table_20_Contents">   GPS GPSDOP (Ratio): 19</text:p>
            <text:p text:style-name="Table_20_Contents">   GPS GPSLatitude (Ratio): [1, 24, 18439/500]</text:p>
            <text:p text:style-name="Table_20_Contents">   GPS GPSLatitudeRef (ASCII): S</text:p>
            <text:p text:style-name="Table_20_Contents">   GPS GPSLongitude (Ratio): [48, 28, 5288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5_10_58_0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5 10:58:01</text:p>
            <text:p text:style-name="Table_20_Contents">   EXIF DateTimeOriginal (ASCII): 2014:12:15 10:58:01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015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2, 3, 2, 134, 99, 0, 0, 0, 0, 0, 0, 0, 3, 224, 218, 40, 201, 224, 122, 6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5123/1000000</text:p>
            <text:p text:style-name="Table_20_Contents">   EXIF WhiteBalance (Short): Auto</text:p>
            <text:p text:style-name="Table_20_Contents">   GPS GPSAltitude (Ratio): 35/2</text:p>
            <text:p text:style-name="Table_20_Contents">   GPS GPSAltitudeRef (Byte): 0</text:p>
            <text:p text:style-name="Table_20_Contents">   GPS GPSDOP (Ratio): 30</text:p>
            <text:p text:style-name="Table_20_Contents">   GPS GPSLatitude (Ratio): [1, 24, 4649/125]</text:p>
            <text:p text:style-name="Table_20_Contents">   GPS GPSLatitudeRef (ASCII): S</text:p>
            <text:p text:style-name="Table_20_Contents">   GPS GPSLongitude (Ratio): [48, 28, 5246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5_10_59_5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5 10:59:52</text:p>
            <text:p text:style-name="Table_20_Contents">   EXIF DateTimeOriginal (ASCII): 2014:12:15 10:59:52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5</text:p>
            <text:p text:style-name="Table_20_Contents">   EXIF FNumber (Ratio): 12/5</text:p>
            <text:p text:style-name="Table_20_Contents">   EXIF Flash (Short): Flash did not fire, auto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43, 146, 1, 26, 216, 64, 37, 24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90241/125000</text:p>
            <text:p text:style-name="Table_20_Contents">   EXIF WhiteBalance (Short): Manual</text:p>
            <text:p text:style-name="Table_20_Contents">   GPS GPSAltitude (Ratio): 17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1, 24, 4631/125]</text:p>
            <text:p text:style-name="Table_20_Contents">   GPS GPSLatitudeRef (ASCII): S</text:p>
            <text:p text:style-name="Table_20_Contents">   GPS GPSLongitude (Ratio): [48, 28, 2636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6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6 10:43:54</text:p>
            <text:p text:style-name="Table_20_Contents">   EXIF DateTimeOriginal (ASCII): 2014:12:16 10:43:54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5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2, 3, 2, 134, 99, 0, 0, 0, 0, 0, 0, 0, 42, 88, 82, 166, 15, 25, 91, 19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76737/250000</text:p>
            <text:p text:style-name="Table_20_Contents">   EXIF SubSecTimeDigitized (ASCII): 746</text:p>
            <text:p text:style-name="Table_20_Contents">   EXIF SubSecTimeOriginal (ASCII): 953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6</text:p>
            <text:p text:style-name="Table_20_Contents">   GPS GPSLatitude (Ratio): [1, 28, 26153/1000]</text:p>
            <text:p text:style-name="Table_20_Contents">   GPS GPSLatitudeRef (ASCII): S</text:p>
            <text:p text:style-name="Table_20_Contents">   GPS GPSLongitude (Ratio): [48, 27, 701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6_003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6 12:44:24</text:p>
            <text:p text:style-name="Table_20_Contents">   EXIF DateTimeOriginal (ASCII): 2014:12:16 12:44:24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49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2, 3, 2, 134, 99, 0, 0, 0, 0, 0, 0, 0, 238, 81, 238, 45, 11, 233, 45, 2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160257/500000</text:p>
            <text:p text:style-name="Table_20_Contents">   EXIF SubSecTimeDigitized (ASCII): 578</text:p>
            <text:p text:style-name="Table_20_Contents">   EXIF SubSecTimeOriginal (ASCII): 897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5</text:p>
            <text:p text:style-name="Table_20_Contents">   GPS GPSLatitude (Ratio): [1, 28, 6529/250]</text:p>
            <text:p text:style-name="Table_20_Contents">   GPS GPSLatitudeRef (ASCII): S</text:p>
            <text:p text:style-name="Table_20_Contents">   GPS GPSLongitude (Ratio): [48, 27, 348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6_14_59_1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6 14:59:17</text:p>
            <text:p text:style-name="Table_20_Contents">   EXIF DateTimeOriginal (ASCII): 2014:12:16 14:59:17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999/10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56, 84, 0, 0, 0, 0, 0, 0, 0, 32, 194, 46, 48, 86, 253, 132, 8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64397/200000</text:p>
            <text:p text:style-name="Table_20_Contents">   EXIF WhiteBalance (Short): Auto</text:p>
            <text:p text:style-name="Table_20_Contents">   GPS GPSAltitude (Ratio): 7/2</text:p>
            <text:p text:style-name="Table_20_Contents">   GPS GPSAltitudeRef (Byte): 0</text:p>
            <text:p text:style-name="Table_20_Contents">   GPS GPSDOP (Ratio): 8</text:p>
            <text:p text:style-name="Table_20_Contents">   GPS GPSLatitude (Ratio): [1, 28, 15371/500]</text:p>
            <text:p text:style-name="Table_20_Contents">   GPS GPSLatitudeRef (ASCII): S</text:p>
            <text:p text:style-name="Table_20_Contents">   GPS GPSLongitude (Ratio): [48, 27, 1117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5334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6_15_00_0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6 15:00:05</text:p>
            <text:p text:style-name="Table_20_Contents">   EXIF DateTimeOriginal (ASCII): 2014:12:16 15:00:05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2, 3, 2, 56, 84, 0, 0, 0, 0, 0, 0, 0, 107, 251, 5, 163, 98, 29, 196, 4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76737/250000</text:p>
            <text:p text:style-name="Table_20_Contents">   EXIF WhiteBalance (Short): Auto</text:p>
            <text:p text:style-name="Table_20_Contents">   GPS GPSAltitude (Ratio): 7/2</text:p>
            <text:p text:style-name="Table_20_Contents">   GPS GPSAltitudeRef (Byte): 0</text:p>
            <text:p text:style-name="Table_20_Contents">   GPS GPSDOP (Ratio): 8</text:p>
            <text:p text:style-name="Table_20_Contents">   GPS GPSLatitude (Ratio): [1, 28, 15371/500]</text:p>
            <text:p text:style-name="Table_20_Contents">   GPS GPSLatitudeRef (ASCII): S</text:p>
            <text:p text:style-name="Table_20_Contents">   GPS GPSLongitude (Ratio): [48, 27, 1117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5638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6_15_00_5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6 15:00:51</text:p>
            <text:p text:style-name="Table_20_Contents">   EXIF DateTimeOriginal (ASCII): 2014:12:16 15:00:51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999/10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56, 84, 0, 0, 0, 0, 0, 0, 0, 88, 39, 247, 170, 95, 175, 97, 18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64397/200000</text:p>
            <text:p text:style-name="Table_20_Contents">   EXIF WhiteBalance (Short): Auto</text:p>
            <text:p text:style-name="Table_20_Contents">   GPS GPSAltitude (Ratio): 7/2</text:p>
            <text:p text:style-name="Table_20_Contents">   GPS GPSAltitudeRef (Byte): 0</text:p>
            <text:p text:style-name="Table_20_Contents">   GPS GPSDOP (Ratio): 8</text:p>
            <text:p text:style-name="Table_20_Contents">   GPS GPSLatitude (Ratio): [1, 28, 15371/500]</text:p>
            <text:p text:style-name="Table_20_Contents">   GPS GPSLatitudeRef (ASCII): S</text:p>
            <text:p text:style-name="Table_20_Contents">   GPS GPSLongitude (Ratio): [48, 27, 1117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5606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6_19_08_5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6 19:08:57</text:p>
            <text:p text:style-name="Table_20_Contents">   EXIF DateTimeOriginal (ASCII): 2014:12:16 19:08:57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6471/10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56, 84, 0, 0, 0, 0, 0, 0, 0, 235, 167, 236, 236, 170, 221, 208, 10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531639/1000000</text:p>
            <text:p text:style-name="Table_20_Contents">   EXIF WhiteBalance (Short): Auto</text:p>
            <text:p text:style-name="Table_20_Contents">   GPS GPSAltitude (Ratio): 13/2</text:p>
            <text:p text:style-name="Table_20_Contents">   GPS GPSAltitudeRef (Byte): 1</text:p>
            <text:p text:style-name="Table_20_Contents">   GPS GPSDOP (Ratio): 7</text:p>
            <text:p text:style-name="Table_20_Contents">   GPS GPSLatitude (Ratio): [1, 28, 891/50]</text:p>
            <text:p text:style-name="Table_20_Contents">   GPS GPSLatitudeRef (ASCII): S</text:p>
            <text:p text:style-name="Table_20_Contents">   GPS GPSLongitude (Ratio): [48, 27, 133/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7990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6_19_09_1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6 19:09:19</text:p>
            <text:p text:style-name="Table_20_Contents">   EXIF DateTimeOriginal (ASCII): 2014:12:16 19:09:19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2289/1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000</text:p>
            <text:p text:style-name="Table_20_Contents">   EXIF LightSource (Short): Unknown</text:p>
            <text:p text:style-name="Table_20_Contents">   EXIF MakerNote (Undefined): [2, 3, 2, 56, 84, 0, 0, 0, 0, 0, 0, 0, 246, 71, 222, 62, 39, 8, 245, 8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7807/12500</text:p>
            <text:p text:style-name="Table_20_Contents">   EXIF WhiteBalance (Short): Auto</text:p>
            <text:p text:style-name="Table_20_Contents">   GPS GPSAltitude (Ratio): 13/2</text:p>
            <text:p text:style-name="Table_20_Contents">   GPS GPSAltitudeRef (Byte): 1</text:p>
            <text:p text:style-name="Table_20_Contents">   GPS GPSDOP (Ratio): 7</text:p>
            <text:p text:style-name="Table_20_Contents">   GPS GPSLatitude (Ratio): [1, 28, 891/50]</text:p>
            <text:p text:style-name="Table_20_Contents">   GPS GPSLatitudeRef (ASCII): S</text:p>
            <text:p text:style-name="Table_20_Contents">   GPS GPSLongitude (Ratio): [48, 27, 133/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8694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6_19_09_2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6 19:09:28</text:p>
            <text:p text:style-name="Table_20_Contents">   EXIF DateTimeOriginal (ASCII): 2014:12:16 19:09:28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2689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250</text:p>
            <text:p text:style-name="Table_20_Contents">   EXIF LightSource (Short): Unknown</text:p>
            <text:p text:style-name="Table_20_Contents">   EXIF MakerNote (Undefined): [2, 3, 2, 56, 84, 0, 0, 0, 0, 0, 0, 0, 71, 30, 115, 69, 157, 137, 99, 3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995643/1000000</text:p>
            <text:p text:style-name="Table_20_Contents">   EXIF WhiteBalance (Short): Auto</text:p>
            <text:p text:style-name="Table_20_Contents">   GPS GPSAltitude (Ratio): 13/2</text:p>
            <text:p text:style-name="Table_20_Contents">   GPS GPSAltitudeRef (Byte): 1</text:p>
            <text:p text:style-name="Table_20_Contents">   GPS GPSDOP (Ratio): 7</text:p>
            <text:p text:style-name="Table_20_Contents">   GPS GPSLatitude (Ratio): [1, 28, 891/50]</text:p>
            <text:p text:style-name="Table_20_Contents">   GPS GPSLatitudeRef (ASCII): S</text:p>
            <text:p text:style-name="Table_20_Contents">   GPS GPSLongitude (Ratio): [48, 27, 133/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8854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6_19_09_4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6 19:09:45</text:p>
            <text:p text:style-name="Table_20_Contents">   EXIF DateTimeOriginal (ASCII): 2014:12:16 19:09:45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8049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600</text:p>
            <text:p text:style-name="Table_20_Contents">   EXIF LightSource (Short): Unknown</text:p>
            <text:p text:style-name="Table_20_Contents">   EXIF MakerNote (Undefined): [2, 3, 2, 56, 84, 0, 0, 0, 0, 0, 0, 0, 81, 57, 116, 19, 85, 248, 220, 8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88323/125000</text:p>
            <text:p text:style-name="Table_20_Contents">   EXIF WhiteBalance (Short): Auto</text:p>
            <text:p text:style-name="Table_20_Contents">   GPS GPSAltitude (Ratio): 13/2</text:p>
            <text:p text:style-name="Table_20_Contents">   GPS GPSAltitudeRef (Byte): 1</text:p>
            <text:p text:style-name="Table_20_Contents">   GPS GPSDOP (Ratio): 7</text:p>
            <text:p text:style-name="Table_20_Contents">   GPS GPSLatitude (Ratio): [1, 28, 891/50]</text:p>
            <text:p text:style-name="Table_20_Contents">   GPS GPSLatitudeRef (ASCII): S</text:p>
            <text:p text:style-name="Table_20_Contents">   GPS GPSLongitude (Ratio): [48, 27, 133/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9382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6_19_10_1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6 19:10:14</text:p>
            <text:p text:style-name="Table_20_Contents">   EXIF DateTimeOriginal (ASCII): 2014:12:16 19:10:14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9683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250</text:p>
            <text:p text:style-name="Table_20_Contents">   EXIF LightSource (Short): Unknown</text:p>
            <text:p text:style-name="Table_20_Contents">   EXIF MakerNote (Undefined): [2, 3, 2, 56, 84, 0, 0, 0, 0, 0, 0, 0, 222, 144, 201, 194, 240, 34, 248, 20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83317/125000</text:p>
            <text:p text:style-name="Table_20_Contents">   EXIF WhiteBalance (Short): Auto</text:p>
            <text:p text:style-name="Table_20_Contents">   GPS GPSAltitude (Ratio): 13/2</text:p>
            <text:p text:style-name="Table_20_Contents">   GPS GPSAltitudeRef (Byte): 1</text:p>
            <text:p text:style-name="Table_20_Contents">   GPS GPSDOP (Ratio): 7</text:p>
            <text:p text:style-name="Table_20_Contents">   GPS GPSLatitude (Ratio): [1, 28, 891/50]</text:p>
            <text:p text:style-name="Table_20_Contents">   GPS GPSLatitudeRef (ASCII): S</text:p>
            <text:p text:style-name="Table_20_Contents">   GPS GPSLongitude (Ratio): [48, 27, 133/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9318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7_17_45_1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7 17:45:12</text:p>
            <text:p text:style-name="Table_20_Contents">   EXIF DateTimeOriginal (ASCII): 2014:12:17 17:45:12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9983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204, 151, 171, 223, 6, 195, 10, 1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631/100000</text:p>
            <text:p text:style-name="Table_20_Contents">   EXIF WhiteBalance (Short): Auto</text:p>
            <text:p text:style-name="Table_20_Contents">   GPS GPSAltitude (Ratio): 15/2</text:p>
            <text:p text:style-name="Table_20_Contents">   GPS GPSAltitudeRef (Byte): 0</text:p>
            <text:p text:style-name="Table_20_Contents">   GPS GPSDOP (Ratio): 16</text:p>
            <text:p text:style-name="Table_20_Contents">   GPS GPSLatitude (Ratio): [1, 28, 30427/1000]</text:p>
            <text:p text:style-name="Table_20_Contents">   GPS GPSLatitudeRef (ASCII): S</text:p>
            <text:p text:style-name="Table_20_Contents">   GPS GPSLongitude (Ratio): [48, 27, 2727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19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19 16:18:39</text:p>
            <text:p text:style-name="Table_20_Contents">   EXIF DateTimeOriginal (ASCII): 2014:12:19 16:18:39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0003/2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2, 3, 2, 134, 99, 0, 0, 0, 0, 0, 0, 0, 173, 160, 64, 155, 228, 50, 81, 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321711/1000000</text:p>
            <text:p text:style-name="Table_20_Contents">   EXIF SubSecTimeDigitized (ASCII): 517</text:p>
            <text:p text:style-name="Table_20_Contents">   EXIF SubSecTimeOriginal (ASCII): 953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25/2</text:p>
            <text:p text:style-name="Table_20_Contents">   GPS GPSAltitudeRef (Byte): 0</text:p>
            <text:p text:style-name="Table_20_Contents">   GPS GPSDOP (Ratio): 9</text:p>
            <text:p text:style-name="Table_20_Contents">   GPS GPSLatitude (Ratio): [1, 28, 6011/200]</text:p>
            <text:p text:style-name="Table_20_Contents">   GPS GPSLatitudeRef (ASCII): S</text:p>
            <text:p text:style-name="Table_20_Contents">   GPS GPSLongitude (Ratio): [48, 27, 2239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0_13_27_3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0 13:27:36</text:p>
            <text:p text:style-name="Table_20_Contents">   EXIF DateTimeOriginal (ASCII): 2014:12:20 13:27:36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99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248, 183, 161, 60, 191, 147, 234, 25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64397/200000</text:p>
            <text:p text:style-name="Table_20_Contents">   EXIF WhiteBalance (Short): Auto</text:p>
            <text:p text:style-name="Table_20_Contents">   GPS GPSAltitude (Ratio): 215/2</text:p>
            <text:p text:style-name="Table_20_Contents">   GPS GPSAltitudeRef (Byte): 1</text:p>
            <text:p text:style-name="Table_20_Contents">   GPS GPSDOP (Ratio): 39</text:p>
            <text:p text:style-name="Table_20_Contents">   GPS GPSLatitude (Ratio): [1, 28, 4943/1000]</text:p>
            <text:p text:style-name="Table_20_Contents">   GPS GPSLatitudeRef (ASCII): S</text:p>
            <text:p text:style-name="Table_20_Contents">   GPS GPSLongitude (Ratio): [48, 30, 13/4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0_13_27_4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0 13:27:39</text:p>
            <text:p text:style-name="Table_20_Contents">   EXIF DateTimeOriginal (ASCII): 2014:12:20 13:27:39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5031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2, 3, 2, 134, 99, 0, 0, 0, 0, 0, 0, 0, 177, 181, 21, 34, 44, 61, 115, 8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16007/50000</text:p>
            <text:p text:style-name="Table_20_Contents">   EXIF WhiteBalance (Short): Auto</text:p>
            <text:p text:style-name="Table_20_Contents">   GPS GPSAltitude (Ratio): 215/2</text:p>
            <text:p text:style-name="Table_20_Contents">   GPS GPSAltitudeRef (Byte): 1</text:p>
            <text:p text:style-name="Table_20_Contents">   GPS GPSDOP (Ratio): 39</text:p>
            <text:p text:style-name="Table_20_Contents">   GPS GPSLatitude (Ratio): [1, 28, 4943/1000]</text:p>
            <text:p text:style-name="Table_20_Contents">   GPS GPSLatitudeRef (ASCII): S</text:p>
            <text:p text:style-name="Table_20_Contents">   GPS GPSLongitude (Ratio): [48, 30, 13/4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0_14_44_4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0 14:44:41</text:p>
            <text:p text:style-name="Table_20_Contents">   EXIF DateTimeOriginal (ASCII): 2014:12:20 14:44:41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999/10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000</text:p>
            <text:p text:style-name="Table_20_Contents">   EXIF LightSource (Short): Unknown</text:p>
            <text:p text:style-name="Table_20_Contents">   EXIF MakerNote (Undefined): [2, 3, 2, 56, 84, 0, 0, 0, 0, 0, 0, 0, 140, 54, 23, 167, 178, 21, 80, 4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64397/200000</text:p>
            <text:p text:style-name="Table_20_Contents">   EXIF WhiteBalance (Short): Auto</text:p>
            <text:p text:style-name="Table_20_Contents">   GPS GPSAltitude (Ratio): 39/2</text:p>
            <text:p text:style-name="Table_20_Contents">   GPS GPSAltitudeRef (Byte): 1</text:p>
            <text:p text:style-name="Table_20_Contents">   GPS GPSDOP (Ratio): 16</text:p>
            <text:p text:style-name="Table_20_Contents">   GPS GPSLatitude (Ratio): [1, 28, 2509/1000]</text:p>
            <text:p text:style-name="Table_20_Contents">   GPS GPSLatitudeRef (ASCII): S</text:p>
            <text:p text:style-name="Table_20_Contents">   GPS GPSLongitude (Ratio): [48, 30, 522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9238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0_14_45_0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0 14:45:03</text:p>
            <text:p text:style-name="Table_20_Contents">   EXIF DateTimeOriginal (ASCII): 2014:12:20 14:45:03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9943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2, 3, 2, 56, 84, 0, 0, 0, 0, 0, 0, 0, 227, 249, 183, 99, 120, 28, 141, 17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7973/1000000</text:p>
            <text:p text:style-name="Table_20_Contents">   EXIF WhiteBalance (Short): Auto</text:p>
            <text:p text:style-name="Table_20_Contents">   GPS GPSAltitude (Ratio): 39/2</text:p>
            <text:p text:style-name="Table_20_Contents">   GPS GPSAltitudeRef (Byte): 1</text:p>
            <text:p text:style-name="Table_20_Contents">   GPS GPSDOP (Ratio): 16</text:p>
            <text:p text:style-name="Table_20_Contents">   GPS GPSLatitude (Ratio): [1, 28, 2509/1000]</text:p>
            <text:p text:style-name="Table_20_Contents">   GPS GPSLatitudeRef (ASCII): S</text:p>
            <text:p text:style-name="Table_20_Contents">   GPS GPSLongitude (Ratio): [48, 30, 522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8726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0_14_45_3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0 14:45:34</text:p>
            <text:p text:style-name="Table_20_Contents">   EXIF DateTimeOriginal (ASCII): 2014:12:20 14:45:34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2029/2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2, 3, 2, 56, 84, 0, 0, 0, 0, 0, 0, 0, 215, 33, 162, 75, 227, 2, 43, 2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5411/1000000</text:p>
            <text:p text:style-name="Table_20_Contents">   EXIF WhiteBalance (Short): Auto</text:p>
            <text:p text:style-name="Table_20_Contents">   GPS GPSAltitude (Ratio): 39/2</text:p>
            <text:p text:style-name="Table_20_Contents">   GPS GPSAltitudeRef (Byte): 1</text:p>
            <text:p text:style-name="Table_20_Contents">   GPS GPSDOP (Ratio): 16</text:p>
            <text:p text:style-name="Table_20_Contents">   GPS GPSLatitude (Ratio): [1, 28, 2509/1000]</text:p>
            <text:p text:style-name="Table_20_Contents">   GPS GPSLatitudeRef (ASCII): S</text:p>
            <text:p text:style-name="Table_20_Contents">   GPS GPSLongitude (Ratio): [48, 30, 522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10614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0_14_46_2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0 14:46:21</text:p>
            <text:p text:style-name="Table_20_Contents">   EXIF DateTimeOriginal (ASCII): 2014:12:20 14:46:21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433/25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56, 84, 0, 0, 0, 0, 0, 0, 0, 96, 56, 102, 83, 29, 138, 111, 9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444869/500000</text:p>
            <text:p text:style-name="Table_20_Contents">   EXIF WhiteBalance (Short): Auto</text:p>
            <text:p text:style-name="Table_20_Contents">   GPS GPSAltitude (Ratio): 39/2</text:p>
            <text:p text:style-name="Table_20_Contents">   GPS GPSAltitudeRef (Byte): 1</text:p>
            <text:p text:style-name="Table_20_Contents">   GPS GPSDOP (Ratio): 16</text:p>
            <text:p text:style-name="Table_20_Contents">   GPS GPSLatitude (Ratio): [1, 28, 2509/1000]</text:p>
            <text:p text:style-name="Table_20_Contents">   GPS GPSLatitudeRef (ASCII): S</text:p>
            <text:p text:style-name="Table_20_Contents">   GPS GPSLongitude (Ratio): [48, 30, 522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10838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0_14_53_1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0 14:53:12</text:p>
            <text:p text:style-name="Table_20_Contents">   EXIF DateTimeOriginal (ASCII): 2014:12:20 14:53:12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55, 86, 252, 108, 171, 33, 128, 11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13/2</text:p>
            <text:p text:style-name="Table_20_Contents">   GPS GPSAltitudeRef (Byte): 1</text:p>
            <text:p text:style-name="Table_20_Contents">   GPS GPSDOP (Ratio): 43</text:p>
            <text:p text:style-name="Table_20_Contents">   GPS GPSLatitude (Ratio): [1, 28, 1777/1000]</text:p>
            <text:p text:style-name="Table_20_Contents">   GPS GPSLatitudeRef (ASCII): S</text:p>
            <text:p text:style-name="Table_20_Contents">   GPS GPSLongitude (Ratio): [48, 30, 73/2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0_14_53_3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0 14:53:31</text:p>
            <text:p text:style-name="Table_20_Contents">   EXIF DateTimeOriginal (ASCII): 2014:12:20 14:53:31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42, 88, 82, 166, 15, 25, 91, 19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13/2</text:p>
            <text:p text:style-name="Table_20_Contents">   GPS GPSAltitudeRef (Byte): 1</text:p>
            <text:p text:style-name="Table_20_Contents">   GPS GPSDOP (Ratio): 43</text:p>
            <text:p text:style-name="Table_20_Contents">   GPS GPSLatitude (Ratio): [1, 28, 1777/1000]</text:p>
            <text:p text:style-name="Table_20_Contents">   GPS GPSLatitudeRef (ASCII): S</text:p>
            <text:p text:style-name="Table_20_Contents">   GPS GPSLongitude (Ratio): [48, 30, 73/2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0_14_55_0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0 14:55:04</text:p>
            <text:p text:style-name="Table_20_Contents">   EXIF DateTimeOriginal (ASCII): 2014:12:20 14:55:0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8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29, 248, 138, 47, 146, 167, 7, 23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</text:p>
            <text:p text:style-name="Table_20_Contents">   EXIF WhiteBalance (Short): Manual</text:p>
            <text:p text:style-name="Table_20_Contents">   GPS GPSAltitude (Ratio): 13/2</text:p>
            <text:p text:style-name="Table_20_Contents">   GPS GPSAltitudeRef (Byte): 1</text:p>
            <text:p text:style-name="Table_20_Contents">   GPS GPSDOP (Ratio): 27</text:p>
            <text:p text:style-name="Table_20_Contents">   GPS GPSLatitude (Ratio): [1, 28, 887/500]</text:p>
            <text:p text:style-name="Table_20_Contents">   GPS GPSLatitudeRef (ASCII): S</text:p>
            <text:p text:style-name="Table_20_Contents">   GPS GPSLongitude (Ratio): [48, 30, 913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0_17_39_5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0 17:39:58</text:p>
            <text:p text:style-name="Table_20_Contents">   EXIF DateTimeOriginal (ASCII): 2014:12:20 17:39:58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999/10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56, 84, 0, 0, 0, 0, 0, 0, 0, 175, 10, 25, 246, 229, 157, 168, 12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64397/200000</text:p>
            <text:p text:style-name="Table_20_Contents">   EXIF WhiteBalance (Short): Auto</text:p>
            <text:p text:style-name="Table_20_Contents">   GPS GPSAltitude (Ratio): 85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1, 27, 29063/1000]</text:p>
            <text:p text:style-name="Table_20_Contents">   GPS GPSLatitudeRef (ASCII): S</text:p>
            <text:p text:style-name="Table_20_Contents">   GPS GPSLongitude (Ratio): [48, 29, 3728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10790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0_17_40_0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0 17:40:07</text:p>
            <text:p text:style-name="Table_20_Contents">   EXIF DateTimeOriginal (ASCII): 2014:12:20 17:40:07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56, 84, 0, 0, 0, 0, 0, 0, 0, 56, 229, 30, 186, 175, 53, 53, 17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76737/250000</text:p>
            <text:p text:style-name="Table_20_Contents">   EXIF WhiteBalance (Short): Auto</text:p>
            <text:p text:style-name="Table_20_Contents">   GPS GPSAltitude (Ratio): 85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1, 27, 29063/1000]</text:p>
            <text:p text:style-name="Table_20_Contents">   GPS GPSLatitudeRef (ASCII): S</text:p>
            <text:p text:style-name="Table_20_Contents">   GPS GPSLongitude (Ratio): [48, 29, 3728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9030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0_17_40_0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0 17:40:09</text:p>
            <text:p text:style-name="Table_20_Contents">   EXIF DateTimeOriginal (ASCII): 2014:12:20 17:40:09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56, 84, 0, 0, 0, 0, 0, 0, 0, 35, 153, 225, 199, 31, 168, 73, 7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76737/250000</text:p>
            <text:p text:style-name="Table_20_Contents">   EXIF WhiteBalance (Short): Auto</text:p>
            <text:p text:style-name="Table_20_Contents">   GPS GPSAltitude (Ratio): 85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1, 27, 29063/1000]</text:p>
            <text:p text:style-name="Table_20_Contents">   GPS GPSLatitudeRef (ASCII): S</text:p>
            <text:p text:style-name="Table_20_Contents">   GPS GPSLongitude (Ratio): [48, 29, 3728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8806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1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1 23:38:55</text:p>
            <text:p text:style-name="Table_20_Contents">   EXIF DateTimeOriginal (ASCII): 2014:12:21 23:38:5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0253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2, 3, 2, 134, 99, 0, 0, 0, 0, 0, 0, 0, 227, 249, 183, 99, 120, 28, 141, 17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2823/1000000</text:p>
            <text:p text:style-name="Table_20_Contents">   EXIF SubSecTimeDigitized (ASCII): 014</text:p>
            <text:p text:style-name="Table_20_Contents">   EXIF SubSecTimeOriginal (ASCII): 363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91/2</text:p>
            <text:p text:style-name="Table_20_Contents">   GPS GPSAltitudeRef (Byte): 0</text:p>
            <text:p text:style-name="Table_20_Contents">   GPS GPSDOP (Ratio): 19</text:p>
            <text:p text:style-name="Table_20_Contents">   GPS GPSLatitude (Ratio): [1, 24, 36301/1000]</text:p>
            <text:p text:style-name="Table_20_Contents">   GPS GPSLatitudeRef (ASCII): S</text:p>
            <text:p text:style-name="Table_20_Contents">   GPS GPSLongitude (Ratio): [48, 28, 5325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2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2 12:20:02</text:p>
            <text:p text:style-name="Table_20_Contents">   EXIF DateTimeOriginal (ASCII): 2014:12:22 12:20:02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9947/5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137, 176, 143, 159, 133, 178, 203, 22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161921/250000</text:p>
            <text:p text:style-name="Table_20_Contents">   EXIF SubSecTimeDigitized (ASCII): 149</text:p>
            <text:p text:style-name="Table_20_Contents">   EXIF SubSecTimeOriginal (ASCII): 420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9/2</text:p>
            <text:p text:style-name="Table_20_Contents">   GPS GPSAltitudeRef (Byte): 0</text:p>
            <text:p text:style-name="Table_20_Contents">   GPS GPSDOP (Ratio): 6</text:p>
            <text:p text:style-name="Table_20_Contents">   GPS GPSLatitude (Ratio): [1, 24, 18399/500]</text:p>
            <text:p text:style-name="Table_20_Contents">   GPS GPSLatitudeRef (ASCII): S</text:p>
            <text:p text:style-name="Table_20_Contents">   GPS GPSLongitude (Ratio): [48, 28, 5315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3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3 00:28:07</text:p>
            <text:p text:style-name="Table_20_Contents">   EXIF DateTimeOriginal (ASCII): 2014:12:23 00:28:07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89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2, 3, 2, 134, 99, 0, 0, 0, 0, 0, 0, 0, 20, 228, 71, 189, 181, 48, 231, 3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159681/500000</text:p>
            <text:p text:style-name="Table_20_Contents">   EXIF SubSecTimeDigitized (ASCII): 648</text:p>
            <text:p text:style-name="Table_20_Contents">   EXIF SubSecTimeOriginal (ASCII): 99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41/2</text:p>
            <text:p text:style-name="Table_20_Contents">   GPS GPSAltitudeRef (Byte): 0</text:p>
            <text:p text:style-name="Table_20_Contents">   GPS GPSDOP (Ratio): 18</text:p>
            <text:p text:style-name="Table_20_Contents">   GPS GPSLatitude (Ratio): [1, 24, 295/8]</text:p>
            <text:p text:style-name="Table_20_Contents">   GPS GPSLatitudeRef (ASCII): S</text:p>
            <text:p text:style-name="Table_20_Contents">   GPS GPSLongitude (Ratio): [48, 28, 5324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3_002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3 23:19:32</text:p>
            <text:p text:style-name="Table_20_Contents">   EXIF DateTimeOriginal (ASCII): 2014:12:23 23:19:32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49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235, 167, 236, 236, 170, 221, 208, 10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72589/15625</text:p>
            <text:p text:style-name="Table_20_Contents">   EXIF SubSecTimeDigitized (ASCII): 143</text:p>
            <text:p text:style-name="Table_20_Contents">   EXIF SubSecTimeOriginal (ASCII): 441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85/2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1, 24, 36501/1000]</text:p>
            <text:p text:style-name="Table_20_Contents">   GPS GPSLatitudeRef (ASCII): S</text:p>
            <text:p text:style-name="Table_20_Contents">   GPS GPSLongitude (Ratio): [48, 28, 5333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4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4 15:13:39</text:p>
            <text:p text:style-name="Table_20_Contents">   EXIF DateTimeOriginal (ASCII): 2014:12:24 15:13:39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9951/5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0</text:p>
            <text:p text:style-name="Table_20_Contents">   EXIF LightSource (Short): Unknown</text:p>
            <text:p text:style-name="Table_20_Contents">   EXIF MakerNote (Undefined): [2, 3, 2, 134, 99, 0, 0, 0, 0, 0, 0, 0, 190, 202, 107, 234, 254, 205, 58, 22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929479/200000</text:p>
            <text:p text:style-name="Table_20_Contents">   EXIF SubSecTimeDigitized (ASCII): 458</text:p>
            <text:p text:style-name="Table_20_Contents">   EXIF SubSecTimeOriginal (ASCII): 730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225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1, 24, 36707/1000]</text:p>
            <text:p text:style-name="Table_20_Contents">   GPS GPSLatitudeRef (ASCII): S</text:p>
            <text:p text:style-name="Table_20_Contents">   GPS GPSLongitude (Ratio): [48, 28, 1342/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4_23_24_1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4 23:24:18</text:p>
            <text:p text:style-name="Table_20_Contents">   EXIF DateTimeOriginal (ASCII): 2014:12:24 23:24:18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2839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56, 84, 0, 0, 0, 0, 0, 0, 0, 131, 255, 182, 225, 67, 22, 189, 22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544931/1000000</text:p>
            <text:p text:style-name="Table_20_Contents">   EXIF Tag 0xEA1D (Signed Long): 12</text:p>
            <text:p text:style-name="Table_20_Contents">   EXIF WhiteBalance (Short): Auto</text:p>
            <text:p text:style-name="Table_20_Contents">   GPS GPSAltitude (Ratio): 27/2</text:p>
            <text:p text:style-name="Table_20_Contents">   GPS GPSAltitudeRef (Byte): 1</text:p>
            <text:p text:style-name="Table_20_Contents">   GPS GPSDOP (Ratio): 15</text:p>
            <text:p text:style-name="Table_20_Contents">   GPS GPSLatitude (Ratio): [1, 24, 36251/1000]</text:p>
            <text:p text:style-name="Table_20_Contents">   GPS GPSLatitudeRef (ASCII): S</text:p>
            <text:p text:style-name="Table_20_Contents">   GPS GPSLongitude (Ratio): [48, 28, 5294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5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602</text:p>
            <text:p text:style-name="Table_20_Contents">   Thumbnail JPEGInterchangeFormatLength (Long): 7430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6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6 22:20:02</text:p>
            <text:p text:style-name="Table_20_Contents">   EXIF DateTimeOriginal (ASCII): 2014:12:26 22:20:03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49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2, 3, 2, 134, 99, 0, 0, 0, 0, 0, 0, 0, 190, 202, 107, 234, 254, 205, 58, 22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160257/500000</text:p>
            <text:p text:style-name="Table_20_Contents">   EXIF SubSecTimeDigitized (ASCII): 822</text:p>
            <text:p text:style-name="Table_20_Contents">   EXIF SubSecTimeOriginal (ASCII): 162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7/2</text:p>
            <text:p text:style-name="Table_20_Contents">   GPS GPSAltitudeRef (Byte): 0</text:p>
            <text:p text:style-name="Table_20_Contents">   GPS GPSDOP (Ratio): 7</text:p>
            <text:p text:style-name="Table_20_Contents">   GPS GPSLatitude (Ratio): [1, 24, 36447/1000]</text:p>
            <text:p text:style-name="Table_20_Contents">   GPS GPSLatitudeRef (ASCII): S</text:p>
            <text:p text:style-name="Table_20_Contents">   GPS GPSLongitude (Ratio): [48, 28, 5333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6_22_08_4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6 22:08:39</text:p>
            <text:p text:style-name="Table_20_Contents">   EXIF DateTimeOriginal (ASCII): 2014:12:26 22:08:39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80, 203, 175, 80, 68, 39, 66, 4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5/2</text:p>
            <text:p text:style-name="Table_20_Contents">   GPS GPSAltitudeRef (Byte): 0</text:p>
            <text:p text:style-name="Table_20_Contents">   GPS GPSDOP (Ratio): 9</text:p>
            <text:p text:style-name="Table_20_Contents">   GPS GPSLatitude (Ratio): [1, 24, 36637/1000]</text:p>
            <text:p text:style-name="Table_20_Contents">   GPS GPSLatitudeRef (ASCII): S</text:p>
            <text:p text:style-name="Table_20_Contents">   GPS GPSLongitude (Ratio): [48, 28, 2663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8_00_11_4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8 00:11:44</text:p>
            <text:p text:style-name="Table_20_Contents">   EXIF DateTimeOriginal (ASCII): 2014:12:28 00:11:4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8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200</text:p>
            <text:p text:style-name="Table_20_Contents">   EXIF LightSource (Short): Fluorescent</text:p>
            <text:p text:style-name="Table_20_Contents">   EXIF MakerNote (Undefined): [2, 3, 2, 225, 92, 0, 0, 0, 0, 0, 0, 0, 27, 0, 22, 126, 213, 15, 159, 7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</text:p>
            <text:p text:style-name="Table_20_Contents">   EXIF WhiteBalance (Short): Manual</text:p>
            <text:p text:style-name="Table_20_Contents">   GPS GPSAltitude (Ratio): 27/2</text:p>
            <text:p text:style-name="Table_20_Contents">   GPS GPSAltitudeRef (Byte): 0</text:p>
            <text:p text:style-name="Table_20_Contents">   GPS GPSDOP (Ratio): 18</text:p>
            <text:p text:style-name="Table_20_Contents">   GPS GPSLatitude (Ratio): [1, 27, 15197/1000]</text:p>
            <text:p text:style-name="Table_20_Contents">   GPS GPSLatitudeRef (ASCII): S</text:p>
            <text:p text:style-name="Table_20_Contents">   GPS GPSLongitude (Ratio): [48, 29, 687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8_01_26_1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8 01:26:10</text:p>
            <text:p text:style-name="Table_20_Contents">   EXIF DateTimeOriginal (ASCII): 2014:12:28 01:26:10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200</text:p>
            <text:p text:style-name="Table_20_Contents">   EXIF LightSource (Short): Fluorescent</text:p>
            <text:p text:style-name="Table_20_Contents">   EXIF MakerNote (Undefined): [2, 3, 2, 225, 92, 0, 0, 0, 0, 0, 0, 0, 5, 90, 239, 252, 115, 136, 101, 20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83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1, 27, 2947/200]</text:p>
            <text:p text:style-name="Table_20_Contents">   GPS GPSLatitudeRef (ASCII): S</text:p>
            <text:p text:style-name="Table_20_Contents">   GPS GPSLongitude (Ratio): [48, 29, 1539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8_01_26_1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8 01:26:15</text:p>
            <text:p text:style-name="Table_20_Contents">   EXIF DateTimeOriginal (ASCII): 2014:12:28 01:26:15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200</text:p>
            <text:p text:style-name="Table_20_Contents">   EXIF LightSource (Short): Fluorescent</text:p>
            <text:p text:style-name="Table_20_Contents">   EXIF MakerNote (Undefined): [2, 3, 2, 225, 92, 0, 0, 0, 0, 0, 0, 0, 48, 174, 248, 95, 47, 122, 215, 24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83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1, 27, 2947/200]</text:p>
            <text:p text:style-name="Table_20_Contents">   GPS GPSLatitudeRef (ASCII): S</text:p>
            <text:p text:style-name="Table_20_Contents">   GPS GPSLongitude (Ratio): [48, 29, 1539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8_02_11_3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8 02:11:39</text:p>
            <text:p text:style-name="Table_20_Contents">   EXIF DateTimeOriginal (ASCII): 2014:12:28 02:11:39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2, 3, 2, 225, 92, 0, 0, 0, 0, 0, 0, 0, 7, 225, 55, 123, 116, 82, 150, 19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Auto</text:p>
            <text:p text:style-name="Table_20_Contents">   GPS GPSAltitude (Ratio): 41/2</text:p>
            <text:p text:style-name="Table_20_Contents">   GPS GPSAltitudeRef (Byte): 0</text:p>
            <text:p text:style-name="Table_20_Contents">   GPS GPSDOP (Ratio): 42</text:p>
            <text:p text:style-name="Table_20_Contents">   GPS GPSLatitude (Ratio): [1, 27, 7739/500]</text:p>
            <text:p text:style-name="Table_20_Contents">   GPS GPSLatitudeRef (ASCII): S</text:p>
            <text:p text:style-name="Table_20_Contents">   GPS GPSLongitude (Ratio): [48, 29, 1698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8_20_00_5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8 20:00:52</text:p>
            <text:p text:style-name="Table_20_Contents">   EXIF DateTimeOriginal (ASCII): 2014:12:28 20:00:52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9951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2, 3, 2, 134, 99, 0, 0, 0, 0, 0, 0, 0, 195, 155, 210, 52, 46, 164, 22, 10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61671/500000</text:p>
            <text:p text:style-name="Table_20_Contents">   EXIF WhiteBalance (Short): Auto</text:p>
            <text:p text:style-name="Table_20_Contents">   GPS GPSAltitude (Ratio): 121/2</text:p>
            <text:p text:style-name="Table_20_Contents">   GPS GPSAltitudeRef (Byte): 1</text:p>
            <text:p text:style-name="Table_20_Contents">   GPS GPSDOP (Ratio): 76</text:p>
            <text:p text:style-name="Table_20_Contents">   GPS GPSLatitude (Ratio): [1, 27, 57249/1000]</text:p>
            <text:p text:style-name="Table_20_Contents">   GPS GPSLatitudeRef (ASCII): S</text:p>
            <text:p text:style-name="Table_20_Contents">   GPS GPSLongitude (Ratio): [48, 29, 2974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8_20_11_0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8 20:11:00</text:p>
            <text:p text:style-name="Table_20_Contents">   EXIF DateTimeOriginal (ASCII): 2014:12:28 20:11:00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977/2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56, 84, 0, 0, 0, 0, 0, 0, 0, 2, 24, 139, 56, 231, 59, 29, 6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8009/1000000</text:p>
            <text:p text:style-name="Table_20_Contents">   EXIF WhiteBalance (Short): Auto</text:p>
            <text:p text:style-name="Table_20_Contents">   GPS GPSAltitude (Ratio): 47/2</text:p>
            <text:p text:style-name="Table_20_Contents">   GPS GPSAltitudeRef (Byte): 1</text:p>
            <text:p text:style-name="Table_20_Contents">   GPS GPSDOP (Ratio): 22</text:p>
            <text:p text:style-name="Table_20_Contents">   GPS GPSLatitude (Ratio): [1, 27, 56489/1000]</text:p>
            <text:p text:style-name="Table_20_Contents">   GPS GPSLatitudeRef (ASCII): S</text:p>
            <text:p text:style-name="Table_20_Contents">   GPS GPSLongitude (Ratio): [48, 29, 11919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9334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8_20_11_0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8 20:11:03</text:p>
            <text:p text:style-name="Table_20_Contents">   EXIF DateTimeOriginal (ASCII): 2014:12:28 20:11:03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5011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640</text:p>
            <text:p text:style-name="Table_20_Contents">   EXIF LightSource (Short): Unknown</text:p>
            <text:p text:style-name="Table_20_Contents">   EXIF MakerNote (Undefined): [2, 3, 2, 56, 84, 0, 0, 0, 0, 0, 0, 0, 74, 128, 47, 151, 92, 65, 249, 19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1293/1000000</text:p>
            <text:p text:style-name="Table_20_Contents">   EXIF WhiteBalance (Short): Auto</text:p>
            <text:p text:style-name="Table_20_Contents">   GPS GPSAltitude (Ratio): 47/2</text:p>
            <text:p text:style-name="Table_20_Contents">   GPS GPSAltitudeRef (Byte): 1</text:p>
            <text:p text:style-name="Table_20_Contents">   GPS GPSDOP (Ratio): 22</text:p>
            <text:p text:style-name="Table_20_Contents">   GPS GPSLatitude (Ratio): [1, 27, 56489/1000]</text:p>
            <text:p text:style-name="Table_20_Contents">   GPS GPSLatitudeRef (ASCII): S</text:p>
            <text:p text:style-name="Table_20_Contents">   GPS GPSLongitude (Ratio): [48, 29, 11919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9782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9_21_52_2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9 21:52:27</text:p>
            <text:p text:style-name="Table_20_Contents">   EXIF DateTimeOriginal (ASCII): 2014:12:29 21:52:27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1037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93, 237, 44, 178, 104, 133, 74, 7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99359/31250</text:p>
            <text:p text:style-name="Table_20_Contents">   EXIF WhiteBalance (Short): Auto</text:p>
            <text:p text:style-name="Table_20_Contents">   GPS GPSAltitude (Ratio): 27/2</text:p>
            <text:p text:style-name="Table_20_Contents">   GPS GPSAltitudeRef (Byte): 0</text:p>
            <text:p text:style-name="Table_20_Contents">   GPS GPSDOP (Ratio): 44</text:p>
            <text:p text:style-name="Table_20_Contents">   GPS GPSLatitude (Ratio): [1, 26, 52543/1000]</text:p>
            <text:p text:style-name="Table_20_Contents">   GPS GPSLatitudeRef (ASCII): S</text:p>
            <text:p text:style-name="Table_20_Contents">   GPS GPSLongitude (Ratio): [48, 29, 2711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29_21_52_3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29 21:52:31</text:p>
            <text:p text:style-name="Table_20_Contents">   EXIF DateTimeOriginal (ASCII): 2014:12:29 21:52:31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0992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109, 14, 90, 161, 109, 239, 166, 25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796339/250000</text:p>
            <text:p text:style-name="Table_20_Contents">   EXIF WhiteBalance (Short): Auto</text:p>
            <text:p text:style-name="Table_20_Contents">   GPS GPSAltitude (Ratio): 27/2</text:p>
            <text:p text:style-name="Table_20_Contents">   GPS GPSAltitudeRef (Byte): 0</text:p>
            <text:p text:style-name="Table_20_Contents">   GPS GPSDOP (Ratio): 44</text:p>
            <text:p text:style-name="Table_20_Contents">   GPS GPSLatitude (Ratio): [1, 26, 52543/1000]</text:p>
            <text:p text:style-name="Table_20_Contents">   GPS GPSLatitudeRef (ASCII): S</text:p>
            <text:p text:style-name="Table_20_Contents">   GPS GPSLongitude (Ratio): [48, 29, 2711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30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30 15:39:08</text:p>
            <text:p text:style-name="Table_20_Contents">   EXIF DateTimeOriginal (ASCII): 2014:12:30 15:39:08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003/4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50</text:p>
            <text:p text:style-name="Table_20_Contents">   EXIF LightSource (Short): Daylight</text:p>
            <text:p text:style-name="Table_20_Contents">   EXIF MakerNote (Undefined): [2, 3, 2, 134, 99, 0, 0, 0, 0, 0, 0, 0, 207, 253, 209, 136, 132, 156, 198, 21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63953/200000</text:p>
            <text:p text:style-name="Table_20_Contents">   EXIF SubSecTimeDigitized (ASCII): 204</text:p>
            <text:p text:style-name="Table_20_Contents">   EXIF SubSecTimeOriginal (ASCII): 406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63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1, 28, 30639/1000]</text:p>
            <text:p text:style-name="Table_20_Contents">   GPS GPSLatitudeRef (ASCII): S</text:p>
            <text:p text:style-name="Table_20_Contents">   GPS GPSLongitude (Ratio): [48, 27, 1115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31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31 20:18:51</text:p>
            <text:p text:style-name="Table_20_Contents">   EXIF DateTimeOriginal (ASCII): 2014:12:31 20:18:51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2517/25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2, 3, 2, 134, 99, 0, 0, 0, 0, 0, 0, 0, 115, 92, 242, 81, 185, 127, 171, 12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19967/1000000</text:p>
            <text:p text:style-name="Table_20_Contents">   EXIF SubSecTimeDigitized (ASCII): 706</text:p>
            <text:p text:style-name="Table_20_Contents">   EXIF SubSecTimeOriginal (ASCII): 975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39/2</text:p>
            <text:p text:style-name="Table_20_Contents">   GPS GPSAltitudeRef (Byte): 0</text:p>
            <text:p text:style-name="Table_20_Contents">   GPS GPSDOP (Ratio): 20</text:p>
            <text:p text:style-name="Table_20_Contents">   GPS GPSLatitude (Ratio): [1, 24, 36551/1000]</text:p>
            <text:p text:style-name="Table_20_Contents">   GPS GPSLatitudeRef (ASCII): S</text:p>
            <text:p text:style-name="Table_20_Contents">   GPS GPSLongitude (Ratio): [48, 28, 2662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31_002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31 20:38:10</text:p>
            <text:p text:style-name="Table_20_Contents">   EXIF DateTimeOriginal (ASCII): 2014:12:31 20:38:10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5021/5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2, 3, 2, 134, 99, 0, 0, 0, 0, 0, 0, 0, 153, 7, 96, 148, 143, 225, 13, 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80179/250000</text:p>
            <text:p text:style-name="Table_20_Contents">   EXIF SubSecTimeDigitized (ASCII): 427</text:p>
            <text:p text:style-name="Table_20_Contents">   EXIF SubSecTimeOriginal (ASCII): 789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43/2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1, 24, 18293/500]</text:p>
            <text:p text:style-name="Table_20_Contents">   GPS GPSLatitudeRef (ASCII): S</text:p>
            <text:p text:style-name="Table_20_Contents">   GPS GPSLongitude (Ratio): [48, 28, 6601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41231_15_34_5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4:12:31 15:34:50</text:p>
            <text:p text:style-name="Table_20_Contents">   EXIF DateTimeOriginal (ASCII): 2014:12:31 15:34:50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2, 3, 2, 134, 99, 0, 0, 0, 0, 0, 0, 0, 210, 47, 140, 176, 221, 255, 113, 11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76737/250000</text:p>
            <text:p text:style-name="Table_20_Contents">   EXIF WhiteBalance (Short): Auto</text:p>
            <text:p text:style-name="Table_20_Contents">   GPS GPSAltitude (Ratio): 59/2</text:p>
            <text:p text:style-name="Table_20_Contents">   GPS GPSAltitudeRef (Byte): 0</text:p>
            <text:p text:style-name="Table_20_Contents">   GPS GPSDOP (Ratio): 24</text:p>
            <text:p text:style-name="Table_20_Contents">   GPS GPSLatitude (Ratio): [1, 26, 59167/1000]</text:p>
            <text:p text:style-name="Table_20_Contents">   GPS GPSLatitudeRef (ASCII): S</text:p>
            <text:p text:style-name="Table_20_Contents">   GPS GPSLongitude (Ratio): [48, 29, 4291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01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01 02:48:36</text:p>
            <text:p text:style-name="Table_20_Contents">   EXIF DateTimeOriginal (ASCII): 2015:01:01 02:48:37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91899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114, 164, 83, 35, 154, 38, 105, 21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443807/1000000</text:p>
            <text:p text:style-name="Table_20_Contents">   EXIF SubSecTimeDigitized (ASCII): 632</text:p>
            <text:p text:style-name="Table_20_Contents">   EXIF SubSecTimeOriginal (ASCII): 01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21/2</text:p>
            <text:p text:style-name="Table_20_Contents">   GPS GPSAltitudeRef (Byte): 1</text:p>
            <text:p text:style-name="Table_20_Contents">   GPS GPSDOP (Ratio): 14</text:p>
            <text:p text:style-name="Table_20_Contents">   GPS GPSLatitude (Ratio): [1, 24, 739/20]</text:p>
            <text:p text:style-name="Table_20_Contents">   GPS GPSLatitudeRef (ASCII): S</text:p>
            <text:p text:style-name="Table_20_Contents">   GPS GPSLongitude (Ratio): [48, 28, 5256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01_002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01 13:13:41</text:p>
            <text:p text:style-name="Table_20_Contents">   EXIF DateTimeOriginal (ASCII): 2015:01:01 13:13:42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897/1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124, 80, 216, 12, 108, 222, 170, 10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662551/1000000</text:p>
            <text:p text:style-name="Table_20_Contents">   EXIF SubSecTimeDigitized (ASCII): 888</text:p>
            <text:p text:style-name="Table_20_Contents">   EXIF SubSecTimeOriginal (ASCII): 16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29/2</text:p>
            <text:p text:style-name="Table_20_Contents">   GPS GPSAltitudeRef (Byte): 0</text:p>
            <text:p text:style-name="Table_20_Contents">   GPS GPSDOP (Ratio): 19</text:p>
            <text:p text:style-name="Table_20_Contents">   GPS GPSLatitude (Ratio): [1, 24, 7337/200]</text:p>
            <text:p text:style-name="Table_20_Contents">   GPS GPSLatitudeRef (ASCII): S</text:p>
            <text:p text:style-name="Table_20_Contents">   GPS GPSLongitude (Ratio): [48, 28, 26573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03_20_13_2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03 20:13:22</text:p>
            <text:p text:style-name="Table_20_Contents">   EXIF DateTimeOriginal (ASCII): 2015:01:03 20:13:22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142, 67, 103, 219, 139, 42, 160, 2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19/2</text:p>
            <text:p text:style-name="Table_20_Contents">   GPS GPSAltitudeRef (Byte): 0</text:p>
            <text:p text:style-name="Table_20_Contents">   GPS GPSDOP (Ratio): 421</text:p>
            <text:p text:style-name="Table_20_Contents">   GPS GPSLatitude (Ratio): [1, 24, 35941/1000]</text:p>
            <text:p text:style-name="Table_20_Contents">   GPS GPSLatitudeRef (ASCII): S</text:p>
            <text:p text:style-name="Table_20_Contents">   GPS GPSLongitude (Ratio): [48, 28, 26553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03_20_13_4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03 20:13:48</text:p>
            <text:p text:style-name="Table_20_Contents">   EXIF DateTimeOriginal (ASCII): 2015:01:03 20:13:48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Cloudy weather</text:p>
            <text:p text:style-name="Table_20_Contents">   EXIF MakerNote (Undefined): [2, 3, 2, 225, 92, 0, 0, 0, 0, 0, 0, 0, 224, 93, 224, 114, 134, 200, 253, 12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19/2</text:p>
            <text:p text:style-name="Table_20_Contents">   GPS GPSAltitudeRef (Byte): 0</text:p>
            <text:p text:style-name="Table_20_Contents">   GPS GPSDOP (Ratio): 421</text:p>
            <text:p text:style-name="Table_20_Contents">   GPS GPSLatitude (Ratio): [1, 24, 35941/1000]</text:p>
            <text:p text:style-name="Table_20_Contents">   GPS GPSLatitudeRef (ASCII): S</text:p>
            <text:p text:style-name="Table_20_Contents">   GPS GPSLongitude (Ratio): [48, 28, 26553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03_20_13_5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03 20:13:57</text:p>
            <text:p text:style-name="Table_20_Contents">   EXIF DateTimeOriginal (ASCII): 2015:01:03 20:13:57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Tungsten (incandescent light)</text:p>
            <text:p text:style-name="Table_20_Contents">   EXIF MakerNote (Undefined): [2, 3, 2, 225, 92, 0, 0, 0, 0, 0, 0, 0, 8, 119, 42, 78, 76, 206, 230, 16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19/2</text:p>
            <text:p text:style-name="Table_20_Contents">   GPS GPSAltitudeRef (Byte): 0</text:p>
            <text:p text:style-name="Table_20_Contents">   GPS GPSDOP (Ratio): 421</text:p>
            <text:p text:style-name="Table_20_Contents">   GPS GPSLatitude (Ratio): [1, 24, 35941/1000]</text:p>
            <text:p text:style-name="Table_20_Contents">   GPS GPSLatitudeRef (ASCII): S</text:p>
            <text:p text:style-name="Table_20_Contents">   GPS GPSLongitude (Ratio): [48, 28, 26553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03_20_15_2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03 20:15:23</text:p>
            <text:p text:style-name="Table_20_Contents">   EXIF DateTimeOriginal (ASCII): 2015:01:03 20:15:23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8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104, 4, 167, 117, 226, 234, 212, 14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</text:p>
            <text:p text:style-name="Table_20_Contents">   EXIF WhiteBalance (Short): Manual</text:p>
            <text:p text:style-name="Table_20_Contents">   GPS GPSAltitude (Ratio): 25/2</text:p>
            <text:p text:style-name="Table_20_Contents">   GPS GPSAltitudeRef (Byte): 0</text:p>
            <text:p text:style-name="Table_20_Contents">   GPS GPSDOP (Ratio): 186</text:p>
            <text:p text:style-name="Table_20_Contents">   GPS GPSLatitude (Ratio): [1, 24, 35981/1000]</text:p>
            <text:p text:style-name="Table_20_Contents">   GPS GPSLatitudeRef (ASCII): S</text:p>
            <text:p text:style-name="Table_20_Contents">   GPS GPSLongitude (Ratio): [48, 28, 6597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03_20_16_0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03 20:16:05</text:p>
            <text:p text:style-name="Table_20_Contents">   EXIF DateTimeOriginal (ASCII): 2015:01:03 20:16:05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159, 185, 230, 238, 150, 1, 20, 16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25/2</text:p>
            <text:p text:style-name="Table_20_Contents">   GPS GPSAltitudeRef (Byte): 0</text:p>
            <text:p text:style-name="Table_20_Contents">   GPS GPSDOP (Ratio): 186</text:p>
            <text:p text:style-name="Table_20_Contents">   GPS GPSLatitude (Ratio): [1, 24, 35981/1000]</text:p>
            <text:p text:style-name="Table_20_Contents">   GPS GPSLatitudeRef (ASCII): S</text:p>
            <text:p text:style-name="Table_20_Contents">   GPS GPSLongitude (Ratio): [48, 28, 6597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03_20_16_2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03 20:16:23</text:p>
            <text:p text:style-name="Table_20_Contents">   EXIF DateTimeOriginal (ASCII): 2015:01:03 20:16:23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27, 0, 22, 126, 213, 15, 159, 7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25/2</text:p>
            <text:p text:style-name="Table_20_Contents">   GPS GPSAltitudeRef (Byte): 0</text:p>
            <text:p text:style-name="Table_20_Contents">   GPS GPSDOP (Ratio): 407</text:p>
            <text:p text:style-name="Table_20_Contents">   GPS GPSLatitude (Ratio): [1, 24, 7057/200]</text:p>
            <text:p text:style-name="Table_20_Contents">   GPS GPSLatitudeRef (ASCII): S</text:p>
            <text:p text:style-name="Table_20_Contents">   GPS GPSLongitude (Ratio): [48, 28, 5318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03_20_17_2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03 20:17:20</text:p>
            <text:p text:style-name="Table_20_Contents">   EXIF DateTimeOriginal (ASCII): 2015:01:03 20:17:20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216, 16, 191, 25, 37, 182, 76, 21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13/2</text:p>
            <text:p text:style-name="Table_20_Contents">   GPS GPSAltitudeRef (Byte): 0</text:p>
            <text:p text:style-name="Table_20_Contents">   GPS GPSDOP (Ratio): 36</text:p>
            <text:p text:style-name="Table_20_Contents">   GPS GPSLatitude (Ratio): [1, 24, 3611/100]</text:p>
            <text:p text:style-name="Table_20_Contents">   GPS GPSLatitudeRef (ASCII): S</text:p>
            <text:p text:style-name="Table_20_Contents">   GPS GPSLongitude (Ratio): [48, 28, 26483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03_20_17_2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03 20:17:22</text:p>
            <text:p text:style-name="Table_20_Contents">   EXIF DateTimeOriginal (ASCII): 2015:01:03 20:17:22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83, 245, 147, 191, 190, 20, 106, 11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13/2</text:p>
            <text:p text:style-name="Table_20_Contents">   GPS GPSAltitudeRef (Byte): 0</text:p>
            <text:p text:style-name="Table_20_Contents">   GPS GPSDOP (Ratio): 36</text:p>
            <text:p text:style-name="Table_20_Contents">   GPS GPSLatitude (Ratio): [1, 24, 3611/100]</text:p>
            <text:p text:style-name="Table_20_Contents">   GPS GPSLatitudeRef (ASCII): S</text:p>
            <text:p text:style-name="Table_20_Contents">   GPS GPSLongitude (Ratio): [48, 28, 26483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03_20_17_2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03 20:17:27</text:p>
            <text:p text:style-name="Table_20_Contents">   EXIF DateTimeOriginal (ASCII): 2015:01:03 20:17:27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6, 52, 141, 168, 32, 149, 121, 1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13/2</text:p>
            <text:p text:style-name="Table_20_Contents">   GPS GPSAltitudeRef (Byte): 0</text:p>
            <text:p text:style-name="Table_20_Contents">   GPS GPSDOP (Ratio): 36</text:p>
            <text:p text:style-name="Table_20_Contents">   GPS GPSLatitude (Ratio): [1, 24, 3611/100]</text:p>
            <text:p text:style-name="Table_20_Contents">   GPS GPSLatitudeRef (ASCII): S</text:p>
            <text:p text:style-name="Table_20_Contents">   GPS GPSLongitude (Ratio): [48, 28, 26483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05_13_49_2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05 13:49:23</text:p>
            <text:p text:style-name="Table_20_Contents">   EXIF DateTimeOriginal (ASCII): 2015:01:05 13:49:23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99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127, 205, 122, 87, 102, 108, 172, 8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64397/200000</text:p>
            <text:p text:style-name="Table_20_Contents">   EXIF WhiteBalance (Short): Auto</text:p>
            <text:p text:style-name="Table_20_Contents">   GPS GPSAltitude (Ratio): 5/2</text:p>
            <text:p text:style-name="Table_20_Contents">   GPS GPSAltitudeRef (Byte): 0</text:p>
            <text:p text:style-name="Table_20_Contents">   GPS GPSDOP (Ratio): 16</text:p>
            <text:p text:style-name="Table_20_Contents">   GPS GPSLatitude (Ratio): [1, 28, 29519/1000]</text:p>
            <text:p text:style-name="Table_20_Contents">   GPS GPSLatitudeRef (ASCII): S</text:p>
            <text:p text:style-name="Table_20_Contents">   GPS GPSLongitude (Ratio): [48, 28, 838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07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07 15:56:05</text:p>
            <text:p text:style-name="Table_20_Contents">   EXIF DateTimeOriginal (ASCII): 2015:01:07 15:56:0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31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58, 158, 7, 162, 202, 107, 86, 16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323173/500000</text:p>
            <text:p text:style-name="Table_20_Contents">   EXIF SubSecTimeDigitized (ASCII): 021</text:p>
            <text:p text:style-name="Table_20_Contents">   EXIF SubSecTimeOriginal (ASCII): 260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39/2</text:p>
            <text:p text:style-name="Table_20_Contents">   GPS GPSAltitudeRef (Byte): 0</text:p>
            <text:p text:style-name="Table_20_Contents">   GPS GPSDOP (Ratio): 36</text:p>
            <text:p text:style-name="Table_20_Contents">   GPS GPSLatitude (Ratio): [1, 28, 30419/1000]</text:p>
            <text:p text:style-name="Table_20_Contents">   GPS GPSLatitudeRef (ASCII): S</text:p>
            <text:p text:style-name="Table_20_Contents">   GPS GPSLongitude (Ratio): [48, 27, 1097/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07_002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07 16:44:39</text:p>
            <text:p text:style-name="Table_20_Contents">   EXIF DateTimeOriginal (ASCII): 2015:01:07 16:44:39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5041/25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211, 210, 200, 79, 161, 71, 227, 14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10991/200000</text:p>
            <text:p text:style-name="Table_20_Contents">   EXIF SubSecTimeDigitized (ASCII): 439</text:p>
            <text:p text:style-name="Table_20_Contents">   EXIF SubSecTimeOriginal (ASCII): 635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1/2</text:p>
            <text:p text:style-name="Table_20_Contents">   GPS GPSAltitudeRef (Byte): 0</text:p>
            <text:p text:style-name="Table_20_Contents">   GPS GPSDOP (Ratio): 14</text:p>
            <text:p text:style-name="Table_20_Contents">   GPS GPSLatitude (Ratio): [1, 28, 7637/250]</text:p>
            <text:p text:style-name="Table_20_Contents">   GPS GPSLatitudeRef (ASCII): S</text:p>
            <text:p text:style-name="Table_20_Contents">   GPS GPSLongitude (Ratio): [48, 27, 1124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07_11_52_4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07 11:52:44</text:p>
            <text:p text:style-name="Table_20_Contents">   EXIF DateTimeOriginal (ASCII): 2015:01:07 11:52:44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33/1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250</text:p>
            <text:p text:style-name="Table_20_Contents">   EXIF LightSource (Short): Unknown</text:p>
            <text:p text:style-name="Table_20_Contents">   EXIF MakerNote (Undefined): [2, 3, 2, 56, 84, 0, 0, 0, 0, 0, 0, 0, 136, 191, 124, 188, 148, 169, 1, 6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910501/1000000</text:p>
            <text:p text:style-name="Table_20_Contents">   EXIF WhiteBalance (Short): Auto</text:p>
            <text:p text:style-name="Table_20_Contents">   GPS GPSAltitude (Ratio): 1/2</text:p>
            <text:p text:style-name="Table_20_Contents">   GPS GPSAltitudeRef (Byte): 0</text:p>
            <text:p text:style-name="Table_20_Contents">   GPS GPSDOP (Ratio): 42</text:p>
            <text:p text:style-name="Table_20_Contents">   GPS GPSLatitude (Ratio): [1, 25, 15467/1000]</text:p>
            <text:p text:style-name="Table_20_Contents">   GPS GPSLatitudeRef (ASCII): S</text:p>
            <text:p text:style-name="Table_20_Contents">   GPS GPSLongitude (Ratio): [48, 29, 1577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7574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09_21_36_2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09 21:36:26</text:p>
            <text:p text:style-name="Table_20_Contents">   EXIF DateTimeOriginal (ASCII): 2015:01:09 21:36:26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9979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Fluorescent</text:p>
            <text:p text:style-name="Table_20_Contents">   EXIF MakerNote (Undefined): [2, 3, 2, 134, 99, 0, 0, 0, 0, 0, 0, 0, 93, 237, 44, 178, 104, 133, 74, 7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7031/6250</text:p>
            <text:p text:style-name="Table_20_Contents">   EXIF WhiteBalance (Short): Manual</text:p>
            <text:p text:style-name="Table_20_Contents">   GPS GPSAltitude (Ratio): 73/2</text:p>
            <text:p text:style-name="Table_20_Contents">   GPS GPSAltitudeRef (Byte): 0</text:p>
            <text:p text:style-name="Table_20_Contents">   GPS GPSDOP (Ratio): 1072</text:p>
            <text:p text:style-name="Table_20_Contents">   GPS GPSLatitude (Ratio): [1, 26, 3137/1000]</text:p>
            <text:p text:style-name="Table_20_Contents">   GPS GPSLatitudeRef (ASCII): S</text:p>
            <text:p text:style-name="Table_20_Contents">   GPS GPSLongitude (Ratio): [48, 27, 1431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09_21_36_3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09 21:36:36</text:p>
            <text:p text:style-name="Table_20_Contents">   EXIF DateTimeOriginal (ASCII): 2015:01:09 21:36:36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141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Tungsten (incandescent light)</text:p>
            <text:p text:style-name="Table_20_Contents">   EXIF MakerNote (Undefined): [2, 3, 2, 134, 99, 0, 0, 0, 0, 0, 0, 0, 212, 212, 43, 88, 73, 109, 239, 9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012609/500000</text:p>
            <text:p text:style-name="Table_20_Contents">   EXIF WhiteBalance (Short): Manual</text:p>
            <text:p text:style-name="Table_20_Contents">   GPS GPSAltitude (Ratio): 73/2</text:p>
            <text:p text:style-name="Table_20_Contents">   GPS GPSAltitudeRef (Byte): 0</text:p>
            <text:p text:style-name="Table_20_Contents">   GPS GPSDOP (Ratio): 1072</text:p>
            <text:p text:style-name="Table_20_Contents">   GPS GPSLatitude (Ratio): [1, 26, 3137/1000]</text:p>
            <text:p text:style-name="Table_20_Contents">   GPS GPSLatitudeRef (ASCII): S</text:p>
            <text:p text:style-name="Table_20_Contents">   GPS GPSLongitude (Ratio): [48, 27, 1431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09_21_36_4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09 21:36:45</text:p>
            <text:p text:style-name="Table_20_Contents">   EXIF DateTimeOriginal (ASCII): 2015:01:09 21:36:45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0793/10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56, 84, 0, 0, 0, 0, 0, 0, 0, 227, 249, 183, 99, 120, 28, 141, 17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820249/1000000</text:p>
            <text:p text:style-name="Table_20_Contents">   EXIF WhiteBalance (Short): Auto</text:p>
            <text:p text:style-name="Table_20_Contents">   GPS GPSAltitude (Ratio): 73/2</text:p>
            <text:p text:style-name="Table_20_Contents">   GPS GPSAltitudeRef (Byte): 0</text:p>
            <text:p text:style-name="Table_20_Contents">   GPS GPSDOP (Ratio): 1072</text:p>
            <text:p text:style-name="Table_20_Contents">   GPS GPSLatitude (Ratio): [1, 26, 3137/1000]</text:p>
            <text:p text:style-name="Table_20_Contents">   GPS GPSLatitudeRef (ASCII): S</text:p>
            <text:p text:style-name="Table_20_Contents">   GPS GPSLongitude (Ratio): [48, 27, 1431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7494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09_21_36_4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09 21:36:47</text:p>
            <text:p text:style-name="Table_20_Contents">   EXIF DateTimeOriginal (ASCII): 2015:01:09 21:36:47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4731/10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56, 84, 0, 0, 0, 0, 0, 0, 0, 190, 202, 107, 234, 254, 205, 58, 22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482581/1000000</text:p>
            <text:p text:style-name="Table_20_Contents">   EXIF WhiteBalance (Short): Auto</text:p>
            <text:p text:style-name="Table_20_Contents">   GPS GPSAltitude (Ratio): 73/2</text:p>
            <text:p text:style-name="Table_20_Contents">   GPS GPSAltitudeRef (Byte): 0</text:p>
            <text:p text:style-name="Table_20_Contents">   GPS GPSDOP (Ratio): 1072</text:p>
            <text:p text:style-name="Table_20_Contents">   GPS GPSLatitude (Ratio): [1, 26, 3137/1000]</text:p>
            <text:p text:style-name="Table_20_Contents">   GPS GPSLatitudeRef (ASCII): S</text:p>
            <text:p text:style-name="Table_20_Contents">   GPS GPSLongitude (Ratio): [48, 27, 1431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7814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1_15_36_4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1 15:36:43</text:p>
            <text:p text:style-name="Table_20_Contents">   EXIF DateTimeOriginal (ASCII): 2015:01:11 15:36:43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777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54, 187, 254, 141, 41, 219, 64, 5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19383/50000</text:p>
            <text:p text:style-name="Table_20_Contents">   EXIF WhiteBalance (Short): Auto</text:p>
            <text:p text:style-name="Table_20_Contents">   GPS GPSAltitude (Ratio): 19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1, 24, 18411/500]</text:p>
            <text:p text:style-name="Table_20_Contents">   GPS GPSLatitudeRef (ASCII): S</text:p>
            <text:p text:style-name="Table_20_Contents">   GPS GPSLongitude (Ratio): [48, 28, 2656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2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2 10:02:54</text:p>
            <text:p text:style-name="Table_20_Contents">   EXIF DateTimeOriginal (ASCII): 2015:01:12 10:02:54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83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2, 3, 2, 134, 99, 0, 0, 0, 0, 0, 0, 0, 225, 139, 16, 192, 242, 143, 211, 3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4469/1000000</text:p>
            <text:p text:style-name="Table_20_Contents">   EXIF SubSecTimeDigitized (ASCII): 318</text:p>
            <text:p text:style-name="Table_20_Contents">   EXIF SubSecTimeOriginal (ASCII): 542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7/2</text:p>
            <text:p text:style-name="Table_20_Contents">   GPS GPSAltitudeRef (Byte): 0</text:p>
            <text:p text:style-name="Table_20_Contents">   GPS GPSDOP (Ratio): 21</text:p>
            <text:p text:style-name="Table_20_Contents">   GPS GPSLatitude (Ratio): [1, 24, 7329/200]</text:p>
            <text:p text:style-name="Table_20_Contents">   GPS GPSLatitudeRef (ASCII): S</text:p>
            <text:p text:style-name="Table_20_Contents">   GPS GPSLongitude (Ratio): [48, 28, 5326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2_12_48_5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2 12:48:52</text:p>
            <text:p text:style-name="Table_20_Contents">   EXIF DateTimeOriginal (ASCII): 2015:01:12 12:48:52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1/3125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139, 254, 125, 190, 147, 125, 195, 3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781821/1000000</text:p>
            <text:p text:style-name="Table_20_Contents">   EXIF WhiteBalance (Short): Auto</text:p>
            <text:p text:style-name="Table_20_Contents">   GPS GPSAltitude (Ratio): 17/2</text:p>
            <text:p text:style-name="Table_20_Contents">   GPS GPSAltitudeRef (Byte): 1</text:p>
            <text:p text:style-name="Table_20_Contents">   GPS GPSDOP (Ratio): 49</text:p>
            <text:p text:style-name="Table_20_Contents">   GPS GPSLatitude (Ratio): [1, 27, 12467/250]</text:p>
            <text:p text:style-name="Table_20_Contents">   GPS GPSLatitudeRef (ASCII): S</text:p>
            <text:p text:style-name="Table_20_Contents">   GPS GPSLongitude (Ratio): [48, 28, 489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3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3 21:04:34</text:p>
            <text:p text:style-name="Table_20_Contents">   EXIF DateTimeOriginal (ASCII): 2015:01:13 21:04:34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81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2, 3, 2, 134, 99, 0, 0, 0, 0, 0, 0, 0, 243, 46, 69, 172, 167, 207, 28, 5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539949/125000</text:p>
            <text:p text:style-name="Table_20_Contents">   EXIF SubSecTimeDigitized (ASCII): 475</text:p>
            <text:p text:style-name="Table_20_Contents">   EXIF SubSecTimeOriginal (ASCII): 815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/2</text:p>
            <text:p text:style-name="Table_20_Contents">   GPS GPSAltitudeRef (Byte): 0</text:p>
            <text:p text:style-name="Table_20_Contents">   GPS GPSDOP (Ratio): 9</text:p>
            <text:p text:style-name="Table_20_Contents">   GPS GPSLatitude (Ratio): [1, 24, 18181/500]</text:p>
            <text:p text:style-name="Table_20_Contents">   GPS GPSLatitudeRef (ASCII): S</text:p>
            <text:p text:style-name="Table_20_Contents">   GPS GPSLongitude (Ratio): [48, 28, 26713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4_16_37_3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4 16:37:35</text:p>
            <text:p text:style-name="Table_20_Contents">   EXIF DateTimeOriginal (ASCII): 2015:01:14 16:37:35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2, 3, 2, 134, 99, 0, 0, 0, 0, 0, 0, 0, 225, 139, 16, 192, 242, 143, 211, 3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26737/250000</text:p>
            <text:p text:style-name="Table_20_Contents">   EXIF WhiteBalance (Short): Auto</text:p>
            <text:p text:style-name="Table_20_Contents">   GPS GPSAltitude (Ratio): 85/2</text:p>
            <text:p text:style-name="Table_20_Contents">   GPS GPSAltitudeRef (Byte): 0</text:p>
            <text:p text:style-name="Table_20_Contents">   GPS GPSDOP (Ratio): 11</text:p>
            <text:p text:style-name="Table_20_Contents">   GPS GPSLatitude (Ratio): [1, 27, 6883/500]</text:p>
            <text:p text:style-name="Table_20_Contents">   GPS GPSLatitudeRef (ASCII): S</text:p>
            <text:p text:style-name="Table_20_Contents">   GPS GPSLongitude (Ratio): [48, 29, 2941/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5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5 22:17:44</text:p>
            <text:p text:style-name="Table_20_Contents">   EXIF DateTimeOriginal (ASCII): 2015:01:15 22:17:44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631/3125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0</text:p>
            <text:p text:style-name="Table_20_Contents">   EXIF LightSource (Short): Unknown</text:p>
            <text:p text:style-name="Table_20_Contents">   EXIF MakerNote (Undefined): [2, 3, 2, 134, 99, 0, 0, 0, 0, 0, 0, 0, 245, 49, 112, 183, 66, 101, 8, 16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37723/50000</text:p>
            <text:p text:style-name="Table_20_Contents">   EXIF SubSecTimeDigitized (ASCII): 129</text:p>
            <text:p text:style-name="Table_20_Contents">   EXIF SubSecTimeOriginal (ASCII): 267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3/2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1, 24, 36671/1000]</text:p>
            <text:p text:style-name="Table_20_Contents">   GPS GPSLatitudeRef (ASCII): S</text:p>
            <text:p text:style-name="Table_20_Contents">   GPS GPSLongitude (Ratio): [48, 28, 5311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5_13_44_3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5 13:44:29</text:p>
            <text:p text:style-name="Table_20_Contents">   EXIF DateTimeOriginal (ASCII): 2015:01:15 13:44:29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197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253, 170, 237, 142, 223, 181, 209, 22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608601/1000000</text:p>
            <text:p text:style-name="Table_20_Contents">   EXIF WhiteBalance (Short): Auto</text:p>
            <text:p text:style-name="Table_20_Contents">   GPS GPSAltitude (Ratio): 17/2</text:p>
            <text:p text:style-name="Table_20_Contents">   GPS GPSAltitudeRef (Byte): 1</text:p>
            <text:p text:style-name="Table_20_Contents">   GPS GPSDOP (Ratio): 23</text:p>
            <text:p text:style-name="Table_20_Contents">   GPS GPSLatitude (Ratio): [1, 27, 6272/125]</text:p>
            <text:p text:style-name="Table_20_Contents">   GPS GPSLatitudeRef (ASCII): S</text:p>
            <text:p text:style-name="Table_20_Contents">   GPS GPSLongitude (Ratio): [48, 28, 80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5_17_49_1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5 17:49:13</text:p>
            <text:p text:style-name="Table_20_Contents">   EXIF DateTimeOriginal (ASCII): 2015:01:15 17:49:13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2409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0</text:p>
            <text:p text:style-name="Table_20_Contents">   EXIF LightSource (Short): Unknown</text:p>
            <text:p text:style-name="Table_20_Contents">   EXIF MakerNote (Undefined): [2, 3, 2, 134, 99, 0, 0, 0, 0, 0, 0, 0, 161, 175, 176, 237, 23, 176, 138, 15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787687/1000000</text:p>
            <text:p text:style-name="Table_20_Contents">   EXIF WhiteBalance (Short): Auto</text:p>
            <text:p text:style-name="Table_20_Contents">   GPS GPSAltitude (Ratio): 15/2</text:p>
            <text:p text:style-name="Table_20_Contents">   GPS GPSAltitudeRef (Byte): 1</text:p>
            <text:p text:style-name="Table_20_Contents">   GPS GPSDOP (Ratio): 22</text:p>
            <text:p text:style-name="Table_20_Contents">   GPS GPSLatitude (Ratio): [1, 27, 1237/25]</text:p>
            <text:p text:style-name="Table_20_Contents">   GPS GPSLatitudeRef (ASCII): S</text:p>
            <text:p text:style-name="Table_20_Contents">   GPS GPSLongitude (Ratio): [48, 28, 89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6_16_56_29_Raw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6 16:56:28</text:p>
            <text:p text:style-name="Table_20_Contents">   EXIF DateTimeOriginal (ASCII): 2015:01:16 16:56:28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5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230, 74, 152, 116, 34, 31, 88, 17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0399/1000000</text:p>
            <text:p text:style-name="Table_20_Contents">   EXIF WhiteBalance (Short): Auto</text:p>
            <text:p text:style-name="Table_20_Contents">   GPS GPSAltitude (Ratio): 3/2</text:p>
            <text:p text:style-name="Table_20_Contents">   GPS GPSAltitudeRef (Byte): 1</text:p>
            <text:p text:style-name="Table_20_Contents">   GPS GPSDOP (Ratio): 2918</text:p>
            <text:p text:style-name="Table_20_Contents">   GPS GPSLatitude (Ratio): [1, 26, 25647/500]</text:p>
            <text:p text:style-name="Table_20_Contents">   GPS GPSLatitudeRef (ASCII): S</text:p>
            <text:p text:style-name="Table_20_Contents">   GPS GPSLongitude (Ratio): [48, 29, 4057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32332</text:p>
            <text:p text:style-name="Table_20_Contents">   Thumbnail JPEGInterchangeFormatLength (Long): 7560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6_16_56_5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6 16:56:50</text:p>
            <text:p text:style-name="Table_20_Contents">   EXIF DateTimeOriginal (ASCII): 2015:01:16 16:56:50</text:p>
            <text:p text:style-name="Table_20_Contents">   EXIF DigitalZoomRatio (Ratio): 53/50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997/125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2, 3, 2, 56, 84, 0, 0, 0, 0, 0, 0, 0, 51, 132, 190, 43, 36, 19, 175, 9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322361/500000</text:p>
            <text:p text:style-name="Table_20_Contents">   EXIF WhiteBalance (Short): Auto</text:p>
            <text:p text:style-name="Table_20_Contents">   GPS GPSAltitude (Ratio): 3/2</text:p>
            <text:p text:style-name="Table_20_Contents">   GPS GPSAltitudeRef (Byte): 1</text:p>
            <text:p text:style-name="Table_20_Contents">   GPS GPSDOP (Ratio): 3055</text:p>
            <text:p text:style-name="Table_20_Contents">   GPS GPSLatitude (Ratio): [1, 26, 25647/500]</text:p>
            <text:p text:style-name="Table_20_Contents">   GPS GPSLatitudeRef (ASCII): S</text:p>
            <text:p text:style-name="Table_20_Contents">   GPS GPSLongitude (Ratio): [48, 29, 4057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10886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8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8 13:37:45</text:p>
            <text:p text:style-name="Table_20_Contents">   EXIF DateTimeOriginal (ASCII): 2015:01:18 13:37:45</text:p>
            <text:p text:style-name="Table_20_Contents">   EXIF DigitalZoomRatio (Ratio): 27/1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3699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254, 27, 134, 206, 219, 163, 44, 4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97823/20000</text:p>
            <text:p text:style-name="Table_20_Contents">   EXIF SubSecTimeDigitized (ASCII): 332</text:p>
            <text:p text:style-name="Table_20_Contents">   EXIF SubSecTimeOriginal (ASCII): 649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56</text:p>
            <text:p text:style-name="Table_20_Contents">   GPS GPSAltitudeRef (Byte): 0</text:p>
            <text:p text:style-name="Table_20_Contents">   GPS GPSDOP (Ratio): 13</text:p>
            <text:p text:style-name="Table_20_Contents">   GPS GPSLatitude (Ratio): [1, 1, 653/500]</text:p>
            <text:p text:style-name="Table_20_Contents">   GPS GPSLatitudeRef (ASCII): S</text:p>
            <text:p text:style-name="Table_20_Contents">   GPS GPSLongitude (Ratio): [48, 57, 5483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8_17_40_1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8 17:40:14</text:p>
            <text:p text:style-name="Table_20_Contents">   EXIF DateTimeOriginal (ASCII): 2015:01:18 17:40:1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3/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55, 86, 252, 108, 171, 33, 128, 11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495627/500000</text:p>
            <text:p text:style-name="Table_20_Contents">   EXIF Tag 0xEA1D (Signed Long): 12</text:p>
            <text:p text:style-name="Table_20_Contents">   EXIF WhiteBalance (Short): Auto</text:p>
            <text:p text:style-name="Table_20_Contents">   GPS GPSAltitude (Ratio): 6</text:p>
            <text:p text:style-name="Table_20_Contents">   GPS GPSAltitudeRef (Byte): 1</text:p>
            <text:p text:style-name="Table_20_Contents">   GPS GPSDOP (Ratio): 8</text:p>
            <text:p text:style-name="Table_20_Contents">   GPS GPSLatitude (Ratio): [1, 0, 3599/100]</text:p>
            <text:p text:style-name="Table_20_Contents">   GPS GPSLatitudeRef (ASCII): S</text:p>
            <text:p text:style-name="Table_20_Contents">   GPS GPSLongitude (Ratio): [48, 57, 577/2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7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8_18_29_3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8 18:29:34</text:p>
            <text:p text:style-name="Table_20_Contents">   EXIF DateTimeOriginal (ASCII): 2015:01:18 18:29:3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2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16, 16, 191, 25, 37, 182, 76, 21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</text:p>
            <text:p text:style-name="Table_20_Contents">   EXIF WhiteBalance (Short): Manual</text:p>
            <text:p text:style-name="Table_20_Contents">   GPS GPSAltitude (Ratio): 25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1, 0, 35637/1000]</text:p>
            <text:p text:style-name="Table_20_Contents">   GPS GPSLatitudeRef (ASCII): S</text:p>
            <text:p text:style-name="Table_20_Contents">   GPS GPSLongitude (Ratio): [48, 57, 1433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8_18_36_0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8 18:36:03</text:p>
            <text:p text:style-name="Table_20_Contents">   EXIF DateTimeOriginal (ASCII): 2015:01:18 18:36:03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2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64, 235, 235, 37, 177, 86, 152, 13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</text:p>
            <text:p text:style-name="Table_20_Contents">   EXIF WhiteBalance (Short): Manual</text:p>
            <text:p text:style-name="Table_20_Contents">   GPS GPSAltitude (Ratio): 17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1, 0, 35829/1000]</text:p>
            <text:p text:style-name="Table_20_Contents">   GPS GPSLatitudeRef (ASCII): S</text:p>
            <text:p text:style-name="Table_20_Contents">   GPS GPSLongitude (Ratio): [48, 57, 2867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8_18_36_0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8 18:36:08</text:p>
            <text:p text:style-name="Table_20_Contents">   EXIF DateTimeOriginal (ASCII): 2015:01:18 18:36:08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2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64, 235, 235, 37, 177, 86, 152, 13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</text:p>
            <text:p text:style-name="Table_20_Contents">   EXIF WhiteBalance (Short): Manual</text:p>
            <text:p text:style-name="Table_20_Contents">   GPS GPSAltitude (Ratio): 17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1, 0, 35829/1000]</text:p>
            <text:p text:style-name="Table_20_Contents">   GPS GPSLatitudeRef (ASCII): S</text:p>
            <text:p text:style-name="Table_20_Contents">   GPS GPSLongitude (Ratio): [48, 57, 2867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8_18_36_2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8 18:36:24</text:p>
            <text:p text:style-name="Table_20_Contents">   EXIF DateTimeOriginal (ASCII): 2015:01:18 18:36:2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2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77, 172, 98, 122, 141, 10, 114, 7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</text:p>
            <text:p text:style-name="Table_20_Contents">   EXIF WhiteBalance (Short): Manual</text:p>
            <text:p text:style-name="Table_20_Contents">   GPS GPSAltitude (Ratio): 17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1, 0, 35829/1000]</text:p>
            <text:p text:style-name="Table_20_Contents">   GPS GPSLatitudeRef (ASCII): S</text:p>
            <text:p text:style-name="Table_20_Contents">   GPS GPSLongitude (Ratio): [48, 57, 2867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8_18_48_0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8 18:47:59</text:p>
            <text:p text:style-name="Table_20_Contents">   EXIF DateTimeOriginal (ASCII): 2015:01:18 18:47:59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2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5, 90, 239, 252, 115, 136, 101, 20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</text:p>
            <text:p text:style-name="Table_20_Contents">   EXIF WhiteBalance (Short): Manual</text:p>
            <text:p text:style-name="Table_20_Contents">   GPS GPSAltitude (Ratio): 33</text:p>
            <text:p text:style-name="Table_20_Contents">   GPS GPSAltitudeRef (Byte): 0</text:p>
            <text:p text:style-name="Table_20_Contents">   GPS GPSDOP (Ratio): 30</text:p>
            <text:p text:style-name="Table_20_Contents">   GPS GPSLatitude (Ratio): [1, 0, 1797/50]</text:p>
            <text:p text:style-name="Table_20_Contents">   GPS GPSLatitudeRef (ASCII): S</text:p>
            <text:p text:style-name="Table_20_Contents">   GPS GPSLongitude (Ratio): [48, 57, 14293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8_18_49_2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8 18:49:24</text:p>
            <text:p text:style-name="Table_20_Contents">   EXIF DateTimeOriginal (ASCII): 2015:01:18 18:49:24</text:p>
            <text:p text:style-name="Table_20_Contents">   EXIF DigitalZoomRatio (Ratio): 7/4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2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59, 243, 127, 177, 168, 75, 146, 15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</text:p>
            <text:p text:style-name="Table_20_Contents">   EXIF WhiteBalance (Short): Manual</text:p>
            <text:p text:style-name="Table_20_Contents">   GPS GPSAltitude (Ratio): 28</text:p>
            <text:p text:style-name="Table_20_Contents">   GPS GPSAltitudeRef (Byte): 0</text:p>
            <text:p text:style-name="Table_20_Contents">   GPS GPSDOP (Ratio): 23</text:p>
            <text:p text:style-name="Table_20_Contents">   GPS GPSLatitude (Ratio): [1, 0, 36261/1000]</text:p>
            <text:p text:style-name="Table_20_Contents">   GPS GPSLatitudeRef (ASCII): S</text:p>
            <text:p text:style-name="Table_20_Contents">   GPS GPSLongitude (Ratio): [48, 57, 1357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8_18_49_3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8 18:49:36</text:p>
            <text:p text:style-name="Table_20_Contents">   EXIF DateTimeOriginal (ASCII): 2015:01:18 18:49:36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2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54, 27, 134, 206, 219, 163, 44, 4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</text:p>
            <text:p text:style-name="Table_20_Contents">   EXIF WhiteBalance (Short): Manual</text:p>
            <text:p text:style-name="Table_20_Contents">   GPS GPSAltitude (Ratio): 28</text:p>
            <text:p text:style-name="Table_20_Contents">   GPS GPSAltitudeRef (Byte): 0</text:p>
            <text:p text:style-name="Table_20_Contents">   GPS GPSDOP (Ratio): 23</text:p>
            <text:p text:style-name="Table_20_Contents">   GPS GPSLatitude (Ratio): [1, 0, 36261/1000]</text:p>
            <text:p text:style-name="Table_20_Contents">   GPS GPSLatitudeRef (ASCII): S</text:p>
            <text:p text:style-name="Table_20_Contents">   GPS GPSLongitude (Ratio): [48, 57, 1357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8_19_25_5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8 19:25:57</text:p>
            <text:p text:style-name="Table_20_Contents">   EXIF DateTimeOriginal (ASCII): 2015:01:18 19:25:57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2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39, 22, 133, 209, 156, 155, 164, 25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</text:p>
            <text:p text:style-name="Table_20_Contents">   EXIF WhiteBalance (Short): Manual</text:p>
            <text:p text:style-name="Table_20_Contents">   GPS GPSAltitude (Ratio): 5</text:p>
            <text:p text:style-name="Table_20_Contents">   GPS GPSAltitudeRef (Byte): 0</text:p>
            <text:p text:style-name="Table_20_Contents">   GPS GPSDOP (Ratio): 18</text:p>
            <text:p text:style-name="Table_20_Contents">   GPS GPSLatitude (Ratio): [1, 0, 11163/200]</text:p>
            <text:p text:style-name="Table_20_Contents">   GPS GPSLatitudeRef (ASCII): S</text:p>
            <text:p text:style-name="Table_20_Contents">   GPS GPSLongitude (Ratio): [48, 57, 4662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8_20_16_4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8 20:16:48</text:p>
            <text:p text:style-name="Table_20_Contents">   EXIF DateTimeOriginal (ASCII): 2015:01:18 20:16:4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3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48, 233, 14, 143, 99, 174, 0, 2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7393/200000</text:p>
            <text:p text:style-name="Table_20_Contents">   EXIF WhiteBalance (Short): Manual</text:p>
            <text:p text:style-name="Table_20_Contents">   GPS GPSAltitude (Ratio): 32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1, 0, 55221/1000]</text:p>
            <text:p text:style-name="Table_20_Contents">   GPS GPSLatitudeRef (ASCII): S</text:p>
            <text:p text:style-name="Table_20_Contents">   GPS GPSLongitude (Ratio): [48, 57, 11603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8_20_17_1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8 20:17:15</text:p>
            <text:p text:style-name="Table_20_Contents">   EXIF DateTimeOriginal (ASCII): 2015:01:18 20:17:15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4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75, 234, 192, 49, 90, 230, 221, 13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241/125000</text:p>
            <text:p text:style-name="Table_20_Contents">   EXIF WhiteBalance (Short): Manual</text:p>
            <text:p text:style-name="Table_20_Contents">   GPS GPSAltitude (Ratio): 32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1, 0, 55221/1000]</text:p>
            <text:p text:style-name="Table_20_Contents">   GPS GPSLatitudeRef (ASCII): S</text:p>
            <text:p text:style-name="Table_20_Contents">   GPS GPSLongitude (Ratio): [48, 57, 11603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8_20_21_3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8 20:21:37</text:p>
            <text:p text:style-name="Table_20_Contents">   EXIF DateTimeOriginal (ASCII): 2015:01:18 20:21:37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33, 208, 205, 97, 203, 246, 194, 16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0</text:p>
            <text:p text:style-name="Table_20_Contents">   EXIF WhiteBalance (Short): Manual</text:p>
            <text:p text:style-name="Table_20_Contents">   GPS GPSAltitude (Ratio): 97</text:p>
            <text:p text:style-name="Table_20_Contents">   GPS GPSAltitudeRef (Byte): 1</text:p>
            <text:p text:style-name="Table_20_Contents">   GPS GPSDOP (Ratio): 25</text:p>
            <text:p text:style-name="Table_20_Contents">   GPS GPSLatitude (Ratio): [1, 0, 55809/1000]</text:p>
            <text:p text:style-name="Table_20_Contents">   GPS GPSLatitudeRef (ASCII): S</text:p>
            <text:p text:style-name="Table_20_Contents">   GPS GPSLongitude (Ratio): [48, 57, 4675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8_20_55_0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8 20:55:06</text:p>
            <text:p text:style-name="Table_20_Contents">   EXIF DateTimeOriginal (ASCII): 2015:01:18 20:55:06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3627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0</text:p>
            <text:p text:style-name="Table_20_Contents">   EXIF LightSource (Short): Unknown</text:p>
            <text:p text:style-name="Table_20_Contents">   EXIF MakerNote (Undefined): [2, 3, 2, 134, 99, 0, 0, 0, 0, 0, 0, 0, 112, 165, 29, 171, 172, 150, 47, 5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718841/250000</text:p>
            <text:p text:style-name="Table_20_Contents">   EXIF WhiteBalance (Short): Auto</text:p>
            <text:p text:style-name="Table_20_Contents">   GPS GPSAltitude (Ratio): 27</text:p>
            <text:p text:style-name="Table_20_Contents">   GPS GPSAltitudeRef (Byte): 1</text:p>
            <text:p text:style-name="Table_20_Contents">   GPS GPSDOP (Ratio): 9</text:p>
            <text:p text:style-name="Table_20_Contents">   GPS GPSLatitude (Ratio): [1, 0, 11077/200]</text:p>
            <text:p text:style-name="Table_20_Contents">   GPS GPSLatitudeRef (ASCII): S</text:p>
            <text:p text:style-name="Table_20_Contents">   GPS GPSLongitude (Ratio): [48, 57, 4692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8_21_05_1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8 21:05:17</text:p>
            <text:p text:style-name="Table_20_Contents">   EXIF DateTimeOriginal (ASCII): 2015:01:18 21:05:17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2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62, 124, 59, 2, 135, 217, 50, 22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</text:p>
            <text:p text:style-name="Table_20_Contents">   EXIF WhiteBalance (Short): Manual</text:p>
            <text:p text:style-name="Table_20_Contents">   GPS GPSAltitude (Ratio): 41</text:p>
            <text:p text:style-name="Table_20_Contents">   GPS GPSAltitudeRef (Byte): 0</text:p>
            <text:p text:style-name="Table_20_Contents">   GPS GPSDOP (Ratio): 22</text:p>
            <text:p text:style-name="Table_20_Contents">   GPS GPSLatitude (Ratio): [1, 0, 55379/1000]</text:p>
            <text:p text:style-name="Table_20_Contents">   GPS GPSLatitudeRef (ASCII): S</text:p>
            <text:p text:style-name="Table_20_Contents">   GPS GPSLongitude (Ratio): [48, 57, 4568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8_21_05_3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8 21:05:29</text:p>
            <text:p text:style-name="Table_20_Contents">   EXIF DateTimeOriginal (ASCII): 2015:01:18 21:05:29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4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41, 83, 164, 54, 193, 96, 254, 21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241/125000</text:p>
            <text:p text:style-name="Table_20_Contents">   EXIF WhiteBalance (Short): Manual</text:p>
            <text:p text:style-name="Table_20_Contents">   GPS GPSAltitude (Ratio): 8</text:p>
            <text:p text:style-name="Table_20_Contents">   GPS GPSAltitudeRef (Byte): 0</text:p>
            <text:p text:style-name="Table_20_Contents">   GPS GPSDOP (Ratio): 6</text:p>
            <text:p text:style-name="Table_20_Contents">   GPS GPSLatitude (Ratio): [1, 0, 445/8]</text:p>
            <text:p text:style-name="Table_20_Contents">   GPS GPSLatitudeRef (ASCII): S</text:p>
            <text:p text:style-name="Table_20_Contents">   GPS GPSLongitude (Ratio): [48, 57, 2313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8_21_05_4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8 21:05:48</text:p>
            <text:p text:style-name="Table_20_Contents">   EXIF DateTimeOriginal (ASCII): 2015:01:18 21:05:48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3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59, 243, 127, 177, 168, 75, 146, 15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7393/200000</text:p>
            <text:p text:style-name="Table_20_Contents">   EXIF WhiteBalance (Short): Manual</text:p>
            <text:p text:style-name="Table_20_Contents">   GPS GPSAltitude (Ratio): 8</text:p>
            <text:p text:style-name="Table_20_Contents">   GPS GPSAltitudeRef (Byte): 0</text:p>
            <text:p text:style-name="Table_20_Contents">   GPS GPSDOP (Ratio): 6</text:p>
            <text:p text:style-name="Table_20_Contents">   GPS GPSLatitude (Ratio): [1, 0, 445/8]</text:p>
            <text:p text:style-name="Table_20_Contents">   GPS GPSLatitudeRef (ASCII): S</text:p>
            <text:p text:style-name="Table_20_Contents">   GPS GPSLongitude (Ratio): [48, 57, 2313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9_17_18_1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9 17:18:15</text:p>
            <text:p text:style-name="Table_20_Contents">   EXIF DateTimeOriginal (ASCII): 2015:01:19 17:18:15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1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136, 191, 124, 188, 148, 169, 1, 6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245723/125000</text:p>
            <text:p text:style-name="Table_20_Contents">   EXIF WhiteBalance (Short): Manual</text:p>
            <text:p text:style-name="Table_20_Contents">   GPS GPSAltitude (Ratio): 9</text:p>
            <text:p text:style-name="Table_20_Contents">   GPS GPSAltitudeRef (Byte): 1</text:p>
            <text:p text:style-name="Table_20_Contents">   GPS GPSDOP (Ratio): 10</text:p>
            <text:p text:style-name="Table_20_Contents">   GPS GPSLatitude (Ratio): [1, 0, 45053/1000]</text:p>
            <text:p text:style-name="Table_20_Contents">   GPS GPSLatitudeRef (ASCII): S</text:p>
            <text:p text:style-name="Table_20_Contents">   GPS GPSLongitude (Ratio): [48, 57, 2889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9_17_19_2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9 17:19:24</text:p>
            <text:p text:style-name="Table_20_Contents">   EXIF DateTimeOriginal (ASCII): 2015:01:19 17:19:2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1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178, 9, 163, 156, 137, 158, 185, 12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245723/125000</text:p>
            <text:p text:style-name="Table_20_Contents">   EXIF WhiteBalance (Short): Manual</text:p>
            <text:p text:style-name="Table_20_Contents">   GPS GPSAltitude (Ratio): 9</text:p>
            <text:p text:style-name="Table_20_Contents">   GPS GPSAltitudeRef (Byte): 1</text:p>
            <text:p text:style-name="Table_20_Contents">   GPS GPSDOP (Ratio): 10</text:p>
            <text:p text:style-name="Table_20_Contents">   GPS GPSLatitude (Ratio): [1, 0, 45053/1000]</text:p>
            <text:p text:style-name="Table_20_Contents">   GPS GPSLatitudeRef (ASCII): S</text:p>
            <text:p text:style-name="Table_20_Contents">   GPS GPSLongitude (Ratio): [48, 57, 2889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9_17_20_2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9 17:20:29</text:p>
            <text:p text:style-name="Table_20_Contents">   EXIF DateTimeOriginal (ASCII): 2015:01:19 17:20:29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1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130, 2, 180, 173, 21, 85, 250, 10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245723/125000</text:p>
            <text:p text:style-name="Table_20_Contents">   EXIF WhiteBalance (Short): Manual</text:p>
            <text:p text:style-name="Table_20_Contents">   GPS GPSAltitude (Ratio): 3</text:p>
            <text:p text:style-name="Table_20_Contents">   GPS GPSAltitudeRef (Byte): 1</text:p>
            <text:p text:style-name="Table_20_Contents">   GPS GPSDOP (Ratio): 9</text:p>
            <text:p text:style-name="Table_20_Contents">   GPS GPSLatitude (Ratio): [1, 0, 22697/500]</text:p>
            <text:p text:style-name="Table_20_Contents">   GPS GPSLatitudeRef (ASCII): S</text:p>
            <text:p text:style-name="Table_20_Contents">   GPS GPSLongitude (Ratio): [48, 57, 2303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9_17_22_0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9 17:22:09</text:p>
            <text:p text:style-name="Table_20_Contents">   EXIF DateTimeOriginal (ASCII): 2015:01:19 17:22:09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1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56, 229, 30, 186, 175, 53, 53, 17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245723/125000</text:p>
            <text:p text:style-name="Table_20_Contents">   EXIF WhiteBalance (Short): Manual</text:p>
            <text:p text:style-name="Table_20_Contents">   GPS GPSAltitude (Ratio): 3</text:p>
            <text:p text:style-name="Table_20_Contents">   GPS GPSAltitudeRef (Byte): 1</text:p>
            <text:p text:style-name="Table_20_Contents">   GPS GPSDOP (Ratio): 9</text:p>
            <text:p text:style-name="Table_20_Contents">   GPS GPSLatitude (Ratio): [1, 0, 22697/500]</text:p>
            <text:p text:style-name="Table_20_Contents">   GPS GPSLatitudeRef (ASCII): S</text:p>
            <text:p text:style-name="Table_20_Contents">   GPS GPSLongitude (Ratio): [48, 57, 2303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9_17_25_1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9 17:25:09</text:p>
            <text:p text:style-name="Table_20_Contents">   EXIF DateTimeOriginal (ASCII): 2015:01:19 17:25:09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1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231, 145, 80, 248, 52, 78, 216, 22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245723/125000</text:p>
            <text:p text:style-name="Table_20_Contents">   EXIF WhiteBalance (Short): Manual</text:p>
            <text:p text:style-name="Table_20_Contents">   GPS GPSAltitude (Ratio): 8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1, 0, 453/10]</text:p>
            <text:p text:style-name="Table_20_Contents">   GPS GPSLatitudeRef (ASCII): S</text:p>
            <text:p text:style-name="Table_20_Contents">   GPS GPSLongitude (Ratio): [48, 57, 5689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9_17_29_5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9 17:29:56</text:p>
            <text:p text:style-name="Table_20_Contents">   EXIF DateTimeOriginal (ASCII): 2015:01:19 17:29:56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39/25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125, 5, 174, 41, 16, 80, 126, 21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62119/500000</text:p>
            <text:p text:style-name="Table_20_Contents">   EXIF WhiteBalance (Short): Manual</text:p>
            <text:p text:style-name="Table_20_Contents">   GPS GPSAltitude (Ratio): 36</text:p>
            <text:p text:style-name="Table_20_Contents">   GPS GPSAltitudeRef (Byte): 0</text:p>
            <text:p text:style-name="Table_20_Contents">   GPS GPSDOP (Ratio): 17</text:p>
            <text:p text:style-name="Table_20_Contents">   GPS GPSLatitude (Ratio): [1, 0, 1823/40]</text:p>
            <text:p text:style-name="Table_20_Contents">   GPS GPSLatitudeRef (ASCII): S</text:p>
            <text:p text:style-name="Table_20_Contents">   GPS GPSLongitude (Ratio): [48, 57, 22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9_17_33_4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9 17:33:47</text:p>
            <text:p text:style-name="Table_20_Contents">   EXIF DateTimeOriginal (ASCII): 2015:01:19 17:33:47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8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107, 251, 5, 163, 98, 29, 196, 4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602741/62500</text:p>
            <text:p text:style-name="Table_20_Contents">   EXIF WhiteBalance (Short): Manual</text:p>
            <text:p text:style-name="Table_20_Contents">   GPS GPSAltitude (Ratio): 6</text:p>
            <text:p text:style-name="Table_20_Contents">   GPS GPSAltitudeRef (Byte): 0</text:p>
            <text:p text:style-name="Table_20_Contents">   GPS GPSDOP (Ratio): 17</text:p>
            <text:p text:style-name="Table_20_Contents">   GPS GPSLatitude (Ratio): [1, 0, 45071/1000]</text:p>
            <text:p text:style-name="Table_20_Contents">   GPS GPSLatitudeRef (ASCII): S</text:p>
            <text:p text:style-name="Table_20_Contents">   GPS GPSLongitude (Ratio): [48, 57, 4531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19_17_36_1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19 17:36:16</text:p>
            <text:p text:style-name="Table_20_Contents">   EXIF DateTimeOriginal (ASCII): 2015:01:19 17:36:16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8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26, 163, 132, 175, 169, 9, 158, 6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602741/62500</text:p>
            <text:p text:style-name="Table_20_Contents">   EXIF WhiteBalance (Short): Manual</text:p>
            <text:p text:style-name="Table_20_Contents">   GPS GPSAltitude (Ratio): 5</text:p>
            <text:p text:style-name="Table_20_Contents">   GPS GPSAltitudeRef (Byte): 0</text:p>
            <text:p text:style-name="Table_20_Contents">   GPS GPSDOP (Ratio): 11</text:p>
            <text:p text:style-name="Table_20_Contents">   GPS GPSLatitude (Ratio): [1, 0, 4509/100]</text:p>
            <text:p text:style-name="Table_20_Contents">   GPS GPSLatitudeRef (ASCII): S</text:p>
            <text:p text:style-name="Table_20_Contents">   GPS GPSLongitude (Ratio): [48, 57, 2268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0_10_45_5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0 10:45:55</text:p>
            <text:p text:style-name="Table_20_Contents">   EXIF DateTimeOriginal (ASCII): 2015:01:20 10:45:55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07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Cloudy weather</text:p>
            <text:p text:style-name="Table_20_Contents">   EXIF MakerNote (Undefined): [2, 3, 2, 134, 99, 0, 0, 0, 0, 0, 0, 0, 251, 200, 51, 154, 173, 45, 161, 2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1190101/1000000</text:p>
            <text:p text:style-name="Table_20_Contents">   EXIF WhiteBalance (Short): Manual</text:p>
            <text:p text:style-name="Table_20_Contents">   GPS GPSAltitude (Ratio): 15</text:p>
            <text:p text:style-name="Table_20_Contents">   GPS GPSAltitudeRef (Byte): 0</text:p>
            <text:p text:style-name="Table_20_Contents">   GPS GPSDOP (Ratio): 11</text:p>
            <text:p text:style-name="Table_20_Contents">   GPS GPSLatitude (Ratio): [1, 0, 20837/500]</text:p>
            <text:p text:style-name="Table_20_Contents">   GPS GPSLatitudeRef (ASCII): S</text:p>
            <text:p text:style-name="Table_20_Contents">   GPS GPSLongitude (Ratio): [48, 57, 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0_16_09_3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0 16:09:32</text:p>
            <text:p text:style-name="Table_20_Contents">   EXIF DateTimeOriginal (ASCII): 2015:01:20 16:09:32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5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19, 182, 111, 77, 117, 142, 57, 15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541283/50000</text:p>
            <text:p text:style-name="Table_20_Contents">   EXIF WhiteBalance (Short): Manual</text:p>
            <text:p text:style-name="Table_20_Contents">   GPS GPSAltitude (Ratio): 19</text:p>
            <text:p text:style-name="Table_20_Contents">   GPS GPSAltitudeRef (Byte): 0</text:p>
            <text:p text:style-name="Table_20_Contents">   GPS GPSDOP (Ratio): 9</text:p>
            <text:p text:style-name="Table_20_Contents">   GPS GPSLatitude (Ratio): [1, 0, 41929/1000]</text:p>
            <text:p text:style-name="Table_20_Contents">   GPS GPSLatitudeRef (ASCII): S</text:p>
            <text:p text:style-name="Table_20_Contents">   GPS GPSLongitude (Ratio): [48, 57, 12563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0_16_13_0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0 16:13:05</text:p>
            <text:p text:style-name="Table_20_Contents">   EXIF DateTimeOriginal (ASCII): 2015:01:20 16:13:05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11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153, 7, 96, 148, 143, 225, 13, 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650797/1000000</text:p>
            <text:p text:style-name="Table_20_Contents">   EXIF WhiteBalance (Short): Manual</text:p>
            <text:p text:style-name="Table_20_Contents">   GPS GPSAltitude (Ratio): 13</text:p>
            <text:p text:style-name="Table_20_Contents">   GPS GPSAltitudeRef (Byte): 0</text:p>
            <text:p text:style-name="Table_20_Contents">   GPS GPSDOP (Ratio): 9</text:p>
            <text:p text:style-name="Table_20_Contents">   GPS GPSLatitude (Ratio): [1, 0, 20887/500]</text:p>
            <text:p text:style-name="Table_20_Contents">   GPS GPSLatitudeRef (ASCII): S</text:p>
            <text:p text:style-name="Table_20_Contents">   GPS GPSLongitude (Ratio): [48, 57, 2511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0_16_13_3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0 16:13:32</text:p>
            <text:p text:style-name="Table_20_Contents">   EXIF DateTimeOriginal (ASCII): 2015:01:20 16:13:32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1/1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55, 86, 252, 108, 171, 33, 128, 11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06511/125000</text:p>
            <text:p text:style-name="Table_20_Contents">   EXIF WhiteBalance (Short): Manual</text:p>
            <text:p text:style-name="Table_20_Contents">   GPS GPSAltitude (Ratio): 13</text:p>
            <text:p text:style-name="Table_20_Contents">   GPS GPSAltitudeRef (Byte): 0</text:p>
            <text:p text:style-name="Table_20_Contents">   GPS GPSDOP (Ratio): 9</text:p>
            <text:p text:style-name="Table_20_Contents">   GPS GPSLatitude (Ratio): [1, 0, 20887/500]</text:p>
            <text:p text:style-name="Table_20_Contents">   GPS GPSLatitudeRef (ASCII): S</text:p>
            <text:p text:style-name="Table_20_Contents">   GPS GPSLongitude (Ratio): [48, 57, 2511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0_16_29_1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0 16:29:14</text:p>
            <text:p text:style-name="Table_20_Contents">   EXIF DateTimeOriginal (ASCII): 2015:01:20 16:29:14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797/10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56, 84, 0, 0, 0, 0, 0, 0, 0, 254, 27, 134, 206, 219, 163, 44, 4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9120193/1000000</text:p>
            <text:p text:style-name="Table_20_Contents">   EXIF WhiteBalance (Short): Auto</text:p>
            <text:p text:style-name="Table_20_Contents">   GPS GPSAltitude (Ratio): 18</text:p>
            <text:p text:style-name="Table_20_Contents">   GPS GPSAltitudeRef (Byte): 0</text:p>
            <text:p text:style-name="Table_20_Contents">   GPS GPSDOP (Ratio): 14</text:p>
            <text:p text:style-name="Table_20_Contents">   GPS GPSLatitude (Ratio): [1, 0, 20603/500]</text:p>
            <text:p text:style-name="Table_20_Contents">   GPS GPSLatitudeRef (ASCII): S</text:p>
            <text:p text:style-name="Table_20_Contents">   GPS GPSLongitude (Ratio): [48, 57, 2525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8054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0_16_56_0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0 16:56:01</text:p>
            <text:p text:style-name="Table_20_Contents">   EXIF DateTimeOriginal (ASCII): 2015:01:20 16:56:01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23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120, 3, 67, 1, 252, 66, 147, 23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60303/6250</text:p>
            <text:p text:style-name="Table_20_Contents">   EXIF WhiteBalance (Short): Manual</text:p>
            <text:p text:style-name="Table_20_Contents">   GPS GPSAltitude (Ratio): 12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1, 0, 41059/1000]</text:p>
            <text:p text:style-name="Table_20_Contents">   GPS GPSLatitudeRef (ASCII): S</text:p>
            <text:p text:style-name="Table_20_Contents">   GPS GPSLongitude (Ratio): [48, 57, 5055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0_16_56_0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0 16:56:04</text:p>
            <text:p text:style-name="Table_20_Contents">   EXIF DateTimeOriginal (ASCII): 2015:01:20 16:56:0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27/1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213, 76, 39, 201, 101, 241, 116, 19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924191/200000</text:p>
            <text:p text:style-name="Table_20_Contents">   EXIF WhiteBalance (Short): Manual</text:p>
            <text:p text:style-name="Table_20_Contents">   GPS GPSAltitude (Ratio): 12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1, 0, 41059/1000]</text:p>
            <text:p text:style-name="Table_20_Contents">   GPS GPSLatitudeRef (ASCII): S</text:p>
            <text:p text:style-name="Table_20_Contents">   GPS GPSLongitude (Ratio): [48, 57, 5055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1_12_10_4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1 12:10:42</text:p>
            <text:p text:style-name="Table_20_Contents">   EXIF DateTimeOriginal (ASCII): 2015:01:21 12:10:42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60</text:p>
            <text:p text:style-name="Table_20_Contents">   EXIF LightSource (Short): Daylight</text:p>
            <text:p text:style-name="Table_20_Contents">   EXIF MakerNote (Undefined): [2, 3, 2, 134, 99, 0, 0, 0, 0, 0, 0, 0, 55, 86, 252, 108, 171, 33, 128, 11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26737/250000</text:p>
            <text:p text:style-name="Table_20_Contents">   EXIF WhiteBalance (Short): Manual</text:p>
            <text:p text:style-name="Table_20_Contents">   GPS GPSAltitude (Ratio): 28</text:p>
            <text:p text:style-name="Table_20_Contents">   GPS GPSAltitudeRef (Byte): 1</text:p>
            <text:p text:style-name="Table_20_Contents">   GPS GPSDOP (Ratio): 9</text:p>
            <text:p text:style-name="Table_20_Contents">   GPS GPSLatitude (Ratio): [1, 1, 2233/1000]</text:p>
            <text:p text:style-name="Table_20_Contents">   GPS GPSLatitudeRef (ASCII): S</text:p>
            <text:p text:style-name="Table_20_Contents">   GPS GPSLongitude (Ratio): [48, 57, 5440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1_13_51_1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1 13:51:16</text:p>
            <text:p text:style-name="Table_20_Contents">   EXIF DateTimeOriginal (ASCII): 2015:01:21 13:51:16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39/25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74, 128, 47, 151, 92, 65, 249, 19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62119/500000</text:p>
            <text:p text:style-name="Table_20_Contents">   EXIF WhiteBalance (Short): Manual</text:p>
            <text:p text:style-name="Table_20_Contents">   GPS GPSAltitude (Ratio): 10</text:p>
            <text:p text:style-name="Table_20_Contents">   GPS GPSAltitudeRef (Byte): 0</text:p>
            <text:p text:style-name="Table_20_Contents">   GPS GPSDOP (Ratio): 10</text:p>
            <text:p text:style-name="Table_20_Contents">   GPS GPSLatitude (Ratio): [1, 1, 1251/1000]</text:p>
            <text:p text:style-name="Table_20_Contents">   GPS GPSLatitudeRef (ASCII): S</text:p>
            <text:p text:style-name="Table_20_Contents">   GPS GPSLongitude (Ratio): [48, 57, 13789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2_18_30_3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2 18:30:34</text:p>
            <text:p text:style-name="Table_20_Contents">   EXIF DateTimeOriginal (ASCII): 2015:01:22 18:30:34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401/5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600</text:p>
            <text:p text:style-name="Table_20_Contents">   EXIF LightSource (Short): Unknown</text:p>
            <text:p text:style-name="Table_20_Contents">   EXIF MakerNote (Undefined): [2, 3, 2, 56, 84, 0, 0, 0, 0, 0, 0, 0, 75, 234, 192, 49, 90, 230, 221, 13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82779/500000</text:p>
            <text:p text:style-name="Table_20_Contents">   EXIF WhiteBalance (Short): Auto</text:p>
            <text:p text:style-name="Table_20_Contents">   GPS GPSAltitude (Ratio): 23/2</text:p>
            <text:p text:style-name="Table_20_Contents">   GPS GPSAltitudeRef (Byte): 0</text:p>
            <text:p text:style-name="Table_20_Contents">   GPS GPSDOP (Ratio): 9</text:p>
            <text:p text:style-name="Table_20_Contents">   GPS GPSLatitude (Ratio): [1, 24, 9161/250]</text:p>
            <text:p text:style-name="Table_20_Contents">   GPS GPSLatitudeRef (ASCII): S</text:p>
            <text:p text:style-name="Table_20_Contents">   GPS GPSLongitude (Ratio): [48, 28, 2657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8918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2_18_31_1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2 18:31:10</text:p>
            <text:p text:style-name="Table_20_Contents">   EXIF DateTimeOriginal (ASCII): 2015:01:22 18:31:10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9449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600</text:p>
            <text:p text:style-name="Table_20_Contents">   EXIF LightSource (Short): Unknown</text:p>
            <text:p text:style-name="Table_20_Contents">   EXIF MakerNote (Undefined): [2, 3, 2, 56, 84, 0, 0, 0, 0, 0, 0, 0, 240, 91, 92, 44, 50, 154, 202, 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072203/1000000</text:p>
            <text:p text:style-name="Table_20_Contents">   EXIF WhiteBalance (Short): Auto</text:p>
            <text:p text:style-name="Table_20_Contents">   GPS GPSAltitude (Ratio): 23/2</text:p>
            <text:p text:style-name="Table_20_Contents">   GPS GPSAltitudeRef (Byte): 0</text:p>
            <text:p text:style-name="Table_20_Contents">   GPS GPSDOP (Ratio): 9</text:p>
            <text:p text:style-name="Table_20_Contents">   GPS GPSLatitude (Ratio): [1, 24, 9161/250]</text:p>
            <text:p text:style-name="Table_20_Contents">   GPS GPSLatitudeRef (ASCII): S</text:p>
            <text:p text:style-name="Table_20_Contents">   GPS GPSLongitude (Ratio): [48, 28, 2657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8454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2_18_31_2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2 18:31:22</text:p>
            <text:p text:style-name="Table_20_Contents">   EXIF DateTimeOriginal (ASCII): 2015:01:22 18:31:22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9393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600</text:p>
            <text:p text:style-name="Table_20_Contents">   EXIF LightSource (Short): Unknown</text:p>
            <text:p text:style-name="Table_20_Contents">   EXIF MakerNote (Undefined): [2, 3, 2, 56, 84, 0, 0, 0, 0, 0, 0, 0, 142, 67, 103, 219, 139, 42, 160, 2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073563/1000000</text:p>
            <text:p text:style-name="Table_20_Contents">   EXIF WhiteBalance (Short): Auto</text:p>
            <text:p text:style-name="Table_20_Contents">   GPS GPSAltitude (Ratio): 23/2</text:p>
            <text:p text:style-name="Table_20_Contents">   GPS GPSAltitudeRef (Byte): 0</text:p>
            <text:p text:style-name="Table_20_Contents">   GPS GPSDOP (Ratio): 9</text:p>
            <text:p text:style-name="Table_20_Contents">   GPS GPSLatitude (Ratio): [1, 24, 9161/250]</text:p>
            <text:p text:style-name="Table_20_Contents">   GPS GPSLatitudeRef (ASCII): S</text:p>
            <text:p text:style-name="Table_20_Contents">   GPS GPSLongitude (Ratio): [48, 28, 2657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8918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2_18_31_3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2 18:31:31</text:p>
            <text:p text:style-name="Table_20_Contents">   EXIF DateTimeOriginal (ASCII): 2015:01:22 18:31:31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833/3125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600</text:p>
            <text:p text:style-name="Table_20_Contents">   EXIF LightSource (Short): Unknown</text:p>
            <text:p text:style-name="Table_20_Contents">   EXIF MakerNote (Undefined): [2, 3, 2, 56, 84, 0, 0, 0, 0, 0, 0, 0, 87, 134, 193, 251, 247, 231, 34, 20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02731/100000</text:p>
            <text:p text:style-name="Table_20_Contents">   EXIF WhiteBalance (Short): Auto</text:p>
            <text:p text:style-name="Table_20_Contents">   GPS GPSAltitude (Ratio): 23/2</text:p>
            <text:p text:style-name="Table_20_Contents">   GPS GPSAltitudeRef (Byte): 0</text:p>
            <text:p text:style-name="Table_20_Contents">   GPS GPSDOP (Ratio): 9</text:p>
            <text:p text:style-name="Table_20_Contents">   GPS GPSLatitude (Ratio): [1, 24, 9161/250]</text:p>
            <text:p text:style-name="Table_20_Contents">   GPS GPSLatitudeRef (ASCII): S</text:p>
            <text:p text:style-name="Table_20_Contents">   GPS GPSLongitude (Ratio): [48, 28, 2657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8262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2_18_31_4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2 18:31:42</text:p>
            <text:p text:style-name="Table_20_Contents">   EXIF DateTimeOriginal (ASCII): 2015:01:22 18:31:42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18609/10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600</text:p>
            <text:p text:style-name="Table_20_Contents">   EXIF LightSource (Short): Unknown</text:p>
            <text:p text:style-name="Table_20_Contents">   EXIF MakerNote (Undefined): [2, 3, 2, 56, 84, 0, 0, 0, 0, 0, 0, 0, 253, 170, 237, 142, 223, 181, 209, 22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537857/500000</text:p>
            <text:p text:style-name="Table_20_Contents">   EXIF WhiteBalance (Short): Auto</text:p>
            <text:p text:style-name="Table_20_Contents">   GPS GPSAltitude (Ratio): 23/2</text:p>
            <text:p text:style-name="Table_20_Contents">   GPS GPSAltitudeRef (Byte): 0</text:p>
            <text:p text:style-name="Table_20_Contents">   GPS GPSDOP (Ratio): 9</text:p>
            <text:p text:style-name="Table_20_Contents">   GPS GPSLatitude (Ratio): [1, 24, 9161/250]</text:p>
            <text:p text:style-name="Table_20_Contents">   GPS GPSLatitudeRef (ASCII): S</text:p>
            <text:p text:style-name="Table_20_Contents">   GPS GPSLongitude (Ratio): [48, 28, 2657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9062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4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4 22:52:38</text:p>
            <text:p text:style-name="Table_20_Contents">   EXIF DateTimeOriginal (ASCII): 2015:01:24 22:52:39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2213/125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207, 253, 209, 136, 132, 156, 198, 21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77719/500000</text:p>
            <text:p text:style-name="Table_20_Contents">   EXIF SubSecTimeDigitized (ASCII): 797</text:p>
            <text:p text:style-name="Table_20_Contents">   EXIF SubSecTimeOriginal (ASCII): 021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41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1, 24, 4598/125]</text:p>
            <text:p text:style-name="Table_20_Contents">   GPS GPSLatitudeRef (ASCII): S</text:p>
            <text:p text:style-name="Table_20_Contents">   GPS GPSLongitude (Ratio): [48, 28, 5334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4_12_23_0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4 12:23:02</text:p>
            <text:p text:style-name="Table_20_Contents">   EXIF DateTimeOriginal (ASCII): 2015:01:24 12:23:02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69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150, 223, 48, 181, 57, 83, 93, 11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264531/250000</text:p>
            <text:p text:style-name="Table_20_Contents">   EXIF WhiteBalance (Short): Auto</text:p>
            <text:p text:style-name="Table_20_Contents">   GPS GPSAltitude (Ratio): 9/2</text:p>
            <text:p text:style-name="Table_20_Contents">   GPS GPSAltitudeRef (Byte): 0</text:p>
            <text:p text:style-name="Table_20_Contents">   GPS GPSDOP (Ratio): 19</text:p>
            <text:p text:style-name="Table_20_Contents">   GPS GPSLatitude (Ratio): [1, 27, 11531/200]</text:p>
            <text:p text:style-name="Table_20_Contents">   GPS GPSLatitudeRef (ASCII): S</text:p>
            <text:p text:style-name="Table_20_Contents">   GPS GPSLongitude (Ratio): [48, 30, 657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4_12_40_2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4 12:40:20</text:p>
            <text:p text:style-name="Table_20_Contents">   EXIF DateTimeOriginal (ASCII): 2015:01:24 12:40:20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11/125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236, 213, 15, 247, 145, 52, 6, 11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9210469/1000000</text:p>
            <text:p text:style-name="Table_20_Contents">   EXIF WhiteBalance (Short): Manual</text:p>
            <text:p text:style-name="Table_20_Contents">   GPS GPSAltitude (Ratio): 19/2</text:p>
            <text:p text:style-name="Table_20_Contents">   GPS GPSAltitudeRef (Byte): 0</text:p>
            <text:p text:style-name="Table_20_Contents">   GPS GPSDOP (Ratio): 28</text:p>
            <text:p text:style-name="Table_20_Contents">   GPS GPSLatitude (Ratio): [1, 27, 11451/200]</text:p>
            <text:p text:style-name="Table_20_Contents">   GPS GPSLatitudeRef (ASCII): S</text:p>
            <text:p text:style-name="Table_20_Contents">   GPS GPSLongitude (Ratio): [48, 30, 695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4_12_41_0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4 12:41:04</text:p>
            <text:p text:style-name="Table_20_Contents">   EXIF DateTimeOriginal (ASCII): 2015:01:24 12:41:0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81/125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66, 15, 185, 132, 235, 44, 19, 2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715861/500000</text:p>
            <text:p text:style-name="Table_20_Contents">   EXIF Tag 0xEA1D (Signed Long): 76</text:p>
            <text:p text:style-name="Table_20_Contents">   EXIF WhiteBalance (Short): Manual</text:p>
            <text:p text:style-name="Table_20_Contents">   GPS GPSAltitude (Ratio): 13/2</text:p>
            <text:p text:style-name="Table_20_Contents">   GPS GPSAltitudeRef (Byte): 0</text:p>
            <text:p text:style-name="Table_20_Contents">   GPS GPSDOP (Ratio): 19</text:p>
            <text:p text:style-name="Table_20_Contents">   GPS GPSLatitude (Ratio): [1, 27, 7139/125]</text:p>
            <text:p text:style-name="Table_20_Contents">   GPS GPSLatitudeRef (ASCII): S</text:p>
            <text:p text:style-name="Table_20_Contents">   GPS GPSLongitude (Ratio): [48, 30, 736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DateTime (ASCII): 2015:01:24 23:52:11</text:p>
            <text:p text:style-name="Table_20_Contents">   Image ExifOffset (Long): 2316</text:p>
            <text:p text:style-name="Table_20_Contents">   Image GPSInfo (Long): 3023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Microsoft Windows Photo Viewer 6.3.9600.16384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4_12_48_3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4 12:48:35</text:p>
            <text:p text:style-name="Table_20_Contents">   EXIF DateTimeOriginal (ASCII): 2015:01:24 12:48:35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93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16, 19, 155, 196, 103, 185, 103, 6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068931/1000000</text:p>
            <text:p text:style-name="Table_20_Contents">   EXIF WhiteBalance (Short): Manual</text:p>
            <text:p text:style-name="Table_20_Contents">   GPS GPSAltitude (Ratio): 41/2</text:p>
            <text:p text:style-name="Table_20_Contents">   GPS GPSAltitudeRef (Byte): 1</text:p>
            <text:p text:style-name="Table_20_Contents">   GPS GPSDOP (Ratio): 14</text:p>
            <text:p text:style-name="Table_20_Contents">   GPS GPSLatitude (Ratio): [1, 27, 28661/500]</text:p>
            <text:p text:style-name="Table_20_Contents">   GPS GPSLatitudeRef (ASCII): S</text:p>
            <text:p text:style-name="Table_20_Contents">   GPS GPSLongitude (Ratio): [48, 30, 1249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4_12_48_4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4 12:48:44</text:p>
            <text:p text:style-name="Table_20_Contents">   EXIF DateTimeOriginal (ASCII): 2015:01:24 12:48:4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2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229, 108, 95, 7, 78, 106, 228, 19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246819/1000000</text:p>
            <text:p text:style-name="Table_20_Contents">   EXIF WhiteBalance (Short): Manual</text:p>
            <text:p text:style-name="Table_20_Contents">   GPS GPSAltitude (Ratio): 41/2</text:p>
            <text:p text:style-name="Table_20_Contents">   GPS GPSAltitudeRef (Byte): 1</text:p>
            <text:p text:style-name="Table_20_Contents">   GPS GPSDOP (Ratio): 14</text:p>
            <text:p text:style-name="Table_20_Contents">   GPS GPSLatitude (Ratio): [1, 27, 28661/500]</text:p>
            <text:p text:style-name="Table_20_Contents">   GPS GPSLatitudeRef (ASCII): S</text:p>
            <text:p text:style-name="Table_20_Contents">   GPS GPSLongitude (Ratio): [48, 30, 1249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4_12_48_4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4 12:48:48</text:p>
            <text:p text:style-name="Table_20_Contents">   EXIF DateTimeOriginal (ASCII): 2015:01:24 12:48:4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30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188, 186, 154, 106, 127, 232, 145, 23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762269/1000000</text:p>
            <text:p text:style-name="Table_20_Contents">   EXIF WhiteBalance (Short): Manual</text:p>
            <text:p text:style-name="Table_20_Contents">   GPS GPSAltitude (Ratio): 41/2</text:p>
            <text:p text:style-name="Table_20_Contents">   GPS GPSAltitudeRef (Byte): 1</text:p>
            <text:p text:style-name="Table_20_Contents">   GPS GPSDOP (Ratio): 14</text:p>
            <text:p text:style-name="Table_20_Contents">   GPS GPSLatitude (Ratio): [1, 27, 28661/500]</text:p>
            <text:p text:style-name="Table_20_Contents">   GPS GPSLatitudeRef (ASCII): S</text:p>
            <text:p text:style-name="Table_20_Contents">   GPS GPSLongitude (Ratio): [48, 30, 1249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4_13_57_3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4 13:57:32</text:p>
            <text:p text:style-name="Table_20_Contents">   EXIF DateTimeOriginal (ASCII): 2015:01:24 13:57:32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3/1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56, 84, 0, 0, 0, 0, 0, 0, 0, 74, 128, 47, 151, 92, 65, 249, 19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7861447/1000000</text:p>
            <text:p text:style-name="Table_20_Contents">   EXIF WhiteBalance (Short): Auto</text:p>
            <text:p text:style-name="Table_20_Contents">   GPS GPSAltitude (Ratio): 9/2</text:p>
            <text:p text:style-name="Table_20_Contents">   GPS GPSAltitudeRef (Byte): 1</text:p>
            <text:p text:style-name="Table_20_Contents">   GPS GPSDOP (Ratio): 11</text:p>
            <text:p text:style-name="Table_20_Contents">   GPS GPSLatitude (Ratio): [1, 27, 1143/20]</text:p>
            <text:p text:style-name="Table_20_Contents">   GPS GPSLatitudeRef (ASCII): S</text:p>
            <text:p text:style-name="Table_20_Contents">   GPS GPSLongitude (Ratio): [48, 30, 659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12214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4_13_58_3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4 13:58:39</text:p>
            <text:p text:style-name="Table_20_Contents">   EXIF DateTimeOriginal (ASCII): 2015:01:24 13:58:39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161/10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56, 84, 0, 0, 0, 0, 0, 0, 0, 138, 177, 86, 46, 105, 245, 11, 1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70817/200000</text:p>
            <text:p text:style-name="Table_20_Contents">   EXIF WhiteBalance (Short): Auto</text:p>
            <text:p text:style-name="Table_20_Contents">   GPS GPSAltitude (Ratio): 9/2</text:p>
            <text:p text:style-name="Table_20_Contents">   GPS GPSAltitudeRef (Byte): 1</text:p>
            <text:p text:style-name="Table_20_Contents">   GPS GPSDOP (Ratio): 11</text:p>
            <text:p text:style-name="Table_20_Contents">   GPS GPSLatitude (Ratio): [1, 27, 1143/20]</text:p>
            <text:p text:style-name="Table_20_Contents">   GPS GPSLatitudeRef (ASCII): S</text:p>
            <text:p text:style-name="Table_20_Contents">   GPS GPSLongitude (Ratio): [48, 30, 659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13238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4_13_58_4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4 13:58:46</text:p>
            <text:p text:style-name="Table_20_Contents">   EXIF DateTimeOriginal (ASCII): 2015:01:24 13:58:46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021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56, 84, 0, 0, 0, 0, 0, 0, 0, 209, 120, 234, 231, 13, 11, 197, 4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935801/1000000</text:p>
            <text:p text:style-name="Table_20_Contents">   EXIF WhiteBalance (Short): Auto</text:p>
            <text:p text:style-name="Table_20_Contents">   GPS GPSAltitude (Ratio): 9/2</text:p>
            <text:p text:style-name="Table_20_Contents">   GPS GPSAltitudeRef (Byte): 1</text:p>
            <text:p text:style-name="Table_20_Contents">   GPS GPSDOP (Ratio): 11</text:p>
            <text:p text:style-name="Table_20_Contents">   GPS GPSLatitude (Ratio): [1, 27, 1143/20]</text:p>
            <text:p text:style-name="Table_20_Contents">   GPS GPSLatitudeRef (ASCII): S</text:p>
            <text:p text:style-name="Table_20_Contents">   GPS GPSLongitude (Ratio): [48, 30, 659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13078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4_13_58_48_Pro (2)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4 13:58:48</text:p>
            <text:p text:style-name="Table_20_Contents">   EXIF DateTimeOriginal (ASCII): 2015:01:24 13:58:48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/5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56, 84, 0, 0, 0, 0, 0, 0, 0, 129, 218, 38, 230, 59, 7, 255, 17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9480357/1000000</text:p>
            <text:p text:style-name="Table_20_Contents">   EXIF WhiteBalance (Short): Auto</text:p>
            <text:p text:style-name="Table_20_Contents">   GPS GPSAltitude (Ratio): 9/2</text:p>
            <text:p text:style-name="Table_20_Contents">   GPS GPSAltitudeRef (Byte): 1</text:p>
            <text:p text:style-name="Table_20_Contents">   GPS GPSDOP (Ratio): 11</text:p>
            <text:p text:style-name="Table_20_Contents">   GPS GPSLatitude (Ratio): [1, 27, 1143/20]</text:p>
            <text:p text:style-name="Table_20_Contents">   GPS GPSLatitudeRef (ASCII): S</text:p>
            <text:p text:style-name="Table_20_Contents">   GPS GPSLongitude (Ratio): [48, 30, 659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10726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4_13_58_4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4 13:58:48</text:p>
            <text:p text:style-name="Table_20_Contents">   EXIF DateTimeOriginal (ASCII): 2015:01:24 13:58:48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063/10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56, 84, 0, 0, 0, 0, 0, 0, 0, 181, 156, 195, 20, 100, 88, 153, 11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11513/12500</text:p>
            <text:p text:style-name="Table_20_Contents">   EXIF WhiteBalance (Short): Auto</text:p>
            <text:p text:style-name="Table_20_Contents">   GPS GPSAltitude (Ratio): 9/2</text:p>
            <text:p text:style-name="Table_20_Contents">   GPS GPSAltitudeRef (Byte): 1</text:p>
            <text:p text:style-name="Table_20_Contents">   GPS GPSDOP (Ratio): 11</text:p>
            <text:p text:style-name="Table_20_Contents">   GPS GPSLatitude (Ratio): [1, 27, 1143/20]</text:p>
            <text:p text:style-name="Table_20_Contents">   GPS GPSLatitudeRef (ASCII): S</text:p>
            <text:p text:style-name="Table_20_Contents">   GPS GPSLongitude (Ratio): [48, 30, 659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13558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4_14_00_2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4 14:00:28</text:p>
            <text:p text:style-name="Table_20_Contents">   EXIF DateTimeOriginal (ASCII): 2015:01:24 14:00:28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257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56, 84, 0, 0, 0, 0, 0, 0, 0, 40, 8, 74, 193, 194, 77, 59, 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635799/1000000</text:p>
            <text:p text:style-name="Table_20_Contents">   EXIF WhiteBalance (Short): Auto</text:p>
            <text:p text:style-name="Table_20_Contents">   GPS GPSAltitude (Ratio): 71/2</text:p>
            <text:p text:style-name="Table_20_Contents">   GPS GPSAltitudeRef (Byte): 0</text:p>
            <text:p text:style-name="Table_20_Contents">   GPS GPSDOP (Ratio): 8</text:p>
            <text:p text:style-name="Table_20_Contents">   GPS GPSLatitude (Ratio): [1, 27, 7174/125]</text:p>
            <text:p text:style-name="Table_20_Contents">   GPS GPSLatitudeRef (ASCII): S</text:p>
            <text:p text:style-name="Table_20_Contents">   GPS GPSLongitude (Ratio): [48, 30, 338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12822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4_14_01_4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4 14:01:39</text:p>
            <text:p text:style-name="Table_20_Contents">   EXIF DateTimeOriginal (ASCII): 2015:01:24 14:01:39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69/25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56, 84, 0, 0, 0, 0, 0, 0, 0, 230, 74, 152, 116, 34, 31, 88, 17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272853/500000</text:p>
            <text:p text:style-name="Table_20_Contents">   EXIF WhiteBalance (Short): Auto</text:p>
            <text:p text:style-name="Table_20_Contents">   GPS GPSAltitude (Ratio): 71/2</text:p>
            <text:p text:style-name="Table_20_Contents">   GPS GPSAltitudeRef (Byte): 0</text:p>
            <text:p text:style-name="Table_20_Contents">   GPS GPSDOP (Ratio): 8</text:p>
            <text:p text:style-name="Table_20_Contents">   GPS GPSLatitude (Ratio): [1, 27, 7174/125]</text:p>
            <text:p text:style-name="Table_20_Contents">   GPS GPSLatitudeRef (ASCII): S</text:p>
            <text:p text:style-name="Table_20_Contents">   GPS GPSLongitude (Ratio): [48, 30, 338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14198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4_14_03_1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4 14:03:19</text:p>
            <text:p text:style-name="Table_20_Contents">   EXIF DateTimeOriginal (ASCII): 2015:01:24 14:03:19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71/5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56, 84, 0, 0, 0, 0, 0, 0, 0, 6, 52, 141, 168, 32, 149, 121, 1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191787/1000000</text:p>
            <text:p text:style-name="Table_20_Contents">   EXIF WhiteBalance (Short): Auto</text:p>
            <text:p text:style-name="Table_20_Contents">   GPS GPSAltitude (Ratio): 25/2</text:p>
            <text:p text:style-name="Table_20_Contents">   GPS GPSAltitudeRef (Byte): 0</text:p>
            <text:p text:style-name="Table_20_Contents">   GPS GPSDOP (Ratio): 10</text:p>
            <text:p text:style-name="Table_20_Contents">   GPS GPSLatitude (Ratio): [1, 27, 573/10]</text:p>
            <text:p text:style-name="Table_20_Contents">   GPS GPSLatitudeRef (ASCII): S</text:p>
            <text:p text:style-name="Table_20_Contents">   GPS GPSLongitude (Ratio): [48, 30, 664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7382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4_14_03_2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4 14:03:21</text:p>
            <text:p text:style-name="Table_20_Contents">   EXIF DateTimeOriginal (ASCII): 2015:01:24 14:03:21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313/10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56, 84, 0, 0, 0, 0, 0, 0, 0, 220, 75, 54, 64, 239, 41, 107, 23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118823/500000</text:p>
            <text:p text:style-name="Table_20_Contents">   EXIF WhiteBalance (Short): Auto</text:p>
            <text:p text:style-name="Table_20_Contents">   GPS GPSAltitude (Ratio): 25/2</text:p>
            <text:p text:style-name="Table_20_Contents">   GPS GPSAltitudeRef (Byte): 0</text:p>
            <text:p text:style-name="Table_20_Contents">   GPS GPSDOP (Ratio): 10</text:p>
            <text:p text:style-name="Table_20_Contents">   GPS GPSLatitude (Ratio): [1, 27, 573/10]</text:p>
            <text:p text:style-name="Table_20_Contents">   GPS GPSLatitudeRef (ASCII): S</text:p>
            <text:p text:style-name="Table_20_Contents">   GPS GPSLongitude (Ratio): [48, 30, 664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7046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4_14_03_5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4 14:03:52</text:p>
            <text:p text:style-name="Table_20_Contents">   EXIF DateTimeOriginal (ASCII): 2015:01:24 14:03:52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257/10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56, 84, 0, 0, 0, 0, 0, 0, 0, 241, 83, 164, 54, 193, 96, 254, 21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946443/125000</text:p>
            <text:p text:style-name="Table_20_Contents">   EXIF WhiteBalance (Short): Auto</text:p>
            <text:p text:style-name="Table_20_Contents">   GPS GPSAltitude (Ratio): 25/2</text:p>
            <text:p text:style-name="Table_20_Contents">   GPS GPSAltitudeRef (Byte): 0</text:p>
            <text:p text:style-name="Table_20_Contents">   GPS GPSDOP (Ratio): 10</text:p>
            <text:p text:style-name="Table_20_Contents">   GPS GPSLatitude (Ratio): [1, 27, 573/10]</text:p>
            <text:p text:style-name="Table_20_Contents">   GPS GPSLatitudeRef (ASCII): S</text:p>
            <text:p text:style-name="Table_20_Contents">   GPS GPSLongitude (Ratio): [48, 30, 664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6998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4_15_12_0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4 15:12:03</text:p>
            <text:p text:style-name="Table_20_Contents">   EXIF DateTimeOriginal (ASCII): 2015:01:24 15:12:03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17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161, 175, 176, 237, 23, 176, 138, 15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576729/62500</text:p>
            <text:p text:style-name="Table_20_Contents">   EXIF WhiteBalance (Short): Auto</text:p>
            <text:p text:style-name="Table_20_Contents">   GPS GPSAltitude (Ratio): 1/2</text:p>
            <text:p text:style-name="Table_20_Contents">   GPS GPSAltitudeRef (Byte): 0</text:p>
            <text:p text:style-name="Table_20_Contents">   GPS GPSDOP (Ratio): 19</text:p>
            <text:p text:style-name="Table_20_Contents">   GPS GPSLatitude (Ratio): [1, 27, 57043/1000]</text:p>
            <text:p text:style-name="Table_20_Contents">   GPS GPSLatitudeRef (ASCII): S</text:p>
            <text:p text:style-name="Table_20_Contents">   GPS GPSLongitude (Ratio): [48, 30, 642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4_15_13_2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4 15:13:24</text:p>
            <text:p text:style-name="Table_20_Contents">   EXIF DateTimeOriginal (ASCII): 2015:01:24 15:13:24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29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18, 204, 178, 253, 118, 94, 2, 11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9421793/1000000</text:p>
            <text:p text:style-name="Table_20_Contents">   EXIF WhiteBalance (Short): Auto</text:p>
            <text:p text:style-name="Table_20_Contents">   GPS GPSAltitude (Ratio): 1/2</text:p>
            <text:p text:style-name="Table_20_Contents">   GPS GPSAltitudeRef (Byte): 0</text:p>
            <text:p text:style-name="Table_20_Contents">   GPS GPSDOP (Ratio): 19</text:p>
            <text:p text:style-name="Table_20_Contents">   GPS GPSLatitude (Ratio): [1, 27, 57043/1000]</text:p>
            <text:p text:style-name="Table_20_Contents">   GPS GPSLatitudeRef (ASCII): S</text:p>
            <text:p text:style-name="Table_20_Contents">   GPS GPSLongitude (Ratio): [48, 30, 642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7_19_21_0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7 19:21:07</text:p>
            <text:p text:style-name="Table_20_Contents">   EXIF DateTimeOriginal (ASCII): 2015:01:27 19:21:07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4495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0</text:p>
            <text:p text:style-name="Table_20_Contents">   EXIF LightSource (Short): Unknown</text:p>
            <text:p text:style-name="Table_20_Contents">   EXIF MakerNote (Undefined): [2, 3, 2, 134, 99, 0, 0, 0, 0, 0, 0, 0, 124, 80, 216, 12, 108, 222, 170, 10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786303/1000000</text:p>
            <text:p text:style-name="Table_20_Contents">   EXIF WhiteBalance (Short): Auto</text:p>
            <text:p text:style-name="Table_20_Contents">   GPS GPSAltitude (Ratio): 5/2</text:p>
            <text:p text:style-name="Table_20_Contents">   GPS GPSAltitudeRef (Byte): 0</text:p>
            <text:p text:style-name="Table_20_Contents">   GPS GPSDOP (Ratio): 43</text:p>
            <text:p text:style-name="Table_20_Contents">   GPS GPSLatitude (Ratio): [1, 28, 9649/500]</text:p>
            <text:p text:style-name="Table_20_Contents">   GPS GPSLatitudeRef (ASCII): S</text:p>
            <text:p text:style-name="Table_20_Contents">   GPS GPSLongitude (Ratio): [48, 30, 348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7_19_21_1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7 19:21:18</text:p>
            <text:p text:style-name="Table_20_Contents">   EXIF DateTimeOriginal (ASCII): 2015:01:27 19:21:1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6229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0</text:p>
            <text:p text:style-name="Table_20_Contents">   EXIF LightSource (Short): Unknown</text:p>
            <text:p text:style-name="Table_20_Contents">   EXIF MakerNote (Undefined): [2, 3, 2, 134, 99, 0, 0, 0, 0, 0, 0, 0, 89, 84, 129, 4, 224, 139, 54, 8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623273/1000000</text:p>
            <text:p text:style-name="Table_20_Contents">   EXIF WhiteBalance (Short): Auto</text:p>
            <text:p text:style-name="Table_20_Contents">   GPS GPSAltitude (Ratio): 5/2</text:p>
            <text:p text:style-name="Table_20_Contents">   GPS GPSAltitudeRef (Byte): 0</text:p>
            <text:p text:style-name="Table_20_Contents">   GPS GPSDOP (Ratio): 43</text:p>
            <text:p text:style-name="Table_20_Contents">   GPS GPSLatitude (Ratio): [1, 28, 9649/500]</text:p>
            <text:p text:style-name="Table_20_Contents">   GPS GPSLatitudeRef (ASCII): S</text:p>
            <text:p text:style-name="Table_20_Contents">   GPS GPSLongitude (Ratio): [48, 30, 348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7_19_21_3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7 19:21:38</text:p>
            <text:p text:style-name="Table_20_Contents">   EXIF DateTimeOriginal (ASCII): 2015:01:27 19:21:38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1589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0</text:p>
            <text:p text:style-name="Table_20_Contents">   EXIF LightSource (Short): Unknown</text:p>
            <text:p text:style-name="Table_20_Contents">   EXIF MakerNote (Undefined): [2, 3, 2, 134, 99, 0, 0, 0, 0, 0, 0, 0, 36, 141, 41, 100, 192, 152, 219, 14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615481/1000000</text:p>
            <text:p text:style-name="Table_20_Contents">   EXIF WhiteBalance (Short): Auto</text:p>
            <text:p text:style-name="Table_20_Contents">   GPS GPSAltitude (Ratio): 1/2</text:p>
            <text:p text:style-name="Table_20_Contents">   GPS GPSAltitudeRef (Byte): 0</text:p>
            <text:p text:style-name="Table_20_Contents">   GPS GPSDOP (Ratio): 68</text:p>
            <text:p text:style-name="Table_20_Contents">   GPS GPSLatitude (Ratio): [1, 28, 1933/100]</text:p>
            <text:p text:style-name="Table_20_Contents">   GPS GPSLatitudeRef (ASCII): S</text:p>
            <text:p text:style-name="Table_20_Contents">   GPS GPSLongitude (Ratio): [48, 30, 336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7_19_21_5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7 19:21:53</text:p>
            <text:p text:style-name="Table_20_Contents">   EXIF DateTimeOriginal (ASCII): 2015:01:27 19:21:53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9853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0</text:p>
            <text:p text:style-name="Table_20_Contents">   EXIF LightSource (Short): Unknown</text:p>
            <text:p text:style-name="Table_20_Contents">   EXIF MakerNote (Undefined): [2, 3, 2, 134, 99, 0, 0, 0, 0, 0, 0, 0, 134, 147, 70, 150, 75, 4, 224, 24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19767/500000</text:p>
            <text:p text:style-name="Table_20_Contents">   EXIF WhiteBalance (Short): Auto</text:p>
            <text:p text:style-name="Table_20_Contents">   GPS GPSAltitude (Ratio): 1/2</text:p>
            <text:p text:style-name="Table_20_Contents">   GPS GPSAltitudeRef (Byte): 0</text:p>
            <text:p text:style-name="Table_20_Contents">   GPS GPSDOP (Ratio): 68</text:p>
            <text:p text:style-name="Table_20_Contents">   GPS GPSLatitude (Ratio): [1, 28, 1933/100]</text:p>
            <text:p text:style-name="Table_20_Contents">   GPS GPSLatitudeRef (ASCII): S</text:p>
            <text:p text:style-name="Table_20_Contents">   GPS GPSLongitude (Ratio): [48, 30, 336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28_18_14_4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28 18:14:41</text:p>
            <text:p text:style-name="Table_20_Contents">   EXIF DateTimeOriginal (ASCII): 2015:01:28 18:14:41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9959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2, 3, 2, 134, 99, 0, 0, 0, 0, 0, 0, 0, 82, 68, 117, 112, 124, 214, 242, 3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5213/31250</text:p>
            <text:p text:style-name="Table_20_Contents">   EXIF WhiteBalance (Short): Auto</text:p>
            <text:p text:style-name="Table_20_Contents">   GPS GPSAltitude (Ratio): 171/2</text:p>
            <text:p text:style-name="Table_20_Contents">   GPS GPSAltitudeRef (Byte): 0</text:p>
            <text:p text:style-name="Table_20_Contents">   GPS GPSDOP (Ratio): 34</text:p>
            <text:p text:style-name="Table_20_Contents">   GPS GPSLatitude (Ratio): [1, 27, 4191/500]</text:p>
            <text:p text:style-name="Table_20_Contents">   GPS GPSLatitudeRef (ASCII): S</text:p>
            <text:p text:style-name="Table_20_Contents">   GPS GPSLongitude (Ratio): [48, 28, 8731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30_18_34_3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30 18:34:34</text:p>
            <text:p text:style-name="Table_20_Contents">   EXIF DateTimeOriginal (ASCII): 2015:01:30 18:34:3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8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51, 41, 3, 145, 144, 79, 140, 1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</text:p>
            <text:p text:style-name="Table_20_Contents">   EXIF WhiteBalance (Short): Manual</text:p>
            <text:p text:style-name="Table_20_Contents">   GPS GPSAltitude (Ratio): 159/2</text:p>
            <text:p text:style-name="Table_20_Contents">   GPS GPSAltitudeRef (Byte): 0</text:p>
            <text:p text:style-name="Table_20_Contents">   GPS GPSDOP (Ratio): 28</text:p>
            <text:p text:style-name="Table_20_Contents">   GPS GPSLatitude (Ratio): [1, 27, 4064/125]</text:p>
            <text:p text:style-name="Table_20_Contents">   GPS GPSLatitudeRef (ASCII): S</text:p>
            <text:p text:style-name="Table_20_Contents">   GPS GPSLongitude (Ratio): [48, 29, 10351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30_18_35_0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30 18:35:00</text:p>
            <text:p text:style-name="Table_20_Contents">   EXIF DateTimeOriginal (ASCII): 2015:01:30 18:35:00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3/1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23, 21, 189, 224, 56, 26, 193, 22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47393/200000</text:p>
            <text:p text:style-name="Table_20_Contents">   EXIF WhiteBalance (Short): Manual</text:p>
            <text:p text:style-name="Table_20_Contents">   GPS GPSAltitude (Ratio): 159/2</text:p>
            <text:p text:style-name="Table_20_Contents">   GPS GPSAltitudeRef (Byte): 0</text:p>
            <text:p text:style-name="Table_20_Contents">   GPS GPSDOP (Ratio): 28</text:p>
            <text:p text:style-name="Table_20_Contents">   GPS GPSLatitude (Ratio): [1, 27, 4064/125]</text:p>
            <text:p text:style-name="Table_20_Contents">   GPS GPSLatitudeRef (ASCII): S</text:p>
            <text:p text:style-name="Table_20_Contents">   GPS GPSLongitude (Ratio): [48, 29, 10351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30_18_50_5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30 18:50:59</text:p>
            <text:p text:style-name="Table_20_Contents">   EXIF DateTimeOriginal (ASCII): 2015:01:30 18:50:59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/2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56, 84, 0, 0, 0, 0, 0, 0, 0, 169, 45, 114, 55, 10, 144, 4, 6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540241/125000</text:p>
            <text:p text:style-name="Table_20_Contents">   EXIF WhiteBalance (Short): Auto</text:p>
            <text:p text:style-name="Table_20_Contents">   GPS GPSAltitude (Ratio): 165/2</text:p>
            <text:p text:style-name="Table_20_Contents">   GPS GPSAltitudeRef (Byte): 0</text:p>
            <text:p text:style-name="Table_20_Contents">   GPS GPSDOP (Ratio): 38</text:p>
            <text:p text:style-name="Table_20_Contents">   GPS GPSLatitude (Ratio): [1, 27, 32591/1000]</text:p>
            <text:p text:style-name="Table_20_Contents">   GPS GPSLatitudeRef (ASCII): S</text:p>
            <text:p text:style-name="Table_20_Contents">   GPS GPSLongitude (Ratio): [48, 29, 4134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10822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30_18_51_1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30 18:51:13</text:p>
            <text:p text:style-name="Table_20_Contents">   EXIF DateTimeOriginal (ASCII): 2015:01:30 18:51:13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2029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56, 84, 0, 0, 0, 0, 0, 0, 0, 143, 59, 220, 220, 217, 76, 70, 18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126113/250000</text:p>
            <text:p text:style-name="Table_20_Contents">   EXIF WhiteBalance (Short): Auto</text:p>
            <text:p text:style-name="Table_20_Contents">   GPS GPSAltitude (Ratio): 103/2</text:p>
            <text:p text:style-name="Table_20_Contents">   GPS GPSAltitudeRef (Byte): 0</text:p>
            <text:p text:style-name="Table_20_Contents">   GPS GPSDOP (Ratio): 14</text:p>
            <text:p text:style-name="Table_20_Contents">   GPS GPSLatitude (Ratio): [1, 27, 8057/250]</text:p>
            <text:p text:style-name="Table_20_Contents">   GPS GPSLatitudeRef (ASCII): S</text:p>
            <text:p text:style-name="Table_20_Contents">   GPS GPSLongitude (Ratio): [48, 29, 2071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10822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30_18_51_2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30 18:51:21</text:p>
            <text:p text:style-name="Table_20_Contents">   EXIF DateTimeOriginal (ASCII): 2015:01:30 18:51:21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5007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640</text:p>
            <text:p text:style-name="Table_20_Contents">   EXIF LightSource (Short): Unknown</text:p>
            <text:p text:style-name="Table_20_Contents">   EXIF MakerNote (Undefined): [2, 3, 2, 56, 84, 0, 0, 0, 0, 0, 0, 0, 165, 105, 40, 202, 3, 49, 55, 4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80381/250000</text:p>
            <text:p text:style-name="Table_20_Contents">   EXIF WhiteBalance (Short): Auto</text:p>
            <text:p text:style-name="Table_20_Contents">   GPS GPSAltitude (Ratio): 103/2</text:p>
            <text:p text:style-name="Table_20_Contents">   GPS GPSAltitudeRef (Byte): 0</text:p>
            <text:p text:style-name="Table_20_Contents">   GPS GPSDOP (Ratio): 14</text:p>
            <text:p text:style-name="Table_20_Contents">   GPS GPSLatitude (Ratio): [1, 27, 8057/250]</text:p>
            <text:p text:style-name="Table_20_Contents">   GPS GPSLatitudeRef (ASCII): S</text:p>
            <text:p text:style-name="Table_20_Contents">   GPS GPSLongitude (Ratio): [48, 29, 2071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10518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30_19_38_0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30 19:38:01</text:p>
            <text:p text:style-name="Table_20_Contents">   EXIF DateTimeOriginal (ASCII): 2015:01:30 19:38:01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901/1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56, 84, 0, 0, 0, 0, 0, 0, 0, 193, 148, 149, 10, 70, 172, 36, 14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55181/62500</text:p>
            <text:p text:style-name="Table_20_Contents">   EXIF WhiteBalance (Short): Auto</text:p>
            <text:p text:style-name="Table_20_Contents">   GPS GPSAltitude (Ratio): 139/2</text:p>
            <text:p text:style-name="Table_20_Contents">   GPS GPSAltitudeRef (Byte): 0</text:p>
            <text:p text:style-name="Table_20_Contents">   GPS GPSDOP (Ratio): 459</text:p>
            <text:p text:style-name="Table_20_Contents">   GPS GPSLatitude (Ratio): [1, 27, 31049/1000]</text:p>
            <text:p text:style-name="Table_20_Contents">   GPS GPSLatitudeRef (ASCII): S</text:p>
            <text:p text:style-name="Table_20_Contents">   GPS GPSLongitude (Ratio): [48, 29, 4081/1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8486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131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1:31 19:12:55</text:p>
            <text:p text:style-name="Table_20_Contents">   EXIF DateTimeOriginal (ASCII): 2015:01:31 19:12:56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5019/5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2, 3, 2, 134, 99, 0, 0, 0, 0, 0, 0, 0, 66, 15, 185, 132, 235, 44, 19, 2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67513/15625</text:p>
            <text:p text:style-name="Table_20_Contents">   EXIF SubSecTimeDigitized (ASCII): 760</text:p>
            <text:p text:style-name="Table_20_Contents">   EXIF SubSecTimeOriginal (ASCII): 087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5/2</text:p>
            <text:p text:style-name="Table_20_Contents">   GPS GPSAltitudeRef (Byte): 0</text:p>
            <text:p text:style-name="Table_20_Contents">   GPS GPSDOP (Ratio): 8</text:p>
            <text:p text:style-name="Table_20_Contents">   GPS GPSLatitude (Ratio): [1, 24, 36763/1000]</text:p>
            <text:p text:style-name="Table_20_Contents">   GPS GPSLatitudeRef (ASCII): S</text:p>
            <text:p text:style-name="Table_20_Contents">   GPS GPSLongitude (Ratio): [48, 28, 13357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2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2 11:26:38</text:p>
            <text:p text:style-name="Table_20_Contents">   EXIF DateTimeOriginal (ASCII): 2015:02:02 11:26:39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0003/2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2, 3, 2, 134, 99, 0, 0, 0, 0, 0, 0, 0, 177, 181, 21, 34, 44, 61, 115, 8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64299/200000</text:p>
            <text:p text:style-name="Table_20_Contents">   EXIF SubSecTimeDigitized (ASCII): 651</text:p>
            <text:p text:style-name="Table_20_Contents">   EXIF SubSecTimeOriginal (ASCII): 06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25/2</text:p>
            <text:p text:style-name="Table_20_Contents">   GPS GPSAltitudeRef (Byte): 0</text:p>
            <text:p text:style-name="Table_20_Contents">   GPS GPSDOP (Ratio): 8</text:p>
            <text:p text:style-name="Table_20_Contents">   GPS GPSLatitude (Ratio): [1, 24, 3677/100]</text:p>
            <text:p text:style-name="Table_20_Contents">   GPS GPSLatitudeRef (ASCII): S</text:p>
            <text:p text:style-name="Table_20_Contents">   GPS GPSLongitude (Ratio): [48, 28, 6646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2_002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2 11:28:55</text:p>
            <text:p text:style-name="Table_20_Contents">   EXIF DateTimeOriginal (ASCII): 2015:02:02 11:28:5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39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2, 3, 2, 134, 99, 0, 0, 0, 0, 0, 0, 0, 254, 27, 134, 206, 219, 163, 44, 4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0803/1000000</text:p>
            <text:p text:style-name="Table_20_Contents">   EXIF SubSecTimeDigitized (ASCII): 288</text:p>
            <text:p text:style-name="Table_20_Contents">   EXIF SubSecTimeOriginal (ASCII): 501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39/2</text:p>
            <text:p text:style-name="Table_20_Contents">   GPS GPSAltitudeRef (Byte): 0</text:p>
            <text:p text:style-name="Table_20_Contents">   GPS GPSDOP (Ratio): 8</text:p>
            <text:p text:style-name="Table_20_Contents">   GPS GPSLatitude (Ratio): [1, 24, 36689/1000]</text:p>
            <text:p text:style-name="Table_20_Contents">   GPS GPSLatitudeRef (ASCII): S</text:p>
            <text:p text:style-name="Table_20_Contents">   GPS GPSLongitude (Ratio): [48, 28, 5318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3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3 17:11:46</text:p>
            <text:p text:style-name="Table_20_Contents">   EXIF DateTimeOriginal (ASCII): 2015:02:03 17:11:46</text:p>
            <text:p text:style-name="Table_20_Contents">   EXIF DigitalZoomRatio (Ratio): 21/2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983/2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134, 99, 0, 0, 0, 0, 0, 0, 0, 161, 175, 176, 237, 23, 176, 138, 15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85877/40000</text:p>
            <text:p text:style-name="Table_20_Contents">   EXIF SubSecTimeDigitized (ASCII): 689</text:p>
            <text:p text:style-name="Table_20_Contents">   EXIF SubSecTimeOriginal (ASCII): 886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619/2</text:p>
            <text:p text:style-name="Table_20_Contents">   GPS GPSAltitudeRef (Byte): 0</text:p>
            <text:p text:style-name="Table_20_Contents">   GPS GPSDOP (Ratio): 27</text:p>
            <text:p text:style-name="Table_20_Contents">   GPS GPSLatitude (Ratio): [23, 38, 5033/125]</text:p>
            <text:p text:style-name="Table_20_Contents">   GPS GPSLatitudeRef (ASCII): S</text:p>
            <text:p text:style-name="Table_20_Contents">   GPS GPSLongitude (Ratio): [46, 37, 11077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3_06_05_4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3 06:05:47</text:p>
            <text:p text:style-name="Table_20_Contents">   EXIF DateTimeOriginal (ASCII): 2015:02:03 06:05:47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999/10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56, 84, 0, 0, 0, 0, 0, 0, 0, 175, 10, 25, 246, 229, 157, 168, 12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64397/200000</text:p>
            <text:p text:style-name="Table_20_Contents">   EXIF WhiteBalance (Short): Auto</text:p>
            <text:p text:style-name="Table_20_Contents">   GPS GPSAltitude (Ratio): 179/2</text:p>
            <text:p text:style-name="Table_20_Contents">   GPS GPSAltitudeRef (Byte): 0</text:p>
            <text:p text:style-name="Table_20_Contents">   GPS GPSDOP (Ratio): 28</text:p>
            <text:p text:style-name="Table_20_Contents">   GPS GPSLatitude (Ratio): [5, 31, 6583/125]</text:p>
            <text:p text:style-name="Table_20_Contents">   GPS GPSLatitudeRef (ASCII): S</text:p>
            <text:p text:style-name="Table_20_Contents">   GPS GPSLongitude (Ratio): [47, 27, 2433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6870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3_06_05_5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3 06:05:54</text:p>
            <text:p text:style-name="Table_20_Contents">   EXIF DateTimeOriginal (ASCII): 2015:02:03 06:05:54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56, 84, 0, 0, 0, 0, 0, 0, 0, 135, 40, 13, 212, 106, 186, 30, 23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76737/250000</text:p>
            <text:p text:style-name="Table_20_Contents">   EXIF WhiteBalance (Short): Auto</text:p>
            <text:p text:style-name="Table_20_Contents">   GPS GPSAltitude (Ratio): 179/2</text:p>
            <text:p text:style-name="Table_20_Contents">   GPS GPSAltitudeRef (Byte): 0</text:p>
            <text:p text:style-name="Table_20_Contents">   GPS GPSDOP (Ratio): 19</text:p>
            <text:p text:style-name="Table_20_Contents">   GPS GPSLatitude (Ratio): [5, 31, 13171/250]</text:p>
            <text:p text:style-name="Table_20_Contents">   GPS GPSLatitudeRef (ASCII): S</text:p>
            <text:p text:style-name="Table_20_Contents">   GPS GPSLongitude (Ratio): [47, 27, 2429/1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7414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4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4 23:07:04</text:p>
            <text:p text:style-name="Table_20_Contents">   EXIF DateTimeOriginal (ASCII): 2015:02:04 23:07:04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001/1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241, 83, 164, 54, 193, 96, 254, 21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767259/200000</text:p>
            <text:p text:style-name="Table_20_Contents">   EXIF SubSecTimeDigitized (ASCII): 292</text:p>
            <text:p text:style-name="Table_20_Contents">   EXIF SubSecTimeOriginal (ASCII): 634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553/2</text:p>
            <text:p text:style-name="Table_20_Contents">   GPS GPSAltitudeRef (Byte): 0</text:p>
            <text:p text:style-name="Table_20_Contents">   GPS GPSDOP (Ratio): 14</text:p>
            <text:p text:style-name="Table_20_Contents">   GPS GPSLatitude (Ratio): [23, 38, 10039/250]</text:p>
            <text:p text:style-name="Table_20_Contents">   GPS GPSLatitudeRef (ASCII): S</text:p>
            <text:p text:style-name="Table_20_Contents">   GPS GPSLongitude (Ratio): [46, 37, 4562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4_00_18_1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4 00:18:16</text:p>
            <text:p text:style-name="Table_20_Contents">   EXIF DateTimeOriginal (ASCII): 2015:02:04 00:18:16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50, 149, 0, 23, 155, 145, 148, 21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1515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23, 38, 40951/1000]</text:p>
            <text:p text:style-name="Table_20_Contents">   GPS GPSLatitudeRef (ASCII): S</text:p>
            <text:p text:style-name="Table_20_Contents">   GPS GPSLongitude (Ratio): [46, 37, 9051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4_10_40_4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4 10:40:45</text:p>
            <text:p text:style-name="Table_20_Contents">   EXIF DateTimeOriginal (ASCII): 2015:02:04 10:40:45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239/625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134, 99, 0, 0, 0, 0, 0, 0, 0, 114, 164, 83, 35, 154, 38, 105, 21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324469/10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49</text:p>
            <text:p text:style-name="Table_20_Contents">   GPS GPSLatitude (Ratio): [23, 38, 36437/1000]</text:p>
            <text:p text:style-name="Table_20_Contents">   GPS GPSLatitudeRef (ASCII): S</text:p>
            <text:p text:style-name="Table_20_Contents">   GPS GPSLongitude (Ratio): [46, 37, 5757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4_10_44_2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4 10:44:20</text:p>
            <text:p text:style-name="Table_20_Contents">   EXIF DateTimeOriginal (ASCII): 2015:02:04 10:44:20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01, 55, 160, 157, 123, 210, 186, 8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90241/125000</text:p>
            <text:p text:style-name="Table_20_Contents">   EXIF WhiteBalance (Short): Manual</text:p>
            <text:p text:style-name="Table_20_Contents">   GPS GPSAltitude (Ratio): 1579/2</text:p>
            <text:p text:style-name="Table_20_Contents">   GPS GPSAltitudeRef (Byte): 0</text:p>
            <text:p text:style-name="Table_20_Contents">   GPS GPSDOP (Ratio): 914</text:p>
            <text:p text:style-name="Table_20_Contents">   GPS GPSLatitude (Ratio): [23, 38, 5028/125]</text:p>
            <text:p text:style-name="Table_20_Contents">   GPS GPSLatitudeRef (ASCII): S</text:p>
            <text:p text:style-name="Table_20_Contents">   GPS GPSLongitude (Ratio): [46, 37, 9109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4_11_51_0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4 11:51:06</text:p>
            <text:p text:style-name="Table_20_Contents">   EXIF DateTimeOriginal (ASCII): 2015:02:04 11:51:06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528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143, 59, 220, 220, 217, 76, 70, 18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73157/100000</text:p>
            <text:p text:style-name="Table_20_Contents">   EXIF WhiteBalance (Short): Auto</text:p>
            <text:p text:style-name="Table_20_Contents">   GPS GPSAltitude (Ratio): 1507/2</text:p>
            <text:p text:style-name="Table_20_Contents">   GPS GPSAltitudeRef (Byte): 0</text:p>
            <text:p text:style-name="Table_20_Contents">   GPS GPSDOP (Ratio): 34</text:p>
            <text:p text:style-name="Table_20_Contents">   GPS GPSLatitude (Ratio): [23, 38, 41507/1000]</text:p>
            <text:p text:style-name="Table_20_Contents">   GPS GPSLatitudeRef (ASCII): S</text:p>
            <text:p text:style-name="Table_20_Contents">   GPS GPSLongitude (Ratio): [46, 37, 23273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4_15_26_4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4 15:26:45</text:p>
            <text:p text:style-name="Table_20_Contents">   EXIF DateTimeOriginal (ASCII): 2015:02:04 15:26:45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0007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2, 3, 2, 134, 99, 0, 0, 0, 0, 0, 0, 0, 253, 170, 237, 142, 223, 181, 209, 22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160459/5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700</text:p>
            <text:p text:style-name="Table_20_Contents">   GPS GPSLatitude (Ratio): [23, 38, 1167/25]</text:p>
            <text:p text:style-name="Table_20_Contents">   GPS GPSLatitudeRef (ASCII): S</text:p>
            <text:p text:style-name="Table_20_Contents">   GPS GPSLongitude (Ratio): [46, 38, 5491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4_15_26_5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4 15:26:50</text:p>
            <text:p text:style-name="Table_20_Contents">   EXIF DateTimeOriginal (ASCII): 2015:02:04 15:26:50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003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105, 118, 19, 84, 220, 215, 52, 7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928663/2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700</text:p>
            <text:p text:style-name="Table_20_Contents">   GPS GPSLatitude (Ratio): [23, 38, 1167/25]</text:p>
            <text:p text:style-name="Table_20_Contents">   GPS GPSLatitudeRef (ASCII): S</text:p>
            <text:p text:style-name="Table_20_Contents">   GPS GPSLongitude (Ratio): [46, 38, 5491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4_15_27_0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4 15:27:03</text:p>
            <text:p text:style-name="Table_20_Contents">   EXIF DateTimeOriginal (ASCII): 2015:02:04 15:27:03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0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2, 3, 2, 134, 99, 0, 0, 0, 0, 0, 0, 0, 228, 60, 18, 250, 22, 190, 32, 19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80417/25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700</text:p>
            <text:p text:style-name="Table_20_Contents">   GPS GPSLatitude (Ratio): [23, 38, 1167/25]</text:p>
            <text:p text:style-name="Table_20_Contents">   GPS GPSLatitudeRef (ASCII): S</text:p>
            <text:p text:style-name="Table_20_Contents">   GPS GPSLongitude (Ratio): [46, 38, 5491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4_15_27_0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4 15:27:07</text:p>
            <text:p text:style-name="Table_20_Contents">   EXIF DateTimeOriginal (ASCII): 2015:02:04 15:27:07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5039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134, 99, 0, 0, 0, 0, 0, 0, 0, 108, 216, 34, 70, 88, 69, 251, 17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5147/10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700</text:p>
            <text:p text:style-name="Table_20_Contents">   GPS GPSLatitude (Ratio): [23, 38, 1167/25]</text:p>
            <text:p text:style-name="Table_20_Contents">   GPS GPSLatitudeRef (ASCII): S</text:p>
            <text:p text:style-name="Table_20_Contents">   GPS GPSLongitude (Ratio): [46, 38, 5491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4_18_33_0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4 18:33:05</text:p>
            <text:p text:style-name="Table_20_Contents">   EXIF DateTimeOriginal (ASCII): 2015:02:04 18:33:05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004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134, 99, 0, 0, 0, 0, 0, 0, 0, 42, 88, 82, 166, 15, 25, 91, 19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321153/500000</text:p>
            <text:p text:style-name="Table_20_Contents">   EXIF WhiteBalance (Short): Auto</text:p>
            <text:p text:style-name="Table_20_Contents">   GPS GPSAltitude (Ratio): 1655/2</text:p>
            <text:p text:style-name="Table_20_Contents">   GPS GPSAltitudeRef (Byte): 0</text:p>
            <text:p text:style-name="Table_20_Contents">   GPS GPSDOP (Ratio): 1198</text:p>
            <text:p text:style-name="Table_20_Contents">   GPS GPSLatitude (Ratio): [23, 33, 16717/500]</text:p>
            <text:p text:style-name="Table_20_Contents">   GPS GPSLatitudeRef (ASCII): S</text:p>
            <text:p text:style-name="Table_20_Contents">   GPS GPSLongitude (Ratio): [46, 39, 4214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4_18_33_4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4 18:33:39</text:p>
            <text:p text:style-name="Table_20_Contents">   EXIF DateTimeOriginal (ASCII): 2015:02:04 18:33:39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2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320</text:p>
            <text:p text:style-name="Table_20_Contents">   EXIF LightSource (Short): Fluorescent</text:p>
            <text:p text:style-name="Table_20_Contents">   EXIF MakerNote (Undefined): [2, 3, 2, 134, 99, 0, 0, 0, 0, 0, 0, 0, 180, 94, 186, 119, 83, 57, 100, 18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160661/500000</text:p>
            <text:p text:style-name="Table_20_Contents">   EXIF WhiteBalance (Short): Manual</text:p>
            <text:p text:style-name="Table_20_Contents">   GPS GPSAltitude (Ratio): 1655/2</text:p>
            <text:p text:style-name="Table_20_Contents">   GPS GPSAltitudeRef (Byte): 0</text:p>
            <text:p text:style-name="Table_20_Contents">   GPS GPSDOP (Ratio): 1198</text:p>
            <text:p text:style-name="Table_20_Contents">   GPS GPSLatitude (Ratio): [23, 33, 16717/500]</text:p>
            <text:p text:style-name="Table_20_Contents">   GPS GPSLatitudeRef (ASCII): S</text:p>
            <text:p text:style-name="Table_20_Contents">   GPS GPSLongitude (Ratio): [46, 39, 4214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4_18_35_3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4 18:35:36</text:p>
            <text:p text:style-name="Table_20_Contents">   EXIF DateTimeOriginal (ASCII): 2015:02:04 18:35:36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/5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56, 84, 0, 0, 0, 0, 0, 0, 0, 93, 237, 44, 178, 104, 133, 74, 7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52741/62500</text:p>
            <text:p text:style-name="Table_20_Contents">   EXIF WhiteBalance (Short): Auto</text:p>
            <text:p text:style-name="Table_20_Contents">   GPS GPSAltitude (Ratio): 1655/2</text:p>
            <text:p text:style-name="Table_20_Contents">   GPS GPSAltitudeRef (Byte): 0</text:p>
            <text:p text:style-name="Table_20_Contents">   GPS GPSDOP (Ratio): 344</text:p>
            <text:p text:style-name="Table_20_Contents">   GPS GPSLatitude (Ratio): [23, 33, 16717/500]</text:p>
            <text:p text:style-name="Table_20_Contents">   GPS GPSLatitudeRef (ASCII): S</text:p>
            <text:p text:style-name="Table_20_Contents">   GPS GPSLongitude (Ratio): [46, 39, 4214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11622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4_23_45_0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4 23:45:07</text:p>
            <text:p text:style-name="Table_20_Contents">   EXIF DateTimeOriginal (ASCII): 2015:02:04 23:45:07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0077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500</text:p>
            <text:p text:style-name="Table_20_Contents">   EXIF LightSource (Short): Fluorescent</text:p>
            <text:p text:style-name="Table_20_Contents">   EXIF MakerNote (Undefined): [2, 3, 2, 134, 99, 0, 0, 0, 0, 0, 0, 0, 100, 211, 217, 249, 174, 236, 98, 24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11039/200000</text:p>
            <text:p text:style-name="Table_20_Contents">   EXIF WhiteBalance (Short): Manual</text:p>
            <text:p text:style-name="Table_20_Contents">   GPS GPSAltitude (Ratio): 1593/2</text:p>
            <text:p text:style-name="Table_20_Contents">   GPS GPSAltitudeRef (Byte): 0</text:p>
            <text:p text:style-name="Table_20_Contents">   GPS GPSDOP (Ratio): 22</text:p>
            <text:p text:style-name="Table_20_Contents">   GPS GPSLatitude (Ratio): [23, 38, 20117/500]</text:p>
            <text:p text:style-name="Table_20_Contents">   GPS GPSLatitudeRef (ASCII): S</text:p>
            <text:p text:style-name="Table_20_Contents">   GPS GPSLongitude (Ratio): [46, 37, 4498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4_23_45_1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4 23:45:17</text:p>
            <text:p text:style-name="Table_20_Contents">   EXIF DateTimeOriginal (ASCII): 2015:02:04 23:45:17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0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Fluorescent</text:p>
            <text:p text:style-name="Table_20_Contents">   EXIF MakerNote (Undefined): [2, 3, 2, 134, 99, 0, 0, 0, 0, 0, 0, 0, 177, 181, 21, 34, 44, 61, 115, 8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323679/500000</text:p>
            <text:p text:style-name="Table_20_Contents">   EXIF WhiteBalance (Short): Manual</text:p>
            <text:p text:style-name="Table_20_Contents">   GPS GPSAltitude (Ratio): 1595/2</text:p>
            <text:p text:style-name="Table_20_Contents">   GPS GPSAltitudeRef (Byte): 0</text:p>
            <text:p text:style-name="Table_20_Contents">   GPS GPSDOP (Ratio): 8</text:p>
            <text:p text:style-name="Table_20_Contents">   GPS GPSLatitude (Ratio): [23, 38, 1609/40]</text:p>
            <text:p text:style-name="Table_20_Contents">   GPS GPSLatitudeRef (ASCII): S</text:p>
            <text:p text:style-name="Table_20_Contents">   GPS GPSLongitude (Ratio): [46, 37, 5621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10:31:00</text:p>
            <text:p text:style-name="Table_20_Contents">   EXIF DateTimeOriginal (ASCII): 2015:02:05 10:31:00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17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134, 99, 0, 0, 0, 0, 0, 0, 0, 222, 144, 201, 194, 240, 34, 248, 20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1437/1000000</text:p>
            <text:p text:style-name="Table_20_Contents">   EXIF SubSecTimeDigitized (ASCII): 422</text:p>
            <text:p text:style-name="Table_20_Contents">   EXIF SubSecTimeOriginal (ASCII): 67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49</text:p>
            <text:p text:style-name="Table_20_Contents">   GPS GPSLatitude (Ratio): [23, 38, 36437/1000]</text:p>
            <text:p text:style-name="Table_20_Contents">   GPS GPSLatitudeRef (ASCII): S</text:p>
            <text:p text:style-name="Table_20_Contents">   GPS GPSLongitude (Ratio): [46, 37, 5757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14_19_4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14:19:45</text:p>
            <text:p text:style-name="Table_20_Contents">   EXIF DateTimeOriginal (ASCII): 2015:02:05 14:19:45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50, 222, 212, 179, 81, 177, 3, 17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1583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23, 38, 206/5]</text:p>
            <text:p text:style-name="Table_20_Contents">   GPS GPSLatitudeRef (ASCII): S</text:p>
            <text:p text:style-name="Table_20_Contents">   GPS GPSLongitude (Ratio): [46, 37, 2203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14_19_5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14:19:49</text:p>
            <text:p text:style-name="Table_20_Contents">   EXIF DateTimeOriginal (ASCII): 2015:02:05 14:19:49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33, 126, 100, 67, 26, 110, 124, 15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1583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23, 38, 206/5]</text:p>
            <text:p text:style-name="Table_20_Contents">   GPS GPSLatitudeRef (ASCII): S</text:p>
            <text:p text:style-name="Table_20_Contents">   GPS GPSLongitude (Ratio): [46, 37, 2203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14_20_0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14:20:00</text:p>
            <text:p text:style-name="Table_20_Contents">   EXIF DateTimeOriginal (ASCII): 2015:02:05 14:20:00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29, 218, 38, 230, 59, 7, 255, 17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1583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23, 38, 206/5]</text:p>
            <text:p text:style-name="Table_20_Contents">   GPS GPSLatitudeRef (ASCII): S</text:p>
            <text:p text:style-name="Table_20_Contents">   GPS GPSLongitude (Ratio): [46, 37, 2203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14_20_0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14:20:06</text:p>
            <text:p text:style-name="Table_20_Contents">   EXIF DateTimeOriginal (ASCII): 2015:02:05 14:20:06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134, 99, 0, 0, 0, 0, 0, 0, 0, 135, 40, 13, 212, 106, 186, 30, 23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Night)</text:p>
            <text:p text:style-name="Table_20_Contents">   EXIF ShutterSpeedValue (Signed Ratio): 1476737/250000</text:p>
            <text:p text:style-name="Table_20_Contents">   EXIF WhiteBalance (Short): Auto</text:p>
            <text:p text:style-name="Table_20_Contents">   GPS GPSAltitude (Ratio): 1583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23, 38, 206/5]</text:p>
            <text:p text:style-name="Table_20_Contents">   GPS GPSLatitudeRef (ASCII): S</text:p>
            <text:p text:style-name="Table_20_Contents">   GPS GPSLongitude (Ratio): [46, 37, 2203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14_20_1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14:20:10</text:p>
            <text:p text:style-name="Table_20_Contents">   EXIF DateTimeOriginal (ASCII): 2015:02:05 14:20:10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99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134, 99, 0, 0, 0, 0, 0, 0, 0, 178, 9, 163, 156, 137, 158, 185, 12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Night)</text:p>
            <text:p text:style-name="Table_20_Contents">   EXIF ShutterSpeedValue (Signed Ratio): 1064397/200000</text:p>
            <text:p text:style-name="Table_20_Contents">   EXIF WhiteBalance (Short): Auto</text:p>
            <text:p text:style-name="Table_20_Contents">   GPS GPSAltitude (Ratio): 1583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23, 38, 206/5]</text:p>
            <text:p text:style-name="Table_20_Contents">   GPS GPSLatitudeRef (ASCII): S</text:p>
            <text:p text:style-name="Table_20_Contents">   GPS GPSLongitude (Ratio): [46, 37, 2203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14_20_1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14:20:13</text:p>
            <text:p text:style-name="Table_20_Contents">   EXIF DateTimeOriginal (ASCII): 2015:02:05 14:20:13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134, 99, 0, 0, 0, 0, 0, 0, 0, 193, 148, 149, 10, 70, 172, 36, 14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Night)</text:p>
            <text:p text:style-name="Table_20_Contents">   EXIF ShutterSpeedValue (Signed Ratio): 1476737/250000</text:p>
            <text:p text:style-name="Table_20_Contents">   EXIF WhiteBalance (Short): Auto</text:p>
            <text:p text:style-name="Table_20_Contents">   GPS GPSAltitude (Ratio): 1583/2</text:p>
            <text:p text:style-name="Table_20_Contents">   GPS GPSAltitudeRef (Byte): 0</text:p>
            <text:p text:style-name="Table_20_Contents">   GPS GPSDOP (Ratio): 12</text:p>
            <text:p text:style-name="Table_20_Contents">   GPS GPSLatitude (Ratio): [23, 38, 206/5]</text:p>
            <text:p text:style-name="Table_20_Contents">   GPS GPSLatitudeRef (ASCII): S</text:p>
            <text:p text:style-name="Table_20_Contents">   GPS GPSLongitude (Ratio): [46, 37, 2203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15_42_2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15:42:24</text:p>
            <text:p text:style-name="Table_20_Contents">   EXIF DateTimeOriginal (ASCII): 2015:02:05 15:42:24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0007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134, 99, 0, 0, 0, 0, 0, 0, 0, 160, 96, 57, 200, 182, 180, 79, 10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160459/5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84</text:p>
            <text:p text:style-name="Table_20_Contents">   GPS GPSLatitude (Ratio): [23, 38, 39761/1000]</text:p>
            <text:p text:style-name="Table_20_Contents">   GPS GPSLatitudeRef (ASCII): S</text:p>
            <text:p text:style-name="Table_20_Contents">   GPS GPSLongitude (Ratio): [46, 37, 4589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15_46_1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15:46:18</text:p>
            <text:p text:style-name="Table_20_Contents">   EXIF DateTimeOriginal (ASCII): 2015:02:05 15:46:18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5009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134, 99, 0, 0, 0, 0, 0, 0, 0, 167, 106, 28, 91, 131, 126, 243, 3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67522/15625</text:p>
            <text:p text:style-name="Table_20_Contents">   EXIF WhiteBalance (Short): Auto</text:p>
            <text:p text:style-name="Table_20_Contents">   GPS GPSAltitude (Ratio): 786</text:p>
            <text:p text:style-name="Table_20_Contents">   GPS GPSAltitudeRef (Byte): 0</text:p>
            <text:p text:style-name="Table_20_Contents">   GPS GPSDOP (Ratio): 1219</text:p>
            <text:p text:style-name="Table_20_Contents">   GPS GPSLatitude (Ratio): [23, 38, 40323/1000]</text:p>
            <text:p text:style-name="Table_20_Contents">   GPS GPSLatitudeRef (ASCII): S</text:p>
            <text:p text:style-name="Table_20_Contents">   GPS GPSLongitude (Ratio): [46, 37, 4542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15_46_3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15:46:35</text:p>
            <text:p text:style-name="Table_20_Contents">   EXIF DateTimeOriginal (ASCII): 2015:02:05 15:46:35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5037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134, 99, 0, 0, 0, 0, 0, 0, 0, 165, 105, 40, 202, 3, 49, 55, 4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5339/1000000</text:p>
            <text:p text:style-name="Table_20_Contents">   EXIF WhiteBalance (Short): Auto</text:p>
            <text:p text:style-name="Table_20_Contents">   GPS GPSAltitude (Ratio): 786</text:p>
            <text:p text:style-name="Table_20_Contents">   GPS GPSAltitudeRef (Byte): 0</text:p>
            <text:p text:style-name="Table_20_Contents">   GPS GPSDOP (Ratio): 1219</text:p>
            <text:p text:style-name="Table_20_Contents">   GPS GPSLatitude (Ratio): [23, 38, 40323/1000]</text:p>
            <text:p text:style-name="Table_20_Contents">   GPS GPSLatitudeRef (ASCII): S</text:p>
            <text:p text:style-name="Table_20_Contents">   GPS GPSLongitude (Ratio): [46, 37, 4542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15_46_4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15:46:46</text:p>
            <text:p text:style-name="Table_20_Contents">   EXIF DateTimeOriginal (ASCII): 2015:02:05 15:46:46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977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2, 3, 2, 134, 99, 0, 0, 0, 0, 0, 0, 0, 248, 183, 161, 60, 191, 147, 234, 25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8009/1000000</text:p>
            <text:p text:style-name="Table_20_Contents">   EXIF WhiteBalance (Short): Auto</text:p>
            <text:p text:style-name="Table_20_Contents">   GPS GPSAltitude (Ratio): 786</text:p>
            <text:p text:style-name="Table_20_Contents">   GPS GPSAltitudeRef (Byte): 0</text:p>
            <text:p text:style-name="Table_20_Contents">   GPS GPSDOP (Ratio): 1219</text:p>
            <text:p text:style-name="Table_20_Contents">   GPS GPSLatitude (Ratio): [23, 38, 40323/1000]</text:p>
            <text:p text:style-name="Table_20_Contents">   GPS GPSLatitudeRef (ASCII): S</text:p>
            <text:p text:style-name="Table_20_Contents">   GPS GPSLongitude (Ratio): [46, 37, 4542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15_47_4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15:47:44</text:p>
            <text:p text:style-name="Table_20_Contents">   EXIF DateTimeOriginal (ASCII): 2015:02:05 15:47:44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013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134, 99, 0, 0, 0, 0, 0, 0, 0, 95, 173, 87, 135, 20, 123, 174, 9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5603/10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93</text:p>
            <text:p text:style-name="Table_20_Contents">   GPS GPSLatitude (Ratio): [23, 38, 4964/125]</text:p>
            <text:p text:style-name="Table_20_Contents">   GPS GPSLatitudeRef (ASCII): S</text:p>
            <text:p text:style-name="Table_20_Contents">   GPS GPSLongitude (Ratio): [46, 37, 4593/1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15_49_5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15:49:54</text:p>
            <text:p text:style-name="Table_20_Contents">   EXIF DateTimeOriginal (ASCII): 2015:02:05 15:49:54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016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134, 99, 0, 0, 0, 0, 0, 0, 0, 38, 215, 142, 29, 214, 208, 205, 25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10967/2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49</text:p>
            <text:p text:style-name="Table_20_Contents">   GPS GPSLatitude (Ratio): [23, 38, 36437/1000]</text:p>
            <text:p text:style-name="Table_20_Contents">   GPS GPSLatitudeRef (ASCII): S</text:p>
            <text:p text:style-name="Table_20_Contents">   GPS GPSLongitude (Ratio): [46, 37, 5757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15_50_4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15:50:42</text:p>
            <text:p text:style-name="Table_20_Contents">   EXIF DateTimeOriginal (ASCII): 2015:02:05 15:50:42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2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134, 99, 0, 0, 0, 0, 0, 0, 0, 33, 208, 205, 97, 203, 246, 194, 16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1091/10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87</text:p>
            <text:p text:style-name="Table_20_Contents">   GPS GPSLatitude (Ratio): [23, 38, 3939/100]</text:p>
            <text:p text:style-name="Table_20_Contents">   GPS GPSLatitudeRef (ASCII): S</text:p>
            <text:p text:style-name="Table_20_Contents">   GPS GPSLongitude (Ratio): [46, 37, 4619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16_05_5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16:05:51</text:p>
            <text:p text:style-name="Table_20_Contents">   EXIF DateTimeOriginal (ASCII): 2015:02:05 16:05:51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013/1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134, 99, 0, 0, 0, 0, 0, 0, 0, 108, 216, 34, 70, 88, 69, 251, 17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5771/1000000</text:p>
            <text:p text:style-name="Table_20_Contents">   EXIF WhiteBalance (Short): Auto</text:p>
            <text:p text:style-name="Table_20_Contents">   GPS GPSAltitude (Ratio): 786</text:p>
            <text:p text:style-name="Table_20_Contents">   GPS GPSAltitudeRef (Byte): 0</text:p>
            <text:p text:style-name="Table_20_Contents">   GPS GPSDOP (Ratio): 1154</text:p>
            <text:p text:style-name="Table_20_Contents">   GPS GPSLatitude (Ratio): [23, 38, 40323/1000]</text:p>
            <text:p text:style-name="Table_20_Contents">   GPS GPSLatitudeRef (ASCII): S</text:p>
            <text:p text:style-name="Table_20_Contents">   GPS GPSLongitude (Ratio): [46, 37, 4542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16_05_5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16:05:55</text:p>
            <text:p text:style-name="Table_20_Contents">   EXIF DateTimeOriginal (ASCII): 2015:02:05 16:05:55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/1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134, 99, 0, 0, 0, 0, 0, 0, 0, 64, 138, 173, 213, 232, 55, 39, 5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7467/1000000</text:p>
            <text:p text:style-name="Table_20_Contents">   EXIF WhiteBalance (Short): Auto</text:p>
            <text:p text:style-name="Table_20_Contents">   GPS GPSAltitude (Ratio): 786</text:p>
            <text:p text:style-name="Table_20_Contents">   GPS GPSAltitudeRef (Byte): 0</text:p>
            <text:p text:style-name="Table_20_Contents">   GPS GPSDOP (Ratio): 1154</text:p>
            <text:p text:style-name="Table_20_Contents">   GPS GPSLatitude (Ratio): [23, 38, 40323/1000]</text:p>
            <text:p text:style-name="Table_20_Contents">   GPS GPSLatitudeRef (ASCII): S</text:p>
            <text:p text:style-name="Table_20_Contents">   GPS GPSLongitude (Ratio): [46, 37, 4542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16_16_4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16:16:44</text:p>
            <text:p text:style-name="Table_20_Contents">   EXIF DateTimeOriginal (ASCII): 2015:02:05 16:16:44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88/312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134, 99, 0, 0, 0, 0, 0, 0, 0, 201, 55, 160, 157, 123, 210, 186, 8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5051/10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49</text:p>
            <text:p text:style-name="Table_20_Contents">   GPS GPSLatitude (Ratio): [23, 38, 36437/1000]</text:p>
            <text:p text:style-name="Table_20_Contents">   GPS GPSLatitudeRef (ASCII): S</text:p>
            <text:p text:style-name="Table_20_Contents">   GPS GPSLongitude (Ratio): [46, 37, 5757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16_17_2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16:17:28</text:p>
            <text:p text:style-name="Table_20_Contents">   EXIF DateTimeOriginal (ASCII): 2015:02:05 16:17:28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2987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134, 99, 0, 0, 0, 0, 0, 0, 0, 243, 46, 69, 172, 167, 207, 28, 5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266787/10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49</text:p>
            <text:p text:style-name="Table_20_Contents">   GPS GPSLatitude (Ratio): [23, 38, 36437/1000]</text:p>
            <text:p text:style-name="Table_20_Contents">   GPS GPSLatitudeRef (ASCII): S</text:p>
            <text:p text:style-name="Table_20_Contents">   GPS GPSLongitude (Ratio): [46, 37, 5757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22_06_5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22:06:57</text:p>
            <text:p text:style-name="Table_20_Contents">   EXIF DateTimeOriginal (ASCII): 2015:02:05 22:06:57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1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134, 99, 0, 0, 0, 0, 0, 0, 0, 196, 140, 31, 133, 162, 191, 252, 22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7069/1000000</text:p>
            <text:p text:style-name="Table_20_Contents">   EXIF WhiteBalance (Short): Auto</text:p>
            <text:p text:style-name="Table_20_Contents">   GPS GPSAltitude (Ratio): 1575/2</text:p>
            <text:p text:style-name="Table_20_Contents">   GPS GPSAltitudeRef (Byte): 0</text:p>
            <text:p text:style-name="Table_20_Contents">   GPS GPSDOP (Ratio): 8</text:p>
            <text:p text:style-name="Table_20_Contents">   GPS GPSLatitude (Ratio): [23, 38, 40701/1000]</text:p>
            <text:p text:style-name="Table_20_Contents">   GPS GPSLatitudeRef (ASCII): S</text:p>
            <text:p text:style-name="Table_20_Contents">   GPS GPSLongitude (Ratio): [46, 37, 4496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5_22_17_1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5 22:17:17</text:p>
            <text:p text:style-name="Table_20_Contents">   EXIF DateTimeOriginal (ASCII): 2015:02:05 22:17:17</text:p>
            <text:p text:style-name="Table_20_Contents">   EXIF DigitalZoomRatio (Ratio): 7/4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0003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134, 99, 0, 0, 0, 0, 0, 0, 0, 154, 230, 97, 24, 111, 114, 15, 1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3423/1000000</text:p>
            <text:p text:style-name="Table_20_Contents">   EXIF WhiteBalance (Short): Auto</text:p>
            <text:p text:style-name="Table_20_Contents">   GPS GPSAltitude (Ratio): 1529/2</text:p>
            <text:p text:style-name="Table_20_Contents">   GPS GPSAltitudeRef (Byte): 0</text:p>
            <text:p text:style-name="Table_20_Contents">   GPS GPSDOP (Ratio): 24</text:p>
            <text:p text:style-name="Table_20_Contents">   GPS GPSLatitude (Ratio): [23, 38, 40703/1000]</text:p>
            <text:p text:style-name="Table_20_Contents">   GPS GPSLatitudeRef (ASCII): S</text:p>
            <text:p text:style-name="Table_20_Contents">   GPS GPSLongitude (Ratio): [46, 37, 4416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02:48:05</text:p>
            <text:p text:style-name="Table_20_Contents">   EXIF DateTimeOriginal (ASCII): 2015:02:06 02:48:06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13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230, 74, 152, 116, 34, 31, 88, 17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1553/1000000</text:p>
            <text:p text:style-name="Table_20_Contents">   EXIF SubSecTimeDigitized (ASCII): 970</text:p>
            <text:p text:style-name="Table_20_Contents">   EXIF SubSecTimeOriginal (ASCII): 346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527/2</text:p>
            <text:p text:style-name="Table_20_Contents">   GPS GPSAltitudeRef (Byte): 0</text:p>
            <text:p text:style-name="Table_20_Contents">   GPS GPSDOP (Ratio): 47</text:p>
            <text:p text:style-name="Table_20_Contents">   GPS GPSLatitude (Ratio): [23, 38, 3721/100]</text:p>
            <text:p text:style-name="Table_20_Contents">   GPS GPSLatitudeRef (ASCII): S</text:p>
            <text:p text:style-name="Table_20_Contents">   GPS GPSLongitude (Ratio): [46, 37, 4386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4_20_2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4:20:22</text:p>
            <text:p text:style-name="Table_20_Contents">   EXIF DateTimeOriginal (ASCII): 2015:02:06 14:20:22</text:p>
            <text:p text:style-name="Table_20_Contents">   EXIF DigitalZoomRatio (Ratio): 7/4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7692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, 24, 139, 56, 231, 59, 29, 6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700441/10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4_20_2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4:20:25</text:p>
            <text:p text:style-name="Table_20_Contents">   EXIF DateTimeOriginal (ASCII): 2015:02:06 14:20:25</text:p>
            <text:p text:style-name="Table_20_Contents">   EXIF DigitalZoomRatio (Ratio): 7/4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7692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39, 254, 125, 190, 147, 125, 195, 3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700441/10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4_20_3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4:20:37</text:p>
            <text:p text:style-name="Table_20_Contents">   EXIF DateTimeOriginal (ASCII): 2015:02:06 14:20:37</text:p>
            <text:p text:style-name="Table_20_Contents">   EXIF DigitalZoomRatio (Ratio): 7/4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21, 85, 166, 207, 19, 51, 87, 19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5_34_2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5:34:19</text:p>
            <text:p text:style-name="Table_20_Contents">   EXIF DateTimeOriginal (ASCII): 2015:02:06 15:34:19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22, 144, 201, 194, 240, 34, 248, 20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760</text:p>
            <text:p text:style-name="Table_20_Contents">   GPS GPSAltitudeRef (Byte): 0</text:p>
            <text:p text:style-name="Table_20_Contents">   GPS GPSDOP (Ratio): 924</text:p>
            <text:p text:style-name="Table_20_Contents">   GPS GPSLatitude (Ratio): [23, 38, 46287/1000]</text:p>
            <text:p text:style-name="Table_20_Contents">   GPS GPSLatitudeRef (ASCII): S</text:p>
            <text:p text:style-name="Table_20_Contents">   GPS GPSLongitude (Ratio): [46, 37, 11409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5_35_0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5:34:59</text:p>
            <text:p text:style-name="Table_20_Contents">   EXIF DateTimeOriginal (ASCII): 2015:02:06 15:34:59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19, 98, 150, 208, 230, 116, 207, 23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1521/2</text:p>
            <text:p text:style-name="Table_20_Contents">   GPS GPSAltitudeRef (Byte): 0</text:p>
            <text:p text:style-name="Table_20_Contents">   GPS GPSDOP (Ratio): 43</text:p>
            <text:p text:style-name="Table_20_Contents">   GPS GPSLatitude (Ratio): [23, 38, 39841/1000]</text:p>
            <text:p text:style-name="Table_20_Contents">   GPS GPSLatitudeRef (ASCII): S</text:p>
            <text:p text:style-name="Table_20_Contents">   GPS GPSLongitude (Ratio): [46, 37, 4861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6_02_3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6:02:39</text:p>
            <text:p text:style-name="Table_20_Contents">   EXIF DateTimeOriginal (ASCII): 2015:02:06 16:02:39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4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61, 175, 176, 237, 23, 176, 138, 15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241/125000</text:p>
            <text:p text:style-name="Table_20_Contents">   EXIF WhiteBalance (Short): Manual</text:p>
            <text:p text:style-name="Table_20_Contents">   GPS GPSAltitude (Ratio): 760</text:p>
            <text:p text:style-name="Table_20_Contents">   GPS GPSAltitudeRef (Byte): 0</text:p>
            <text:p text:style-name="Table_20_Contents">   GPS GPSDOP (Ratio): 942</text:p>
            <text:p text:style-name="Table_20_Contents">   GPS GPSLatitude (Ratio): [23, 38, 45791/1000]</text:p>
            <text:p text:style-name="Table_20_Contents">   GPS GPSLatitudeRef (ASCII): S</text:p>
            <text:p text:style-name="Table_20_Contents">   GPS GPSLongitude (Ratio): [46, 37, 9173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6_03_0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6:03:01</text:p>
            <text:p text:style-name="Table_20_Contents">   EXIF DateTimeOriginal (ASCII): 2015:02:06 16:03:01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08, 216, 34, 70, 88, 69, 251, 17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760</text:p>
            <text:p text:style-name="Table_20_Contents">   GPS GPSAltitudeRef (Byte): 0</text:p>
            <text:p text:style-name="Table_20_Contents">   GPS GPSDOP (Ratio): 942</text:p>
            <text:p text:style-name="Table_20_Contents">   GPS GPSLatitude (Ratio): [23, 38, 45791/1000]</text:p>
            <text:p text:style-name="Table_20_Contents">   GPS GPSLatitudeRef (ASCII): S</text:p>
            <text:p text:style-name="Table_20_Contents">   GPS GPSLongitude (Ratio): [46, 37, 9173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6_03_4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6:03:48</text:p>
            <text:p text:style-name="Table_20_Contents">   EXIF DateTimeOriginal (ASCII): 2015:02:06 16:03:48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34, 201, 118, 15, 128, 212, 49, 21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1433/2</text:p>
            <text:p text:style-name="Table_20_Contents">   GPS GPSAltitudeRef (Byte): 0</text:p>
            <text:p text:style-name="Table_20_Contents">   GPS GPSDOP (Ratio): 43</text:p>
            <text:p text:style-name="Table_20_Contents">   GPS GPSLatitude (Ratio): [23, 38, 3913/100]</text:p>
            <text:p text:style-name="Table_20_Contents">   GPS GPSLatitudeRef (ASCII): S</text:p>
            <text:p text:style-name="Table_20_Contents">   GPS GPSLongitude (Ratio): [46, 37, 9723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7_27_3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7:27:37</text:p>
            <text:p text:style-name="Table_20_Contents">   EXIF DateTimeOriginal (ASCII): 2015:02:06 17:27:37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47, 242, 12, 169, 24, 160, 75, 5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7_27_5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7:27:54</text:p>
            <text:p text:style-name="Table_20_Contents">   EXIF DateTimeOriginal (ASCII): 2015:02:06 17:27:5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00, 211, 217, 249, 174, 236, 98, 24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7_28_1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7:28:10</text:p>
            <text:p text:style-name="Table_20_Contents">   EXIF DateTimeOriginal (ASCII): 2015:02:06 17:28:10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44, 161, 20, 147, 35, 62, 223, 11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7_28_1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7:28:17</text:p>
            <text:p text:style-name="Table_20_Contents">   EXIF DateTimeOriginal (ASCII): 2015:02:06 17:28:17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35, 167, 236, 236, 170, 221, 208, 10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7_28_2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7:28:23</text:p>
            <text:p text:style-name="Table_20_Contents">   EXIF DateTimeOriginal (ASCII): 2015:02:06 17:28:23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52, 89, 226, 59, 151, 140, 41, 24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7_28_3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7:28:29</text:p>
            <text:p text:style-name="Table_20_Contents">   EXIF DateTimeOriginal (ASCII): 2015:02:06 17:28:29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52, 89, 226, 59, 151, 140, 41, 24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7_28_4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7:28:43</text:p>
            <text:p text:style-name="Table_20_Contents">   EXIF DateTimeOriginal (ASCII): 2015:02:06 17:28:43</text:p>
            <text:p text:style-name="Table_20_Contents">   EXIF DigitalZoomRatio (Ratio): 7/4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50, 149, 0, 23, 155, 145, 148, 21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7_28_4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7:28:48</text:p>
            <text:p text:style-name="Table_20_Contents">   EXIF DateTimeOriginal (ASCII): 2015:02:06 17:28:48</text:p>
            <text:p text:style-name="Table_20_Contents">   EXIF DigitalZoomRatio (Ratio): 7/4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62, 51, 91, 128, 237, 81, 169, 23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7_28_5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7:28:51</text:p>
            <text:p text:style-name="Table_20_Contents">   EXIF DateTimeOriginal (ASCII): 2015:02:06 17:28:51</text:p>
            <text:p text:style-name="Table_20_Contents">   EXIF DigitalZoomRatio (Ratio): 7/4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74, 29, 221, 6, 1, 192, 123, 16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7_29_0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7:29:01</text:p>
            <text:p text:style-name="Table_20_Contents">   EXIF DateTimeOriginal (ASCII): 2015:02:06 17:29:01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4, 12, 179, 14, 234, 229, 163, 2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7_29_2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7:29:21</text:p>
            <text:p text:style-name="Table_20_Contents">   EXIF DateTimeOriginal (ASCII): 2015:02:06 17:29:21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31, 130, 110, 125, 18, 151, 63, 11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7_29_3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7:29:34</text:p>
            <text:p text:style-name="Table_20_Contents">   EXIF DateTimeOriginal (ASCII): 2015:02:06 17:29:34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99, 180, 88, 184, 42, 243, 210, 16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7_29_4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7:29:49</text:p>
            <text:p text:style-name="Table_20_Contents">   EXIF DateTimeOriginal (ASCII): 2015:02:06 17:29:49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42, 67, 103, 219, 139, 42, 160, 2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7_29_5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7:29:52</text:p>
            <text:p text:style-name="Table_20_Contents">   EXIF DateTimeOriginal (ASCII): 2015:02:06 17:29:52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71, 195, 76, 146, 180, 102, 177, 23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7_30_0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7:30:01</text:p>
            <text:p text:style-name="Table_20_Contents">   EXIF DateTimeOriginal (ASCII): 2015:02:06 17:30:01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34, 199, 148, 229, 30, 189, 102, 21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7_30_1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7:30:16</text:p>
            <text:p text:style-name="Table_20_Contents">   EXIF DateTimeOriginal (ASCII): 2015:02:06 17:30:16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89, 129, 24, 101, 198, 12, 60, 8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7_30_3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7:30:29</text:p>
            <text:p text:style-name="Table_20_Contents">   EXIF DateTimeOriginal (ASCII): 2015:02:06 17:30:29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92, 72, 153, 74, 244, 251, 184, 17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7_30_3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7:30:34</text:p>
            <text:p text:style-name="Table_20_Contents">   EXIF DateTimeOriginal (ASCII): 2015:02:06 17:30:34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50, 223, 48, 181, 57, 83, 93, 11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7_30_5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7:30:55</text:p>
            <text:p text:style-name="Table_20_Contents">   EXIF DateTimeOriginal (ASCII): 2015:02:06 17:30:55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54, 27, 134, 206, 219, 163, 44, 4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18_34_0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18:34:04</text:p>
            <text:p text:style-name="Table_20_Contents">   EXIF DateTimeOriginal (ASCII): 2015:02:06 18:34:04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1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2, 3, 2, 134, 99, 0, 0, 0, 0, 0, 0, 0, 188, 186, 154, 106, 127, 232, 145, 23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161/1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20_26_2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20:26:28</text:p>
            <text:p text:style-name="Table_20_Contents">   EXIF DateTimeOriginal (ASCII): 2015:02:06 20:26:2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88, 39, 247, 170, 95, 175, 97, 18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20_26_3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20:26:36</text:p>
            <text:p text:style-name="Table_20_Contents">   EXIF DateTimeOriginal (ASCII): 2015:02:06 20:26:36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27, 249, 183, 99, 120, 28, 141, 17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20_26_4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20:26:46</text:p>
            <text:p text:style-name="Table_20_Contents">   EXIF DateTimeOriginal (ASCII): 2015:02:06 20:26:46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42, 67, 103, 219, 139, 42, 160, 2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20_27_1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20:27:12</text:p>
            <text:p text:style-name="Table_20_Contents">   EXIF DateTimeOriginal (ASCII): 2015:02:06 20:27:12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64, 138, 173, 213, 232, 55, 39, 5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8, 16771/500]</text:p>
            <text:p text:style-name="Table_20_Contents">   GPS GPSLatitudeRef (ASCII): S</text:p>
            <text:p text:style-name="Table_20_Contents">   GPS GPSLongitude (Ratio): [46, 37, 458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20_27_1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20:27:18</text:p>
            <text:p text:style-name="Table_20_Contents">   EXIF DateTimeOriginal (ASCII): 2015:02:06 20:27:1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0, 117, 10, 109, 241, 56, 21, 13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1305/2</text:p>
            <text:p text:style-name="Table_20_Contents">   GPS GPSAltitudeRef (Byte): 0</text:p>
            <text:p text:style-name="Table_20_Contents">   GPS GPSDOP (Ratio): 72</text:p>
            <text:p text:style-name="Table_20_Contents">   GPS GPSLatitude (Ratio): [23, 38, 33099/1000]</text:p>
            <text:p text:style-name="Table_20_Contents">   GPS GPSLatitudeRef (ASCII): S</text:p>
            <text:p text:style-name="Table_20_Contents">   GPS GPSLongitude (Ratio): [46, 37, 4607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6_20_27_4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6 20:27:47</text:p>
            <text:p text:style-name="Table_20_Contents">   EXIF DateTimeOriginal (ASCII): 2015:02:06 20:27:47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15, 92, 242, 81, 185, 127, 171, 12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1275/2</text:p>
            <text:p text:style-name="Table_20_Contents">   GPS GPSAltitudeRef (Byte): 0</text:p>
            <text:p text:style-name="Table_20_Contents">   GPS GPSDOP (Ratio): 303</text:p>
            <text:p text:style-name="Table_20_Contents">   GPS GPSLatitude (Ratio): [23, 38, 16183/500]</text:p>
            <text:p text:style-name="Table_20_Contents">   GPS GPSLatitudeRef (ASCII): S</text:p>
            <text:p text:style-name="Table_20_Contents">   GPS GPSLongitude (Ratio): [46, 37, 4567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01_26_0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01:26:06</text:p>
            <text:p text:style-name="Table_20_Contents">   EXIF DateTimeOriginal (ASCII): 2015:02:07 01:26:06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979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2, 3, 2, 134, 99, 0, 0, 0, 0, 0, 0, 0, 37, 48, 33, 134, 96, 89, 120, 1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5239/31250</text:p>
            <text:p text:style-name="Table_20_Contents">   EXIF WhiteBalance (Short): Auto</text:p>
            <text:p text:style-name="Table_20_Contents">   GPS GPSAltitude (Ratio): 1631/2</text:p>
            <text:p text:style-name="Table_20_Contents">   GPS GPSAltitudeRef (Byte): 0</text:p>
            <text:p text:style-name="Table_20_Contents">   GPS GPSDOP (Ratio): 14</text:p>
            <text:p text:style-name="Table_20_Contents">   GPS GPSLatitude (Ratio): [23, 38, 4081/100]</text:p>
            <text:p text:style-name="Table_20_Contents">   GPS GPSLatitudeRef (ASCII): S</text:p>
            <text:p text:style-name="Table_20_Contents">   GPS GPSLongitude (Ratio): [46, 37, 2246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01_30_2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01:30:20</text:p>
            <text:p text:style-name="Table_20_Contents">   EXIF DateTimeOriginal (ASCII): 2015:02:07 01:30:20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577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89, 84, 129, 4, 224, 139, 54, 8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926229/1000000</text:p>
            <text:p text:style-name="Table_20_Contents">   EXIF WhiteBalance (Short): Auto</text:p>
            <text:p text:style-name="Table_20_Contents">   GPS GPSAltitude (Ratio): 1553/2</text:p>
            <text:p text:style-name="Table_20_Contents">   GPS GPSAltitudeRef (Byte): 0</text:p>
            <text:p text:style-name="Table_20_Contents">   GPS GPSDOP (Ratio): 8</text:p>
            <text:p text:style-name="Table_20_Contents">   GPS GPSLatitude (Ratio): [23, 38, 11973/250]</text:p>
            <text:p text:style-name="Table_20_Contents">   GPS GPSLatitudeRef (ASCII): S</text:p>
            <text:p text:style-name="Table_20_Contents">   GPS GPSLongitude (Ratio): [46, 37, 4444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2_13_3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2:13:34</text:p>
            <text:p text:style-name="Table_20_Contents">   EXIF DateTimeOriginal (ASCII): 2015:02:07 12:13:3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2, 3, 2, 134, 99, 0, 0, 0, 0, 0, 0, 0, 88, 39, 247, 170, 95, 175, 97, 18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26737/250000</text:p>
            <text:p text:style-name="Table_20_Contents">   EXIF WhiteBalance (Short): Auto</text:p>
            <text:p text:style-name="Table_20_Contents">   GPS GPSAltitude (Ratio): 1519/2</text:p>
            <text:p text:style-name="Table_20_Contents">   GPS GPSAltitudeRef (Byte): 0</text:p>
            <text:p text:style-name="Table_20_Contents">   GPS GPSDOP (Ratio): 47</text:p>
            <text:p text:style-name="Table_20_Contents">   GPS GPSLatitude (Ratio): [23, 38, 31357/1000]</text:p>
            <text:p text:style-name="Table_20_Contents">   GPS GPSLatitudeRef (ASCII): S</text:p>
            <text:p text:style-name="Table_20_Contents">   GPS GPSLongitude (Ratio): [46, 37, 4593/1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4_43_5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4:43:52</text:p>
            <text:p text:style-name="Table_20_Contents">   EXIF DateTimeOriginal (ASCII): 2015:02:07 14:43:52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39/125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13, 79, 113, 30, 80, 24, 130, 1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162119/500000</text:p>
            <text:p text:style-name="Table_20_Contents">   EXIF WhiteBalance (Short): Manual</text:p>
            <text:p text:style-name="Table_20_Contents">   GPS GPSAltitude (Ratio): 1547/2</text:p>
            <text:p text:style-name="Table_20_Contents">   GPS GPSAltitudeRef (Byte): 0</text:p>
            <text:p text:style-name="Table_20_Contents">   GPS GPSDOP (Ratio): 20</text:p>
            <text:p text:style-name="Table_20_Contents">   GPS GPSLatitude (Ratio): [23, 35, 73/250]</text:p>
            <text:p text:style-name="Table_20_Contents">   GPS GPSLatitudeRef (ASCII): S</text:p>
            <text:p text:style-name="Table_20_Contents">   GPS GPSLongitude (Ratio): [46, 39, 4095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4_44_1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4:44:11</text:p>
            <text:p text:style-name="Table_20_Contents">   EXIF DateTimeOriginal (ASCII): 2015:02:07 14:44:11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12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73, 197, 63, 72, 142, 6, 143, 10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70723/125000</text:p>
            <text:p text:style-name="Table_20_Contents">   EXIF WhiteBalance (Short): Manual</text:p>
            <text:p text:style-name="Table_20_Contents">   GPS GPSAltitude (Ratio): 1547/2</text:p>
            <text:p text:style-name="Table_20_Contents">   GPS GPSAltitudeRef (Byte): 0</text:p>
            <text:p text:style-name="Table_20_Contents">   GPS GPSDOP (Ratio): 20</text:p>
            <text:p text:style-name="Table_20_Contents">   GPS GPSLatitude (Ratio): [23, 35, 73/250]</text:p>
            <text:p text:style-name="Table_20_Contents">   GPS GPSLatitudeRef (ASCII): S</text:p>
            <text:p text:style-name="Table_20_Contents">   GPS GPSLongitude (Ratio): [46, 39, 4095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4_44_1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4:44:18</text:p>
            <text:p text:style-name="Table_20_Contents">   EXIF DateTimeOriginal (ASCII): 2015:02:07 14:44:1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39/25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27, 0, 22, 126, 213, 15, 159, 7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62119/500000</text:p>
            <text:p text:style-name="Table_20_Contents">   EXIF WhiteBalance (Short): Manual</text:p>
            <text:p text:style-name="Table_20_Contents">   GPS GPSAltitude (Ratio): 1547/2</text:p>
            <text:p text:style-name="Table_20_Contents">   GPS GPSAltitudeRef (Byte): 0</text:p>
            <text:p text:style-name="Table_20_Contents">   GPS GPSDOP (Ratio): 20</text:p>
            <text:p text:style-name="Table_20_Contents">   GPS GPSLatitude (Ratio): [23, 35, 73/250]</text:p>
            <text:p text:style-name="Table_20_Contents">   GPS GPSLatitudeRef (ASCII): S</text:p>
            <text:p text:style-name="Table_20_Contents">   GPS GPSLongitude (Ratio): [46, 39, 4095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4_51_4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4:51:47</text:p>
            <text:p text:style-name="Table_20_Contents">   EXIF DateTimeOriginal (ASCII): 2015:02:07 14:51:47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29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133, 252, 77, 90, 200, 240, 5, 5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773091/250000</text:p>
            <text:p text:style-name="Table_20_Contents">   EXIF WhiteBalance (Short): Manual</text:p>
            <text:p text:style-name="Table_20_Contents">   GPS GPSAltitude (Ratio): 1567/2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23, 34, 4757/100]</text:p>
            <text:p text:style-name="Table_20_Contents">   GPS GPSLatitudeRef (ASCII): S</text:p>
            <text:p text:style-name="Table_20_Contents">   GPS GPSLongitude (Ratio): [46, 39, 9589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4_51_5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4:51:56</text:p>
            <text:p text:style-name="Table_20_Contents">   EXIF DateTimeOriginal (ASCII): 2015:02:07 14:51:56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4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66, 15, 185, 132, 235, 44, 19, 2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780249/250000</text:p>
            <text:p text:style-name="Table_20_Contents">   EXIF WhiteBalance (Short): Manual</text:p>
            <text:p text:style-name="Table_20_Contents">   GPS GPSAltitude (Ratio): 1567/2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23, 34, 4757/100]</text:p>
            <text:p text:style-name="Table_20_Contents">   GPS GPSLatitudeRef (ASCII): S</text:p>
            <text:p text:style-name="Table_20_Contents">   GPS GPSLongitude (Ratio): [46, 39, 9589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6_13_5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6:13:50</text:p>
            <text:p text:style-name="Table_20_Contents">   EXIF DateTimeOriginal (ASCII): 2015:02:07 16:13:50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519/125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640</text:p>
            <text:p text:style-name="Table_20_Contents">   EXIF LightSource (Short): Unknown</text:p>
            <text:p text:style-name="Table_20_Contents">   EXIF MakerNote (Undefined): [2, 3, 2, 134, 99, 0, 0, 0, 0, 0, 0, 0, 52, 102, 79, 3, 153, 235, 95, 19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5243/1000000</text:p>
            <text:p text:style-name="Table_20_Contents">   EXIF WhiteBalance (Short): Auto</text:p>
            <text:p text:style-name="Table_20_Contents">   GPS GPSAltitude (Ratio): 1691/2</text:p>
            <text:p text:style-name="Table_20_Contents">   GPS GPSAltitudeRef (Byte): 0</text:p>
            <text:p text:style-name="Table_20_Contents">   GPS GPSDOP (Ratio): 1413</text:p>
            <text:p text:style-name="Table_20_Contents">   GPS GPSLatitude (Ratio): [23, 33, 20621/500]</text:p>
            <text:p text:style-name="Table_20_Contents">   GPS GPSLatitudeRef (ASCII): S</text:p>
            <text:p text:style-name="Table_20_Contents">   GPS GPSLongitude (Ratio): [46, 39, 5371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6_16_0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6:16:06</text:p>
            <text:p text:style-name="Table_20_Contents">   EXIF DateTimeOriginal (ASCII): 2015:02:07 16:16:06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0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640</text:p>
            <text:p text:style-name="Table_20_Contents">   EXIF LightSource (Short): Unknown</text:p>
            <text:p text:style-name="Table_20_Contents">   EXIF MakerNote (Undefined): [2, 3, 2, 134, 99, 0, 0, 0, 0, 0, 0, 0, 138, 177, 86, 46, 105, 245, 11, 1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1841/10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3, 20843/500]</text:p>
            <text:p text:style-name="Table_20_Contents">   GPS GPSLatitudeRef (ASCII): S</text:p>
            <text:p text:style-name="Table_20_Contents">   GPS GPSLongitude (Ratio): [46, 39, 486/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6_17_5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6:17:51</text:p>
            <text:p text:style-name="Table_20_Contents">   EXIF DateTimeOriginal (ASCII): 2015:02:07 16:17:51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5017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2, 3, 2, 134, 99, 0, 0, 0, 0, 0, 0, 0, 207, 253, 209, 136, 132, 156, 198, 21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0947/10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3, 20843/500]</text:p>
            <text:p text:style-name="Table_20_Contents">   GPS GPSLatitudeRef (ASCII): S</text:p>
            <text:p text:style-name="Table_20_Contents">   GPS GPSLongitude (Ratio): [46, 39, 486/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6_22_0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6:22:07</text:p>
            <text:p text:style-name="Table_20_Contents">   EXIF DateTimeOriginal (ASCII): 2015:02:07 16:22:07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703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68, 61, 135, 239, 48, 209, 157, 13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522343/10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3, 20843/500]</text:p>
            <text:p text:style-name="Table_20_Contents">   GPS GPSLatitudeRef (ASCII): S</text:p>
            <text:p text:style-name="Table_20_Contents">   GPS GPSLongitude (Ratio): [46, 39, 486/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6_23_5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6:23:54</text:p>
            <text:p text:style-name="Table_20_Contents">   EXIF DateTimeOriginal (ASCII): 2015:02:07 16:23:54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2501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Fluorescent</text:p>
            <text:p text:style-name="Table_20_Contents">   EXIF MakerNote (Undefined): [2, 3, 2, 134, 99, 0, 0, 0, 0, 0, 0, 0, 164, 235, 235, 37, 177, 86, 152, 13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80453/25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3, 20843/500]</text:p>
            <text:p text:style-name="Table_20_Contents">   GPS GPSLatitudeRef (ASCII): S</text:p>
            <text:p text:style-name="Table_20_Contents">   GPS GPSLongitude (Ratio): [46, 39, 486/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6_27_5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6:27:58</text:p>
            <text:p text:style-name="Table_20_Contents">   EXIF DateTimeOriginal (ASCII): 2015:02:07 16:27:58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9986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37, 48, 33, 134, 96, 89, 120, 1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664781/2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54</text:p>
            <text:p text:style-name="Table_20_Contents">   GPS GPSLatitude (Ratio): [23, 33, 41879/1000]</text:p>
            <text:p text:style-name="Table_20_Contents">   GPS GPSLatitudeRef (ASCII): S</text:p>
            <text:p text:style-name="Table_20_Contents">   GPS GPSLongitude (Ratio): [46, 39, 2081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6_29_1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6:29:15</text:p>
            <text:p text:style-name="Table_20_Contents">   EXIF DateTimeOriginal (ASCII): 2015:02:07 16:29:15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5033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2, 3, 2, 134, 99, 0, 0, 0, 0, 0, 0, 0, 40, 8, 74, 193, 194, 77, 59, 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5723/10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54</text:p>
            <text:p text:style-name="Table_20_Contents">   GPS GPSLatitude (Ratio): [23, 33, 41879/1000]</text:p>
            <text:p text:style-name="Table_20_Contents">   GPS GPSLatitudeRef (ASCII): S</text:p>
            <text:p text:style-name="Table_20_Contents">   GPS GPSLongitude (Ratio): [46, 39, 2081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6_29_2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6:29:28</text:p>
            <text:p text:style-name="Table_20_Contents">   EXIF DateTimeOriginal (ASCII): 2015:02:07 16:29:28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5007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2, 3, 2, 134, 99, 0, 0, 0, 0, 0, 0, 0, 18, 204, 178, 253, 118, 94, 2, 11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80381/25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54</text:p>
            <text:p text:style-name="Table_20_Contents">   GPS GPSLatitude (Ratio): [23, 33, 41879/1000]</text:p>
            <text:p text:style-name="Table_20_Contents">   GPS GPSLatitudeRef (ASCII): S</text:p>
            <text:p text:style-name="Table_20_Contents">   GPS GPSLongitude (Ratio): [46, 39, 2081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6_30_1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6:30:09</text:p>
            <text:p text:style-name="Table_20_Contents">   EXIF DateTimeOriginal (ASCII): 2015:02:07 16:30:09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1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640</text:p>
            <text:p text:style-name="Table_20_Contents">   EXIF LightSource (Short): Unknown</text:p>
            <text:p text:style-name="Table_20_Contents">   EXIF MakerNote (Undefined): [2, 3, 2, 134, 99, 0, 0, 0, 0, 0, 0, 0, 34, 199, 148, 229, 30, 189, 102, 21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1437/10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54</text:p>
            <text:p text:style-name="Table_20_Contents">   GPS GPSLatitude (Ratio): [23, 33, 41879/1000]</text:p>
            <text:p text:style-name="Table_20_Contents">   GPS GPSLatitudeRef (ASCII): S</text:p>
            <text:p text:style-name="Table_20_Contents">   GPS GPSLongitude (Ratio): [46, 39, 2081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6_32_2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6:32:23</text:p>
            <text:p text:style-name="Table_20_Contents">   EXIF DateTimeOriginal (ASCII): 2015:02:07 16:32:23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0081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2, 3, 2, 134, 99, 0, 0, 0, 0, 0, 0, 0, 105, 118, 19, 84, 220, 215, 52, 7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5003/10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54</text:p>
            <text:p text:style-name="Table_20_Contents">   GPS GPSLatitude (Ratio): [23, 33, 41879/1000]</text:p>
            <text:p text:style-name="Table_20_Contents">   GPS GPSLatitudeRef (ASCII): S</text:p>
            <text:p text:style-name="Table_20_Contents">   GPS GPSLongitude (Ratio): [46, 39, 2081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6_37_3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6:37:34</text:p>
            <text:p text:style-name="Table_20_Contents">   EXIF DateTimeOriginal (ASCII): 2015:02:07 16:37:3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81/8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134, 99, 0, 0, 0, 0, 0, 0, 0, 72, 179, 65, 138, 0, 165, 89, 15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5891/10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660</text:p>
            <text:p text:style-name="Table_20_Contents">   GPS GPSLatitude (Ratio): [23, 33, 8353/200]</text:p>
            <text:p text:style-name="Table_20_Contents">   GPS GPSLatitudeRef (ASCII): S</text:p>
            <text:p text:style-name="Table_20_Contents">   GPS GPSLongitude (Ratio): [46, 39, 5263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6_38_5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6:38:49</text:p>
            <text:p text:style-name="Table_20_Contents">   EXIF DateTimeOriginal (ASCII): 2015:02:07 16:38:49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2501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134, 99, 0, 0, 0, 0, 0, 0, 0, 141, 135, 85, 27, 5, 16, 85, 25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80453/25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660</text:p>
            <text:p text:style-name="Table_20_Contents">   GPS GPSLatitude (Ratio): [23, 33, 8353/200]</text:p>
            <text:p text:style-name="Table_20_Contents">   GPS GPSLatitudeRef (ASCII): S</text:p>
            <text:p text:style-name="Table_20_Contents">   GPS GPSLongitude (Ratio): [46, 39, 5263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6_39_4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6:39:42</text:p>
            <text:p text:style-name="Table_20_Contents">   EXIF DateTimeOriginal (ASCII): 2015:02:07 16:39:42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12/312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73, 197, 63, 72, 142, 6, 143, 10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62119/5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660</text:p>
            <text:p text:style-name="Table_20_Contents">   GPS GPSLatitude (Ratio): [23, 33, 8353/200]</text:p>
            <text:p text:style-name="Table_20_Contents">   GPS GPSLatitudeRef (ASCII): S</text:p>
            <text:p text:style-name="Table_20_Contents">   GPS GPSLongitude (Ratio): [46, 39, 5263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6_39_4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6:39:47</text:p>
            <text:p text:style-name="Table_20_Contents">   EXIF DateTimeOriginal (ASCII): 2015:02:07 16:39:47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1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640</text:p>
            <text:p text:style-name="Table_20_Contents">   EXIF LightSource (Short): Unknown</text:p>
            <text:p text:style-name="Table_20_Contents">   EXIF MakerNote (Undefined): [2, 3, 2, 134, 99, 0, 0, 0, 0, 0, 0, 0, 27, 0, 22, 126, 213, 15, 159, 7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1379/10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660</text:p>
            <text:p text:style-name="Table_20_Contents">   GPS GPSLatitude (Ratio): [23, 33, 8353/200]</text:p>
            <text:p text:style-name="Table_20_Contents">   GPS GPSLatitudeRef (ASCII): S</text:p>
            <text:p text:style-name="Table_20_Contents">   GPS GPSLongitude (Ratio): [46, 39, 5263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6_40_4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6:40:43</text:p>
            <text:p text:style-name="Table_20_Contents">   EXIF DateTimeOriginal (ASCII): 2015:02:07 16:40:43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253/125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2, 3, 2, 134, 99, 0, 0, 0, 0, 0, 0, 0, 163, 103, 105, 38, 140, 228, 96, 7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64247/2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54</text:p>
            <text:p text:style-name="Table_20_Contents">   GPS GPSLatitude (Ratio): [23, 33, 41879/1000]</text:p>
            <text:p text:style-name="Table_20_Contents">   GPS GPSLatitudeRef (ASCII): S</text:p>
            <text:p text:style-name="Table_20_Contents">   GPS GPSLongitude (Ratio): [46, 39, 2081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16_45_5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16:45:51</text:p>
            <text:p text:style-name="Table_20_Contents">   EXIF DateTimeOriginal (ASCII): 2015:02:07 16:45:51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4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32, 194, 46, 48, 86, 253, 132, 8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0687/1000000</text:p>
            <text:p text:style-name="Table_20_Contents">   EXIF WhiteBalance (Short): Auto</text:p>
            <text:p text:style-name="Table_20_Contents">   GPS GPSAltitude (Ratio): 1693/2</text:p>
            <text:p text:style-name="Table_20_Contents">   GPS GPSAltitudeRef (Byte): 0</text:p>
            <text:p text:style-name="Table_20_Contents">   GPS GPSDOP (Ratio): 18</text:p>
            <text:p text:style-name="Table_20_Contents">   GPS GPSLatitude (Ratio): [23, 33, 5326/125]</text:p>
            <text:p text:style-name="Table_20_Contents">   GPS GPSLatitudeRef (ASCII): S</text:p>
            <text:p text:style-name="Table_20_Contents">   GPS GPSLongitude (Ratio): [46, 39, 5149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7_22_10_2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7 22:10:26</text:p>
            <text:p text:style-name="Table_20_Contents">   EXIF DateTimeOriginal (ASCII): 2015:02:07 22:10:26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3937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56, 84, 0, 0, 0, 0, 0, 0, 0, 199, 122, 145, 195, 165, 73, 71, 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880997/1000000</text:p>
            <text:p text:style-name="Table_20_Contents">   EXIF WhiteBalance (Short): Auto</text:p>
            <text:p text:style-name="Table_20_Contents">   GPS GPSAltitude (Ratio): 1573/2</text:p>
            <text:p text:style-name="Table_20_Contents">   GPS GPSAltitudeRef (Byte): 0</text:p>
            <text:p text:style-name="Table_20_Contents">   GPS GPSDOP (Ratio): 25</text:p>
            <text:p text:style-name="Table_20_Contents">   GPS GPSLatitude (Ratio): [23, 38, 38727/1000]</text:p>
            <text:p text:style-name="Table_20_Contents">   GPS GPSLatitudeRef (ASCII): S</text:p>
            <text:p text:style-name="Table_20_Contents">   GPS GPSLongitude (Ratio): [46, 37, 4429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8246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1_50_2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1:50:22</text:p>
            <text:p text:style-name="Table_20_Contents">   EXIF DateTimeOriginal (ASCII): 2015:02:08 01:50:22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7107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0</text:p>
            <text:p text:style-name="Table_20_Contents">   EXIF LightSource (Short): Unknown</text:p>
            <text:p text:style-name="Table_20_Contents">   EXIF MakerNote (Undefined): [2, 3, 2, 134, 99, 0, 0, 0, 0, 0, 0, 0, 138, 177, 86, 46, 105, 245, 11, 1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782547/25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67</text:p>
            <text:p text:style-name="Table_20_Contents">   GPS GPSLatitude (Ratio): [23, 33, 3943/1000]</text:p>
            <text:p text:style-name="Table_20_Contents">   GPS GPSLatitudeRef (ASCII): S</text:p>
            <text:p text:style-name="Table_20_Contents">   GPS GPSLongitude (Ratio): [46, 39, 1200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1_59_2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1:59:20</text:p>
            <text:p text:style-name="Table_20_Contents">   EXIF DateTimeOriginal (ASCII): 2015:02:08 01:59:20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150, 223, 48, 181, 57, 83, 93, 11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620</text:p>
            <text:p text:style-name="Table_20_Contents">   GPS GPSLatitude (Ratio): [23, 33, 1907/1000]</text:p>
            <text:p text:style-name="Table_20_Contents">   GPS GPSLatitudeRef (ASCII): S</text:p>
            <text:p text:style-name="Table_20_Contents">   GPS GPSLongitude (Ratio): [46, 39, 1241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1_59_4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1:59:47</text:p>
            <text:p text:style-name="Table_20_Contents">   EXIF DateTimeOriginal (ASCII): 2015:02:08 01:59:47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30, 26, 72, 93, 45, 40, 67, 10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620</text:p>
            <text:p text:style-name="Table_20_Contents">   GPS GPSLatitude (Ratio): [23, 33, 1907/1000]</text:p>
            <text:p text:style-name="Table_20_Contents">   GPS GPSLatitudeRef (ASCII): S</text:p>
            <text:p text:style-name="Table_20_Contents">   GPS GPSLongitude (Ratio): [46, 39, 1241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2_34_2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2:34:26</text:p>
            <text:p text:style-name="Table_20_Contents">   EXIF DateTimeOriginal (ASCII): 2015:02:08 02:34:26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162, 124, 59, 2, 135, 217, 50, 22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876</text:p>
            <text:p text:style-name="Table_20_Contents">   GPS GPSLatitude (Ratio): [23, 33, 3013/500]</text:p>
            <text:p text:style-name="Table_20_Contents">   GPS GPSLatitudeRef (ASCII): S</text:p>
            <text:p text:style-name="Table_20_Contents">   GPS GPSLongitude (Ratio): [46, 39, 312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2_34_2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2:34:29</text:p>
            <text:p text:style-name="Table_20_Contents">   EXIF DateTimeOriginal (ASCII): 2015:02:08 02:34:29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215, 33, 162, 75, 227, 2, 43, 2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876</text:p>
            <text:p text:style-name="Table_20_Contents">   GPS GPSLatitude (Ratio): [23, 33, 3013/500]</text:p>
            <text:p text:style-name="Table_20_Contents">   GPS GPSLatitudeRef (ASCII): S</text:p>
            <text:p text:style-name="Table_20_Contents">   GPS GPSLongitude (Ratio): [46, 39, 312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2_34_3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2:34:31</text:p>
            <text:p text:style-name="Table_20_Contents">   EXIF DateTimeOriginal (ASCII): 2015:02:08 02:34:31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251, 200, 51, 154, 173, 45, 161, 2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876</text:p>
            <text:p text:style-name="Table_20_Contents">   GPS GPSLatitude (Ratio): [23, 33, 3013/500]</text:p>
            <text:p text:style-name="Table_20_Contents">   GPS GPSLatitudeRef (ASCII): S</text:p>
            <text:p text:style-name="Table_20_Contents">   GPS GPSLongitude (Ratio): [46, 39, 312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2_34_3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2:34:34</text:p>
            <text:p text:style-name="Table_20_Contents">   EXIF DateTimeOriginal (ASCII): 2015:02:08 02:34:3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103, 87, 136, 85, 189, 18, 217, 5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876</text:p>
            <text:p text:style-name="Table_20_Contents">   GPS GPSLatitude (Ratio): [23, 33, 3013/500]</text:p>
            <text:p text:style-name="Table_20_Contents">   GPS GPSLatitudeRef (ASCII): S</text:p>
            <text:p text:style-name="Table_20_Contents">   GPS GPSLongitude (Ratio): [46, 39, 312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2_34_3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2:34:38</text:p>
            <text:p text:style-name="Table_20_Contents">   EXIF DateTimeOriginal (ASCII): 2015:02:08 02:34:3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27, 0, 22, 126, 213, 15, 159, 7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876</text:p>
            <text:p text:style-name="Table_20_Contents">   GPS GPSLatitude (Ratio): [23, 33, 3013/500]</text:p>
            <text:p text:style-name="Table_20_Contents">   GPS GPSLatitudeRef (ASCII): S</text:p>
            <text:p text:style-name="Table_20_Contents">   GPS GPSLongitude (Ratio): [46, 39, 312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2_34_4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2:34:44</text:p>
            <text:p text:style-name="Table_20_Contents">   EXIF DateTimeOriginal (ASCII): 2015:02:08 02:34:4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146, 227, 66, 174, 126, 97, 118, 10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876</text:p>
            <text:p text:style-name="Table_20_Contents">   GPS GPSLatitude (Ratio): [23, 33, 3013/500]</text:p>
            <text:p text:style-name="Table_20_Contents">   GPS GPSLatitudeRef (ASCII): S</text:p>
            <text:p text:style-name="Table_20_Contents">   GPS GPSLongitude (Ratio): [46, 39, 312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2_34_4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2:34:46</text:p>
            <text:p text:style-name="Table_20_Contents">   EXIF DateTimeOriginal (ASCII): 2015:02:08 02:34:46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174, 29, 221, 6, 1, 192, 123, 16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876</text:p>
            <text:p text:style-name="Table_20_Contents">   GPS GPSLatitude (Ratio): [23, 33, 3013/500]</text:p>
            <text:p text:style-name="Table_20_Contents">   GPS GPSLatitudeRef (ASCII): S</text:p>
            <text:p text:style-name="Table_20_Contents">   GPS GPSLongitude (Ratio): [46, 39, 312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2_57_0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2:57:04</text:p>
            <text:p text:style-name="Table_20_Contents">   EXIF DateTimeOriginal (ASCII): 2015:02:08 02:57:04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60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225, 92, 0, 0, 0, 0, 0, 0, 0, 168, 166, 50, 16, 89, 91, 92, 19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716471/10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10</text:p>
            <text:p text:style-name="Table_20_Contents">   GPS GPSLatitude (Ratio): [23, 33, 3613/500]</text:p>
            <text:p text:style-name="Table_20_Contents">   GPS GPSLatitudeRef (ASCII): S</text:p>
            <text:p text:style-name="Table_20_Contents">   GPS GPSLongitude (Ratio): [46, 39, 455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2_57_3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2:57:31</text:p>
            <text:p text:style-name="Table_20_Contents">   EXIF DateTimeOriginal (ASCII): 2015:02:08 02:57:31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638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225, 139, 16, 192, 242, 143, 211, 3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66571/5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10</text:p>
            <text:p text:style-name="Table_20_Contents">   GPS GPSLatitude (Ratio): [23, 33, 3613/500]</text:p>
            <text:p text:style-name="Table_20_Contents">   GPS GPSLatitudeRef (ASCII): S</text:p>
            <text:p text:style-name="Table_20_Contents">   GPS GPSLongitude (Ratio): [46, 39, 455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3_04_1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3:04:18</text:p>
            <text:p text:style-name="Table_20_Contents">   EXIF DateTimeOriginal (ASCII): 2015:02:08 03:04:18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42, 88, 82, 166, 15, 25, 91, 19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660</text:p>
            <text:p text:style-name="Table_20_Contents">   GPS GPSLatitude (Ratio): [23, 33, 3593/500]</text:p>
            <text:p text:style-name="Table_20_Contents">   GPS GPSLatitudeRef (ASCII): S</text:p>
            <text:p text:style-name="Table_20_Contents">   GPS GPSLongitude (Ratio): [46, 39, 46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3_04_4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3:04:41</text:p>
            <text:p text:style-name="Table_20_Contents">   EXIF DateTimeOriginal (ASCII): 2015:02:08 03:04:41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127, 205, 122, 87, 102, 108, 172, 8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660</text:p>
            <text:p text:style-name="Table_20_Contents">   GPS GPSLatitude (Ratio): [23, 33, 3593/500]</text:p>
            <text:p text:style-name="Table_20_Contents">   GPS GPSLatitudeRef (ASCII): S</text:p>
            <text:p text:style-name="Table_20_Contents">   GPS GPSLongitude (Ratio): [46, 39, 46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3_04_4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3:04:47</text:p>
            <text:p text:style-name="Table_20_Contents">   EXIF DateTimeOriginal (ASCII): 2015:02:08 03:04:47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248, 183, 161, 60, 191, 147, 234, 25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660</text:p>
            <text:p text:style-name="Table_20_Contents">   GPS GPSLatitude (Ratio): [23, 33, 3593/500]</text:p>
            <text:p text:style-name="Table_20_Contents">   GPS GPSLatitudeRef (ASCII): S</text:p>
            <text:p text:style-name="Table_20_Contents">   GPS GPSLongitude (Ratio): [46, 39, 46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3_05_0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3:05:02</text:p>
            <text:p text:style-name="Table_20_Contents">   EXIF DateTimeOriginal (ASCII): 2015:02:08 03:05:02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80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225, 92, 0, 0, 0, 0, 0, 0, 0, 202, 109, 213, 32, 94, 92, 38, 25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59879/125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660</text:p>
            <text:p text:style-name="Table_20_Contents">   GPS GPSLatitude (Ratio): [23, 33, 3593/500]</text:p>
            <text:p text:style-name="Table_20_Contents">   GPS GPSLatitudeRef (ASCII): S</text:p>
            <text:p text:style-name="Table_20_Contents">   GPS GPSLongitude (Ratio): [46, 39, 46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3_05_1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3:05:10</text:p>
            <text:p text:style-name="Table_20_Contents">   EXIF DateTimeOriginal (ASCII): 2015:02:08 03:05:10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20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225, 92, 0, 0, 0, 0, 0, 0, 0, 101, 6, 32, 218, 149, 227, 182, 17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901737/25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660</text:p>
            <text:p text:style-name="Table_20_Contents">   GPS GPSLatitude (Ratio): [23, 33, 3593/500]</text:p>
            <text:p text:style-name="Table_20_Contents">   GPS GPSLatitudeRef (ASCII): S</text:p>
            <text:p text:style-name="Table_20_Contents">   GPS GPSLongitude (Ratio): [46, 39, 46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3_05_5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3:05:50</text:p>
            <text:p text:style-name="Table_20_Contents">   EXIF DateTimeOriginal (ASCII): 2015:02:08 03:05:50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226, 162, 151, 222, 205, 17, 229, 13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660</text:p>
            <text:p text:style-name="Table_20_Contents">   GPS GPSLatitude (Ratio): [23, 33, 3593/500]</text:p>
            <text:p text:style-name="Table_20_Contents">   GPS GPSLatitudeRef (ASCII): S</text:p>
            <text:p text:style-name="Table_20_Contents">   GPS GPSLongitude (Ratio): [46, 39, 46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3_06_1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3:06:16</text:p>
            <text:p text:style-name="Table_20_Contents">   EXIF DateTimeOriginal (ASCII): 2015:02:08 03:06:16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100, 211, 217, 249, 174, 236, 98, 24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660</text:p>
            <text:p text:style-name="Table_20_Contents">   GPS GPSLatitude (Ratio): [23, 33, 3593/500]</text:p>
            <text:p text:style-name="Table_20_Contents">   GPS GPSLatitudeRef (ASCII): S</text:p>
            <text:p text:style-name="Table_20_Contents">   GPS GPSLongitude (Ratio): [46, 39, 46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3_06_2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3:06:20</text:p>
            <text:p text:style-name="Table_20_Contents">   EXIF DateTimeOriginal (ASCII): 2015:02:08 03:06:20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29, 248, 138, 47, 146, 167, 7, 23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660</text:p>
            <text:p text:style-name="Table_20_Contents">   GPS GPSLatitude (Ratio): [23, 33, 3593/500]</text:p>
            <text:p text:style-name="Table_20_Contents">   GPS GPSLatitudeRef (ASCII): S</text:p>
            <text:p text:style-name="Table_20_Contents">   GPS GPSLongitude (Ratio): [46, 39, 462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3_07_0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3:07:02</text:p>
            <text:p text:style-name="Table_20_Contents">   EXIF DateTimeOriginal (ASCII): 2015:02:08 03:07:02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69, 23, 73, 18, 55, 199, 26, 17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3_55_4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3:55:43</text:p>
            <text:p text:style-name="Table_20_Contents">   EXIF DateTimeOriginal (ASCII): 2015:02:08 03:55:43</text:p>
            <text:p text:style-name="Table_20_Contents">   EXIF DigitalZoomRatio (Ratio): 7/4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73, 197, 63, 72, 142, 6, 143, 10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3, 7053/1000]</text:p>
            <text:p text:style-name="Table_20_Contents">   GPS GPSLatitudeRef (ASCII): S</text:p>
            <text:p text:style-name="Table_20_Contents">   GPS GPSLongitude (Ratio): [46, 39, 499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3_55_4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3:55:47</text:p>
            <text:p text:style-name="Table_20_Contents">   EXIF DateTimeOriginal (ASCII): 2015:02:08 03:55:47</text:p>
            <text:p text:style-name="Table_20_Contents">   EXIF DigitalZoomRatio (Ratio): 7/4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121, 85, 166, 207, 19, 51, 87, 19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3, 7053/1000]</text:p>
            <text:p text:style-name="Table_20_Contents">   GPS GPSLatitudeRef (ASCII): S</text:p>
            <text:p text:style-name="Table_20_Contents">   GPS GPSLongitude (Ratio): [46, 39, 499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3_55_5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3:55:50</text:p>
            <text:p text:style-name="Table_20_Contents">   EXIF DateTimeOriginal (ASCII): 2015:02:08 03:55:50</text:p>
            <text:p text:style-name="Table_20_Contents">   EXIF DigitalZoomRatio (Ratio): 7/4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94, 171, 58, 53, 38, 196, 183, 11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3, 7053/1000]</text:p>
            <text:p text:style-name="Table_20_Contents">   GPS GPSLatitudeRef (ASCII): S</text:p>
            <text:p text:style-name="Table_20_Contents">   GPS GPSLongitude (Ratio): [46, 39, 499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3_56_0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3:56:04</text:p>
            <text:p text:style-name="Table_20_Contents">   EXIF DateTimeOriginal (ASCII): 2015:02:08 03:56:04</text:p>
            <text:p text:style-name="Table_20_Contents">   EXIF DigitalZoomRatio (Ratio): 7/4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6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139, 254, 125, 190, 147, 125, 195, 3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89547/50000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23, 33, 7053/1000]</text:p>
            <text:p text:style-name="Table_20_Contents">   GPS GPSLatitudeRef (ASCII): S</text:p>
            <text:p text:style-name="Table_20_Contents">   GPS GPSLongitude (Ratio): [46, 39, 499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5_32_4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5:32:40</text:p>
            <text:p text:style-name="Table_20_Contents">   EXIF DateTimeOriginal (ASCII): 2015:02:08 05:32:40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507/1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56, 84, 0, 0, 0, 0, 0, 0, 0, 65, 58, 157, 254, 130, 242, 90, 14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182589/1000000</text:p>
            <text:p text:style-name="Table_20_Contents">   EXIF WhiteBalance (Short): Auto</text:p>
            <text:p text:style-name="Table_20_Contents">   GPS GPSAltitude (Ratio): 1691/2</text:p>
            <text:p text:style-name="Table_20_Contents">   GPS GPSAltitudeRef (Byte): 0</text:p>
            <text:p text:style-name="Table_20_Contents">   GPS GPSDOP (Ratio): 31</text:p>
            <text:p text:style-name="Table_20_Contents">   GPS GPSLatitude (Ratio): [23, 33, 14851/500]</text:p>
            <text:p text:style-name="Table_20_Contents">   GPS GPSLatitudeRef (ASCII): S</text:p>
            <text:p text:style-name="Table_20_Contents">   GPS GPSLongitude (Ratio): [46, 39, 9013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9878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5_32_42_Pro (2)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5:32:42</text:p>
            <text:p text:style-name="Table_20_Contents">   EXIF DateTimeOriginal (ASCII): 2015:02:08 05:32:42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1813/10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56, 84, 0, 0, 0, 0, 0, 0, 0, 13, 79, 113, 30, 80, 24, 130, 1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03189/200000</text:p>
            <text:p text:style-name="Table_20_Contents">   EXIF WhiteBalance (Short): Auto</text:p>
            <text:p text:style-name="Table_20_Contents">   GPS GPSAltitude (Ratio): 1691/2</text:p>
            <text:p text:style-name="Table_20_Contents">   GPS GPSAltitudeRef (Byte): 0</text:p>
            <text:p text:style-name="Table_20_Contents">   GPS GPSDOP (Ratio): 31</text:p>
            <text:p text:style-name="Table_20_Contents">   GPS GPSLatitude (Ratio): [23, 33, 14851/500]</text:p>
            <text:p text:style-name="Table_20_Contents">   GPS GPSLatitudeRef (ASCII): S</text:p>
            <text:p text:style-name="Table_20_Contents">   GPS GPSLongitude (Ratio): [46, 39, 9013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10278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5_32_4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5:32:42</text:p>
            <text:p text:style-name="Table_20_Contents">   EXIF DateTimeOriginal (ASCII): 2015:02:08 05:32:42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5067/25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56, 84, 0, 0, 0, 0, 0, 0, 0, 115, 92, 242, 81, 185, 127, 171, 12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53279/62500</text:p>
            <text:p text:style-name="Table_20_Contents">   EXIF WhiteBalance (Short): Auto</text:p>
            <text:p text:style-name="Table_20_Contents">   GPS GPSAltitude (Ratio): 1691/2</text:p>
            <text:p text:style-name="Table_20_Contents">   GPS GPSAltitudeRef (Byte): 0</text:p>
            <text:p text:style-name="Table_20_Contents">   GPS GPSDOP (Ratio): 31</text:p>
            <text:p text:style-name="Table_20_Contents">   GPS GPSLatitude (Ratio): [23, 33, 14851/500]</text:p>
            <text:p text:style-name="Table_20_Contents">   GPS GPSLatitudeRef (ASCII): S</text:p>
            <text:p text:style-name="Table_20_Contents">   GPS GPSLongitude (Ratio): [46, 39, 9013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10438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5_32_4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5:32:44</text:p>
            <text:p text:style-name="Table_20_Contents">   EXIF DateTimeOriginal (ASCII): 2015:02:08 05:32:44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8877/10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56, 84, 0, 0, 0, 0, 0, 0, 0, 47, 226, 104, 204, 4, 35, 104, 23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859833/1000000</text:p>
            <text:p text:style-name="Table_20_Contents">   EXIF WhiteBalance (Short): Auto</text:p>
            <text:p text:style-name="Table_20_Contents">   GPS GPSAltitude (Ratio): 1691/2</text:p>
            <text:p text:style-name="Table_20_Contents">   GPS GPSAltitudeRef (Byte): 0</text:p>
            <text:p text:style-name="Table_20_Contents">   GPS GPSDOP (Ratio): 31</text:p>
            <text:p text:style-name="Table_20_Contents">   GPS GPSLatitude (Ratio): [23, 33, 14851/500]</text:p>
            <text:p text:style-name="Table_20_Contents">   GPS GPSLatitudeRef (ASCII): S</text:p>
            <text:p text:style-name="Table_20_Contents">   GPS GPSLongitude (Ratio): [46, 39, 9013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9718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5_32_4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5:32:45</text:p>
            <text:p text:style-name="Table_20_Contents">   EXIF DateTimeOriginal (ASCII): 2015:02:08 05:32:45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3049/10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56, 84, 0, 0, 0, 0, 0, 0, 0, 185, 198, 203, 242, 164, 213, 200, 15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774991/1000000</text:p>
            <text:p text:style-name="Table_20_Contents">   EXIF WhiteBalance (Short): Auto</text:p>
            <text:p text:style-name="Table_20_Contents">   GPS GPSAltitude (Ratio): 1691/2</text:p>
            <text:p text:style-name="Table_20_Contents">   GPS GPSAltitudeRef (Byte): 0</text:p>
            <text:p text:style-name="Table_20_Contents">   GPS GPSDOP (Ratio): 28</text:p>
            <text:p text:style-name="Table_20_Contents">   GPS GPSLatitude (Ratio): [23, 33, 14849/500]</text:p>
            <text:p text:style-name="Table_20_Contents">   GPS GPSLatitudeRef (ASCII): S</text:p>
            <text:p text:style-name="Table_20_Contents">   GPS GPSLongitude (Ratio): [46, 39, 9011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9526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5_32_4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5:32:48</text:p>
            <text:p text:style-name="Table_20_Contents">   EXIF DateTimeOriginal (ASCII): 2015:02:08 05:32:48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651/25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56, 84, 0, 0, 0, 0, 0, 0, 0, 166, 70, 206, 36, 208, 119, 33, 13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980129/250000</text:p>
            <text:p text:style-name="Table_20_Contents">   EXIF WhiteBalance (Short): Auto</text:p>
            <text:p text:style-name="Table_20_Contents">   GPS GPSAltitude (Ratio): 1685/2</text:p>
            <text:p text:style-name="Table_20_Contents">   GPS GPSAltitudeRef (Byte): 0</text:p>
            <text:p text:style-name="Table_20_Contents">   GPS GPSDOP (Ratio): 28</text:p>
            <text:p text:style-name="Table_20_Contents">   GPS GPSLatitude (Ratio): [23, 33, 14863/500]</text:p>
            <text:p text:style-name="Table_20_Contents">   GPS GPSLatitudeRef (ASCII): S</text:p>
            <text:p text:style-name="Table_20_Contents">   GPS GPSLongitude (Ratio): [46, 39, 8999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10006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08_05_32_5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08 05:32:50</text:p>
            <text:p text:style-name="Table_20_Contents">   EXIF DateTimeOriginal (ASCII): 2015:02:08 05:32:50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2151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56, 84, 0, 0, 0, 0, 0, 0, 0, 58, 158, 7, 162, 202, 107, 86, 16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47437/62500</text:p>
            <text:p text:style-name="Table_20_Contents">   EXIF WhiteBalance (Short): Auto</text:p>
            <text:p text:style-name="Table_20_Contents">   GPS GPSAltitude (Ratio): 1685/2</text:p>
            <text:p text:style-name="Table_20_Contents">   GPS GPSAltitudeRef (Byte): 0</text:p>
            <text:p text:style-name="Table_20_Contents">   GPS GPSDOP (Ratio): 28</text:p>
            <text:p text:style-name="Table_20_Contents">   GPS GPSLatitude (Ratio): [23, 33, 2973/100]</text:p>
            <text:p text:style-name="Table_20_Contents">   GPS GPSLatitudeRef (ASCII): S</text:p>
            <text:p text:style-name="Table_20_Contents">   GPS GPSLongitude (Ratio): [46, 39, 9001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9462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0_17_27_4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0 17:27:40</text:p>
            <text:p text:style-name="Table_20_Contents">   EXIF DateTimeOriginal (ASCII): 2015:02:10 17:27:40</text:p>
            <text:p text:style-name="Table_20_Contents">   EXIF DigitalZoomRatio (Ratio): 1</text:p>
            <text:p text:style-name="Table_20_Contents">   EXIF ExifImageLength (Long): 1280</text:p>
            <text:p text:style-name="Table_20_Contents">   EXIF ExifImageWidth (Long): 72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4411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000</text:p>
            <text:p text:style-name="Table_20_Contents">   EXIF LightSource (Short): Unknown</text:p>
            <text:p text:style-name="Table_20_Contents">   EXIF MakerNote (Undefined): [2, 3, 2, 56, 84, 0, 0, 0, 0, 0, 0, 0, 212, 212, 43, 88, 73, 109, 239, 9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492939/1000000</text:p>
            <text:p text:style-name="Table_20_Contents">   EXIF WhiteBalance (Short): Auto</text:p>
            <text:p text:style-name="Table_20_Contents">   GPS GPSAltitude (Ratio): 71/2</text:p>
            <text:p text:style-name="Table_20_Contents">   GPS GPSAltitudeRef (Byte): 0</text:p>
            <text:p text:style-name="Table_20_Contents">   GPS GPSDOP (Ratio): 85</text:p>
            <text:p text:style-name="Table_20_Contents">   GPS GPSLatitude (Ratio): [1, 28, 213/1000]</text:p>
            <text:p text:style-name="Table_20_Contents">   GPS GPSLatitudeRef (ASCII): S</text:p>
            <text:p text:style-name="Table_20_Contents">   GPS GPSLongitude (Ratio): [48, 30, 629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8582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0_17_34_5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0 17:34:55</text:p>
            <text:p text:style-name="Table_20_Contents">   EXIF DateTimeOriginal (ASCII): 2015:02:10 17:34:55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73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225, 92, 0, 0, 0, 0, 0, 0, 0, 53, 244, 181, 185, 9, 60, 226, 9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99791/1000000</text:p>
            <text:p text:style-name="Table_20_Contents">   EXIF WhiteBalance (Short): Auto</text:p>
            <text:p text:style-name="Table_20_Contents">   GPS GPSAltitude (Ratio): 151/2</text:p>
            <text:p text:style-name="Table_20_Contents">   GPS GPSAltitudeRef (Byte): 0</text:p>
            <text:p text:style-name="Table_20_Contents">   GPS GPSDOP (Ratio): 38</text:p>
            <text:p text:style-name="Table_20_Contents">   GPS GPSLatitude (Ratio): [1, 28, 657/500]</text:p>
            <text:p text:style-name="Table_20_Contents">   GPS GPSLatitudeRef (ASCII): S</text:p>
            <text:p text:style-name="Table_20_Contents">   GPS GPSLongitude (Ratio): [48, 30, 403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0_17_36_1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0 17:36:14</text:p>
            <text:p text:style-name="Table_20_Contents">   EXIF DateTimeOriginal (ASCII): 2015:02:10 17:36:14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96, 56, 102, 83, 29, 138, 111, 9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90241/125000</text:p>
            <text:p text:style-name="Table_20_Contents">   EXIF WhiteBalance (Short): Manual</text:p>
            <text:p text:style-name="Table_20_Contents">   GPS GPSAltitude (Ratio): 79/2</text:p>
            <text:p text:style-name="Table_20_Contents">   GPS GPSAltitudeRef (Byte): 1</text:p>
            <text:p text:style-name="Table_20_Contents">   GPS GPSDOP (Ratio): 31</text:p>
            <text:p text:style-name="Table_20_Contents">   GPS GPSLatitude (Ratio): [1, 28, 1691/1000]</text:p>
            <text:p text:style-name="Table_20_Contents">   GPS GPSLatitudeRef (ASCII): S</text:p>
            <text:p text:style-name="Table_20_Contents">   GPS GPSLongitude (Ratio): [48, 30, 533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0_17_36_3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0 17:36:37</text:p>
            <text:p text:style-name="Table_20_Contents">   EXIF DateTimeOriginal (ASCII): 2015:02:10 17:36:37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80, 203, 175, 80, 68, 39, 66, 4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79/2</text:p>
            <text:p text:style-name="Table_20_Contents">   GPS GPSAltitudeRef (Byte): 1</text:p>
            <text:p text:style-name="Table_20_Contents">   GPS GPSDOP (Ratio): 31</text:p>
            <text:p text:style-name="Table_20_Contents">   GPS GPSLatitude (Ratio): [1, 28, 1691/1000]</text:p>
            <text:p text:style-name="Table_20_Contents">   GPS GPSLatitudeRef (ASCII): S</text:p>
            <text:p text:style-name="Table_20_Contents">   GPS GPSLongitude (Ratio): [48, 30, 533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0_17_37_2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0 17:37:26</text:p>
            <text:p text:style-name="Table_20_Contents">   EXIF DateTimeOriginal (ASCII): 2015:02:10 17:37:26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92, 219, 27, 164, 27, 146, 232, 10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69/2</text:p>
            <text:p text:style-name="Table_20_Contents">   GPS GPSAltitudeRef (Byte): 0</text:p>
            <text:p text:style-name="Table_20_Contents">   GPS GPSDOP (Ratio): 28</text:p>
            <text:p text:style-name="Table_20_Contents">   GPS GPSLatitude (Ratio): [1, 28, 663/500]</text:p>
            <text:p text:style-name="Table_20_Contents">   GPS GPSLatitudeRef (ASCII): S</text:p>
            <text:p text:style-name="Table_20_Contents">   GPS GPSLongitude (Ratio): [48, 30, 559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0_18_30_4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0 18:30:45</text:p>
            <text:p text:style-name="Table_20_Contents">   EXIF DateTimeOriginal (ASCII): 2015:02:10 18:30:45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1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23, 100, 165, 216, 122, 112, 214, 13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15241/125000</text:p>
            <text:p text:style-name="Table_20_Contents">   EXIF WhiteBalance (Short): Manual</text:p>
            <text:p text:style-name="Table_20_Contents">   GPS GPSAltitude (Ratio): 11/2</text:p>
            <text:p text:style-name="Table_20_Contents">   GPS GPSAltitudeRef (Byte): 1</text:p>
            <text:p text:style-name="Table_20_Contents">   GPS GPSDOP (Ratio): 41</text:p>
            <text:p text:style-name="Table_20_Contents">   GPS GPSLatitude (Ratio): [1, 28, 481/1000]</text:p>
            <text:p text:style-name="Table_20_Contents">   GPS GPSLatitudeRef (ASCII): S</text:p>
            <text:p text:style-name="Table_20_Contents">   GPS GPSLongitude (Ratio): [48, 30, 1141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0_18_31_2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0 18:31:25</text:p>
            <text:p text:style-name="Table_20_Contents">   EXIF DateTimeOriginal (ASCII): 2015:02:10 18:31:25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35, 167, 236, 236, 170, 221, 208, 10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3/2</text:p>
            <text:p text:style-name="Table_20_Contents">   GPS GPSAltitudeRef (Byte): 1</text:p>
            <text:p text:style-name="Table_20_Contents">   GPS GPSDOP (Ratio): 43</text:p>
            <text:p text:style-name="Table_20_Contents">   GPS GPSLatitude (Ratio): [1, 28, 661/1000]</text:p>
            <text:p text:style-name="Table_20_Contents">   GPS GPSLatitudeRef (ASCII): S</text:p>
            <text:p text:style-name="Table_20_Contents">   GPS GPSLongitude (Ratio): [48, 30, 227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0_18_31_2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0 18:31:28</text:p>
            <text:p text:style-name="Table_20_Contents">   EXIF DateTimeOriginal (ASCII): 2015:02:10 18:31:2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6, 163, 132, 175, 169, 9, 158, 6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27/2</text:p>
            <text:p text:style-name="Table_20_Contents">   GPS GPSAltitudeRef (Byte): 1</text:p>
            <text:p text:style-name="Table_20_Contents">   GPS GPSDOP (Ratio): 71</text:p>
            <text:p text:style-name="Table_20_Contents">   GPS GPSLatitude (Ratio): [1, 28, 1271/1000]</text:p>
            <text:p text:style-name="Table_20_Contents">   GPS GPSLatitudeRef (ASCII): S</text:p>
            <text:p text:style-name="Table_20_Contents">   GPS GPSLongitude (Ratio): [48, 30, 509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0_18_32_0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0 18:32:07</text:p>
            <text:p text:style-name="Table_20_Contents">   EXIF DateTimeOriginal (ASCII): 2015:02:10 18:32:07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579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0</text:p>
            <text:p text:style-name="Table_20_Contents">   EXIF LightSource (Short): Unknown</text:p>
            <text:p text:style-name="Table_20_Contents">   EXIF MakerNote (Undefined): [2, 3, 2, 134, 99, 0, 0, 0, 0, 0, 0, 0, 66, 15, 185, 132, 235, 44, 19, 2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346429/1000000</text:p>
            <text:p text:style-name="Table_20_Contents">   EXIF WhiteBalance (Short): Auto</text:p>
            <text:p text:style-name="Table_20_Contents">   GPS GPSAltitude (Ratio): 5/2</text:p>
            <text:p text:style-name="Table_20_Contents">   GPS GPSAltitudeRef (Byte): 0</text:p>
            <text:p text:style-name="Table_20_Contents">   GPS GPSDOP (Ratio): 22</text:p>
            <text:p text:style-name="Table_20_Contents">   GPS GPSLatitude (Ratio): [1, 28, 1017/500]</text:p>
            <text:p text:style-name="Table_20_Contents">   GPS GPSLatitudeRef (ASCII): S</text:p>
            <text:p text:style-name="Table_20_Contents">   GPS GPSLongitude (Ratio): [48, 30, 1333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0_18_32_2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0 18:32:25</text:p>
            <text:p text:style-name="Table_20_Contents">   EXIF DateTimeOriginal (ASCII): 2015:02:10 18:32:25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401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74, 128, 47, 151, 92, 65, 249, 19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310403/1000000</text:p>
            <text:p text:style-name="Table_20_Contents">   EXIF WhiteBalance (Short): Auto</text:p>
            <text:p text:style-name="Table_20_Contents">   GPS GPSAltitude (Ratio): 7/2</text:p>
            <text:p text:style-name="Table_20_Contents">   GPS GPSAltitudeRef (Byte): 0</text:p>
            <text:p text:style-name="Table_20_Contents">   GPS GPSDOP (Ratio): 19</text:p>
            <text:p text:style-name="Table_20_Contents">   GPS GPSLatitude (Ratio): [1, 28, 97/50]</text:p>
            <text:p text:style-name="Table_20_Contents">   GPS GPSLatitudeRef (ASCII): S</text:p>
            <text:p text:style-name="Table_20_Contents">   GPS GPSLongitude (Ratio): [48, 30, 207/4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0_18_33_3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0 18:33:29</text:p>
            <text:p text:style-name="Table_20_Contents">   EXIF DateTimeOriginal (ASCII): 2015:02:10 18:33:29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7267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156, 206, 184, 120, 97, 211, 199, 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1967/10000</text:p>
            <text:p text:style-name="Table_20_Contents">   EXIF WhiteBalance (Short): Auto</text:p>
            <text:p text:style-name="Table_20_Contents">   GPS GPSAltitude (Ratio): 7/2</text:p>
            <text:p text:style-name="Table_20_Contents">   GPS GPSAltitudeRef (Byte): 0</text:p>
            <text:p text:style-name="Table_20_Contents">   GPS GPSDOP (Ratio): 19</text:p>
            <text:p text:style-name="Table_20_Contents">   GPS GPSLatitude (Ratio): [1, 28, 97/50]</text:p>
            <text:p text:style-name="Table_20_Contents">   GPS GPSLatitudeRef (ASCII): S</text:p>
            <text:p text:style-name="Table_20_Contents">   GPS GPSLongitude (Ratio): [48, 30, 207/4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0_18_33_3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0 18:33:34</text:p>
            <text:p text:style-name="Table_20_Contents">   EXIF DateTimeOriginal (ASCII): 2015:02:10 18:33:34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0643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147, 242, 12, 169, 24, 160, 75, 5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15991/500000</text:p>
            <text:p text:style-name="Table_20_Contents">   EXIF WhiteBalance (Short): Auto</text:p>
            <text:p text:style-name="Table_20_Contents">   GPS GPSAltitude (Ratio): 7/2</text:p>
            <text:p text:style-name="Table_20_Contents">   GPS GPSAltitudeRef (Byte): 0</text:p>
            <text:p text:style-name="Table_20_Contents">   GPS GPSDOP (Ratio): 19</text:p>
            <text:p text:style-name="Table_20_Contents">   GPS GPSLatitude (Ratio): [1, 28, 97/50]</text:p>
            <text:p text:style-name="Table_20_Contents">   GPS GPSLatitudeRef (ASCII): S</text:p>
            <text:p text:style-name="Table_20_Contents">   GPS GPSLongitude (Ratio): [48, 30, 207/4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0_18_33_5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0 18:33:51</text:p>
            <text:p text:style-name="Table_20_Contents">   EXIF DateTimeOriginal (ASCII): 2015:02:10 18:33:51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9331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37, 48, 33, 134, 96, 89, 120, 1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341361/1000000</text:p>
            <text:p text:style-name="Table_20_Contents">   EXIF WhiteBalance (Short): Auto</text:p>
            <text:p text:style-name="Table_20_Contents">   GPS GPSAltitude (Ratio): 7/2</text:p>
            <text:p text:style-name="Table_20_Contents">   GPS GPSAltitudeRef (Byte): 0</text:p>
            <text:p text:style-name="Table_20_Contents">   GPS GPSDOP (Ratio): 19</text:p>
            <text:p text:style-name="Table_20_Contents">   GPS GPSLatitude (Ratio): [1, 28, 97/50]</text:p>
            <text:p text:style-name="Table_20_Contents">   GPS GPSLatitudeRef (ASCII): S</text:p>
            <text:p text:style-name="Table_20_Contents">   GPS GPSLongitude (Ratio): [48, 30, 207/4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0_18_34_3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0 18:34:38</text:p>
            <text:p text:style-name="Table_20_Contents">   EXIF DateTimeOriginal (ASCII): 2015:02:10 18:34:3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907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0</text:p>
            <text:p text:style-name="Table_20_Contents">   EXIF LightSource (Short): Unknown</text:p>
            <text:p text:style-name="Table_20_Contents">   EXIF MakerNote (Undefined): [2, 3, 2, 134, 99, 0, 0, 0, 0, 0, 0, 0, 85, 150, 2, 42, 69, 67, 83, 24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48877/100000</text:p>
            <text:p text:style-name="Table_20_Contents">   EXIF WhiteBalance (Short): Auto</text:p>
            <text:p text:style-name="Table_20_Contents">   GPS GPSAltitude (Ratio): 27/2</text:p>
            <text:p text:style-name="Table_20_Contents">   GPS GPSAltitudeRef (Byte): 1</text:p>
            <text:p text:style-name="Table_20_Contents">   GPS GPSDOP (Ratio): 44</text:p>
            <text:p text:style-name="Table_20_Contents">   GPS GPSLatitude (Ratio): [1, 28, 291/250]</text:p>
            <text:p text:style-name="Table_20_Contents">   GPS GPSLatitudeRef (ASCII): S</text:p>
            <text:p text:style-name="Table_20_Contents">   GPS GPSLongitude (Ratio): [48, 30, 461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0_18_34_4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0 18:34:42</text:p>
            <text:p text:style-name="Table_20_Contents">   EXIF DateTimeOriginal (ASCII): 2015:02:10 18:34:42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431/625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157, 25, 4, 86, 8, 58, 82, 18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280741/1000000</text:p>
            <text:p text:style-name="Table_20_Contents">   EXIF WhiteBalance (Short): Auto</text:p>
            <text:p text:style-name="Table_20_Contents">   GPS GPSAltitude (Ratio): 27/2</text:p>
            <text:p text:style-name="Table_20_Contents">   GPS GPSAltitudeRef (Byte): 1</text:p>
            <text:p text:style-name="Table_20_Contents">   GPS GPSDOP (Ratio): 44</text:p>
            <text:p text:style-name="Table_20_Contents">   GPS GPSLatitude (Ratio): [1, 28, 291/250]</text:p>
            <text:p text:style-name="Table_20_Contents">   GPS GPSLatitudeRef (ASCII): S</text:p>
            <text:p text:style-name="Table_20_Contents">   GPS GPSLongitude (Ratio): [48, 30, 461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0_18_35_2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0 18:35:27</text:p>
            <text:p text:style-name="Table_20_Contents">   EXIF DateTimeOriginal (ASCII): 2015:02:10 18:35:27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5983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100, 211, 217, 249, 174, 236, 98, 24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688551/200000</text:p>
            <text:p text:style-name="Table_20_Contents">   EXIF WhiteBalance (Short): Auto</text:p>
            <text:p text:style-name="Table_20_Contents">   GPS GPSAltitude (Ratio): 17/2</text:p>
            <text:p text:style-name="Table_20_Contents">   GPS GPSAltitudeRef (Byte): 0</text:p>
            <text:p text:style-name="Table_20_Contents">   GPS GPSDOP (Ratio): 206</text:p>
            <text:p text:style-name="Table_20_Contents">   GPS GPSLatitude (Ratio): [1, 28, 637/500]</text:p>
            <text:p text:style-name="Table_20_Contents">   GPS GPSLatitudeRef (ASCII): S</text:p>
            <text:p text:style-name="Table_20_Contents">   GPS GPSLongitude (Ratio): [48, 30, 469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0_18_35_3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0 18:35:30</text:p>
            <text:p text:style-name="Table_20_Contents">   EXIF DateTimeOriginal (ASCII): 2015:02:10 18:35:30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3013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61, 188, 89, 50, 236, 5, 135, 21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539083/1000000</text:p>
            <text:p text:style-name="Table_20_Contents">   EXIF WhiteBalance (Short): Auto</text:p>
            <text:p text:style-name="Table_20_Contents">   GPS GPSAltitude (Ratio): 17/2</text:p>
            <text:p text:style-name="Table_20_Contents">   GPS GPSAltitudeRef (Byte): 0</text:p>
            <text:p text:style-name="Table_20_Contents">   GPS GPSDOP (Ratio): 206</text:p>
            <text:p text:style-name="Table_20_Contents">   GPS GPSLatitude (Ratio): [1, 28, 637/500]</text:p>
            <text:p text:style-name="Table_20_Contents">   GPS GPSLatitudeRef (ASCII): S</text:p>
            <text:p text:style-name="Table_20_Contents">   GPS GPSLongitude (Ratio): [48, 30, 469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0_18_35_3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0 18:35:36</text:p>
            <text:p text:style-name="Table_20_Contents">   EXIF DateTimeOriginal (ASCII): 2015:02:10 18:35:36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2599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137, 176, 143, 159, 133, 178, 203, 22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467597/1000000</text:p>
            <text:p text:style-name="Table_20_Contents">   EXIF WhiteBalance (Short): Auto</text:p>
            <text:p text:style-name="Table_20_Contents">   GPS GPSAltitude (Ratio): 17/2</text:p>
            <text:p text:style-name="Table_20_Contents">   GPS GPSAltitudeRef (Byte): 0</text:p>
            <text:p text:style-name="Table_20_Contents">   GPS GPSDOP (Ratio): 206</text:p>
            <text:p text:style-name="Table_20_Contents">   GPS GPSLatitude (Ratio): [1, 28, 637/500]</text:p>
            <text:p text:style-name="Table_20_Contents">   GPS GPSLatitudeRef (ASCII): S</text:p>
            <text:p text:style-name="Table_20_Contents">   GPS GPSLongitude (Ratio): [48, 30, 469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1_16_00_3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1 16:00:34</text:p>
            <text:p text:style-name="Table_20_Contents">   EXIF DateTimeOriginal (ASCII): 2015:02:11 16:00:34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6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2, 3, 2, 134, 99, 0, 0, 0, 0, 0, 0, 0, 130, 2, 180, 173, 21, 85, 250, 10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322487/5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874</text:p>
            <text:p text:style-name="Table_20_Contents">   GPS GPSLatitude (Ratio): [1, 26, 50603/1000]</text:p>
            <text:p text:style-name="Table_20_Contents">   GPS GPSLatitudeRef (ASCII): S</text:p>
            <text:p text:style-name="Table_20_Contents">   GPS GPSLongitude (Ratio): [48, 29, 6963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1_16_00_4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1 16:00:40</text:p>
            <text:p text:style-name="Table_20_Contents">   EXIF DateTimeOriginal (ASCII): 2015:02:11 16:00:40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0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2, 3, 2, 134, 99, 0, 0, 0, 0, 0, 0, 0, 150, 223, 48, 181, 57, 83, 93, 11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323679/50000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874</text:p>
            <text:p text:style-name="Table_20_Contents">   GPS GPSLatitude (Ratio): [1, 26, 50603/1000]</text:p>
            <text:p text:style-name="Table_20_Contents">   GPS GPSLatitudeRef (ASCII): S</text:p>
            <text:p text:style-name="Table_20_Contents">   GPS GPSLongitude (Ratio): [48, 29, 6963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1_20_08_0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1 20:08:08</text:p>
            <text:p text:style-name="Table_20_Contents">   EXIF DateTimeOriginal (ASCII): 2015:02:11 20:08:08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591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36, 141, 41, 100, 192, 152, 219, 14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54103/100000</text:p>
            <text:p text:style-name="Table_20_Contents">   EXIF WhiteBalance (Short): Auto</text:p>
            <text:p text:style-name="Table_20_Contents">   GPS GPSAltitude (Ratio): 85/2</text:p>
            <text:p text:style-name="Table_20_Contents">   GPS GPSAltitudeRef (Byte): 1</text:p>
            <text:p text:style-name="Table_20_Contents">   GPS GPSDOP (Ratio): 2927</text:p>
            <text:p text:style-name="Table_20_Contents">   GPS GPSLatitude (Ratio): [1, 26, 24403/500]</text:p>
            <text:p text:style-name="Table_20_Contents">   GPS GPSLatitudeRef (ASCII): S</text:p>
            <text:p text:style-name="Table_20_Contents">   GPS GPSLongitude (Ratio): [48, 29, 4203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3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3 22:40:45</text:p>
            <text:p text:style-name="Table_20_Contents">   EXIF DateTimeOriginal (ASCII): 2015:02:13 22:40:4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9969/500000</text:p>
            <text:p text:style-name="Table_20_Contents">   EXIF FNumber (Ratio): 12/5</text:p>
            <text:p text:style-name="Table_20_Contents">   EXIF Flash (Short): Flash did not fire, auto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187, 113, 156, 226, 188, 132, 14, 14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323047/500000</text:p>
            <text:p text:style-name="Table_20_Contents">   EXIF SubSecTimeDigitized (ASCII): 102</text:p>
            <text:p text:style-name="Table_20_Contents">   EXIF SubSecTimeOriginal (ASCII): 35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9/2</text:p>
            <text:p text:style-name="Table_20_Contents">   GPS GPSAltitudeRef (Byte): 1</text:p>
            <text:p text:style-name="Table_20_Contents">   GPS GPSDOP (Ratio): 14</text:p>
            <text:p text:style-name="Table_20_Contents">   GPS GPSLatitude (Ratio): [1, 24, 3683/100]</text:p>
            <text:p text:style-name="Table_20_Contents">   GPS GPSLatitudeRef (ASCII): S</text:p>
            <text:p text:style-name="Table_20_Contents">   GPS GPSLongitude (Ratio): [48, 28, 6693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3_17_11_2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3 17:11:28</text:p>
            <text:p text:style-name="Table_20_Contents">   EXIF DateTimeOriginal (ASCII): 2015:02:13 17:11:28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5031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2, 3, 2, 134, 99, 0, 0, 0, 0, 0, 0, 0, 79, 107, 207, 22, 245, 203, 72, 24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16007/50000</text:p>
            <text:p text:style-name="Table_20_Contents">   EXIF WhiteBalance (Short): Auto</text:p>
            <text:p text:style-name="Table_20_Contents">   GPS GPSAltitude (Ratio): 89/2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1, 28, 1523/50]</text:p>
            <text:p text:style-name="Table_20_Contents">   GPS GPSLatitudeRef (ASCII): S</text:p>
            <text:p text:style-name="Table_20_Contents">   GPS GPSLongitude (Ratio): [48, 27, 11073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4_15_55_3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4 15:55:38</text:p>
            <text:p text:style-name="Table_20_Contents">   EXIF DateTimeOriginal (ASCII): 2015:02:14 15:55:3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41/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239, 22, 133, 209, 156, 155, 164, 25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470089/1000000</text:p>
            <text:p text:style-name="Table_20_Contents">   EXIF WhiteBalance (Short): Auto</text:p>
            <text:p text:style-name="Table_20_Contents">   GPS GPSAltitude (Ratio): 33/2</text:p>
            <text:p text:style-name="Table_20_Contents">   GPS GPSAltitudeRef (Byte): 0</text:p>
            <text:p text:style-name="Table_20_Contents">   GPS GPSDOP (Ratio): 22</text:p>
            <text:p text:style-name="Table_20_Contents">   GPS GPSLatitude (Ratio): [1, 25, 633/40]</text:p>
            <text:p text:style-name="Table_20_Contents">   GPS GPSLatitudeRef (ASCII): S</text:p>
            <text:p text:style-name="Table_20_Contents">   GPS GPSLongitude (Ratio): [48, 29, 1531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4_15_58_0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4 15:58:09</text:p>
            <text:p text:style-name="Table_20_Contents">   EXIF DateTimeOriginal (ASCII): 2015:02:14 15:58:09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25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132, 178, 229, 71, 210, 131, 109, 7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52741/31250</text:p>
            <text:p text:style-name="Table_20_Contents">   EXIF WhiteBalance (Short): Manual</text:p>
            <text:p text:style-name="Table_20_Contents">   GPS GPSAltitude (Ratio): 1/2</text:p>
            <text:p text:style-name="Table_20_Contents">   GPS GPSAltitudeRef (Byte): 1</text:p>
            <text:p text:style-name="Table_20_Contents">   GPS GPSDOP (Ratio): 8</text:p>
            <text:p text:style-name="Table_20_Contents">   GPS GPSLatitude (Ratio): [1, 25, 4129/250]</text:p>
            <text:p text:style-name="Table_20_Contents">   GPS GPSLatitudeRef (ASCII): S</text:p>
            <text:p text:style-name="Table_20_Contents">   GPS GPSLongitude (Ratio): [48, 29, 1516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4_16_00_0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4 15:59:59</text:p>
            <text:p text:style-name="Table_20_Contents">   EXIF DateTimeOriginal (ASCII): 2015:02:14 15:59:59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16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232, 189, 204, 33, 71, 226, 191, 6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665241/62500</text:p>
            <text:p text:style-name="Table_20_Contents">   EXIF WhiteBalance (Short): Manual</text:p>
            <text:p text:style-name="Table_20_Contents">   GPS GPSAltitude (Ratio): 1/2</text:p>
            <text:p text:style-name="Table_20_Contents">   GPS GPSAltitudeRef (Byte): 1</text:p>
            <text:p text:style-name="Table_20_Contents">   GPS GPSDOP (Ratio): 8</text:p>
            <text:p text:style-name="Table_20_Contents">   GPS GPSLatitude (Ratio): [1, 25, 4129/250]</text:p>
            <text:p text:style-name="Table_20_Contents">   GPS GPSLatitudeRef (ASCII): S</text:p>
            <text:p text:style-name="Table_20_Contents">   GPS GPSLongitude (Ratio): [48, 29, 1516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4_16_00_1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4 16:00:15</text:p>
            <text:p text:style-name="Table_20_Contents">   EXIF DateTimeOriginal (ASCII): 2015:02:14 16:00:15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16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75, 234, 192, 49, 90, 230, 221, 13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665241/62500</text:p>
            <text:p text:style-name="Table_20_Contents">   EXIF WhiteBalance (Short): Manual</text:p>
            <text:p text:style-name="Table_20_Contents">   GPS GPSAltitude (Ratio): 35/2</text:p>
            <text:p text:style-name="Table_20_Contents">   GPS GPSAltitudeRef (Byte): 0</text:p>
            <text:p text:style-name="Table_20_Contents">   GPS GPSDOP (Ratio): 8</text:p>
            <text:p text:style-name="Table_20_Contents">   GPS GPSLatitude (Ratio): [1, 25, 1998/125]</text:p>
            <text:p text:style-name="Table_20_Contents">   GPS GPSLatitudeRef (ASCII): S</text:p>
            <text:p text:style-name="Table_20_Contents">   GPS GPSLongitude (Ratio): [48, 29, 1908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Tag 0x4749 (Signed Short): 75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4_16_00_2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4 16:00:25</text:p>
            <text:p text:style-name="Table_20_Contents">   EXIF DateTimeOriginal (ASCII): 2015:02:14 16:00:25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16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150, 223, 48, 181, 57, 83, 93, 11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665241/62500</text:p>
            <text:p text:style-name="Table_20_Contents">   EXIF WhiteBalance (Short): Manual</text:p>
            <text:p text:style-name="Table_20_Contents">   GPS GPSAltitude (Ratio): 35/2</text:p>
            <text:p text:style-name="Table_20_Contents">   GPS GPSAltitudeRef (Byte): 0</text:p>
            <text:p text:style-name="Table_20_Contents">   GPS GPSDOP (Ratio): 8</text:p>
            <text:p text:style-name="Table_20_Contents">   GPS GPSLatitude (Ratio): [1, 25, 1998/125]</text:p>
            <text:p text:style-name="Table_20_Contents">   GPS GPSLatitudeRef (ASCII): S</text:p>
            <text:p text:style-name="Table_20_Contents">   GPS GPSLongitude (Ratio): [48, 29, 1908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4_17_56_5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4 17:56:54</text:p>
            <text:p text:style-name="Table_20_Contents">   EXIF DateTimeOriginal (ASCII): 2015:02:14 17:56:54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6666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Daylight</text:p>
            <text:p text:style-name="Table_20_Contents">   EXIF MakerNote (Undefined): [2, 3, 2, 134, 99, 0, 0, 0, 0, 0, 0, 0, 178, 9, 163, 156, 137, 158, 185, 12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906883/1000000</text:p>
            <text:p text:style-name="Table_20_Contents">   EXIF WhiteBalance (Short): Manual</text:p>
            <text:p text:style-name="Table_20_Contents">   GPS GPSAltitude (Ratio): 37/2</text:p>
            <text:p text:style-name="Table_20_Contents">   GPS GPSAltitudeRef (Byte): 0</text:p>
            <text:p text:style-name="Table_20_Contents">   GPS GPSDOP (Ratio): 13</text:p>
            <text:p text:style-name="Table_20_Contents">   GPS GPSLatitude (Ratio): [1, 25, 1561/100]</text:p>
            <text:p text:style-name="Table_20_Contents">   GPS GPSLatitudeRef (ASCII): S</text:p>
            <text:p text:style-name="Table_20_Contents">   GPS GPSLongitude (Ratio): [48, 29, 1527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4_18_18_5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4 18:18:57</text:p>
            <text:p text:style-name="Table_20_Contents">   EXIF DateTimeOriginal (ASCII): 2015:02:14 18:18:57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332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114, 164, 83, 35, 154, 38, 105, 21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528523/1000000</text:p>
            <text:p text:style-name="Table_20_Contents">   EXIF WhiteBalance (Short): Auto</text:p>
            <text:p text:style-name="Table_20_Contents">   GPS GPSAltitude (Ratio): 19/2</text:p>
            <text:p text:style-name="Table_20_Contents">   GPS GPSAltitudeRef (Byte): 0</text:p>
            <text:p text:style-name="Table_20_Contents">   GPS GPSDOP (Ratio): 10</text:p>
            <text:p text:style-name="Table_20_Contents">   GPS GPSLatitude (Ratio): [1, 25, 15853/1000]</text:p>
            <text:p text:style-name="Table_20_Contents">   GPS GPSLatitudeRef (ASCII): S</text:p>
            <text:p text:style-name="Table_20_Contents">   GPS GPSLongitude (Ratio): [48, 29, 3043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4_18_19_0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4 18:19:02</text:p>
            <text:p text:style-name="Table_20_Contents">   EXIF DateTimeOriginal (ASCII): 2015:02:14 18:19:02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003/4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17, 241, 126, 58, 184, 124, 117, 18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63953/200000</text:p>
            <text:p text:style-name="Table_20_Contents">   EXIF WhiteBalance (Short): Auto</text:p>
            <text:p text:style-name="Table_20_Contents">   GPS GPSAltitude (Ratio): 19/2</text:p>
            <text:p text:style-name="Table_20_Contents">   GPS GPSAltitudeRef (Byte): 0</text:p>
            <text:p text:style-name="Table_20_Contents">   GPS GPSDOP (Ratio): 10</text:p>
            <text:p text:style-name="Table_20_Contents">   GPS GPSLatitude (Ratio): [1, 25, 15853/1000]</text:p>
            <text:p text:style-name="Table_20_Contents">   GPS GPSLatitudeRef (ASCII): S</text:p>
            <text:p text:style-name="Table_20_Contents">   GPS GPSLongitude (Ratio): [48, 29, 3043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4_20_18_2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4 20:18:24</text:p>
            <text:p text:style-name="Table_20_Contents">   EXIF DateTimeOriginal (ASCII): 2015:02:14 20:18:24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71129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54, 230, 97, 24, 111, 114, 15, 1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0</text:p>
            <text:p text:style-name="Table_20_Contents">   EXIF WhiteBalance (Short): Manual</text:p>
            <text:p text:style-name="Table_20_Contents">   GPS GPSAltitude (Ratio): 15/2</text:p>
            <text:p text:style-name="Table_20_Contents">   GPS GPSAltitudeRef (Byte): 0</text:p>
            <text:p text:style-name="Table_20_Contents">   GPS GPSDOP (Ratio): 7</text:p>
            <text:p text:style-name="Table_20_Contents">   GPS GPSLatitude (Ratio): [1, 24, 36657/1000]</text:p>
            <text:p text:style-name="Table_20_Contents">   GPS GPSLatitudeRef (ASCII): S</text:p>
            <text:p text:style-name="Table_20_Contents">   GPS GPSLongitude (Ratio): [48, 28, 6642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4_20_18_4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4 20:18:39</text:p>
            <text:p text:style-name="Table_20_Contents">   EXIF DateTimeOriginal (ASCII): 2015:02:14 20:18:39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68, 61, 135, 239, 48, 209, 157, 13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15/2</text:p>
            <text:p text:style-name="Table_20_Contents">   GPS GPSAltitudeRef (Byte): 0</text:p>
            <text:p text:style-name="Table_20_Contents">   GPS GPSDOP (Ratio): 7</text:p>
            <text:p text:style-name="Table_20_Contents">   GPS GPSLatitude (Ratio): [1, 24, 36657/1000]</text:p>
            <text:p text:style-name="Table_20_Contents">   GPS GPSLatitudeRef (ASCII): S</text:p>
            <text:p text:style-name="Table_20_Contents">   GPS GPSLongitude (Ratio): [48, 28, 6642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4_20_18_4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4 20:18:49</text:p>
            <text:p text:style-name="Table_20_Contents">   EXIF DateTimeOriginal (ASCII): 2015:02:14 20:18:49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4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68, 61, 135, 239, 48, 209, 157, 13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241/125000</text:p>
            <text:p text:style-name="Table_20_Contents">   EXIF WhiteBalance (Short): Manual</text:p>
            <text:p text:style-name="Table_20_Contents">   GPS GPSAltitude (Ratio): 15/2</text:p>
            <text:p text:style-name="Table_20_Contents">   GPS GPSAltitudeRef (Byte): 0</text:p>
            <text:p text:style-name="Table_20_Contents">   GPS GPSDOP (Ratio): 7</text:p>
            <text:p text:style-name="Table_20_Contents">   GPS GPSLatitude (Ratio): [1, 24, 36657/1000]</text:p>
            <text:p text:style-name="Table_20_Contents">   GPS GPSLatitudeRef (ASCII): S</text:p>
            <text:p text:style-name="Table_20_Contents">   GPS GPSLongitude (Ratio): [48, 28, 6642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4_20_19_2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4 20:19:24</text:p>
            <text:p text:style-name="Table_20_Contents">   EXIF DateTimeOriginal (ASCII): 2015:02:14 20:19:2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4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49, 69, 62, 124, 195, 27, 233, 14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241/125000</text:p>
            <text:p text:style-name="Table_20_Contents">   EXIF WhiteBalance (Short): Manual</text:p>
            <text:p text:style-name="Table_20_Contents">   GPS GPSAltitude (Ratio): 15/2</text:p>
            <text:p text:style-name="Table_20_Contents">   GPS GPSAltitudeRef (Byte): 0</text:p>
            <text:p text:style-name="Table_20_Contents">   GPS GPSDOP (Ratio): 7</text:p>
            <text:p text:style-name="Table_20_Contents">   GPS GPSLatitude (Ratio): [1, 24, 36657/1000]</text:p>
            <text:p text:style-name="Table_20_Contents">   GPS GPSLatitudeRef (ASCII): S</text:p>
            <text:p text:style-name="Table_20_Contents">   GPS GPSLongitude (Ratio): [48, 28, 6642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4_20_35_0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4 20:35:01</text:p>
            <text:p text:style-name="Table_20_Contents">   EXIF DateTimeOriginal (ASCII): 2015:02:14 20:35:01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6709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0</text:p>
            <text:p text:style-name="Table_20_Contents">   EXIF LightSource (Short): Fluorescent</text:p>
            <text:p text:style-name="Table_20_Contents">   EXIF MakerNote (Undefined): [2, 3, 2, 134, 99, 0, 0, 0, 0, 0, 0, 0, 104, 4, 167, 117, 226, 234, 212, 14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263837/500000</text:p>
            <text:p text:style-name="Table_20_Contents">   EXIF WhiteBalance (Short): Manual</text:p>
            <text:p text:style-name="Table_20_Contents">   GPS GPSAltitude (Ratio): 23/2</text:p>
            <text:p text:style-name="Table_20_Contents">   GPS GPSAltitudeRef (Byte): 0</text:p>
            <text:p text:style-name="Table_20_Contents">   GPS GPSDOP (Ratio): 7</text:p>
            <text:p text:style-name="Table_20_Contents">   GPS GPSLatitude (Ratio): [1, 24, 36731/1000]</text:p>
            <text:p text:style-name="Table_20_Contents">   GPS GPSLatitudeRef (ASCII): S</text:p>
            <text:p text:style-name="Table_20_Contents">   GPS GPSLongitude (Ratio): [48, 28, 5301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5_16_35_4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5 16:35:40</text:p>
            <text:p text:style-name="Table_20_Contents">   EXIF DateTimeOriginal (ASCII): 2015:02:15 16:35:40</text:p>
            <text:p text:style-name="Table_20_Contents">   EXIF DigitalZoomRatio (Ratio): 1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4767/500000</text:p>
            <text:p text:style-name="Table_20_Contents">   EXIF FNumber (Ratio): 12/5</text:p>
            <text:p text:style-name="Table_20_Contents">   EXIF Flash (Short): No flash function</text:p>
            <text:p text:style-name="Table_20_Contents">   EXIF FlashPixVersion (Undefined): 0100</text:p>
            <text:p text:style-name="Table_20_Contents">   EXIF ISOSpeedRatings (Short): 1600</text:p>
            <text:p text:style-name="Table_20_Contents">   EXIF LightSource (Short): Unknown</text:p>
            <text:p text:style-name="Table_20_Contents">   EXIF MakerNote (Undefined): [2, 3, 2, 56, 84, 0, 0, 0, 0, 0, 0, 0, 145, 240, 253, 113, 218, 30, 69, 12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190549/1000000</text:p>
            <text:p text:style-name="Table_20_Contents">   EXIF WhiteBalance (Short): Auto</text:p>
            <text:p text:style-name="Table_20_Contents">   GPS GPSAltitude (Ratio): 9/2</text:p>
            <text:p text:style-name="Table_20_Contents">   GPS GPSAltitudeRef (Byte): 0</text:p>
            <text:p text:style-name="Table_20_Contents">   GPS GPSDOP (Ratio): 43</text:p>
            <text:p text:style-name="Table_20_Contents">   GPS GPSLatitude (Ratio): [1, 25, 16439/1000]</text:p>
            <text:p text:style-name="Table_20_Contents">   GPS GPSLatitudeRef (ASCII): S</text:p>
            <text:p text:style-name="Table_20_Contents">   GPS GPSLongitude (Ratio): [48, 29, 1495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6242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>   Thumbnail Compression (Short): JPEG (old-style)</text:p>
            <text:p text:style-name="Table_20_Contents">   Thumbnail JPEGInterchangeFormat (Long): 28414</text:p>
            <text:p text:style-name="Table_20_Contents">   Thumbnail JPEGInterchangeFormatLength (Long): 7830</text:p>
            <text:p text:style-name="Table_20_Contents">   Thumbnail ResolutionUnit (Short): Pixels/Inch</text:p>
            <text:p text:style-name="Table_20_Contents">   Thumbnail XResolution (Ratio): 72</text:p>
            <text:p text:style-name="Table_20_Contents">   Thumbnail YResolution (Ratio): 72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17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17 15:10:25</text:p>
            <text:p text:style-name="Table_20_Contents">   EXIF DateTimeOriginal (ASCII): 2015:02:17 15:10:26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1673/1000000</text:p>
            <text:p text:style-name="Table_20_Contents">   EXIF FNumber (Ratio): 12/5</text:p>
            <text:p text:style-name="Table_20_Contents">   EXIF Flash (Short): Flash fired, auto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225, 92, 0, 0, 0, 0, 0, 0, 0, 133, 252, 77, 90, 200, 240, 5, 5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901213/500000</text:p>
            <text:p text:style-name="Table_20_Contents">   EXIF SubSecTimeDigitized (ASCII): 750</text:p>
            <text:p text:style-name="Table_20_Contents">   EXIF SubSecTimeOriginal (ASCII): 070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8</text:p>
            <text:p text:style-name="Table_20_Contents">   GPS GPSLatitude (Ratio): [1, 25, 399/10]</text:p>
            <text:p text:style-name="Table_20_Contents">   GPS GPSLatitudeRef (ASCII): S</text:p>
            <text:p text:style-name="Table_20_Contents">   GPS GPSLongitude (Ratio): [48, 27, 6381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285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1_15_01_4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1 15:01:43</text:p>
            <text:p text:style-name="Table_20_Contents">   EXIF DateTimeOriginal (ASCII): 2015:02:21 15:01:43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99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2, 3, 2, 134, 99, 0, 0, 0, 0, 0, 0, 0, 206, 143, 227, 92, 74, 46, 235, 15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64397/200000</text:p>
            <text:p text:style-name="Table_20_Contents">   EXIF WhiteBalance (Short): Auto</text:p>
            <text:p text:style-name="Table_20_Contents">   GPS GPSAltitude (Ratio): 29/2</text:p>
            <text:p text:style-name="Table_20_Contents">   GPS GPSAltitudeRef (Byte): 0</text:p>
            <text:p text:style-name="Table_20_Contents">   GPS GPSDOP (Ratio): 22</text:p>
            <text:p text:style-name="Table_20_Contents">   GPS GPSLatitude (Ratio): [1, 23, 907/40]</text:p>
            <text:p text:style-name="Table_20_Contents">   GPS GPSLatitudeRef (ASCII): S</text:p>
            <text:p text:style-name="Table_20_Contents">   GPS GPSLongitude (Ratio): [48, 25, 2324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1_16_20_4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1 16:20:47</text:p>
            <text:p text:style-name="Table_20_Contents">   EXIF DateTimeOriginal (ASCII): 2015:02:21 16:20:47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60</text:p>
            <text:p text:style-name="Table_20_Contents">   EXIF LightSource (Short): Fluorescent</text:p>
            <text:p text:style-name="Table_20_Contents">   EXIF MakerNote (Undefined): [2, 3, 2, 134, 99, 0, 0, 0, 0, 0, 0, 0, 127, 205, 122, 87, 102, 108, 172, 8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26737/250000</text:p>
            <text:p text:style-name="Table_20_Contents">   EXIF WhiteBalance (Short): Manual</text:p>
            <text:p text:style-name="Table_20_Contents">   GPS GPSAltitude (Ratio): 235/2</text:p>
            <text:p text:style-name="Table_20_Contents">   GPS GPSAltitudeRef (Byte): 0</text:p>
            <text:p text:style-name="Table_20_Contents">   GPS GPSDOP (Ratio): 44</text:p>
            <text:p text:style-name="Table_20_Contents">   GPS GPSLatitude (Ratio): [1, 23, 11403/500]</text:p>
            <text:p text:style-name="Table_20_Contents">   GPS GPSLatitudeRef (ASCII): S</text:p>
            <text:p text:style-name="Table_20_Contents">   GPS GPSLongitude (Ratio): [48, 25, 2263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1_16_20_5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1 16:20:55</text:p>
            <text:p text:style-name="Table_20_Contents">   EXIF DateTimeOriginal (ASCII): 2015:02:21 16:20:55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60</text:p>
            <text:p text:style-name="Table_20_Contents">   EXIF LightSource (Short): Fluorescent</text:p>
            <text:p text:style-name="Table_20_Contents">   EXIF MakerNote (Undefined): [2, 3, 2, 134, 99, 0, 0, 0, 0, 0, 0, 0, 180, 94, 186, 119, 83, 57, 100, 18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26737/250000</text:p>
            <text:p text:style-name="Table_20_Contents">   EXIF WhiteBalance (Short): Manual</text:p>
            <text:p text:style-name="Table_20_Contents">   GPS GPSAltitude (Ratio): 235/2</text:p>
            <text:p text:style-name="Table_20_Contents">   GPS GPSAltitudeRef (Byte): 0</text:p>
            <text:p text:style-name="Table_20_Contents">   GPS GPSDOP (Ratio): 44</text:p>
            <text:p text:style-name="Table_20_Contents">   GPS GPSLatitude (Ratio): [1, 23, 11403/500]</text:p>
            <text:p text:style-name="Table_20_Contents">   GPS GPSLatitudeRef (ASCII): S</text:p>
            <text:p text:style-name="Table_20_Contents">   GPS GPSLongitude (Ratio): [48, 25, 2263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1_16_23_0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1 16:23:07</text:p>
            <text:p text:style-name="Table_20_Contents">   EXIF DateTimeOriginal (ASCII): 2015:02:21 16:23:07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39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00, 211, 217, 249, 174, 236, 98, 24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5357507/1000000</text:p>
            <text:p text:style-name="Table_20_Contents">   EXIF WhiteBalance (Short): Manual</text:p>
            <text:p text:style-name="Table_20_Contents">   GPS GPSAltitude (Ratio): 91/2</text:p>
            <text:p text:style-name="Table_20_Contents">   GPS GPSAltitudeRef (Byte): 0</text:p>
            <text:p text:style-name="Table_20_Contents">   GPS GPSDOP (Ratio): 19</text:p>
            <text:p text:style-name="Table_20_Contents">   GPS GPSLatitude (Ratio): [1, 23, 11713/500]</text:p>
            <text:p text:style-name="Table_20_Contents">   GPS GPSLatitudeRef (ASCII): S</text:p>
            <text:p text:style-name="Table_20_Contents">   GPS GPSLongitude (Ratio): [48, 25, 2321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1_16_27_5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1 16:27:53</text:p>
            <text:p text:style-name="Table_20_Contents">   EXIF DateTimeOriginal (ASCII): 2015:02:21 16:27:53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2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03, 87, 136, 85, 189, 18, 217, 5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90241/62500</text:p>
            <text:p text:style-name="Table_20_Contents">   EXIF WhiteBalance (Short): Manual</text:p>
            <text:p text:style-name="Table_20_Contents">   GPS GPSAltitude (Ratio): 21/2</text:p>
            <text:p text:style-name="Table_20_Contents">   GPS GPSAltitudeRef (Byte): 1</text:p>
            <text:p text:style-name="Table_20_Contents">   GPS GPSDOP (Ratio): 18</text:p>
            <text:p text:style-name="Table_20_Contents">   GPS GPSLatitude (Ratio): [1, 23, 5901/250]</text:p>
            <text:p text:style-name="Table_20_Contents">   GPS GPSLatitudeRef (ASCII): S</text:p>
            <text:p text:style-name="Table_20_Contents">   GPS GPSLongitude (Ratio): [48, 25, 5827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2_00_15_0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2 00:15:08</text:p>
            <text:p text:style-name="Table_20_Contents">   EXIF DateTimeOriginal (ASCII): 2015:02:22 00:15:0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200</text:p>
            <text:p text:style-name="Table_20_Contents">   EXIF LightSource (Short): Fluorescent</text:p>
            <text:p text:style-name="Table_20_Contents">   EXIF MakerNote (Undefined): [2, 3, 2, 225, 92, 0, 0, 0, 0, 0, 0, 0, 44, 36, 128, 240, 251, 187, 139, 22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109/2</text:p>
            <text:p text:style-name="Table_20_Contents">   GPS GPSAltitudeRef (Byte): 0</text:p>
            <text:p text:style-name="Table_20_Contents">   GPS GPSDOP (Ratio): 32</text:p>
            <text:p text:style-name="Table_20_Contents">   GPS GPSLatitude (Ratio): [1, 27, 15149/1000]</text:p>
            <text:p text:style-name="Table_20_Contents">   GPS GPSLatitudeRef (ASCII): S</text:p>
            <text:p text:style-name="Table_20_Contents">   GPS GPSLongitude (Ratio): [48, 29, 677/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2_00_15_4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2 00:15:46</text:p>
            <text:p text:style-name="Table_20_Contents">   EXIF DateTimeOriginal (ASCII): 2015:02:22 00:15:46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27, 0, 22, 126, 213, 15, 159, 7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103/2</text:p>
            <text:p text:style-name="Table_20_Contents">   GPS GPSAltitudeRef (Byte): 0</text:p>
            <text:p text:style-name="Table_20_Contents">   GPS GPSDOP (Ratio): 41</text:p>
            <text:p text:style-name="Table_20_Contents">   GPS GPSLatitude (Ratio): [1, 27, 7699/500]</text:p>
            <text:p text:style-name="Table_20_Contents">   GPS GPSLatitudeRef (ASCII): S</text:p>
            <text:p text:style-name="Table_20_Contents">   GPS GPSLongitude (Ratio): [48, 29, 1360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2_03_33_3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2 03:33:33</text:p>
            <text:p text:style-name="Table_20_Contents">   EXIF DateTimeOriginal (ASCII): 2015:02:22 03:33:33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66667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4, 53, 37, 73, 207, 90, 204, 13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906883/1000000</text:p>
            <text:p text:style-name="Table_20_Contents">   EXIF WhiteBalance (Short): Manual</text:p>
            <text:p text:style-name="Table_20_Contents">   GPS GPSAltitude (Ratio): 11/2</text:p>
            <text:p text:style-name="Table_20_Contents">   GPS GPSAltitudeRef (Byte): 1</text:p>
            <text:p text:style-name="Table_20_Contents">   GPS GPSDOP (Ratio): 34</text:p>
            <text:p text:style-name="Table_20_Contents">   GPS GPSLatitude (Ratio): [1, 27, 1457/100]</text:p>
            <text:p text:style-name="Table_20_Contents">   GPS GPSLatitudeRef (ASCII): S</text:p>
            <text:p text:style-name="Table_20_Contents">   GPS GPSLongitude (Ratio): [48, 29, 1388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2_03_33_54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2 03:33:53</text:p>
            <text:p text:style-name="Table_20_Contents">   EXIF DateTimeOriginal (ASCII): 2015:02:22 03:33:53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193, 148, 149, 10, 70, 172, 36, 14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11/2</text:p>
            <text:p text:style-name="Table_20_Contents">   GPS GPSAltitudeRef (Byte): 1</text:p>
            <text:p text:style-name="Table_20_Contents">   GPS GPSDOP (Ratio): 34</text:p>
            <text:p text:style-name="Table_20_Contents">   GPS GPSLatitude (Ratio): [1, 27, 1457/100]</text:p>
            <text:p text:style-name="Table_20_Contents">   GPS GPSLatitudeRef (ASCII): S</text:p>
            <text:p text:style-name="Table_20_Contents">   GPS GPSLongitude (Ratio): [48, 29, 1388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2_04_17_1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2 04:17:10</text:p>
            <text:p text:style-name="Table_20_Contents">   EXIF DateTimeOriginal (ASCII): 2015:02:22 04:17:10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88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225, 92, 0, 0, 0, 0, 0, 0, 0, 175, 10, 25, 246, 229, 157, 168, 12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916081/250000</text:p>
            <text:p text:style-name="Table_20_Contents">   EXIF WhiteBalance (Short): Auto</text:p>
            <text:p text:style-name="Table_20_Contents">   GPS GPSAltitude (Ratio): 45/2</text:p>
            <text:p text:style-name="Table_20_Contents">   GPS GPSAltitudeRef (Byte): 0</text:p>
            <text:p text:style-name="Table_20_Contents">   GPS GPSDOP (Ratio): 21</text:p>
            <text:p text:style-name="Table_20_Contents">   GPS GPSLatitude (Ratio): [1, 27, 7783/500]</text:p>
            <text:p text:style-name="Table_20_Contents">   GPS GPSLatitudeRef (ASCII): S</text:p>
            <text:p text:style-name="Table_20_Contents">   GPS GPSLongitude (Ratio): [48, 29, 137/1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2_04_17_27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2 04:17:26</text:p>
            <text:p text:style-name="Table_20_Contents">   EXIF DateTimeOriginal (ASCII): 2015:02:22 04:17:26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66667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225, 92, 0, 0, 0, 0, 0, 0, 0, 98, 209, 255, 39, 253, 113, 240, 20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584959/1000000</text:p>
            <text:p text:style-name="Table_20_Contents">   EXIF WhiteBalance (Short): Manual</text:p>
            <text:p text:style-name="Table_20_Contents">   GPS GPSAltitude (Ratio): 43/2</text:p>
            <text:p text:style-name="Table_20_Contents">   GPS GPSAltitudeRef (Byte): 0</text:p>
            <text:p text:style-name="Table_20_Contents">   GPS GPSDOP (Ratio): 47</text:p>
            <text:p text:style-name="Table_20_Contents">   GPS GPSLatitude (Ratio): [1, 27, 3903/250]</text:p>
            <text:p text:style-name="Table_20_Contents">   GPS GPSLatitudeRef (ASCII): S</text:p>
            <text:p text:style-name="Table_20_Contents">   GPS GPSLongitude (Ratio): [48, 29, 665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284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2_06_53_4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2 06:53:48</text:p>
            <text:p text:style-name="Table_20_Contents">   EXIF DateTimeOriginal (ASCII): 2015:02:22 06:53:4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5007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2, 3, 2, 134, 99, 0, 0, 0, 0, 0, 0, 0, 59, 243, 127, 177, 168, 75, 146, 15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80381/250000</text:p>
            <text:p text:style-name="Table_20_Contents">   EXIF WhiteBalance (Short): Auto</text:p>
            <text:p text:style-name="Table_20_Contents">   GPS GPSAltitude (Ratio): 49/2</text:p>
            <text:p text:style-name="Table_20_Contents">   GPS GPSAltitudeRef (Byte): 0</text:p>
            <text:p text:style-name="Table_20_Contents">   GPS GPSDOP (Ratio): 17</text:p>
            <text:p text:style-name="Table_20_Contents">   GPS GPSLatitude (Ratio): [1, 24, 36539/1000]</text:p>
            <text:p text:style-name="Table_20_Contents">   GPS GPSLatitudeRef (ASCII): S</text:p>
            <text:p text:style-name="Table_20_Contents">   GPS GPSLongitude (Ratio): [48, 28, 5327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3_17_05_1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3 17:05:18</text:p>
            <text:p text:style-name="Table_20_Contents">   EXIF DateTimeOriginal (ASCII): 2015:02:23 17:05:1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39, 254, 125, 190, 147, 125, 195, 3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39/2</text:p>
            <text:p text:style-name="Table_20_Contents">   GPS GPSAltitudeRef (Byte): 0</text:p>
            <text:p text:style-name="Table_20_Contents">   GPS GPSDOP (Ratio): 9</text:p>
            <text:p text:style-name="Table_20_Contents">   GPS GPSLatitude (Ratio): [1, 28, 3021/100]</text:p>
            <text:p text:style-name="Table_20_Contents">   GPS GPSLatitudeRef (ASCII): S</text:p>
            <text:p text:style-name="Table_20_Contents">   GPS GPSLongitude (Ratio): [48, 27, 2187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3_17_06_4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3 17:06:44</text:p>
            <text:p text:style-name="Table_20_Contents">   EXIF DateTimeOriginal (ASCII): 2015:02:23 17:06:4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24, 80, 216, 12, 108, 222, 170, 10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39/2</text:p>
            <text:p text:style-name="Table_20_Contents">   GPS GPSAltitudeRef (Byte): 0</text:p>
            <text:p text:style-name="Table_20_Contents">   GPS GPSDOP (Ratio): 31</text:p>
            <text:p text:style-name="Table_20_Contents">   GPS GPSLatitude (Ratio): [1, 28, 30261/1000]</text:p>
            <text:p text:style-name="Table_20_Contents">   GPS GPSLatitudeRef (ASCII): S</text:p>
            <text:p text:style-name="Table_20_Contents">   GPS GPSLongitude (Ratio): [48, 27, 2186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3_17_07_1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3 17:07:18</text:p>
            <text:p text:style-name="Table_20_Contents">   EXIF DateTimeOriginal (ASCII): 2015:02:23 17:07:1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67, 106, 28, 91, 131, 126, 243, 3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39/2</text:p>
            <text:p text:style-name="Table_20_Contents">   GPS GPSAltitudeRef (Byte): 0</text:p>
            <text:p text:style-name="Table_20_Contents">   GPS GPSDOP (Ratio): 37</text:p>
            <text:p text:style-name="Table_20_Contents">   GPS GPSLatitude (Ratio): [1, 28, 30267/1000]</text:p>
            <text:p text:style-name="Table_20_Contents">   GPS GPSLatitudeRef (ASCII): S</text:p>
            <text:p text:style-name="Table_20_Contents">   GPS GPSLongitude (Ratio): [48, 27, 2185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3_17_07_3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3 17:07:31</text:p>
            <text:p text:style-name="Table_20_Contents">   EXIF DateTimeOriginal (ASCII): 2015:02:23 17:07:31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9, 248, 138, 47, 146, 167, 7, 23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39/2</text:p>
            <text:p text:style-name="Table_20_Contents">   GPS GPSAltitudeRef (Byte): 0</text:p>
            <text:p text:style-name="Table_20_Contents">   GPS GPSDOP (Ratio): 37</text:p>
            <text:p text:style-name="Table_20_Contents">   GPS GPSLatitude (Ratio): [1, 28, 30267/1000]</text:p>
            <text:p text:style-name="Table_20_Contents">   GPS GPSLatitudeRef (ASCII): S</text:p>
            <text:p text:style-name="Table_20_Contents">   GPS GPSLongitude (Ratio): [48, 27, 2185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3_17_07_5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3 17:07:54</text:p>
            <text:p text:style-name="Table_20_Contents">   EXIF DateTimeOriginal (ASCII): 2015:02:23 17:07:54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61, 175, 176, 237, 23, 176, 138, 15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WhiteBalance (Short): Manual</text:p>
            <text:p text:style-name="Table_20_Contents">   GPS GPSAltitude (Ratio): 39/2</text:p>
            <text:p text:style-name="Table_20_Contents">   GPS GPSAltitudeRef (Byte): 0</text:p>
            <text:p text:style-name="Table_20_Contents">   GPS GPSDOP (Ratio): 50</text:p>
            <text:p text:style-name="Table_20_Contents">   GPS GPSLatitude (Ratio): [1, 28, 30267/1000]</text:p>
            <text:p text:style-name="Table_20_Contents">   GPS GPSLatitudeRef (ASCII): S</text:p>
            <text:p text:style-name="Table_20_Contents">   GPS GPSLongitude (Ratio): [48, 27, 2185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4_17_40_20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4 17:40:19</text:p>
            <text:p text:style-name="Table_20_Contents">   EXIF DateTimeOriginal (ASCII): 2015:02:24 17:40:19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466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180, 94, 186, 119, 83, 57, 100, 18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560597/125000</text:p>
            <text:p text:style-name="Table_20_Contents">   EXIF WhiteBalance (Short): Auto</text:p>
            <text:p text:style-name="Table_20_Contents">   GPS GPSAltitude (Ratio): 15/2</text:p>
            <text:p text:style-name="Table_20_Contents">   GPS GPSAltitudeRef (Byte): 0</text:p>
            <text:p text:style-name="Table_20_Contents">   GPS GPSDOP (Ratio): 35</text:p>
            <text:p text:style-name="Table_20_Contents">   GPS GPSLatitude (Ratio): [1, 28, 3576/125]</text:p>
            <text:p text:style-name="Table_20_Contents">   GPS GPSLatitudeRef (ASCII): S</text:p>
            <text:p text:style-name="Table_20_Contents">   GPS GPSLongitude (Ratio): [48, 27, 2313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5_12_00_3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5 12:00:35</text:p>
            <text:p text:style-name="Table_20_Contents">   EXIF DateTimeOriginal (ASCII): 2015:02:25 12:00:35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2033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253, 170, 237, 142, 223, 181, 209, 22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4931/1000000</text:p>
            <text:p text:style-name="Table_20_Contents">   EXIF WhiteBalance (Short): Auto</text:p>
            <text:p text:style-name="Table_20_Contents">   GPS GPSAltitude (Ratio): 23/2</text:p>
            <text:p text:style-name="Table_20_Contents">   GPS GPSAltitudeRef (Byte): 0</text:p>
            <text:p text:style-name="Table_20_Contents">   GPS GPSDOP (Ratio): 11</text:p>
            <text:p text:style-name="Table_20_Contents">   GPS GPSLatitude (Ratio): [1, 27, 59011/1000]</text:p>
            <text:p text:style-name="Table_20_Contents">   GPS GPSLatitudeRef (ASCII): S</text:p>
            <text:p text:style-name="Table_20_Contents">   GPS GPSLongitude (Ratio): [48, 30, 1273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6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6 12:23:06</text:p>
            <text:p text:style-name="Table_20_Contents">   EXIF DateTimeOriginal (ASCII): 2015:02:26 12:23:06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5287/25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0</text:p>
            <text:p text:style-name="Table_20_Contents">   EXIF LightSource (Short): Unknown</text:p>
            <text:p text:style-name="Table_20_Contents">   EXIF MakerNote (Undefined): [2, 3, 2, 134, 99, 0, 0, 0, 0, 0, 0, 0, 186, 207, 35, 158, 84, 220, 48, 12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73/50000</text:p>
            <text:p text:style-name="Table_20_Contents">   EXIF SubSecTimeDigitized (ASCII): 602</text:p>
            <text:p text:style-name="Table_20_Contents">   EXIF SubSecTimeOriginal (ASCII): 877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7/2</text:p>
            <text:p text:style-name="Table_20_Contents">   GPS GPSAltitudeRef (Byte): 0</text:p>
            <text:p text:style-name="Table_20_Contents">   GPS GPSDOP (Ratio): 7</text:p>
            <text:p text:style-name="Table_20_Contents">   GPS GPSLatitude (Ratio): [1, 24, 18361/500]</text:p>
            <text:p text:style-name="Table_20_Contents">   GPS GPSLatitudeRef (ASCII): S</text:p>
            <text:p text:style-name="Table_20_Contents">   GPS GPSLongitude (Ratio): [48, 28, 2666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6_002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6 15:44:25</text:p>
            <text:p text:style-name="Table_20_Contents">   EXIF DateTimeOriginal (ASCII): 2015:02:26 15:44:2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697/25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106, 78, 81, 139, 204, 179, 68, 14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422633/500000</text:p>
            <text:p text:style-name="Table_20_Contents">   EXIF SubSecTimeDigitized (ASCII): 168</text:p>
            <text:p text:style-name="Table_20_Contents">   EXIF SubSecTimeOriginal (ASCII): 495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47/2</text:p>
            <text:p text:style-name="Table_20_Contents">   GPS GPSAltitudeRef (Byte): 0</text:p>
            <text:p text:style-name="Table_20_Contents">   GPS GPSDOP (Ratio): 22</text:p>
            <text:p text:style-name="Table_20_Contents">   GPS GPSLatitude (Ratio): [1, 28, 6189/200]</text:p>
            <text:p text:style-name="Table_20_Contents">   GPS GPSLatitudeRef (ASCII): S</text:p>
            <text:p text:style-name="Table_20_Contents">   GPS GPSLongitude (Ratio): [48, 27, 5583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6_003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6 16:26:11</text:p>
            <text:p text:style-name="Table_20_Contents">   EXIF DateTimeOriginal (ASCII): 2015:02:26 16:26:11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881/3125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2, 3, 2, 134, 99, 0, 0, 0, 0, 0, 0, 0, 21, 112, 68, 28, 53, 118, 176, 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13571/250000</text:p>
            <text:p text:style-name="Table_20_Contents">   EXIF SubSecTimeDigitized (ASCII): 454</text:p>
            <text:p text:style-name="Table_20_Contents">   EXIF SubSecTimeOriginal (ASCII): 63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9</text:p>
            <text:p text:style-name="Table_20_Contents">   GPS GPSLatitude (Ratio): [1, 28, 6049/200]</text:p>
            <text:p text:style-name="Table_20_Contents">   GPS GPSLatitudeRef (ASCII): S</text:p>
            <text:p text:style-name="Table_20_Contents">   GPS GPSLongitude (Ratio): [48, 27, 5541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6_16_47_2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6 16:47:28</text:p>
            <text:p text:style-name="Table_20_Contents">   EXIF DateTimeOriginal (ASCII): 2015:02:26 16:47:28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21, 125, 8, 215, 160, 135, 35, 24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WhiteBalance (Short): Manual</text:p>
            <text:p text:style-name="Table_20_Contents">   GPS GPSAltitude (Ratio): 31/2</text:p>
            <text:p text:style-name="Table_20_Contents">   GPS GPSAltitudeRef (Byte): 0</text:p>
            <text:p text:style-name="Table_20_Contents">   GPS GPSDOP (Ratio): 32</text:p>
            <text:p text:style-name="Table_20_Contents">   GPS GPSLatitude (Ratio): [1, 28, 15703/500]</text:p>
            <text:p text:style-name="Table_20_Contents">   GPS GPSLatitudeRef (ASCII): S</text:p>
            <text:p text:style-name="Table_20_Contents">   GPS GPSLongitude (Ratio): [48, 27, 4457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6_17_51_4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6 17:51:46</text:p>
            <text:p text:style-name="Table_20_Contents">   EXIF DateTimeOriginal (ASCII): 2015:02:26 17:51:46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5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143, 59, 220, 220, 217, 76, 70, 18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0457/1000000</text:p>
            <text:p text:style-name="Table_20_Contents">   EXIF WhiteBalance (Short): Auto</text:p>
            <text:p text:style-name="Table_20_Contents">   GPS GPSAltitude (Ratio): 61/2</text:p>
            <text:p text:style-name="Table_20_Contents">   GPS GPSAltitudeRef (Byte): 1</text:p>
            <text:p text:style-name="Table_20_Contents">   GPS GPSDOP (Ratio): 6</text:p>
            <text:p text:style-name="Table_20_Contents">   GPS GPSLatitude (Ratio): [1, 28, 30703/1000]</text:p>
            <text:p text:style-name="Table_20_Contents">   GPS GPSLatitudeRef (ASCII): S</text:p>
            <text:p text:style-name="Table_20_Contents">   GPS GPSLongitude (Ratio): [48, 27, 5483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6_22_59_4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6 22:59:42</text:p>
            <text:p text:style-name="Table_20_Contents">   EXIF DateTimeOriginal (ASCII): 2015:02:26 22:59:42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32, 189, 204, 33, 71, 226, 191, 6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0</text:p>
            <text:p text:style-name="Table_20_Contents">   EXIF WhiteBalance (Short): Manual</text:p>
            <text:p text:style-name="Table_20_Contents">   GPS GPSAltitude (Ratio): 23/2</text:p>
            <text:p text:style-name="Table_20_Contents">   GPS GPSAltitudeRef (Byte): 1</text:p>
            <text:p text:style-name="Table_20_Contents">   GPS GPSDOP (Ratio): 10</text:p>
            <text:p text:style-name="Table_20_Contents">   GPS GPSLatitude (Ratio): [1, 24, 7403/200]</text:p>
            <text:p text:style-name="Table_20_Contents">   GPS GPSLatitudeRef (ASCII): S</text:p>
            <text:p text:style-name="Table_20_Contents">   GPS GPSLongitude (Ratio): [48, 28, 5262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8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8 14:01:16</text:p>
            <text:p text:style-name="Table_20_Contents">   EXIF DateTimeOriginal (ASCII): 2015:02:28 14:01:16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999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2, 3, 2, 134, 99, 0, 0, 0, 0, 0, 0, 0, 79, 107, 207, 22, 245, 203, 72, 249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64397/200000</text:p>
            <text:p text:style-name="Table_20_Contents">   EXIF SubSecTimeDigitized (ASCII): 174</text:p>
            <text:p text:style-name="Table_20_Contents">   EXIF SubSecTimeOriginal (ASCII): 356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/2</text:p>
            <text:p text:style-name="Table_20_Contents">   GPS GPSAltitudeRef (Byte): 1</text:p>
            <text:p text:style-name="Table_20_Contents">   GPS GPSDOP (Ratio): 9</text:p>
            <text:p text:style-name="Table_20_Contents">   GPS GPSLatitude (Ratio): [1, 24, 9119/250]</text:p>
            <text:p text:style-name="Table_20_Contents">   GPS GPSLatitudeRef (ASCII): S</text:p>
            <text:p text:style-name="Table_20_Contents">   GPS GPSLongitude (Ratio): [48, 28, 5339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228_20_48_1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2:28 20:48:10</text:p>
            <text:p text:style-name="Table_20_Contents">   EXIF DateTimeOriginal (ASCII): 2015:02:28 20:48:10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3/1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163, 103, 105, 38, 140, 228, 96, 73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0</text:p>
            <text:p text:style-name="Table_20_Contents">   EXIF WhiteBalance (Short): Manual</text:p>
            <text:p text:style-name="Table_20_Contents">   GPS GPSAltitude (Ratio): 37/2</text:p>
            <text:p text:style-name="Table_20_Contents">   GPS GPSAltitudeRef (Byte): 0</text:p>
            <text:p text:style-name="Table_20_Contents">   GPS GPSDOP (Ratio): 20</text:p>
            <text:p text:style-name="Table_20_Contents">   GPS GPSLatitude (Ratio): [1, 24, 36861/1000]</text:p>
            <text:p text:style-name="Table_20_Contents">   GPS GPSLatitudeRef (ASCII): S</text:p>
            <text:p text:style-name="Table_20_Contents">   GPS GPSLongitude (Ratio): [48, 28, 5333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01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01 19:09:05</text:p>
            <text:p text:style-name="Table_20_Contents">   EXIF DateTimeOriginal (ASCII): 2015:03:01 19:09:0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2513/25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2, 3, 2, 134, 99, 0, 0, 0, 0, 0, 0, 0, 49, 196, 250, 61, 2, 74, 133, 134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80107/250000</text:p>
            <text:p text:style-name="Table_20_Contents">   EXIF SubSecTimeDigitized (ASCII): 114</text:p>
            <text:p text:style-name="Table_20_Contents">   EXIF SubSecTimeOriginal (ASCII): 439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3/2</text:p>
            <text:p text:style-name="Table_20_Contents">   GPS GPSAltitudeRef (Byte): 1</text:p>
            <text:p text:style-name="Table_20_Contents">   GPS GPSDOP (Ratio): 7</text:p>
            <text:p text:style-name="Table_20_Contents">   GPS GPSLatitude (Ratio): [1, 24, 7303/200]</text:p>
            <text:p text:style-name="Table_20_Contents">   GPS GPSLatitudeRef (ASCII): S</text:p>
            <text:p text:style-name="Table_20_Contents">   GPS GPSLongitude (Ratio): [48, 28, 2675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0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01_11_45_33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01 11:45:33</text:p>
            <text:p text:style-name="Table_20_Contents">   EXIF DateTimeOriginal (ASCII): 2015:03:01 11:45:33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2031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2, 3, 2, 134, 99, 0, 0, 0, 0, 0, 0, 0, 209, 120, 234, 231, 13, 11, 197, 4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5171/1000000</text:p>
            <text:p text:style-name="Table_20_Contents">   EXIF WhiteBalance (Short): Auto</text:p>
            <text:p text:style-name="Table_20_Contents">   GPS GPSAltitude (Ratio): 31/2</text:p>
            <text:p text:style-name="Table_20_Contents">   GPS GPSAltitudeRef (Byte): 0</text:p>
            <text:p text:style-name="Table_20_Contents">   GPS GPSDOP (Ratio): 16</text:p>
            <text:p text:style-name="Table_20_Contents">   GPS GPSLatitude (Ratio): [1, 24, 36817/1000]</text:p>
            <text:p text:style-name="Table_20_Contents">   GPS GPSLatitudeRef (ASCII): S</text:p>
            <text:p text:style-name="Table_20_Contents">   GPS GPSLongitude (Ratio): [48, 28, 2651/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01_12_04_26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01 12:04:25</text:p>
            <text:p text:style-name="Table_20_Contents">   EXIF DateTimeOriginal (ASCII): 2015:03:01 12:04:25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0083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12, 82, 244, 66, 199, 63, 218, 9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4907/1000000</text:p>
            <text:p text:style-name="Table_20_Contents">   EXIF WhiteBalance (Short): Auto</text:p>
            <text:p text:style-name="Table_20_Contents">   GPS GPSAltitude (Ratio): 23/2</text:p>
            <text:p text:style-name="Table_20_Contents">   GPS GPSAltitudeRef (Byte): 0</text:p>
            <text:p text:style-name="Table_20_Contents">   GPS GPSDOP (Ratio): 9</text:p>
            <text:p text:style-name="Table_20_Contents">   GPS GPSLatitude (Ratio): [1, 24, 36837/1000]</text:p>
            <text:p text:style-name="Table_20_Contents">   GPS GPSLatitudeRef (ASCII): S</text:p>
            <text:p text:style-name="Table_20_Contents">   GPS GPSLongitude (Ratio): [48, 28, 2650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01_14_44_45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01 14:44:44</text:p>
            <text:p text:style-name="Table_20_Contents">   EXIF DateTimeOriginal (ASCII): 2015:03:01 14:44:44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1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2, 3, 2, 134, 99, 0, 0, 0, 0, 0, 0, 0, 226, 162, 151, 222, 205, 17, 229, 13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1437/1000000</text:p>
            <text:p text:style-name="Table_20_Contents">   EXIF WhiteBalance (Short): Auto</text:p>
            <text:p text:style-name="Table_20_Contents">   GPS GPSAltitude (Ratio): 21/2</text:p>
            <text:p text:style-name="Table_20_Contents">   GPS GPSAltitudeRef (Byte): 0</text:p>
            <text:p text:style-name="Table_20_Contents">   GPS GPSDOP (Ratio): 7</text:p>
            <text:p text:style-name="Table_20_Contents">   GPS GPSLatitude (Ratio): [1, 24, 36731/1000]</text:p>
            <text:p text:style-name="Table_20_Contents">   GPS GPSLatitudeRef (ASCII): S</text:p>
            <text:p text:style-name="Table_20_Contents">   GPS GPSLongitude (Ratio): [48, 28, 26743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01_16_21_5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01 16:21:51</text:p>
            <text:p text:style-name="Table_20_Contents">   EXIF DateTimeOriginal (ASCII): 2015:03:01 16:21:51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0227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2, 3, 2, 134, 99, 0, 0, 0, 0, 0, 0, 0, 77, 172, 98, 122, 141, 10, 114, 75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57909/200000</text:p>
            <text:p text:style-name="Table_20_Contents">   EXIF WhiteBalance (Short): Auto</text:p>
            <text:p text:style-name="Table_20_Contents">   GPS GPSAltitude (Ratio): 1/2</text:p>
            <text:p text:style-name="Table_20_Contents">   GPS GPSAltitudeRef (Byte): 0</text:p>
            <text:p text:style-name="Table_20_Contents">   GPS GPSDOP (Ratio): 23</text:p>
            <text:p text:style-name="Table_20_Contents">   GPS GPSLatitude (Ratio): [1, 24, 18283/500]</text:p>
            <text:p text:style-name="Table_20_Contents">   GPS GPSLatitudeRef (ASCII): S</text:p>
            <text:p text:style-name="Table_20_Contents">   GPS GPSLongitude (Ratio): [48, 28, 2129/4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02_12_16_09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02 12:16:09</text:p>
            <text:p text:style-name="Table_20_Contents">   EXIF DateTimeOriginal (ASCII): 2015:03:02 12:16:09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03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235, 167, 236, 236, 170, 221, 208, 101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811267/250000</text:p>
            <text:p text:style-name="Table_20_Contents">   EXIF WhiteBalance (Short): Auto</text:p>
            <text:p text:style-name="Table_20_Contents">   GPS GPSAltitude (Ratio): 35/2</text:p>
            <text:p text:style-name="Table_20_Contents">   GPS GPSAltitudeRef (Byte): 0</text:p>
            <text:p text:style-name="Table_20_Contents">   GPS GPSDOP (Ratio): 6</text:p>
            <text:p text:style-name="Table_20_Contents">   GPS GPSLatitude (Ratio): [1, 28, 1239/50]</text:p>
            <text:p text:style-name="Table_20_Contents">   GPS GPSLatitudeRef (ASCII): S</text:p>
            <text:p text:style-name="Table_20_Contents">   GPS GPSLongitude (Ratio): [48, 27, 2983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03_11_14_1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03 11:14:17</text:p>
            <text:p text:style-name="Table_20_Contents">   EXIF DateTimeOriginal (ASCII): 2015:03:03 11:14:17</text:p>
            <text:p text:style-name="Table_20_Contents">   EXIF DigitalZoomRatio (Ratio): 1</text:p>
            <text:p text:style-name="Table_20_Contents">   EXIF ExifImageLength (Long): 3072</text:p>
            <text:p text:style-name="Table_20_Contents">   EXIF ExifImageWidth (Long): 1728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17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55, 86, 252, 108, 171, 33, 128, 11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150423/500000</text:p>
            <text:p text:style-name="Table_20_Contents">   EXIF WhiteBalance (Short): Auto</text:p>
            <text:p text:style-name="Table_20_Contents">   GPS GPSAltitude (Ratio): 69/2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1, 25, 6231/200]</text:p>
            <text:p text:style-name="Table_20_Contents">   GPS GPSLatitudeRef (ASCII): S</text:p>
            <text:p text:style-name="Table_20_Contents">   GPS GPSLongitude (Ratio): [48, 29, 859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03_21_12_48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03 21:12:47</text:p>
            <text:p text:style-name="Table_20_Contents">   EXIF DateTimeOriginal (ASCII): 2015:03:03 21:12:47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48, 174, 248, 95, 47, 122, 215, 247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0</text:p>
            <text:p text:style-name="Table_20_Contents">   EXIF WhiteBalance (Short): Manual</text:p>
            <text:p text:style-name="Table_20_Contents">   GPS GPSAltitude (Ratio): 341/2</text:p>
            <text:p text:style-name="Table_20_Contents">   GPS GPSAltitudeRef (Byte): 0</text:p>
            <text:p text:style-name="Table_20_Contents">   GPS GPSDOP (Ratio): 35</text:p>
            <text:p text:style-name="Table_20_Contents">   GPS GPSLatitude (Ratio): [1, 27, 1171/1000]</text:p>
            <text:p text:style-name="Table_20_Contents">   GPS GPSLatitudeRef (ASCII): S</text:p>
            <text:p text:style-name="Table_20_Contents">   GPS GPSLongitude (Ratio): [48, 29, 1475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03_21_13_01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03 21:13:01</text:p>
            <text:p text:style-name="Table_20_Contents">   EXIF DateTimeOriginal (ASCII): 2015:03:03 21:13:01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2, 3, 2, 134, 99, 0, 0, 0, 0, 0, 0, 0, 26, 163, 132, 175, 169, 9, 158, 66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0</text:p>
            <text:p text:style-name="Table_20_Contents">   EXIF WhiteBalance (Short): Manual</text:p>
            <text:p text:style-name="Table_20_Contents">   GPS GPSAltitude (Ratio): 319/2</text:p>
            <text:p text:style-name="Table_20_Contents">   GPS GPSAltitudeRef (Byte): 0</text:p>
            <text:p text:style-name="Table_20_Contents">   GPS GPSDOP (Ratio): 29</text:p>
            <text:p text:style-name="Table_20_Contents">   GPS GPSLatitude (Ratio): [1, 27, 543/500]</text:p>
            <text:p text:style-name="Table_20_Contents">   GPS GPSLatitudeRef (ASCII): S</text:p>
            <text:p text:style-name="Table_20_Contents">   GPS GPSLongitude (Ratio): [48, 29, 1494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05_13_00_12_Pro.jpg:</text:p>
            <text:p text:style-name="Table_20_Contents">   EXIF ApertureValue (Ratio): 631517/2500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05 13:00:11</text:p>
            <text:p text:style-name="Table_20_Contents">   EXIF DateTimeOriginal (ASCII): 2015:03:05 13:00:11</text:p>
            <text:p text:style-name="Table_20_Contents">   EXIF DigitalZoomRatio (Ratio): 1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089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2, 3, 2, 134, 99, 0, 0, 0, 0, 0, 0, 0, 70, 31, 99, 89, 211, 166, 173, 182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7902971/1000000</text:p>
            <text:p text:style-name="Table_20_Contents">   EXIF WhiteBalance (Short): Auto</text:p>
            <text:p text:style-name="Table_20_Contents">   GPS GPSAltitude (Ratio): 5/2</text:p>
            <text:p text:style-name="Table_20_Contents">   GPS GPSAltitudeRef (Byte): 0</text:p>
            <text:p text:style-name="Table_20_Contents">   GPS GPSDOP (Ratio): 11</text:p>
            <text:p text:style-name="Table_20_Contents">   GPS GPSLatitude (Ratio): [1, 28, 3949/100]</text:p>
            <text:p text:style-name="Table_20_Contents">   GPS GPSLatitudeRef (ASCII): S</text:p>
            <text:p text:style-name="Table_20_Contents">   GPS GPSLongitude (Ratio): [48, 27, 1416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160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07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07 13:40:10</text:p>
            <text:p text:style-name="Table_20_Contents">   EXIF DateTimeOriginal (ASCII): 2015:03:07 13:40:10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5023/5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2, 3, 2, 134, 99, 0, 0, 0, 0, 0, 0, 0, 170, 127, 168, 244, 93, 43, 180, 208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0601/1000000</text:p>
            <text:p text:style-name="Table_20_Contents">   EXIF SubSecTimeDigitized (ASCII): 786</text:p>
            <text:p text:style-name="Table_20_Contents">   EXIF SubSecTimeOriginal (ASCII): 942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5/2</text:p>
            <text:p text:style-name="Table_20_Contents">   GPS GPSAltitudeRef (Byte): 0</text:p>
            <text:p text:style-name="Table_20_Contents">   GPS GPSDOP (Ratio): 8</text:p>
            <text:p text:style-name="Table_20_Contents">   GPS GPSLatitude (Ratio): [1, 24, 18421/500]</text:p>
            <text:p text:style-name="Table_20_Contents">   GPS GPSLatitudeRef (ASCII): S</text:p>
            <text:p text:style-name="Table_20_Contents">   GPS GPSLongitude (Ratio): [48, 28, 5263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2</text:p>
            <text:p text:style-name="Table_20_Contents">   Image GPSInfo (Long): 30216</text:p>
            <text:p text:style-name="Table_20_Contents">   Image Make (ASCII): Nokia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07_14_16_06_Refocus.jpg:</text:p>
            <text:p text:style-name="Table_20_Contents">   EXIF ExifVersion (Undefined): 0210</text:p>
            <text:p text:style-name="Table_20_Contents">   EXIF InteroperabilityOffset (Long): 8390</text:p>
            <text:p text:style-name="Table_20_Contents">   EXIF Padding (Undefined): []</text:p>
            <text:p text:style-name="Table_20_Contents">   GPS GPSAltitude (Ratio): 29/2</text:p>
            <text:p text:style-name="Table_20_Contents">   GPS GPSAltitudeRef (Byte): 0</text:p>
            <text:p text:style-name="Table_20_Contents">   GPS GPSDOP (Ratio): 15</text:p>
            <text:p text:style-name="Table_20_Contents">   GPS GPSLatitude (Ratio): [1, 24, 4592/125]</text:p>
            <text:p text:style-name="Table_20_Contents">   GPS GPSLatitudeRef (ASCII): S</text:p>
            <text:p text:style-name="Table_20_Contents">   GPS GPSLongitude (Ratio): [48, 28, 6648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Artist (ASCII): Nokia Imaging SDK</text:p>
            <text:p text:style-name="Table_20_Contents">   Image ExifOffset (Long): 4240</text:p>
            <text:p text:style-name="Table_20_Contents">   Image GPSInfo (Long): 8424</text:p>
            <text:p text:style-name="Table_20_Contents">   Image ImageDescription (ASCII): Created with Nokia Refocus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Thumbnail Compression (Short): JPEG (old-style)</text:p>
            <text:p text:style-name="Table_20_Contents">   Thumbnail JPEGInterchangeFormat (Long): 12606</text:p>
            <text:p text:style-name="Table_20_Contents">   Thumbnail JPEGInterchangeFormatLength (Long): 9756</text:p>
            <text:p text:style-name="Table_20_Contents">File has JPEG thumbnail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0_11_54_23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0 11:54:23</text:p>
            <text:p text:style-name="Table_20_Contents">   EXIF DateTimeOriginal (ASCII): 2015:03:20 11:54:23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3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80</text:p>
            <text:p text:style-name="Table_20_Contents">   EXIF LightSource (Short): Unknown</text:p>
            <text:p text:style-name="Table_20_Contents">   EXIF MakerNote (Undefined): [1, 4, 2, 251, 82, 0, 0, 1, 0, 0, 0, 0, 121, 227, 129, 163, 255, 172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613/100000</text:p>
            <text:p text:style-name="Table_20_Contents">   EXIF SubSecTimeDigitized (ASCII): 937</text:p>
            <text:p text:style-name="Table_20_Contents">   EXIF SubSecTimeOriginal (ASCII): 937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09/2</text:p>
            <text:p text:style-name="Table_20_Contents">   GPS GPSAltitudeRef (Byte): 1</text:p>
            <text:p text:style-name="Table_20_Contents">   GPS GPSDOP (Ratio): 22</text:p>
            <text:p text:style-name="Table_20_Contents">   GPS GPSLatitude (Ratio): [1, 28, 6773/250]</text:p>
            <text:p text:style-name="Table_20_Contents">   GPS GPSLatitudeRef (ASCII): S</text:p>
            <text:p text:style-name="Table_20_Contents">   GPS GPSLongitude (Ratio): [48, 27, 539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0_11_55_57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0 11:55:57</text:p>
            <text:p text:style-name="Table_20_Contents">   EXIF DateTimeOriginal (ASCII): 2015:03:20 11:55:57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9093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Unknown</text:p>
            <text:p text:style-name="Table_20_Contents">   EXIF MakerNote (Undefined): [1, 4, 2, 159, 82, 0, 0, 1, 0, 0, 0, 0, 209, 174, 44, 235, 82, 129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4591/10000</text:p>
            <text:p text:style-name="Table_20_Contents">   EXIF SubSecTimeDigitized (ASCII): 648</text:p>
            <text:p text:style-name="Table_20_Contents">   EXIF SubSecTimeOriginal (ASCII): 64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884099/32768]</text:p>
            <text:p text:style-name="Table_20_Contents">   GPS GPSLatitudeRef (ASCII): S</text:p>
            <text:p text:style-name="Table_20_Contents">   GPS GPSLongitude (Ratio): [48, 27, 10053/409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0_12_01_09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0 12:01:09</text:p>
            <text:p text:style-name="Table_20_Contents">   EXIF DateTimeOriginal (ASCII): 2015:03:20 12:01:09</text:p>
            <text:p text:style-name="Table_20_Contents">   EXIF DigitalZoomRatio (Ratio): 171/10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750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Unknown</text:p>
            <text:p text:style-name="Table_20_Contents">   EXIF MakerNote (Undefined): [1, 4, 2, 248, 82, 0, 0, 1, 0, 0, 0, 0, 107, 189, 15, 207, 119, 173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98929/250000</text:p>
            <text:p text:style-name="Table_20_Contents">   EXIF SubSecTimeDigitized (ASCII): 666</text:p>
            <text:p text:style-name="Table_20_Contents">   EXIF SubSecTimeOriginal (ASCII): 666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1768653/65536]</text:p>
            <text:p text:style-name="Table_20_Contents">   GPS GPSLatitudeRef (ASCII): S</text:p>
            <text:p text:style-name="Table_20_Contents">   GPS GPSLongitude (Ratio): [48, 27, 161955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0_12_03_14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0 12:03:14</text:p>
            <text:p text:style-name="Table_20_Contents">   EXIF DateTimeOriginal (ASCII): 2015:03:20 12:03:14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9737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Unknown</text:p>
            <text:p text:style-name="Table_20_Contents">   EXIF MakerNote (Undefined): [1, 4, 2, 154, 82, 0, 0, 1, 0, 0, 0, 0, 207, 67, 188, 123, 118, 132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60379/1000000</text:p>
            <text:p text:style-name="Table_20_Contents">   EXIF SubSecTimeDigitized (ASCII): 891</text:p>
            <text:p text:style-name="Table_20_Contents">   EXIF SubSecTimeOriginal (ASCII): 891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1771501/65536]</text:p>
            <text:p text:style-name="Table_20_Contents">   GPS GPSLatitudeRef (ASCII): S</text:p>
            <text:p text:style-name="Table_20_Contents">   GPS GPSLongitude (Ratio): [48, 27, 173919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0_12_08_59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0 12:08:59</text:p>
            <text:p text:style-name="Table_20_Contents">   EXIF DateTimeOriginal (ASCII): 2015:03:20 12:08:59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9/1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1, 4, 2, 110, 84, 0, 0, 1, 0, 0, 0, 0, 224, 157, 213, 154, 11, 32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4217/1000000</text:p>
            <text:p text:style-name="Table_20_Contents">   EXIF SubSecTimeDigitized (ASCII): 900</text:p>
            <text:p text:style-name="Table_20_Contents">   EXIF SubSecTimeOriginal (ASCII): 900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1771975/65536]</text:p>
            <text:p text:style-name="Table_20_Contents">   GPS GPSLatitudeRef (ASCII): S</text:p>
            <text:p text:style-name="Table_20_Contents">   GPS GPSLongitude (Ratio): [48, 27, 172119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0_12_22_19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0 12:22:20</text:p>
            <text:p text:style-name="Table_20_Contents">   EXIF DateTimeOriginal (ASCII): 2015:03:20 12:22:20</text:p>
            <text:p text:style-name="Table_20_Contents">   EXIF DigitalZoomRatio (Ratio): 43/25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848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Unknown</text:p>
            <text:p text:style-name="Table_20_Contents">   EXIF MakerNote (Undefined): [1, 4, 2, 156, 84, 0, 0, 1, 0, 0, 0, 0, 145, 255, 153, 51, 248, 25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183189/500000</text:p>
            <text:p text:style-name="Table_20_Contents">   EXIF SubSecTimeDigitized (ASCII): 094</text:p>
            <text:p text:style-name="Table_20_Contents">   EXIF SubSecTimeOriginal (ASCII): 094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1776781/65536]</text:p>
            <text:p text:style-name="Table_20_Contents">   GPS GPSLatitudeRef (ASCII): S</text:p>
            <text:p text:style-name="Table_20_Contents">   GPS GPSLongitude (Ratio): [48, 27, 166009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0_12_30_20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0 12:30:20</text:p>
            <text:p text:style-name="Table_20_Contents">   EXIF DateTimeOriginal (ASCII): 2015:03:20 12:30:20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83/1562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Unknown</text:p>
            <text:p text:style-name="Table_20_Contents">   EXIF MakerNote (Undefined): [1, 4, 2, 37, 84, 0, 0, 1, 0, 0, 0, 0, 76, 108, 106, 2, 228, 242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187/10000</text:p>
            <text:p text:style-name="Table_20_Contents">   EXIF SubSecTimeDigitized (ASCII): 389</text:p>
            <text:p text:style-name="Table_20_Contents">   EXIF SubSecTimeOriginal (ASCII): 389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1775653/65536]</text:p>
            <text:p text:style-name="Table_20_Contents">   GPS GPSLatitudeRef (ASCII): S</text:p>
            <text:p text:style-name="Table_20_Contents">   GPS GPSLongitude (Ratio): [48, 27, 174947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0_13_49_43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0 13:49:44</text:p>
            <text:p text:style-name="Table_20_Contents">   EXIF DateTimeOriginal (ASCII): 2015:03:20 13:49:44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991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1, 4, 2, 36, 86, 0, 0, 1, 0, 0, 0, 0, 129, 250, 108, 167, 177, 225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16137/25000</text:p>
            <text:p text:style-name="Table_20_Contents">   EXIF SubSecTimeDigitized (ASCII): 075</text:p>
            <text:p text:style-name="Table_20_Contents">   EXIF SubSecTimeOriginal (ASCII): 075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8</text:p>
            <text:p text:style-name="Table_20_Contents">   GPS GPSLatitude (Ratio): [1, 28, 13177/500]</text:p>
            <text:p text:style-name="Table_20_Contents">   GPS GPSLatitudeRef (ASCII): S</text:p>
            <text:p text:style-name="Table_20_Contents">   GPS GPSLongitude (Ratio): [48, 27, 729/1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0_21_50_23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0 21:50:24</text:p>
            <text:p text:style-name="Table_20_Contents">   EXIF DateTimeOriginal (ASCII): 2015:03:20 21:50:24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2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1, 4, 2, 185, 82, 0, 0, 1, 0, 0, 0, 0, 52, 173, 71, 73, 100, 98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80273/250000</text:p>
            <text:p text:style-name="Table_20_Contents">   EXIF SubSecTimeDigitized (ASCII): 168</text:p>
            <text:p text:style-name="Table_20_Contents">   EXIF SubSecTimeOriginal (ASCII): 16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1007695/32768]</text:p>
            <text:p text:style-name="Table_20_Contents">   GPS GPSLatitudeRef (ASCII): S</text:p>
            <text:p text:style-name="Table_20_Contents">   GPS GPSLongitude (Ratio): [48, 27, 361295/16384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0_21_51_01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0 21:51:01</text:p>
            <text:p text:style-name="Table_20_Contents">   EXIF DateTimeOriginal (ASCII): 2015:03:20 21:51:01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1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1, 4, 2, 249, 82, 0, 0, 1, 0, 0, 0, 0, 63, 70, 219, 50, 166, 157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1553/1000000</text:p>
            <text:p text:style-name="Table_20_Contents">   EXIF SubSecTimeDigitized (ASCII): 753</text:p>
            <text:p text:style-name="Table_20_Contents">   EXIF SubSecTimeOriginal (ASCII): 753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59/2</text:p>
            <text:p text:style-name="Table_20_Contents">   GPS GPSAltitudeRef (Byte): 1</text:p>
            <text:p text:style-name="Table_20_Contents">   GPS GPSDOP (Ratio): 19</text:p>
            <text:p text:style-name="Table_20_Contents">   GPS GPSLatitude (Ratio): [1, 28, 3869/125]</text:p>
            <text:p text:style-name="Table_20_Contents">   GPS GPSLatitudeRef (ASCII): S</text:p>
            <text:p text:style-name="Table_20_Contents">   GPS GPSLongitude (Ratio): [48, 27, 2251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0_21_51_11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0 21:51:11</text:p>
            <text:p text:style-name="Table_20_Contents">   EXIF DateTimeOriginal (ASCII): 2015:03:20 21:51:11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3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1, 4, 2, 44, 83, 0, 0, 1, 0, 0, 0, 0, 46, 230, 1, 41, 12, 3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613/100000</text:p>
            <text:p text:style-name="Table_20_Contents">   EXIF SubSecTimeDigitized (ASCII): 599</text:p>
            <text:p text:style-name="Table_20_Contents">   EXIF SubSecTimeOriginal (ASCII): 599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59/2</text:p>
            <text:p text:style-name="Table_20_Contents">   GPS GPSAltitudeRef (Byte): 1</text:p>
            <text:p text:style-name="Table_20_Contents">   GPS GPSDOP (Ratio): 19</text:p>
            <text:p text:style-name="Table_20_Contents">   GPS GPSLatitude (Ratio): [1, 28, 3869/125]</text:p>
            <text:p text:style-name="Table_20_Contents">   GPS GPSLatitudeRef (ASCII): S</text:p>
            <text:p text:style-name="Table_20_Contents">   GPS GPSLongitude (Ratio): [48, 27, 2251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0_21_51_15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0 21:51:16</text:p>
            <text:p text:style-name="Table_20_Contents">   EXIF DateTimeOriginal (ASCII): 2015:03:20 21:51:16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4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1, 4, 2, 71, 83, 0, 0, 1, 0, 0, 0, 0, 227, 30, 225, 218, 22, 242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322957/500000</text:p>
            <text:p text:style-name="Table_20_Contents">   EXIF SubSecTimeDigitized (ASCII): 019</text:p>
            <text:p text:style-name="Table_20_Contents">   EXIF SubSecTimeOriginal (ASCII): 019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59/2</text:p>
            <text:p text:style-name="Table_20_Contents">   GPS GPSAltitudeRef (Byte): 1</text:p>
            <text:p text:style-name="Table_20_Contents">   GPS GPSDOP (Ratio): 19</text:p>
            <text:p text:style-name="Table_20_Contents">   GPS GPSLatitude (Ratio): [1, 28, 3869/125]</text:p>
            <text:p text:style-name="Table_20_Contents">   GPS GPSLatitudeRef (ASCII): S</text:p>
            <text:p text:style-name="Table_20_Contents">   GPS GPSLongitude (Ratio): [48, 27, 2251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0_21_51_19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0 21:51:19</text:p>
            <text:p text:style-name="Table_20_Contents">   EXIF DateTimeOriginal (ASCII): 2015:03:20 21:51:19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5013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1, 4, 2, 35, 83, 0, 0, 1, 0, 0, 0, 0, 94, 73, 142, 30, 222, 197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160589/500000</text:p>
            <text:p text:style-name="Table_20_Contents">   EXIF SubSecTimeDigitized (ASCII): 832</text:p>
            <text:p text:style-name="Table_20_Contents">   EXIF SubSecTimeOriginal (ASCII): 832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59/2</text:p>
            <text:p text:style-name="Table_20_Contents">   GPS GPSAltitudeRef (Byte): 1</text:p>
            <text:p text:style-name="Table_20_Contents">   GPS GPSDOP (Ratio): 19</text:p>
            <text:p text:style-name="Table_20_Contents">   GPS GPSLatitude (Ratio): [1, 28, 3869/125]</text:p>
            <text:p text:style-name="Table_20_Contents">   GPS GPSLatitudeRef (ASCII): S</text:p>
            <text:p text:style-name="Table_20_Contents">   GPS GPSLongitude (Ratio): [48, 27, 2251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0_21_51_24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0 21:51:25</text:p>
            <text:p text:style-name="Table_20_Contents">   EXIF DateTimeOriginal (ASCII): 2015:03:20 21:51:2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5013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1, 4, 2, 197, 82, 0, 0, 1, 0, 0, 0, 0, 252, 197, 36, 208, 92, 154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160589/500000</text:p>
            <text:p text:style-name="Table_20_Contents">   EXIF SubSecTimeDigitized (ASCII): 060</text:p>
            <text:p text:style-name="Table_20_Contents">   EXIF SubSecTimeOriginal (ASCII): 060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59/2</text:p>
            <text:p text:style-name="Table_20_Contents">   GPS GPSAltitudeRef (Byte): 1</text:p>
            <text:p text:style-name="Table_20_Contents">   GPS GPSDOP (Ratio): 19</text:p>
            <text:p text:style-name="Table_20_Contents">   GPS GPSLatitude (Ratio): [1, 28, 3869/125]</text:p>
            <text:p text:style-name="Table_20_Contents">   GPS GPSLatitudeRef (ASCII): S</text:p>
            <text:p text:style-name="Table_20_Contents">   GPS GPSLongitude (Ratio): [48, 27, 2251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0_21_51_34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0 21:51:35</text:p>
            <text:p text:style-name="Table_20_Contents">   EXIF DateTimeOriginal (ASCII): 2015:03:20 21:51:3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028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80</text:p>
            <text:p text:style-name="Table_20_Contents">   EXIF LightSource (Short): Unknown</text:p>
            <text:p text:style-name="Table_20_Contents">   EXIF MakerNote (Undefined): [1, 4, 2, 233, 82, 0, 0, 1, 0, 0, 0, 0, 115, 141, 203, 122, 31, 155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025981/500000</text:p>
            <text:p text:style-name="Table_20_Contents">   EXIF SubSecTimeDigitized (ASCII): 202</text:p>
            <text:p text:style-name="Table_20_Contents">   EXIF SubSecTimeOriginal (ASCII): 202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59/2</text:p>
            <text:p text:style-name="Table_20_Contents">   GPS GPSAltitudeRef (Byte): 1</text:p>
            <text:p text:style-name="Table_20_Contents">   GPS GPSDOP (Ratio): 19</text:p>
            <text:p text:style-name="Table_20_Contents">   GPS GPSLatitude (Ratio): [1, 28, 3869/125]</text:p>
            <text:p text:style-name="Table_20_Contents">   GPS GPSLatitudeRef (ASCII): S</text:p>
            <text:p text:style-name="Table_20_Contents">   GPS GPSLongitude (Ratio): [48, 27, 2251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0_21_51_39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0 21:51:39</text:p>
            <text:p text:style-name="Table_20_Contents">   EXIF DateTimeOriginal (ASCII): 2015:03:20 21:51:39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987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1, 4, 2, 187, 82, 0, 0, 1, 0, 0, 0, 0, 34, 42, 227, 126, 225, 146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6203/1000000</text:p>
            <text:p text:style-name="Table_20_Contents">   EXIF SubSecTimeDigitized (ASCII): 812</text:p>
            <text:p text:style-name="Table_20_Contents">   EXIF SubSecTimeOriginal (ASCII): 812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59/2</text:p>
            <text:p text:style-name="Table_20_Contents">   GPS GPSAltitudeRef (Byte): 1</text:p>
            <text:p text:style-name="Table_20_Contents">   GPS GPSDOP (Ratio): 19</text:p>
            <text:p text:style-name="Table_20_Contents">   GPS GPSLatitude (Ratio): [1, 28, 3869/125]</text:p>
            <text:p text:style-name="Table_20_Contents">   GPS GPSLatitudeRef (ASCII): S</text:p>
            <text:p text:style-name="Table_20_Contents">   GPS GPSLongitude (Ratio): [48, 27, 2251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0_21_51_46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0 21:51:46</text:p>
            <text:p text:style-name="Table_20_Contents">   EXIF DateTimeOriginal (ASCII): 2015:03:20 21:51:46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99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1, 4, 2, 27, 83, 0, 0, 1, 0, 0, 0, 0, 100, 195, 254, 149, 34, 203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660993/500000</text:p>
            <text:p text:style-name="Table_20_Contents">   EXIF SubSecTimeDigitized (ASCII): 439</text:p>
            <text:p text:style-name="Table_20_Contents">   EXIF SubSecTimeOriginal (ASCII): 439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59/2</text:p>
            <text:p text:style-name="Table_20_Contents">   GPS GPSAltitudeRef (Byte): 1</text:p>
            <text:p text:style-name="Table_20_Contents">   GPS GPSDOP (Ratio): 19</text:p>
            <text:p text:style-name="Table_20_Contents">   GPS GPSLatitude (Ratio): [1, 28, 3869/125]</text:p>
            <text:p text:style-name="Table_20_Contents">   GPS GPSLatitudeRef (ASCII): S</text:p>
            <text:p text:style-name="Table_20_Contents">   GPS GPSLongitude (Ratio): [48, 27, 2251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0_21_51_47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0 21:51:47</text:p>
            <text:p text:style-name="Table_20_Contents">   EXIF DateTimeOriginal (ASCII): 2015:03:20 21:51:47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9949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1, 4, 2, 39, 83, 0, 0, 1, 0, 0, 0, 0, 12, 26, 112, 179, 21, 232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32377/50000</text:p>
            <text:p text:style-name="Table_20_Contents">   EXIF SubSecTimeDigitized (ASCII): 708</text:p>
            <text:p text:style-name="Table_20_Contents">   EXIF SubSecTimeOriginal (ASCII): 70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59/2</text:p>
            <text:p text:style-name="Table_20_Contents">   GPS GPSAltitudeRef (Byte): 1</text:p>
            <text:p text:style-name="Table_20_Contents">   GPS GPSDOP (Ratio): 19</text:p>
            <text:p text:style-name="Table_20_Contents">   GPS GPSLatitude (Ratio): [1, 28, 3869/125]</text:p>
            <text:p text:style-name="Table_20_Contents">   GPS GPSLatitudeRef (ASCII): S</text:p>
            <text:p text:style-name="Table_20_Contents">   GPS GPSLongitude (Ratio): [48, 27, 2251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0_21_51_51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0 21:51:52</text:p>
            <text:p text:style-name="Table_20_Contents">   EXIF DateTimeOriginal (ASCII): 2015:03:20 21:51:52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9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1, 4, 2, 138, 82, 0, 0, 1, 0, 0, 0, 0, 196, 54, 107, 58, 253, 126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19247/1000000</text:p>
            <text:p text:style-name="Table_20_Contents">   EXIF SubSecTimeDigitized (ASCII): 225</text:p>
            <text:p text:style-name="Table_20_Contents">   EXIF SubSecTimeOriginal (ASCII): 225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59/2</text:p>
            <text:p text:style-name="Table_20_Contents">   GPS GPSAltitudeRef (Byte): 1</text:p>
            <text:p text:style-name="Table_20_Contents">   GPS GPSDOP (Ratio): 19</text:p>
            <text:p text:style-name="Table_20_Contents">   GPS GPSLatitude (Ratio): [1, 28, 3869/125]</text:p>
            <text:p text:style-name="Table_20_Contents">   GPS GPSLatitudeRef (ASCII): S</text:p>
            <text:p text:style-name="Table_20_Contents">   GPS GPSLongitude (Ratio): [48, 27, 2251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1_09_58_11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1 09:58:11</text:p>
            <text:p text:style-name="Table_20_Contents">   EXIF DateTimeOriginal (ASCII): 2015:03:21 09:58:11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253/25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1, 4, 2, 76, 82, 0, 0, 1, 0, 0, 0, 0, 147, 206, 90, 203, 58, 151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1847/100000</text:p>
            <text:p text:style-name="Table_20_Contents">   EXIF SubSecTimeDigitized (ASCII): 417</text:p>
            <text:p text:style-name="Table_20_Contents">   EXIF SubSecTimeOriginal (ASCII): 417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21/2</text:p>
            <text:p text:style-name="Table_20_Contents">   GPS GPSLatitude (Ratio): [1, 24, 1201853/32768]</text:p>
            <text:p text:style-name="Table_20_Contents">   GPS GPSLatitudeRef (ASCII): S</text:p>
            <text:p text:style-name="Table_20_Contents">   GPS GPSLongitude (Ratio): [48, 28, 872355/16384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1_21_15_13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1 21:15:16</text:p>
            <text:p text:style-name="Table_20_Contents">   EXIF DateTimeOriginal (ASCII): 2015:03:21 21:15:16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-5/3</text:p>
            <text:p text:style-name="Table_20_Contents">   EXIF ExposureMode (Short): Manual Exposure</text:p>
            <text:p text:style-name="Table_20_Contents">   EXIF ExposureTime (Ratio): 1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76, 85, 0, 0, 1, 0, 0, 0, 0, 154, 220, 228, 65, 127, 209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0</text:p>
            <text:p text:style-name="Table_20_Contents">   EXIF SubSecTimeDigitized (ASCII): 491</text:p>
            <text:p text:style-name="Table_20_Contents">   EXIF SubSecTimeOriginal (ASCII): 491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0</text:p>
            <text:p text:style-name="Table_20_Contents">   GPS GPSLatitude (Ratio): [1, 24, 2416995/65536]</text:p>
            <text:p text:style-name="Table_20_Contents">   GPS GPSLatitudeRef (ASCII): S</text:p>
            <text:p text:style-name="Table_20_Contents">   GPS GPSLongitude (Ratio): [48, 28, 3459757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3_16_23_42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3 16:23:43</text:p>
            <text:p text:style-name="Table_20_Contents">   EXIF DateTimeOriginal (ASCII): 2015:03:23 16:23:43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9989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80</text:p>
            <text:p text:style-name="Table_20_Contents">   EXIF LightSource (Short): Unknown</text:p>
            <text:p text:style-name="Table_20_Contents">   EXIF MakerNote (Undefined): [1, 4, 2, 9, 84, 0, 0, 1, 0, 0, 0, 0, 81, 169, 176, 198, 61, 3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323473/1000000</text:p>
            <text:p text:style-name="Table_20_Contents">   EXIF SubSecTimeDigitized (ASCII): 625</text:p>
            <text:p text:style-name="Table_20_Contents">   EXIF SubSecTimeOriginal (ASCII): 625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2476177/65536]</text:p>
            <text:p text:style-name="Table_20_Contents">   GPS GPSLatitudeRef (ASCII): S</text:p>
            <text:p text:style-name="Table_20_Contents">   GPS GPSLongitude (Ratio): [48, 27, 812643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3_17_01_52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3 17:01:52</text:p>
            <text:p text:style-name="Table_20_Contents">   EXIF DateTimeOriginal (ASCII): 2015:03:23 17:01:52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3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1, 4, 2, 243, 82, 0, 0, 1, 0, 0, 0, 0, 40, 5, 54, 143, 200, 148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0803/1000000</text:p>
            <text:p text:style-name="Table_20_Contents">   EXIF SubSecTimeDigitized (ASCII): 920</text:p>
            <text:p text:style-name="Table_20_Contents">   EXIF SubSecTimeOriginal (ASCII): 920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7/2</text:p>
            <text:p text:style-name="Table_20_Contents">   GPS GPSAltitudeRef (Byte): 0</text:p>
            <text:p text:style-name="Table_20_Contents">   GPS GPSDOP (Ratio): 23</text:p>
            <text:p text:style-name="Table_20_Contents">   GPS GPSLatitude (Ratio): [1, 28, 31333/1000]</text:p>
            <text:p text:style-name="Table_20_Contents">   GPS GPSLatitudeRef (ASCII): S</text:p>
            <text:p text:style-name="Table_20_Contents">   GPS GPSLongitude (Ratio): [48, 27, 2214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4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4 12:38:23</text:p>
            <text:p text:style-name="Table_20_Contents">   EXIF DateTimeOriginal (ASCII): 2015:03:24 12:38:24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999/1000000</text:p>
            <text:p text:style-name="Table_20_Contents">   EXIF FNumber (Ratio): 12/5</text:p>
            <text:p text:style-name="Table_20_Contents">   EXIF Flash (Short): Flash did not fire, auto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80</text:p>
            <text:p text:style-name="Table_20_Contents">   EXIF LightSource (Short): Unknown</text:p>
            <text:p text:style-name="Table_20_Contents">   EXIF MakerNote (Undefined): [1, 4, 2, 40, 46, 0, 0, 1, 0, 0, 0, 0, 17, 241, 126, 58, 184, 30, 109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64397/200000</text:p>
            <text:p text:style-name="Table_20_Contents">   EXIF SubSecTimeDigitized (ASCII): 863</text:p>
            <text:p text:style-name="Table_20_Contents">   EXIF SubSecTimeOriginal (ASCII): 115</text:p>
            <text:p text:style-name="Table_20_Contents">   EXIF Tag 0xEA1D (Signed Long): 0</text:p>
            <text:p text:style-name="Table_20_Contents">   EXIF WhiteBalance (Short): Auto</text:p>
            <text:p text:style-name="Table_20_Contents">   GPS Tag 0xEA1C (Undefined): []</text:p>
            <text:p text:style-name="Table_20_Contents">   Image ExifOffset (Long): 2244</text:p>
            <text:p text:style-name="Table_20_Contents">   Image GPSInfo (Long): 53896</text:p>
            <text:p text:style-name="Table_20_Contents">   Image Make (ASCII): Microsoft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4_002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4 12:41:24</text:p>
            <text:p text:style-name="Table_20_Contents">   EXIF DateTimeOriginal (ASCII): 2015:03:24 12:41:25</text:p>
            <text:p text:style-name="Table_20_Contents">   EXIF DigitalZoomRatio (Ratio): 361/10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500000</text:p>
            <text:p text:style-name="Table_20_Contents">   EXIF FNumber (Ratio): 12/5</text:p>
            <text:p text:style-name="Table_20_Contents">   EXIF Flash (Short): Flash fired, auto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80</text:p>
            <text:p text:style-name="Table_20_Contents">   EXIF LightSource (Short): Unknown</text:p>
            <text:p text:style-name="Table_20_Contents">   EXIF MakerNote (Undefined): [1, 4, 2, 70, 43, 0, 0, 1, 0, 0, 0, 0, 233, 126, 100, 67, 26, 121, 10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76737/250000</text:p>
            <text:p text:style-name="Table_20_Contents">   EXIF SubSecTimeDigitized (ASCII): 845</text:p>
            <text:p text:style-name="Table_20_Contents">   EXIF SubSecTimeOriginal (ASCII): 106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23/2</text:p>
            <text:p text:style-name="Table_20_Contents">   GPS GPSAltitudeRef (Byte): 0</text:p>
            <text:p text:style-name="Table_20_Contents">   GPS GPSDOP (Ratio): 31</text:p>
            <text:p text:style-name="Table_20_Contents">   GPS GPSLatitude (Ratio): [1, 28, 13601/500]</text:p>
            <text:p text:style-name="Table_20_Contents">   GPS GPSLatitudeRef (ASCII): S</text:p>
            <text:p text:style-name="Table_20_Contents">   GPS GPSLongitude (Ratio): [48, 27, 1031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4</text:p>
            <text:p text:style-name="Table_20_Contents">   Image GPSInfo (Long): 53896</text:p>
            <text:p text:style-name="Table_20_Contents">   Image Make (ASCII): Microsoft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4_08_21_33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4 08:21:34</text:p>
            <text:p text:style-name="Table_20_Contents">   EXIF DateTimeOriginal (ASCII): 2015:03:24 08:21:34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88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1, 4, 2, 108, 84, 0, 0, 1, 0, 0, 0, 0, 214, 119, 114, 129, 110, 80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323933/500000</text:p>
            <text:p text:style-name="Table_20_Contents">   EXIF SubSecTimeDigitized (ASCII): 105</text:p>
            <text:p text:style-name="Table_20_Contents">   EXIF SubSecTimeOriginal (ASCII): 105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5/2</text:p>
            <text:p text:style-name="Table_20_Contents">   GPS GPSLatitude (Ratio): [1, 28, 1769563/65536]</text:p>
            <text:p text:style-name="Table_20_Contents">   GPS GPSLatitudeRef (ASCII): S</text:p>
            <text:p text:style-name="Table_20_Contents">   GPS GPSLongitude (Ratio): [48, 27, 198045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4_08_28_51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4 08:28:51</text:p>
            <text:p text:style-name="Table_20_Contents">   EXIF DateTimeOriginal (ASCII): 2015:03:24 08:28:51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016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1, 4, 2, 158, 83, 0, 0, 1, 0, 0, 0, 0, 99, 219, 145, 216, 20, 176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13757/250000</text:p>
            <text:p text:style-name="Table_20_Contents">   EXIF SubSecTimeDigitized (ASCII): 465</text:p>
            <text:p text:style-name="Table_20_Contents">   EXIF SubSecTimeOriginal (ASCII): 465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898891/32768]</text:p>
            <text:p text:style-name="Table_20_Contents">   GPS GPSLatitudeRef (ASCII): S</text:p>
            <text:p text:style-name="Table_20_Contents">   GPS GPSLongitude (Ratio): [48, 27, 190985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4_08_31_31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4 08:31:31</text:p>
            <text:p text:style-name="Table_20_Contents">   EXIF DateTimeOriginal (ASCII): 2015:03:24 08:31:31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763/625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1, 4, 2, 83, 83, 0, 0, 1, 0, 0, 0, 0, 103, 74, 50, 180, 29, 7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3901/1000000</text:p>
            <text:p text:style-name="Table_20_Contents">   EXIF SubSecTimeDigitized (ASCII): 476</text:p>
            <text:p text:style-name="Table_20_Contents">   EXIF SubSecTimeOriginal (ASCII): 476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229/2</text:p>
            <text:p text:style-name="Table_20_Contents">   GPS GPSAltitudeRef (Byte): 1</text:p>
            <text:p text:style-name="Table_20_Contents">   GPS GPSDOP (Ratio): 15</text:p>
            <text:p text:style-name="Table_20_Contents">   GPS GPSLatitude (Ratio): [1, 28, 27781/1000]</text:p>
            <text:p text:style-name="Table_20_Contents">   GPS GPSLatitudeRef (ASCII): S</text:p>
            <text:p text:style-name="Table_20_Contents">   GPS GPSLongitude (Ratio): [48, 27, 709/2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4_08_59_03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4 08:59:03</text:p>
            <text:p text:style-name="Table_20_Contents">   EXIF DateTimeOriginal (ASCII): 2015:03:24 08:59:03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0101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1, 4, 2, 53, 84, 0, 0, 1, 0, 0, 0, 0, 59, 196, 33, 39, 140, 1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10809/200000</text:p>
            <text:p text:style-name="Table_20_Contents">   EXIF SubSecTimeDigitized (ASCII): 714</text:p>
            <text:p text:style-name="Table_20_Contents">   EXIF SubSecTimeOriginal (ASCII): 714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21/2</text:p>
            <text:p text:style-name="Table_20_Contents">   GPS GPSAltitudeRef (Byte): 1</text:p>
            <text:p text:style-name="Table_20_Contents">   GPS GPSDOP (Ratio): 28</text:p>
            <text:p text:style-name="Table_20_Contents">   GPS GPSLatitude (Ratio): [1, 28, 682/25]</text:p>
            <text:p text:style-name="Table_20_Contents">   GPS GPSLatitudeRef (ASCII): S</text:p>
            <text:p text:style-name="Table_20_Contents">   GPS GPSLongitude (Ratio): [48, 27, 132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4_09_02_26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4 09:02:26</text:p>
            <text:p text:style-name="Table_20_Contents">   EXIF DateTimeOriginal (ASCII): 2015:03:24 09:02:26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017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1, 4, 2, 177, 83, 0, 0, 1, 0, 0, 0, 0, 58, 33, 193, 170, 173, 210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13697/250000</text:p>
            <text:p text:style-name="Table_20_Contents">   EXIF SubSecTimeDigitized (ASCII): 521</text:p>
            <text:p text:style-name="Table_20_Contents">   EXIF SubSecTimeOriginal (ASCII): 521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3/2</text:p>
            <text:p text:style-name="Table_20_Contents">   GPS GPSLatitude (Ratio): [1, 28, 892721/32768]</text:p>
            <text:p text:style-name="Table_20_Contents">   GPS GPSLatitudeRef (ASCII): S</text:p>
            <text:p text:style-name="Table_20_Contents">   GPS GPSLongitude (Ratio): [48, 27, 181809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4_19_21_53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4 19:21:54</text:p>
            <text:p text:style-name="Table_20_Contents">   EXIF DateTimeOriginal (ASCII): 2015:03:24 19:21:54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9947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1, 4, 2, 48, 83, 0, 0, 1, 0, 0, 0, 0, 171, 211, 147, 221, 78, 162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161921/250000</text:p>
            <text:p text:style-name="Table_20_Contents">   EXIF SubSecTimeDigitized (ASCII): 295</text:p>
            <text:p text:style-name="Table_20_Contents">   EXIF SubSecTimeOriginal (ASCII): 295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1946869/65536]</text:p>
            <text:p text:style-name="Table_20_Contents">   GPS GPSLatitudeRef (ASCII): S</text:p>
            <text:p text:style-name="Table_20_Contents">   GPS GPSLongitude (Ratio): [48, 27, 1430467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5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5 13:47:49</text:p>
            <text:p text:style-name="Table_20_Contents">   EXIF DateTimeOriginal (ASCII): 2015:03:25 13:47:49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09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1, 4, 2, 218, 44, 0, 0, 1, 0, 0, 0, 0, 47, 226, 104, 204, 4, 30, 109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80417/250000</text:p>
            <text:p text:style-name="Table_20_Contents">   EXIF SubSecTimeDigitized (ASCII): 587</text:p>
            <text:p text:style-name="Table_20_Contents">   EXIF SubSecTimeOriginal (ASCII): 817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7</text:p>
            <text:p text:style-name="Table_20_Contents">   GPS GPSLatitude (Ratio): [1, 28, 13113/500]</text:p>
            <text:p text:style-name="Table_20_Contents">   GPS GPSLatitudeRef (ASCII): S</text:p>
            <text:p text:style-name="Table_20_Contents">   GPS GPSLongitude (Ratio): [48, 27, 364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4</text:p>
            <text:p text:style-name="Table_20_Contents">   Image GPSInfo (Long): 53896</text:p>
            <text:p text:style-name="Table_20_Contents">   Image Make (ASCII): Microsoft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5_002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5 13:48:17</text:p>
            <text:p text:style-name="Table_20_Contents">   EXIF DateTimeOriginal (ASCII): 2015:03:25 13:48:17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7827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1, 4, 2, 111, 46, 0, 0, 1, 0, 0, 0, 0, 32, 194, 46, 48, 86, 30, 109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57007/62500</text:p>
            <text:p text:style-name="Table_20_Contents">   EXIF SubSecTimeDigitized (ASCII): 268</text:p>
            <text:p text:style-name="Table_20_Contents">   EXIF SubSecTimeOriginal (ASCII): 459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7</text:p>
            <text:p text:style-name="Table_20_Contents">   GPS GPSLatitude (Ratio): [1, 28, 13113/500]</text:p>
            <text:p text:style-name="Table_20_Contents">   GPS GPSLatitudeRef (ASCII): S</text:p>
            <text:p text:style-name="Table_20_Contents">   GPS GPSLongitude (Ratio): [48, 27, 3649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4</text:p>
            <text:p text:style-name="Table_20_Contents">   Image GPSInfo (Long): 53896</text:p>
            <text:p text:style-name="Table_20_Contents">   Image Make (ASCII): Microsoft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6_10_30_50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6 10:30:50</text:p>
            <text:p text:style-name="Table_20_Contents">   EXIF DateTimeOriginal (ASCII): 2015:03:26 10:30:50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5053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1, 4, 2, 254, 83, 0, 0, 1, 0, 0, 0, 0, 111, 51, 144, 71, 10, 250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18873/1000000</text:p>
            <text:p text:style-name="Table_20_Contents">   EXIF SubSecTimeDigitized (ASCII): 668</text:p>
            <text:p text:style-name="Table_20_Contents">   EXIF SubSecTimeOriginal (ASCII): 66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21/2</text:p>
            <text:p text:style-name="Table_20_Contents">   GPS GPSLatitude (Ratio): [1, 28, 14041/512]</text:p>
            <text:p text:style-name="Table_20_Contents">   GPS GPSLatitudeRef (ASCII): S</text:p>
            <text:p text:style-name="Table_20_Contents">   GPS GPSLongitude (Ratio): [48, 27, 155093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6_10_40_56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6 10:40:56</text:p>
            <text:p text:style-name="Table_20_Contents">   EXIF DateTimeOriginal (ASCII): 2015:03:26 10:40:56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9949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1, 4, 2, 15, 84, 0, 0, 1, 0, 0, 0, 0, 217, 36, 86, 38, 165, 239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32377/50000</text:p>
            <text:p text:style-name="Table_20_Contents">   EXIF SubSecTimeDigitized (ASCII): 944</text:p>
            <text:p text:style-name="Table_20_Contents">   EXIF SubSecTimeOriginal (ASCII): 944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63/2</text:p>
            <text:p text:style-name="Table_20_Contents">   GPS GPSLatitude (Ratio): [1, 28, 895737/32768]</text:p>
            <text:p text:style-name="Table_20_Contents">   GPS GPSLatitudeRef (ASCII): S</text:p>
            <text:p text:style-name="Table_20_Contents">   GPS GPSLongitude (Ratio): [48, 27, 4453/204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6_10_46_03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6 10:46:03</text:p>
            <text:p text:style-name="Table_20_Contents">   EXIF DateTimeOriginal (ASCII): 2015:03:26 10:46:03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987/125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1, 4, 2, 35, 83, 0, 0, 1, 0, 0, 0, 0, 45, 109, 63, 127, 126, 194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161903/250000</text:p>
            <text:p text:style-name="Table_20_Contents">   EXIF SubSecTimeDigitized (ASCII): 661</text:p>
            <text:p text:style-name="Table_20_Contents">   EXIF SubSecTimeOriginal (ASCII): 661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87/2</text:p>
            <text:p text:style-name="Table_20_Contents">   GPS GPSLatitude (Ratio): [1, 28, 225541/8192]</text:p>
            <text:p text:style-name="Table_20_Contents">   GPS GPSLatitudeRef (ASCII): S</text:p>
            <text:p text:style-name="Table_20_Contents">   GPS GPSLongitude (Ratio): [48, 27, 34215/16384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6_10_59_33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6 10:59:33</text:p>
            <text:p text:style-name="Table_20_Contents">   EXIF DateTimeOriginal (ASCII): 2015:03:26 10:59:33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019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1, 4, 2, 119, 83, 0, 0, 1, 0, 0, 0, 0, 32, 236, 250, 12, 239, 1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4309/1000000</text:p>
            <text:p text:style-name="Table_20_Contents">   EXIF SubSecTimeDigitized (ASCII): 638</text:p>
            <text:p text:style-name="Table_20_Contents">   EXIF SubSecTimeOriginal (ASCII): 63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893631/32768]</text:p>
            <text:p text:style-name="Table_20_Contents">   GPS GPSLatitudeRef (ASCII): S</text:p>
            <text:p text:style-name="Table_20_Contents">   GPS GPSLongitude (Ratio): [48, 27, 735/1024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6_18_11_02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6 18:11:02</text:p>
            <text:p text:style-name="Table_20_Contents">   EXIF DateTimeOriginal (ASCII): 2015:03:26 18:11:02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2091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1, 4, 2, 233, 83, 0, 0, 1, 0, 0, 0, 0, 155, 155, 11, 224, 7, 100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961687/1000000</text:p>
            <text:p text:style-name="Table_20_Contents">   EXIF SubSecTimeDigitized (ASCII): 748</text:p>
            <text:p text:style-name="Table_20_Contents">   EXIF SubSecTimeOriginal (ASCII): 74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5/2</text:p>
            <text:p text:style-name="Table_20_Contents">   GPS GPSLatitude (Ratio): [1, 28, 1000853/32768]</text:p>
            <text:p text:style-name="Table_20_Contents">   GPS GPSLatitudeRef (ASCII): S</text:p>
            <text:p text:style-name="Table_20_Contents">   GPS GPSLongitude (Ratio): [48, 27, 360405/16384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7_13_41_40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7 13:41:41</text:p>
            <text:p text:style-name="Table_20_Contents">   EXIF DateTimeOriginal (ASCII): 2015:03:27 13:41:41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80</text:p>
            <text:p text:style-name="Table_20_Contents">   EXIF LightSource (Short): Unknown</text:p>
            <text:p text:style-name="Table_20_Contents">   EXIF MakerNote (Undefined): [1, 4, 2, 157, 84, 0, 0, 1, 0, 0, 0, 0, 216, 61, 19, 5, 115, 45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6906949/1000000</text:p>
            <text:p text:style-name="Table_20_Contents">   EXIF SubSecTimeDigitized (ASCII): 759</text:p>
            <text:p text:style-name="Table_20_Contents">   EXIF SubSecTimeOriginal (ASCII): 759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25/2</text:p>
            <text:p text:style-name="Table_20_Contents">   GPS GPSLatitude (Ratio): [1, 28, 853457/32768]</text:p>
            <text:p text:style-name="Table_20_Contents">   GPS GPSLatitudeRef (ASCII): S</text:p>
            <text:p text:style-name="Table_20_Contents">   GPS GPSLongitude (Ratio): [48, 27, 167967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7_13_49_26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7 13:49:26</text:p>
            <text:p text:style-name="Table_20_Contents">   EXIF DateTimeOriginal (ASCII): 2015:03:27 13:49:26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93/625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1, 4, 2, 56, 84, 0, 0, 1, 0, 0, 0, 0, 217, 36, 86, 38, 165, 82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7901/1000000</text:p>
            <text:p text:style-name="Table_20_Contents">   EXIF SubSecTimeDigitized (ASCII): 652</text:p>
            <text:p text:style-name="Table_20_Contents">   EXIF SubSecTimeOriginal (ASCII): 652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61/2</text:p>
            <text:p text:style-name="Table_20_Contents">   GPS GPSLatitude (Ratio): [1, 28, 1660145/65536]</text:p>
            <text:p text:style-name="Table_20_Contents">   GPS GPSLatitudeRef (ASCII): S</text:p>
            <text:p text:style-name="Table_20_Contents">   GPS GPSLongitude (Ratio): [48, 27, 181829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18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29_19_54_01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29 19:54:01</text:p>
            <text:p text:style-name="Table_20_Contents">   EXIF DateTimeOriginal (ASCII): 2015:03:29 19:54:01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9363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1, 4, 2, 175, 85, 0, 0, 1, 0, 0, 0, 0, 41, 56, 152, 241, 213, 108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089857/1000000</text:p>
            <text:p text:style-name="Table_20_Contents">   EXIF SubSecTimeDigitized (ASCII): 956</text:p>
            <text:p text:style-name="Table_20_Contents">   EXIF SubSecTimeOriginal (ASCII): 956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4, 301677/8192]</text:p>
            <text:p text:style-name="Table_20_Contents">   GPS GPSLatitudeRef (ASCII): S</text:p>
            <text:p text:style-name="Table_20_Contents">   GPS GPSLongitude (Ratio): [48, 28, 3501661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30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30 17:59:30</text:p>
            <text:p text:style-name="Table_20_Contents">   EXIF DateTimeOriginal (ASCII): 2015:03:30 17:59:30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57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1, 4, 2, 206, 45, 0, 0, 1, 0, 0, 0, 0, 120, 3, 67, 1, 252, 30, 109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80071/250000</text:p>
            <text:p text:style-name="Table_20_Contents">   EXIF SubSecTimeDigitized (ASCII): 461</text:p>
            <text:p text:style-name="Table_20_Contents">   EXIF SubSecTimeOriginal (ASCII): 822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5</text:p>
            <text:p text:style-name="Table_20_Contents">   GPS GPSLatitude (Ratio): [1, 28, 5213/200]</text:p>
            <text:p text:style-name="Table_20_Contents">   GPS GPSLatitudeRef (ASCII): S</text:p>
            <text:p text:style-name="Table_20_Contents">   GPS GPSLongitude (Ratio): [48, 27, 714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30_002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30 18:44:26</text:p>
            <text:p text:style-name="Table_20_Contents">   EXIF DateTimeOriginal (ASCII): 2015:03:30 18:44:26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5031/25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1, 4, 2, 220, 45, 0, 0, 1, 0, 0, 0, 0, 123, 21, 189, 224, 56, 30, 109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11183/200000</text:p>
            <text:p text:style-name="Table_20_Contents">   EXIF SubSecTimeDigitized (ASCII): 078</text:p>
            <text:p text:style-name="Table_20_Contents">   EXIF SubSecTimeOriginal (ASCII): 257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1530</text:p>
            <text:p text:style-name="Table_20_Contents">   GPS GPSLatitude (Ratio): [1, 28, 18981/1000]</text:p>
            <text:p text:style-name="Table_20_Contents">   GPS GPSLatitudeRef (ASCII): S</text:p>
            <text:p text:style-name="Table_20_Contents">   GPS GPSLongitude (Ratio): [48, 27, 827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4</text:p>
            <text:p text:style-name="Table_20_Contents">   Image GPSInfo (Long): 53896</text:p>
            <text:p text:style-name="Table_20_Contents">   Image Make (ASCII): Microsoft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30_08_29_37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30 08:29:38</text:p>
            <text:p text:style-name="Table_20_Contents">   EXIF DateTimeOriginal (ASCII): 2015:03:30 08:29:38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981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1, 4, 2, 52, 83, 0, 0, 1, 0, 0, 0, 0, 251, 181, 34, 114, 202, 97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7287/1000000</text:p>
            <text:p text:style-name="Table_20_Contents">   EXIF SubSecTimeDigitized (ASCII): 345</text:p>
            <text:p text:style-name="Table_20_Contents">   EXIF SubSecTimeOriginal (ASCII): 345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3/2</text:p>
            <text:p text:style-name="Table_20_Contents">   GPS GPSAltitudeRef (Byte): 1</text:p>
            <text:p text:style-name="Table_20_Contents">   GPS GPSDOP (Ratio): 17</text:p>
            <text:p text:style-name="Table_20_Contents">   GPS GPSLatitude (Ratio): [1, 28, 5483/200]</text:p>
            <text:p text:style-name="Table_20_Contents">   GPS GPSLatitudeRef (ASCII): S</text:p>
            <text:p text:style-name="Table_20_Contents">   GPS GPSLongitude (Ratio): [48, 27, 701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30_08_30_20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30 08:30:21</text:p>
            <text:p text:style-name="Table_20_Contents">   EXIF DateTimeOriginal (ASCII): 2015:03:30 08:30:21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2511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1, 4, 2, 239, 82, 0, 0, 1, 0, 0, 0, 0, 185, 162, 242, 115, 43, 74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0659/1000000</text:p>
            <text:p text:style-name="Table_20_Contents">   EXIF SubSecTimeDigitized (ASCII): 103</text:p>
            <text:p text:style-name="Table_20_Contents">   EXIF SubSecTimeOriginal (ASCII): 103</text:p>
            <text:p text:style-name="Table_20_Contents">   EXIF Tag 0xEA1D (Signed Long): 12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898377/32768]</text:p>
            <text:p text:style-name="Table_20_Contents">   GPS GPSLatitudeRef (ASCII): S</text:p>
            <text:p text:style-name="Table_20_Contents">   GPS GPSLongitude (Ratio): [48, 27, 87889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908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30_13_32_04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30 13:32:04</text:p>
            <text:p text:style-name="Table_20_Contents">   EXIF DateTimeOriginal (ASCII): 2015:03:30 13:32:04</text:p>
            <text:p text:style-name="Table_20_Contents">   EXIF DigitalZoomRatio (Ratio): 87/5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1361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165, 84, 0, 0, 1, 0, 0, 0, 0, 127, 142, 239, 108, 35, 207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459767/1000000</text:p>
            <text:p text:style-name="Table_20_Contents">   EXIF SubSecTimeDigitized (ASCII): 855</text:p>
            <text:p text:style-name="Table_20_Contents">   EXIF SubSecTimeOriginal (ASCII): 855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5</text:p>
            <text:p text:style-name="Table_20_Contents">   GPS GPSLatitude (Ratio): [1, 28, 3271/125]</text:p>
            <text:p text:style-name="Table_20_Contents">   GPS GPSLatitudeRef (ASCII): S</text:p>
            <text:p text:style-name="Table_20_Contents">   GPS GPSLongitude (Ratio): [48, 27, 3573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31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31 12:55:36</text:p>
            <text:p text:style-name="Table_20_Contents">   EXIF DateTimeOriginal (ASCII): 2015:03:31 12:55:36</text:p>
            <text:p text:style-name="Table_20_Contents">   EXIF DigitalZoomRatio (Ratio): 0</text:p>
            <text:p text:style-name="Table_20_Contents">   EXIF ExifImageLength (Long): 720</text:p>
            <text:p text:style-name="Table_20_Contents">   EXIF ExifImageWidth (Long): 1280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333/5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49/25</text:p>
            <text:p text:style-name="Table_20_Contents">   EXIF FocalLengthIn35mmFilm (Short): 30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1, 4, 2, 186, 41, 0, 0, 1, 0, 0, 0, 0, 73, 197, 63, 72, 142, 208, 9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76737/250000</text:p>
            <text:p text:style-name="Table_20_Contents">   EXIF SubSecTimeDigitized (ASCII): 525</text:p>
            <text:p text:style-name="Table_20_Contents">   EXIF SubSecTimeOriginal (ASCII): 58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5</text:p>
            <text:p text:style-name="Table_20_Contents">   GPS GPSLatitude (Ratio): [1, 28, 3271/125]</text:p>
            <text:p text:style-name="Table_20_Contents">   GPS GPSLatitudeRef (ASCII): S</text:p>
            <text:p text:style-name="Table_20_Contents">   GPS GPSLongitude (Ratio): [48, 27, 3573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4</text:p>
            <text:p text:style-name="Table_20_Contents">   Image GPSInfo (Long): 53896</text:p>
            <text:p text:style-name="Table_20_Contents">   Image Make (ASCII): Microsoft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31_08_10_29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31 08:10:30</text:p>
            <text:p text:style-name="Table_20_Contents">   EXIF DateTimeOriginal (ASCII): 2015:03:31 08:10:30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5001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1, 4, 2, 7, 84, 0, 0, 1, 0, 0, 0, 0, 13, 185, 9, 53, 64, 238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1871/1000000</text:p>
            <text:p text:style-name="Table_20_Contents">   EXIF SubSecTimeDigitized (ASCII): 017</text:p>
            <text:p text:style-name="Table_20_Contents">   EXIF SubSecTimeOriginal (ASCII): 017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21/2</text:p>
            <text:p text:style-name="Table_20_Contents">   GPS GPSLatitude (Ratio): [1, 28, 447903/16384]</text:p>
            <text:p text:style-name="Table_20_Contents">   GPS GPSLatitudeRef (ASCII): S</text:p>
            <text:p text:style-name="Table_20_Contents">   GPS GPSLongitude (Ratio): [48, 27, 98449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31_08_10_33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31 08:10:34</text:p>
            <text:p text:style-name="Table_20_Contents">   EXIF DateTimeOriginal (ASCII): 2015:03:31 08:10:34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989/125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1, 4, 2, 162, 82, 0, 0, 1, 0, 0, 0, 0, 168, 75, 136, 226, 40, 154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323517/500000</text:p>
            <text:p text:style-name="Table_20_Contents">   EXIF SubSecTimeDigitized (ASCII): 033</text:p>
            <text:p text:style-name="Table_20_Contents">   EXIF SubSecTimeOriginal (ASCII): 033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902233/32768]</text:p>
            <text:p text:style-name="Table_20_Contents">   GPS GPSLatitudeRef (ASCII): S</text:p>
            <text:p text:style-name="Table_20_Contents">   GPS GPSLongitude (Ratio): [48, 27, 178705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31_08_24_23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31 08:24:23</text:p>
            <text:p text:style-name="Table_20_Contents">   EXIF DateTimeOriginal (ASCII): 2015:03:31 08:24:23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983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1, 4, 2, 140, 83, 0, 0, 1, 0, 0, 0, 0, 187, 24, 198, 16, 27, 224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85877/40000</text:p>
            <text:p text:style-name="Table_20_Contents">   EXIF SubSecTimeDigitized (ASCII): 550</text:p>
            <text:p text:style-name="Table_20_Contents">   EXIF SubSecTimeOriginal (ASCII): 550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99/2</text:p>
            <text:p text:style-name="Table_20_Contents">   GPS GPSLatitude (Ratio): [1, 28, 1761039/65536]</text:p>
            <text:p text:style-name="Table_20_Contents">   GPS GPSLatitudeRef (ASCII): S</text:p>
            <text:p text:style-name="Table_20_Contents">   GPS GPSLongitude (Ratio): [48, 27, 172021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31_08_24_27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31 08:24:28</text:p>
            <text:p text:style-name="Table_20_Contents">   EXIF DateTimeOriginal (ASCII): 2015:03:31 08:24:28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1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1, 4, 2, 90, 83, 0, 0, 1, 0, 0, 0, 0, 254, 2, 178, 161, 226, 242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707/100000</text:p>
            <text:p text:style-name="Table_20_Contents">   EXIF SubSecTimeDigitized (ASCII): 006</text:p>
            <text:p text:style-name="Table_20_Contents">   EXIF SubSecTimeOriginal (ASCII): 006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65/2</text:p>
            <text:p text:style-name="Table_20_Contents">   GPS GPSLatitude (Ratio): [1, 28, 884465/32768]</text:p>
            <text:p text:style-name="Table_20_Contents">   GPS GPSLatitudeRef (ASCII): S</text:p>
            <text:p text:style-name="Table_20_Contents">   GPS GPSLongitude (Ratio): [48, 27, 43455/16384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31_08_37_05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31 08:37:06</text:p>
            <text:p text:style-name="Table_20_Contents">   EXIF DateTimeOriginal (ASCII): 2015:03:31 08:37:06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881/3125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1, 4, 2, 34, 84, 0, 0, 1, 0, 0, 0, 0, 134, 6, 174, 94, 109, 182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13571/250000</text:p>
            <text:p text:style-name="Table_20_Contents">   EXIF SubSecTimeDigitized (ASCII): 243</text:p>
            <text:p text:style-name="Table_20_Contents">   EXIF SubSecTimeOriginal (ASCII): 243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218923/8192]</text:p>
            <text:p text:style-name="Table_20_Contents">   GPS GPSLatitudeRef (ASCII): S</text:p>
            <text:p text:style-name="Table_20_Contents">   GPS GPSLongitude (Ratio): [48, 27, 204079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331_08_57_07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3:31 08:57:07</text:p>
            <text:p text:style-name="Table_20_Contents">   EXIF DateTimeOriginal (ASCII): 2015:03:31 08:57:07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021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1, 4, 2, 133, 82, 0, 0, 1, 0, 0, 0, 0, 177, 200, 35, 9, 79, 112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3829/1000000</text:p>
            <text:p text:style-name="Table_20_Contents">   EXIF SubSecTimeDigitized (ASCII): 609</text:p>
            <text:p text:style-name="Table_20_Contents">   EXIF SubSecTimeOriginal (ASCII): 609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49/2</text:p>
            <text:p text:style-name="Table_20_Contents">   GPS GPSLatitude (Ratio): [1, 28, 890971/32768]</text:p>
            <text:p text:style-name="Table_20_Contents">   GPS GPSLatitudeRef (ASCII): S</text:p>
            <text:p text:style-name="Table_20_Contents">   GPS GPSLongitude (Ratio): [48, 27, 236627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03_13_13_14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3 13:13:15</text:p>
            <text:p text:style-name="Table_20_Contents">   EXIF DateTimeOriginal (ASCII): 2015:04:03 13:13:1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251/25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1, 4, 2, 102, 83, 0, 0, 1, 0, 0, 0, 0, 37, 134, 127, 4, 117, 20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72831/40000</text:p>
            <text:p text:style-name="Table_20_Contents">   EXIF SubSecTimeDigitized (ASCII): 175</text:p>
            <text:p text:style-name="Table_20_Contents">   EXIF SubSecTimeOriginal (ASCII): 175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1/2</text:p>
            <text:p text:style-name="Table_20_Contents">   GPS GPSAltitudeRef (Byte): 1</text:p>
            <text:p text:style-name="Table_20_Contents">   GPS GPSDOP (Ratio): 44</text:p>
            <text:p text:style-name="Table_20_Contents">   GPS GPSLatitude (Ratio): [1, 24, 4669/125]</text:p>
            <text:p text:style-name="Table_20_Contents">   GPS GPSLatitudeRef (ASCII): S</text:p>
            <text:p text:style-name="Table_20_Contents">   GPS GPSLongitude (Ratio): [48, 28, 5378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04_16_25_34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4 16:25:35</text:p>
            <text:p text:style-name="Table_20_Contents">   EXIF DateTimeOriginal (ASCII): 2015:04:04 16:25:3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72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Unknown</text:p>
            <text:p text:style-name="Table_20_Contents">   EXIF MakerNote (Undefined): [1, 4, 2, 244, 83, 0, 0, 1, 0, 0, 0, 0, 160, 17, 161, 137, 206, 245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89601/200000</text:p>
            <text:p text:style-name="Table_20_Contents">   EXIF SubSecTimeDigitized (ASCII): 798</text:p>
            <text:p text:style-name="Table_20_Contents">   EXIF SubSecTimeOriginal (ASCII): 79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7/2</text:p>
            <text:p text:style-name="Table_20_Contents">   GPS GPSLatitude (Ratio): [1, 24, 1799317/32768]</text:p>
            <text:p text:style-name="Table_20_Contents">   GPS GPSLatitudeRef (ASCII): S</text:p>
            <text:p text:style-name="Table_20_Contents">   GPS GPSLongitude (Ratio): [48, 27, 188427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04_16_26_24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4 16:26:24</text:p>
            <text:p text:style-name="Table_20_Contents">   EXIF DateTimeOriginal (ASCII): 2015:04:04 16:26:24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17/6</text:p>
            <text:p text:style-name="Table_20_Contents">   EXIF ExposureMode (Short): Manual Exposure</text:p>
            <text:p text:style-name="Table_20_Contents">   EXIF ExposureTime (Ratio): 6666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11, 85, 0, 0, 1, 0, 0, 0, 0, 236, 110, 5, 107, 74, 15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976721/250000</text:p>
            <text:p text:style-name="Table_20_Contents">   EXIF SubSecTimeDigitized (ASCII): 540</text:p>
            <text:p text:style-name="Table_20_Contents">   EXIF SubSecTimeOriginal (ASCII): 540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5/2</text:p>
            <text:p text:style-name="Table_20_Contents">   GPS GPSLatitude (Ratio): [1, 24, 3606999/65536]</text:p>
            <text:p text:style-name="Table_20_Contents">   GPS GPSLatitudeRef (ASCII): S</text:p>
            <text:p text:style-name="Table_20_Contents">   GPS GPSLongitude (Ratio): [48, 27, 185797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04_16_26_28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4 16:26:28</text:p>
            <text:p text:style-name="Table_20_Contents">   EXIF DateTimeOriginal (ASCII): 2015:04:04 16:26:28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3</text:p>
            <text:p text:style-name="Table_20_Contents">   EXIF ExposureMode (Short): Manual Exposure</text:p>
            <text:p text:style-name="Table_20_Contents">   EXIF ExposureTime (Ratio): 6666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89, 84, 0, 0, 1, 0, 0, 0, 0, 118, 241, 64, 52, 130, 173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976721/250000</text:p>
            <text:p text:style-name="Table_20_Contents">   EXIF SubSecTimeDigitized (ASCII): 305</text:p>
            <text:p text:style-name="Table_20_Contents">   EXIF SubSecTimeOriginal (ASCII): 305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5/2</text:p>
            <text:p text:style-name="Table_20_Contents">   GPS GPSLatitude (Ratio): [1, 24, 3606999/65536]</text:p>
            <text:p text:style-name="Table_20_Contents">   GPS GPSLatitudeRef (ASCII): S</text:p>
            <text:p text:style-name="Table_20_Contents">   GPS GPSLongitude (Ratio): [48, 27, 185797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05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5 11:35:30</text:p>
            <text:p text:style-name="Table_20_Contents">   EXIF DateTimeOriginal (ASCII): 2015:04:05 11:35:30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96391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1, 4, 2, 212, 45, 0, 0, 1, 0, 0, 0, 0, 175, 10, 25, 246, 229, 30, 109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374957/1000000</text:p>
            <text:p text:style-name="Table_20_Contents">   EXIF SubSecTimeDigitized (ASCII): 026</text:p>
            <text:p text:style-name="Table_20_Contents">   EXIF SubSecTimeOriginal (ASCII): 199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47/2</text:p>
            <text:p text:style-name="Table_20_Contents">   GPS GPSAltitudeRef (Byte): 0</text:p>
            <text:p text:style-name="Table_20_Contents">   GPS GPSDOP (Ratio): 16</text:p>
            <text:p text:style-name="Table_20_Contents">   GPS GPSLatitude (Ratio): [1, 24, 4513/125]</text:p>
            <text:p text:style-name="Table_20_Contents">   GPS GPSLatitudeRef (ASCII): S</text:p>
            <text:p text:style-name="Table_20_Contents">   GPS GPSLongitude (Ratio): [48, 28, 2657/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4</text:p>
            <text:p text:style-name="Table_20_Contents">   Image GPSInfo (Long): 53896</text:p>
            <text:p text:style-name="Table_20_Contents">   Image Make (ASCII): Microsoft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07_10_47_44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7 10:47:44</text:p>
            <text:p text:style-name="Table_20_Contents">   EXIF DateTimeOriginal (ASCII): 2015:04:07 10:47:44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261/125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Unknown</text:p>
            <text:p text:style-name="Table_20_Contents">   EXIF MakerNote (Undefined): [1, 4, 2, 144, 84, 0, 0, 1, 0, 0, 0, 0, 171, 211, 147, 221, 78, 142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34981/31250</text:p>
            <text:p text:style-name="Table_20_Contents">   EXIF SubSecTimeDigitized (ASCII): 610</text:p>
            <text:p text:style-name="Table_20_Contents">   EXIF SubSecTimeOriginal (ASCII): 610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7, 3326843/65536]</text:p>
            <text:p text:style-name="Table_20_Contents">   GPS GPSLatitudeRef (ASCII): S</text:p>
            <text:p text:style-name="Table_20_Contents">   GPS GPSLongitude (Ratio): [48, 27, 811/1024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07_23_21_19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7 23:21:20</text:p>
            <text:p text:style-name="Table_20_Contents">   EXIF DateTimeOriginal (ASCII): 2015:04:07 23:21:20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-3/2</text:p>
            <text:p text:style-name="Table_20_Contents">   EXIF ExposureMode (Short): Manual Exposure</text:p>
            <text:p text:style-name="Table_20_Contents">   EXIF ExposureTime (Ratio): 3/1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34, 81, 0, 0, 1, 0, 0, 0, 0, 65, 190, 216, 213, 77, 99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68483/500000</text:p>
            <text:p text:style-name="Table_20_Contents">   EXIF SubSecTimeDigitized (ASCII): 232</text:p>
            <text:p text:style-name="Table_20_Contents">   EXIF SubSecTimeOriginal (ASCII): 232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105/2</text:p>
            <text:p text:style-name="Table_20_Contents">   GPS GPSLatitude (Ratio): [1, 24, 299435/8192]</text:p>
            <text:p text:style-name="Table_20_Contents">   GPS GPSLatitudeRef (ASCII): S</text:p>
            <text:p text:style-name="Table_20_Contents">   GPS GPSLongitude (Ratio): [48, 28, 3466579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07_23_23_31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7 23:23:33</text:p>
            <text:p text:style-name="Table_20_Contents">   EXIF DateTimeOriginal (ASCII): 2015:04:07 23:23:33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-3/2</text:p>
            <text:p text:style-name="Table_20_Contents">   EXIF ExposureMode (Short): Manual Exposure</text:p>
            <text:p text:style-name="Table_20_Contents">   EXIF ExposureTime (Ratio): 3/1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35, 80, 0, 0, 1, 0, 0, 0, 0, 38, 94, 58, 77, 238, 43, 121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68483/500000</text:p>
            <text:p text:style-name="Table_20_Contents">   EXIF SubSecTimeDigitized (ASCII): 079</text:p>
            <text:p text:style-name="Table_20_Contents">   EXIF SubSecTimeOriginal (ASCII): 079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101/2</text:p>
            <text:p text:style-name="Table_20_Contents">   GPS GPSLatitude (Ratio): [1, 24, 2395519/65536]</text:p>
            <text:p text:style-name="Table_20_Contents">   GPS GPSLatitudeRef (ASCII): S</text:p>
            <text:p text:style-name="Table_20_Contents">   GPS GPSLongitude (Ratio): [48, 28, 1734585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07_23_25_36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7 23:25:38</text:p>
            <text:p text:style-name="Table_20_Contents">   EXIF DateTimeOriginal (ASCII): 2015:04:07 23:25:38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-7/6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189, 79, 0, 0, 1, 0, 0, 0, 0, 17, 97, 168, 133, 107, 32, 121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SubSecTimeDigitized (ASCII): 283</text:p>
            <text:p text:style-name="Table_20_Contents">   EXIF SubSecTimeOriginal (ASCII): 283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99/2</text:p>
            <text:p text:style-name="Table_20_Contents">   GPS GPSLatitude (Ratio): [1, 24, 2395717/65536]</text:p>
            <text:p text:style-name="Table_20_Contents">   GPS GPSLatitudeRef (ASCII): S</text:p>
            <text:p text:style-name="Table_20_Contents">   GPS GPSLongitude (Ratio): [48, 28, 867505/16384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07_23_26_12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7 23:26:13</text:p>
            <text:p text:style-name="Table_20_Contents">   EXIF DateTimeOriginal (ASCII): 2015:04:07 23:26:13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-7/6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247, 79, 0, 0, 1, 0, 0, 0, 0, 15, 192, 13, 146, 104, 250, 120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SubSecTimeDigitized (ASCII): 591</text:p>
            <text:p text:style-name="Table_20_Contents">   EXIF SubSecTimeOriginal (ASCII): 591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99/2</text:p>
            <text:p text:style-name="Table_20_Contents">   GPS GPSLatitude (Ratio): [1, 24, 598949/16384]</text:p>
            <text:p text:style-name="Table_20_Contents">   GPS GPSLatitudeRef (ASCII): S</text:p>
            <text:p text:style-name="Table_20_Contents">   GPS GPSLongitude (Ratio): [48, 28, 3470297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07_23_27_11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7 23:27:13</text:p>
            <text:p text:style-name="Table_20_Contents">   EXIF DateTimeOriginal (ASCII): 2015:04:07 23:27:13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-7/6</text:p>
            <text:p text:style-name="Table_20_Contents">   EXIF ExposureMode (Short): Manual Exposure</text:p>
            <text:p text:style-name="Table_20_Contents">   EXIF ExposureTime (Ratio): 2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183, 79, 0, 0, 1, 0, 0, 0, 0, 158, 233, 25, 85, 149, 4, 121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65241/125000</text:p>
            <text:p text:style-name="Table_20_Contents">   EXIF SubSecTimeDigitized (ASCII): 136</text:p>
            <text:p text:style-name="Table_20_Contents">   EXIF SubSecTimeOriginal (ASCII): 136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91/2</text:p>
            <text:p text:style-name="Table_20_Contents">   GPS GPSLatitude (Ratio): [1, 24, 149783/4096]</text:p>
            <text:p text:style-name="Table_20_Contents">   GPS GPSLatitudeRef (ASCII): S</text:p>
            <text:p text:style-name="Table_20_Contents">   GPS GPSLongitude (Ratio): [48, 28, 1737413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08_19_14_34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8 19:14:35</text:p>
            <text:p text:style-name="Table_20_Contents">   EXIF DateTimeOriginal (ASCII): 2015:04:08 19:14:3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57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Unknown</text:p>
            <text:p text:style-name="Table_20_Contents">   EXIF MakerNote (Undefined): [1, 4, 2, 76, 81, 0, 0, 1, 0, 0, 0, 0, 155, 155, 11, 224, 7, 255, 115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55617/12500</text:p>
            <text:p text:style-name="Table_20_Contents">   EXIF SubSecTimeDigitized (ASCII): 982</text:p>
            <text:p text:style-name="Table_20_Contents">   EXIF SubSecTimeOriginal (ASCII): 982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00</text:p>
            <text:p text:style-name="Table_20_Contents">   GPS GPSLatitude (Ratio): [1, 26, 1038/25]</text:p>
            <text:p text:style-name="Table_20_Contents">   GPS GPSLatitudeRef (ASCII): S</text:p>
            <text:p text:style-name="Table_20_Contents">   GPS GPSLongitude (Ratio): [48, 29, 2011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09_09_00_26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9 09:00:26</text:p>
            <text:p text:style-name="Table_20_Contents">   EXIF DateTimeOriginal (ASCII): 2015:04:09 09:00:26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99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80</text:p>
            <text:p text:style-name="Table_20_Contents">   EXIF LightSource (Short): Unknown</text:p>
            <text:p text:style-name="Table_20_Contents">   EXIF MakerNote (Undefined): [1, 4, 2, 63, 83, 0, 0, 1, 0, 0, 0, 0, 17, 97, 168, 133, 107, 119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660993/500000</text:p>
            <text:p text:style-name="Table_20_Contents">   EXIF SubSecTimeDigitized (ASCII): 750</text:p>
            <text:p text:style-name="Table_20_Contents">   EXIF SubSecTimeOriginal (ASCII): 750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1782239/65536]</text:p>
            <text:p text:style-name="Table_20_Contents">   GPS GPSLatitudeRef (ASCII): S</text:p>
            <text:p text:style-name="Table_20_Contents">   GPS GPSLongitude (Ratio): [48, 27, 194327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09_09_00_29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9 09:00:29</text:p>
            <text:p text:style-name="Table_20_Contents">   EXIF DateTimeOriginal (ASCII): 2015:04:09 09:00:29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99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80</text:p>
            <text:p text:style-name="Table_20_Contents">   EXIF LightSource (Short): Unknown</text:p>
            <text:p text:style-name="Table_20_Contents">   EXIF MakerNote (Undefined): [1, 4, 2, 85, 83, 0, 0, 1, 0, 0, 0, 0, 221, 210, 165, 28, 150, 156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660993/500000</text:p>
            <text:p text:style-name="Table_20_Contents">   EXIF SubSecTimeDigitized (ASCII): 980</text:p>
            <text:p text:style-name="Table_20_Contents">   EXIF SubSecTimeOriginal (ASCII): 980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1782239/65536]</text:p>
            <text:p text:style-name="Table_20_Contents">   GPS GPSLatitudeRef (ASCII): S</text:p>
            <text:p text:style-name="Table_20_Contents">   GPS GPSLongitude (Ratio): [48, 27, 194327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09_09_00_34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9 09:00:34</text:p>
            <text:p text:style-name="Table_20_Contents">   EXIF DateTimeOriginal (ASCII): 2015:04:09 09:00:34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99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Unknown</text:p>
            <text:p text:style-name="Table_20_Contents">   EXIF MakerNote (Undefined): [1, 4, 2, 159, 82, 0, 0, 1, 0, 0, 0, 0, 3, 29, 98, 102, 148, 135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660993/500000</text:p>
            <text:p text:style-name="Table_20_Contents">   EXIF SubSecTimeDigitized (ASCII): 742</text:p>
            <text:p text:style-name="Table_20_Contents">   EXIF SubSecTimeOriginal (ASCII): 742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1782239/65536]</text:p>
            <text:p text:style-name="Table_20_Contents">   GPS GPSLatitudeRef (ASCII): S</text:p>
            <text:p text:style-name="Table_20_Contents">   GPS GPSLongitude (Ratio): [48, 27, 194327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09_09_17_30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9 09:17:30</text:p>
            <text:p text:style-name="Table_20_Contents">   EXIF DateTimeOriginal (ASCII): 2015:04:09 09:17:30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003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Unknown</text:p>
            <text:p text:style-name="Table_20_Contents">   EXIF MakerNote (Undefined): [1, 4, 2, 100, 82, 0, 0, 1, 0, 0, 0, 0, 99, 219, 145, 216, 20, 147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2667/1000000</text:p>
            <text:p text:style-name="Table_20_Contents">   EXIF SubSecTimeDigitized (ASCII): 704</text:p>
            <text:p text:style-name="Table_20_Contents">   EXIF SubSecTimeOriginal (ASCII): 704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87/2</text:p>
            <text:p text:style-name="Table_20_Contents">   GPS GPSAltitudeRef (Byte): 0</text:p>
            <text:p text:style-name="Table_20_Contents">   GPS GPSDOP (Ratio): 31</text:p>
            <text:p text:style-name="Table_20_Contents">   GPS GPSLatitude (Ratio): [1, 28, 6773/250]</text:p>
            <text:p text:style-name="Table_20_Contents">   GPS GPSLatitudeRef (ASCII): S</text:p>
            <text:p text:style-name="Table_20_Contents">   GPS GPSLongitude (Ratio): [48, 27, 208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09_09_57_42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9 09:57:42</text:p>
            <text:p text:style-name="Table_20_Contents">   EXIF DateTimeOriginal (ASCII): 2015:04:09 09:57:42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12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1, 4, 2, 247, 82, 0, 0, 1, 0, 0, 0, 0, 100, 195, 254, 149, 34, 140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69899/62500</text:p>
            <text:p text:style-name="Table_20_Contents">   EXIF SubSecTimeDigitized (ASCII): 752</text:p>
            <text:p text:style-name="Table_20_Contents">   EXIF SubSecTimeOriginal (ASCII): 752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31/2</text:p>
            <text:p text:style-name="Table_20_Contents">   GPS GPSAltitudeRef (Byte): 1</text:p>
            <text:p text:style-name="Table_20_Contents">   GPS GPSDOP (Ratio): 6</text:p>
            <text:p text:style-name="Table_20_Contents">   GPS GPSLatitude (Ratio): [1, 28, 6769/250]</text:p>
            <text:p text:style-name="Table_20_Contents">   GPS GPSLatitudeRef (ASCII): S</text:p>
            <text:p text:style-name="Table_20_Contents">   GPS GPSLongitude (Ratio): [48, 27, 336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09_10_25_11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9 10:25:12</text:p>
            <text:p text:style-name="Table_20_Contents">   EXIF DateTimeOriginal (ASCII): 2015:04:09 10:25:12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499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1, 4, 2, 103, 82, 0, 0, 1, 0, 0, 0, 0, 121, 227, 129, 163, 255, 121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660993/500000</text:p>
            <text:p text:style-name="Table_20_Contents">   EXIF SubSecTimeDigitized (ASCII): 078</text:p>
            <text:p text:style-name="Table_20_Contents">   EXIF SubSecTimeOriginal (ASCII): 07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1773221/65536]</text:p>
            <text:p text:style-name="Table_20_Contents">   GPS GPSLatitudeRef (ASCII): S</text:p>
            <text:p text:style-name="Table_20_Contents">   GPS GPSLongitude (Ratio): [48, 27, 257569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09_10_35_04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09 10:35:05</text:p>
            <text:p text:style-name="Table_20_Contents">   EXIF DateTimeOriginal (ASCII): 2015:04:09 10:35:05</text:p>
            <text:p text:style-name="Table_20_Contents">   EXIF DigitalZoomRatio (Ratio): 171/10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026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Unknown</text:p>
            <text:p text:style-name="Table_20_Contents">   EXIF MakerNote (Undefined): [1, 4, 2, 18, 83, 0, 0, 1, 0, 0, 0, 0, 134, 6, 174, 94, 109, 179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506573/125000</text:p>
            <text:p text:style-name="Table_20_Contents">   EXIF SubSecTimeDigitized (ASCII): 053</text:p>
            <text:p text:style-name="Table_20_Contents">   EXIF SubSecTimeOriginal (ASCII): 053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1768613/65536]</text:p>
            <text:p text:style-name="Table_20_Contents">   GPS GPSLatitudeRef (ASCII): S</text:p>
            <text:p text:style-name="Table_20_Contents">   GPS GPSLongitude (Ratio): [48, 27, 183391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0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0 23:05:40</text:p>
            <text:p text:style-name="Table_20_Contents">   EXIF DateTimeOriginal (ASCII): 2015:04:10 23:05:40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5003/5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400</text:p>
            <text:p text:style-name="Table_20_Contents">   EXIF LightSource (Short): Unknown</text:p>
            <text:p text:style-name="Table_20_Contents">   EXIF MakerNote (Undefined): [1, 4, 2, 61, 45, 0, 0, 1, 0, 0, 0, 0, 15, 18, 78, 221, 14, 30, 109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160877/500000</text:p>
            <text:p text:style-name="Table_20_Contents">   EXIF SubSecTimeDigitized (ASCII): 262</text:p>
            <text:p text:style-name="Table_20_Contents">   EXIF SubSecTimeOriginal (ASCII): 54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1010</text:p>
            <text:p text:style-name="Table_20_Contents">   GPS GPSLatitude (Ratio): [1, 25, 42491/1000]</text:p>
            <text:p text:style-name="Table_20_Contents">   GPS GPSLatitudeRef (ASCII): S</text:p>
            <text:p text:style-name="Table_20_Contents">   GPS GPSLongitude (Ratio): [48, 27, 162/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4</text:p>
            <text:p text:style-name="Table_20_Contents">   Image GPSInfo (Long): 53896</text:p>
            <text:p text:style-name="Table_20_Contents">   Image Make (ASCII): Microsoft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1_19_07_02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1 19:07:02</text:p>
            <text:p text:style-name="Table_20_Contents">   EXIF DateTimeOriginal (ASCII): 2015:04:11 19:07:02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9930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1, 4, 2, 51, 83, 0, 0, 1, 0, 0, 0, 0, 63, 70, 219, 50, 166, 249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332019/1000000</text:p>
            <text:p text:style-name="Table_20_Contents">   EXIF SubSecTimeDigitized (ASCII): 810</text:p>
            <text:p text:style-name="Table_20_Contents">   EXIF SubSecTimeOriginal (ASCII): 810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21/2</text:p>
            <text:p text:style-name="Table_20_Contents">   GPS GPSLatitude (Ratio): [1, 27, 282503/32768]</text:p>
            <text:p text:style-name="Table_20_Contents">   GPS GPSLatitudeRef (ASCII): S</text:p>
            <text:p text:style-name="Table_20_Contents">   GPS GPSLongitude (Ratio): [48, 28, 2295/25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1_22_25_19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1 22:25:21</text:p>
            <text:p text:style-name="Table_20_Contents">   EXIF DateTimeOriginal (ASCII): 2015:04:11 22:25:21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3008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1, 4, 2, 141, 86, 0, 0, 1, 0, 0, 0, 0, 151, 123, 84, 121, 68, 225, 125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942451/1000000</text:p>
            <text:p text:style-name="Table_20_Contents">   EXIF SubSecTimeDigitized (ASCII): 830</text:p>
            <text:p text:style-name="Table_20_Contents">   EXIF SubSecTimeOriginal (ASCII): 830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71/2</text:p>
            <text:p text:style-name="Table_20_Contents">   GPS GPSLatitude (Ratio): [1, 24, 1209457/32768]</text:p>
            <text:p text:style-name="Table_20_Contents">   GPS GPSLatitudeRef (ASCII): S</text:p>
            <text:p text:style-name="Table_20_Contents">   GPS GPSLongitude (Ratio): [48, 28, 3470515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2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2 16:40:04</text:p>
            <text:p text:style-name="Table_20_Contents">   EXIF DateTimeOriginal (ASCII): 2015:04:12 16:40:04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86569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1, 4, 2, 104, 45, 0, 0, 1, 0, 0, 0, 0, 154, 230, 97, 24, 111, 30, 109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211109/500000</text:p>
            <text:p text:style-name="Table_20_Contents">   EXIF SubSecTimeDigitized (ASCII): 312</text:p>
            <text:p text:style-name="Table_20_Contents">   EXIF SubSecTimeOriginal (ASCII): 610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5/2</text:p>
            <text:p text:style-name="Table_20_Contents">   GPS GPSAltitudeRef (Byte): 0</text:p>
            <text:p text:style-name="Table_20_Contents">   GPS GPSDOP (Ratio): 13</text:p>
            <text:p text:style-name="Table_20_Contents">   GPS GPSLatitude (Ratio): [1, 24, 36731/1000]</text:p>
            <text:p text:style-name="Table_20_Contents">   GPS GPSLatitudeRef (ASCII): S</text:p>
            <text:p text:style-name="Table_20_Contents">   GPS GPSLongitude (Ratio): [48, 28, 6721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5_18_04_39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5 18:04:39</text:p>
            <text:p text:style-name="Table_20_Contents">   EXIF DateTimeOriginal (ASCII): 2015:04:15 18:04:39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015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00</text:p>
            <text:p text:style-name="Table_20_Contents">   EXIF LightSource (Short): Unknown</text:p>
            <text:p text:style-name="Table_20_Contents">   EXIF MakerNote (Undefined): [1, 4, 2, 24, 82, 0, 0, 1, 0, 0, 0, 0, 225, 64, 201, 95, 135, 51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5267/1000000</text:p>
            <text:p text:style-name="Table_20_Contents">   EXIF SubSecTimeDigitized (ASCII): 617</text:p>
            <text:p text:style-name="Table_20_Contents">   EXIF SubSecTimeOriginal (ASCII): 617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843055/65536]</text:p>
            <text:p text:style-name="Table_20_Contents">   GPS GPSLatitudeRef (ASCII): S</text:p>
            <text:p text:style-name="Table_20_Contents">   GPS GPSLongitude (Ratio): [48, 27, 209977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6_20_45_01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6 20:45:03</text:p>
            <text:p text:style-name="Table_20_Contents">   EXIF DateTimeOriginal (ASCII): 2015:04:16 20:45:03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88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1, 4, 2, 65, 80, 0, 0, 1, 0, 0, 0, 0, 71, 249, 169, 106, 246, 109, 115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6573/40000</text:p>
            <text:p text:style-name="Table_20_Contents">   EXIF SubSecTimeDigitized (ASCII): 149</text:p>
            <text:p text:style-name="Table_20_Contents">   EXIF SubSecTimeOriginal (ASCII): 149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9/2</text:p>
            <text:p text:style-name="Table_20_Contents">   GPS GPSLatitude (Ratio): [1, 28, 1180275/32768]</text:p>
            <text:p text:style-name="Table_20_Contents">   GPS GPSLatitudeRef (ASCII): S</text:p>
            <text:p text:style-name="Table_20_Contents">   GPS GPSLongitude (Ratio): [48, 27, 488489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6_20_45_11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6 20:45:11</text:p>
            <text:p text:style-name="Table_20_Contents">   EXIF DateTimeOriginal (ASCII): 2015:04:16 20:45:11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92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1, 4, 2, 238, 82, 0, 0, 1, 0, 0, 0, 0, 243, 98, 175, 57, 0, 99, 117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657027/1000000</text:p>
            <text:p text:style-name="Table_20_Contents">   EXIF SubSecTimeDigitized (ASCII): 603</text:p>
            <text:p text:style-name="Table_20_Contents">   EXIF SubSecTimeOriginal (ASCII): 603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5/2</text:p>
            <text:p text:style-name="Table_20_Contents">   GPS GPSLatitude (Ratio): [1, 28, 2362607/65536]</text:p>
            <text:p text:style-name="Table_20_Contents">   GPS GPSLatitudeRef (ASCII): S</text:p>
            <text:p text:style-name="Table_20_Contents">   GPS GPSLongitude (Ratio): [48, 27, 121749/8192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6_21_37_08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6 21:37:10</text:p>
            <text:p text:style-name="Table_20_Contents">   EXIF DateTimeOriginal (ASCII): 2015:04:16 21:37:10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8473/100000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1, 4, 2, 189, 78, 0, 0, 1, 0, 0, 0, 0, 20, 167, 79, 130, 236, 230, 11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83583/50000</text:p>
            <text:p text:style-name="Table_20_Contents">   EXIF SubSecTimeDigitized (ASCII): 975</text:p>
            <text:p text:style-name="Table_20_Contents">   EXIF SubSecTimeOriginal (ASCII): 975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93/2</text:p>
            <text:p text:style-name="Table_20_Contents">   GPS GPSLatitude (Ratio): [1, 28, 590889/16384]</text:p>
            <text:p text:style-name="Table_20_Contents">   GPS GPSLatitudeRef (ASCII): S</text:p>
            <text:p text:style-name="Table_20_Contents">   GPS GPSLongitude (Ratio): [48, 27, 954711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7_18_14_44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7 18:14:45</text:p>
            <text:p text:style-name="Table_20_Contents">   EXIF DateTimeOriginal (ASCII): 2015:04:17 18:14:4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2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Unknown</text:p>
            <text:p text:style-name="Table_20_Contents">   EXIF MakerNote (Undefined): [1, 4, 2, 6, 85, 0, 0, 1, 0, 0, 0, 0, 19, 135, 232, 29, 96, 88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6419/1000000</text:p>
            <text:p text:style-name="Table_20_Contents">   EXIF SubSecTimeDigitized (ASCII): 324</text:p>
            <text:p text:style-name="Table_20_Contents">   EXIF SubSecTimeOriginal (ASCII): 324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427819/16384]</text:p>
            <text:p text:style-name="Table_20_Contents">   GPS GPSLatitudeRef (ASCII): S</text:p>
            <text:p text:style-name="Table_20_Contents">   GPS GPSLongitude (Ratio): [48, 27, 465371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8_19_52_43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8 19:52:45</text:p>
            <text:p text:style-name="Table_20_Contents">   EXIF DateTimeOriginal (ASCII): 2015:04:18 19:52:4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8487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1, 4, 2, 211, 84, 0, 0, 1, 0, 0, 0, 0, 126, 214, 102, 84, 169, 70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739897/200000</text:p>
            <text:p text:style-name="Table_20_Contents">   EXIF SubSecTimeDigitized (ASCII): 103</text:p>
            <text:p text:style-name="Table_20_Contents">   EXIF SubSecTimeOriginal (ASCII): 103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7, 1091059/32768]</text:p>
            <text:p text:style-name="Table_20_Contents">   GPS GPSLatitudeRef (ASCII): S</text:p>
            <text:p text:style-name="Table_20_Contents">   GPS GPSLongitude (Ratio): [48, 29, 3243887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8_19_54_46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8 19:54:48</text:p>
            <text:p text:style-name="Table_20_Contents">   EXIF DateTimeOriginal (ASCII): 2015:04:18 19:54:48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1977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1, 4, 2, 66, 85, 0, 0, 1, 0, 0, 0, 0, 154, 220, 228, 65, 127, 152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061577/1000000</text:p>
            <text:p text:style-name="Table_20_Contents">   EXIF SubSecTimeDigitized (ASCII): 684</text:p>
            <text:p text:style-name="Table_20_Contents">   EXIF SubSecTimeOriginal (ASCII): 684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35/2</text:p>
            <text:p text:style-name="Table_20_Contents">   GPS GPSAltitudeRef (Byte): 1</text:p>
            <text:p text:style-name="Table_20_Contents">   GPS GPSDOP (Ratio): 8</text:p>
            <text:p text:style-name="Table_20_Contents">   GPS GPSLatitude (Ratio): [1, 27, 32931/1000]</text:p>
            <text:p text:style-name="Table_20_Contents">   GPS GPSLatitudeRef (ASCII): S</text:p>
            <text:p text:style-name="Table_20_Contents">   GPS GPSLongitude (Ratio): [48, 29, 12317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8_19_55_34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8 19:55:34</text:p>
            <text:p text:style-name="Table_20_Contents">   EXIF DateTimeOriginal (ASCII): 2015:04:18 19:55:34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8204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1, 4, 2, 176, 84, 0, 0, 1, 0, 0, 0, 0, 45, 109, 63, 127, 126, 0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607511/1000000</text:p>
            <text:p text:style-name="Table_20_Contents">   EXIF SubSecTimeDigitized (ASCII): 598</text:p>
            <text:p text:style-name="Table_20_Contents">   EXIF SubSecTimeOriginal (ASCII): 59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7, 2116069/65536]</text:p>
            <text:p text:style-name="Table_20_Contents">   GPS GPSLatitudeRef (ASCII): S</text:p>
            <text:p text:style-name="Table_20_Contents">   GPS GPSLongitude (Ratio): [48, 29, 3207243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8_20_26_45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8 20:26:45</text:p>
            <text:p text:style-name="Table_20_Contents">   EXIF DateTimeOriginal (ASCII): 2015:04:18 20:26:4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-13/6</text:p>
            <text:p text:style-name="Table_20_Contents">   EXIF ExposureMode (Short): Manual Exposure</text:p>
            <text:p text:style-name="Table_20_Contents">   EXIF ExposureTime (Ratio): 1/1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1, 4, 2, 19, 85, 0, 0, 1, 0, 0, 0, 0, 14, 202, 38, 0, 44, 235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15241/125000</text:p>
            <text:p text:style-name="Table_20_Contents">   EXIF SubSecTimeDigitized (ASCII): 722</text:p>
            <text:p text:style-name="Table_20_Contents">   EXIF SubSecTimeOriginal (ASCII): 722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0</text:p>
            <text:p text:style-name="Table_20_Contents">   GPS GPSLatitude (Ratio): [1, 27, 2180793/65536]</text:p>
            <text:p text:style-name="Table_20_Contents">   GPS GPSLatitudeRef (ASCII): S</text:p>
            <text:p text:style-name="Table_20_Contents">   GPS GPSLongitude (Ratio): [48, 29, 3272443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8_20_27_30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8 20:27:31</text:p>
            <text:p text:style-name="Table_20_Contents">   EXIF DateTimeOriginal (ASCII): 2015:04:18 20:27:31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-7/6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1, 4, 2, 53, 85, 0, 0, 1, 0, 0, 0, 0, 63, 70, 219, 50, 166, 27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SubSecTimeDigitized (ASCII): 592</text:p>
            <text:p text:style-name="Table_20_Contents">   EXIF SubSecTimeOriginal (ASCII): 592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35/2</text:p>
            <text:p text:style-name="Table_20_Contents">   GPS GPSLatitude (Ratio): [1, 27, 2144703/65536]</text:p>
            <text:p text:style-name="Table_20_Contents">   GPS GPSLatitudeRef (ASCII): S</text:p>
            <text:p text:style-name="Table_20_Contents">   GPS GPSLongitude (Ratio): [48, 29, 1628667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8_20_27_33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8 20:27:34</text:p>
            <text:p text:style-name="Table_20_Contents">   EXIF DateTimeOriginal (ASCII): 2015:04:18 20:27:34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-1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1, 4, 2, 125, 85, 0, 0, 1, 0, 0, 0, 0, 14, 202, 38, 0, 44, 6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SubSecTimeDigitized (ASCII): 772</text:p>
            <text:p text:style-name="Table_20_Contents">   EXIF SubSecTimeOriginal (ASCII): 772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35/2</text:p>
            <text:p text:style-name="Table_20_Contents">   GPS GPSLatitude (Ratio): [1, 27, 2144703/65536]</text:p>
            <text:p text:style-name="Table_20_Contents">   GPS GPSLatitudeRef (ASCII): S</text:p>
            <text:p text:style-name="Table_20_Contents">   GPS GPSLongitude (Ratio): [48, 29, 1628667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8_20_27_39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8 20:27:40</text:p>
            <text:p text:style-name="Table_20_Contents">   EXIF DateTimeOriginal (ASCII): 2015:04:18 20:27:40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-1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1, 4, 2, 145, 85, 0, 0, 1, 0, 0, 0, 0, 161, 163, 116, 54, 66, 40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SubSecTimeDigitized (ASCII): 232</text:p>
            <text:p text:style-name="Table_20_Contents">   EXIF SubSecTimeOriginal (ASCII): 232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35/2</text:p>
            <text:p text:style-name="Table_20_Contents">   GPS GPSLatitude (Ratio): [1, 27, 2144703/65536]</text:p>
            <text:p text:style-name="Table_20_Contents">   GPS GPSLatitudeRef (ASCII): S</text:p>
            <text:p text:style-name="Table_20_Contents">   GPS GPSLongitude (Ratio): [48, 29, 1628667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8_20_27_51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8 20:27:52</text:p>
            <text:p text:style-name="Table_20_Contents">   EXIF DateTimeOriginal (ASCII): 2015:04:18 20:27:52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-1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1, 4, 2, 225, 84, 0, 0, 1, 0, 0, 0, 0, 12, 26, 112, 179, 21, 244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SubSecTimeDigitized (ASCII): 876</text:p>
            <text:p text:style-name="Table_20_Contents">   EXIF SubSecTimeOriginal (ASCII): 876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35/2</text:p>
            <text:p text:style-name="Table_20_Contents">   GPS GPSLatitude (Ratio): [1, 27, 2144703/65536]</text:p>
            <text:p text:style-name="Table_20_Contents">   GPS GPSLatitudeRef (ASCII): S</text:p>
            <text:p text:style-name="Table_20_Contents">   GPS GPSLongitude (Ratio): [48, 29, 1628667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8_20_27_56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8 20:27:57</text:p>
            <text:p text:style-name="Table_20_Contents">   EXIF DateTimeOriginal (ASCII): 2015:04:18 20:27:57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-7/6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1, 4, 2, 129, 85, 0, 0, 1, 0, 0, 0, 0, 98, 252, 146, 177, 162, 20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SubSecTimeDigitized (ASCII): 185</text:p>
            <text:p text:style-name="Table_20_Contents">   EXIF SubSecTimeOriginal (ASCII): 185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35/2</text:p>
            <text:p text:style-name="Table_20_Contents">   GPS GPSLatitude (Ratio): [1, 27, 2144703/65536]</text:p>
            <text:p text:style-name="Table_20_Contents">   GPS GPSLatitudeRef (ASCII): S</text:p>
            <text:p text:style-name="Table_20_Contents">   GPS GPSLongitude (Ratio): [48, 29, 1628667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8_20_27_58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8 20:27:59</text:p>
            <text:p text:style-name="Table_20_Contents">   EXIF DateTimeOriginal (ASCII): 2015:04:18 20:27:59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-7/6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1, 4, 2, 61, 85, 0, 0, 1, 0, 0, 0, 0, 97, 58, 223, 118, 91, 2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SubSecTimeDigitized (ASCII): 546</text:p>
            <text:p text:style-name="Table_20_Contents">   EXIF SubSecTimeOriginal (ASCII): 546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35/2</text:p>
            <text:p text:style-name="Table_20_Contents">   GPS GPSLatitude (Ratio): [1, 27, 2144703/65536]</text:p>
            <text:p text:style-name="Table_20_Contents">   GPS GPSLatitudeRef (ASCII): S</text:p>
            <text:p text:style-name="Table_20_Contents">   GPS GPSLongitude (Ratio): [48, 29, 1628667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8_20_28_00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8 20:28:01</text:p>
            <text:p text:style-name="Table_20_Contents">   EXIF DateTimeOriginal (ASCII): 2015:04:18 20:28:01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-7/6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1, 4, 2, 80, 85, 0, 0, 1, 0, 0, 0, 0, 85, 28, 18, 214, 45, 6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SubSecTimeDigitized (ASCII): 636</text:p>
            <text:p text:style-name="Table_20_Contents">   EXIF SubSecTimeOriginal (ASCII): 636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35/2</text:p>
            <text:p text:style-name="Table_20_Contents">   GPS GPSLatitude (Ratio): [1, 27, 2144703/65536]</text:p>
            <text:p text:style-name="Table_20_Contents">   GPS GPSLatitudeRef (ASCII): S</text:p>
            <text:p text:style-name="Table_20_Contents">   GPS GPSLongitude (Ratio): [48, 29, 1628667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8_20_28_14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8 20:28:15</text:p>
            <text:p text:style-name="Table_20_Contents">   EXIF DateTimeOriginal (ASCII): 2015:04:18 20:28:1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-3/2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00</text:p>
            <text:p text:style-name="Table_20_Contents">   EXIF LightSource (Short): Fluorescent</text:p>
            <text:p text:style-name="Table_20_Contents">   EXIF MakerNote (Undefined): [1, 4, 2, 95, 85, 0, 0, 1, 0, 0, 0, 0, 106, 226, 181, 6, 56, 89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SubSecTimeDigitized (ASCII): 433</text:p>
            <text:p text:style-name="Table_20_Contents">   EXIF SubSecTimeOriginal (ASCII): 433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35/2</text:p>
            <text:p text:style-name="Table_20_Contents">   GPS GPSLatitude (Ratio): [1, 27, 2144703/65536]</text:p>
            <text:p text:style-name="Table_20_Contents">   GPS GPSLatitudeRef (ASCII): S</text:p>
            <text:p text:style-name="Table_20_Contents">   GPS GPSLongitude (Ratio): [48, 29, 1628667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19_21_42_07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19 21:42:08</text:p>
            <text:p text:style-name="Table_20_Contents">   EXIF DateTimeOriginal (ASCII): 2015:04:19 21:42:08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3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1, 4, 2, 12, 83, 0, 0, 1, 0, 0, 0, 0, 8, 193, 173, 61, 137, 180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0803/1000000</text:p>
            <text:p text:style-name="Table_20_Contents">   EXIF SubSecTimeDigitized (ASCII): 003</text:p>
            <text:p text:style-name="Table_20_Contents">   EXIF SubSecTimeOriginal (ASCII): 003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7/2</text:p>
            <text:p text:style-name="Table_20_Contents">   GPS GPSLatitude (Ratio): [1, 24, 2406653/65536]</text:p>
            <text:p text:style-name="Table_20_Contents">   GPS GPSLatitudeRef (ASCII): S</text:p>
            <text:p text:style-name="Table_20_Contents">   GPS GPSLongitude (Ratio): [48, 28, 1746045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0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0 12:55:53</text:p>
            <text:p text:style-name="Table_20_Contents">   EXIF DateTimeOriginal (ASCII): 2015:04:20 12:55:53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889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1, 4, 2, 236, 45, 0, 0, 1, 0, 0, 0, 0, 2, 24, 139, 56, 231, 30, 109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929573/200000</text:p>
            <text:p text:style-name="Table_20_Contents">   EXIF SubSecTimeDigitized (ASCII): 436</text:p>
            <text:p text:style-name="Table_20_Contents">   EXIF SubSecTimeOriginal (ASCII): 627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5/2</text:p>
            <text:p text:style-name="Table_20_Contents">   GPS GPSAltitudeRef (Byte): 1</text:p>
            <text:p text:style-name="Table_20_Contents">   GPS GPSDOP (Ratio): 15</text:p>
            <text:p text:style-name="Table_20_Contents">   GPS GPSLatitude (Ratio): [1, 24, 36639/1000]</text:p>
            <text:p text:style-name="Table_20_Contents">   GPS GPSLatitudeRef (ASCII): S</text:p>
            <text:p text:style-name="Table_20_Contents">   GPS GPSLongitude (Ratio): [48, 28, 5295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0_002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0 16:03:01</text:p>
            <text:p text:style-name="Table_20_Contents">   EXIF DateTimeOriginal (ASCII): 2015:04:20 16:03:01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27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1, 4, 2, 126, 46, 0, 0, 1, 0, 0, 0, 0, 165, 105, 40, 202, 3, 30, 109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6491/1000000</text:p>
            <text:p text:style-name="Table_20_Contents">   EXIF SubSecTimeDigitized (ASCII): 671</text:p>
            <text:p text:style-name="Table_20_Contents">   EXIF SubSecTimeOriginal (ASCII): 86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37/2</text:p>
            <text:p text:style-name="Table_20_Contents">   GPS GPSAltitudeRef (Byte): 0</text:p>
            <text:p text:style-name="Table_20_Contents">   GPS GPSDOP (Ratio): 17</text:p>
            <text:p text:style-name="Table_20_Contents">   GPS GPSLatitude (Ratio): [1, 24, 9111/250]</text:p>
            <text:p text:style-name="Table_20_Contents">   GPS GPSLatitudeRef (ASCII): S</text:p>
            <text:p text:style-name="Table_20_Contents">   GPS GPSLongitude (Ratio): [48, 28, 53703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3_09_55_27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3 09:55:27</text:p>
            <text:p text:style-name="Table_20_Contents">   EXIF DateTimeOriginal (ASCII): 2015:04:23 09:55:27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6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1, 4, 2, 151, 83, 0, 0, 1, 0, 0, 0, 0, 47, 78, 40, 252, 175, 88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079999/250000</text:p>
            <text:p text:style-name="Table_20_Contents">   EXIF SubSecTimeDigitized (ASCII): 598</text:p>
            <text:p text:style-name="Table_20_Contents">   EXIF SubSecTimeOriginal (ASCII): 59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33/2</text:p>
            <text:p text:style-name="Table_20_Contents">   GPS GPSLatitude (Ratio): [1, 28, 1782219/65536]</text:p>
            <text:p text:style-name="Table_20_Contents">   GPS GPSLatitudeRef (ASCII): S</text:p>
            <text:p text:style-name="Table_20_Contents">   GPS GPSLongitude (Ratio): [48, 27, 213213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3_09_57_33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3 09:57:33</text:p>
            <text:p text:style-name="Table_20_Contents">   EXIF DateTimeOriginal (ASCII): 2015:04:23 09:57:33</text:p>
            <text:p text:style-name="Table_20_Contents">   EXIF DigitalZoomRatio (Ratio): 123/10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8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1, 4, 2, 238, 83, 0, 0, 1, 0, 0, 0, 0, 192, 122, 253, 32, 171, 102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15971/50000</text:p>
            <text:p text:style-name="Table_20_Contents">   EXIF SubSecTimeDigitized (ASCII): 390</text:p>
            <text:p text:style-name="Table_20_Contents">   EXIF SubSecTimeOriginal (ASCII): 390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5/2</text:p>
            <text:p text:style-name="Table_20_Contents">   GPS GPSLatitude (Ratio): [1, 28, 1779767/65536]</text:p>
            <text:p text:style-name="Table_20_Contents">   GPS GPSLatitudeRef (ASCII): S</text:p>
            <text:p text:style-name="Table_20_Contents">   GPS GPSLongitude (Ratio): [48, 27, 194545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5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5 15:43:47</text:p>
            <text:p text:style-name="Table_20_Contents">   EXIF DateTimeOriginal (ASCII): 2015:04:25 15:43:47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1187/5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500</text:p>
            <text:p text:style-name="Table_20_Contents">   EXIF LightSource (Short): Unknown</text:p>
            <text:p text:style-name="Table_20_Contents">   EXIF MakerNote (Undefined): [1, 4, 2, 226, 44, 0, 0, 1, 0, 0, 0, 0, 222, 144, 201, 194, 240, 30, 109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140169/250000</text:p>
            <text:p text:style-name="Table_20_Contents">   EXIF SubSecTimeDigitized (ASCII): 753</text:p>
            <text:p text:style-name="Table_20_Contents">   EXIF SubSecTimeOriginal (ASCII): 974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7/2</text:p>
            <text:p text:style-name="Table_20_Contents">   GPS GPSAltitudeRef (Byte): 0</text:p>
            <text:p text:style-name="Table_20_Contents">   GPS GPSDOP (Ratio): 43</text:p>
            <text:p text:style-name="Table_20_Contents">   GPS GPSLatitude (Ratio): [1, 24, 36669/1000]</text:p>
            <text:p text:style-name="Table_20_Contents">   GPS GPSLatitudeRef (ASCII): S</text:p>
            <text:p text:style-name="Table_20_Contents">   GPS GPSLongitude (Ratio): [48, 28, 13271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6_19_09_06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6 19:09:07</text:p>
            <text:p text:style-name="Table_20_Contents">   EXIF DateTimeOriginal (ASCII): 2015:04:26 19:09:07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-1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181, 84, 0, 0, 1, 0, 0, 0, 0, 202, 63, 224, 74, 241, 69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SubSecTimeDigitized (ASCII): 252</text:p>
            <text:p text:style-name="Table_20_Contents">   EXIF SubSecTimeOriginal (ASCII): 252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95/2</text:p>
            <text:p text:style-name="Table_20_Contents">   GPS GPSLatitude (Ratio): [1, 26, 733935/16384]</text:p>
            <text:p text:style-name="Table_20_Contents">   GPS GPSLatitudeRef (ASCII): S</text:p>
            <text:p text:style-name="Table_20_Contents">   GPS GPSLongitude (Ratio): [48, 29, 1379997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6_19_09_16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6 19:09:17</text:p>
            <text:p text:style-name="Table_20_Contents">   EXIF DateTimeOriginal (ASCII): 2015:04:26 19:09:17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-7/6</text:p>
            <text:p text:style-name="Table_20_Contents">   EXIF ExposureMode (Short): Manual Exposure</text:p>
            <text:p text:style-name="Table_20_Contents">   EXIF ExposureTime (Ratio): 1/4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236, 83, 0, 0, 1, 0, 0, 0, 0, 138, 183, 6, 103, 60, 44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</text:p>
            <text:p text:style-name="Table_20_Contents">   EXIF SubSecTimeDigitized (ASCII): 581</text:p>
            <text:p text:style-name="Table_20_Contents">   EXIF SubSecTimeOriginal (ASCII): 581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63/2</text:p>
            <text:p text:style-name="Table_20_Contents">   GPS GPSLatitude (Ratio): [1, 26, 2935187/65536]</text:p>
            <text:p text:style-name="Table_20_Contents">   GPS GPSLatitudeRef (ASCII): S</text:p>
            <text:p text:style-name="Table_20_Contents">   GPS GPSLongitude (Ratio): [48, 29, 1384427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6_19_09_30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6 19:09:31</text:p>
            <text:p text:style-name="Table_20_Contents">   EXIF DateTimeOriginal (ASCII): 2015:04:26 19:09:31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Manual Exposure</text:p>
            <text:p text:style-name="Table_20_Contents">   EXIF ExposureTime (Ratio): 1/2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53, 83, 0, 0, 1, 0, 0, 0, 0, 170, 132, 126, 165, 124, 64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</text:p>
            <text:p text:style-name="Table_20_Contents">   EXIF SubSecTimeDigitized (ASCII): 463</text:p>
            <text:p text:style-name="Table_20_Contents">   EXIF SubSecTimeOriginal (ASCII): 463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67/2</text:p>
            <text:p text:style-name="Table_20_Contents">   GPS GPSLatitude (Ratio): [1, 26, 725397/16384]</text:p>
            <text:p text:style-name="Table_20_Contents">   GPS GPSLatitudeRef (ASCII): S</text:p>
            <text:p text:style-name="Table_20_Contents">   GPS GPSLongitude (Ratio): [48, 29, 1355535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6_19_10_46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6 19:10:48</text:p>
            <text:p text:style-name="Table_20_Contents">   EXIF DateTimeOriginal (ASCII): 2015:04:26 19:10:48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1/6</text:p>
            <text:p text:style-name="Table_20_Contents">   EXIF ExposureMode (Short): Manual Exposure</text:p>
            <text:p text:style-name="Table_20_Contents">   EXIF ExposureTime (Ratio): 3/5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233, 82, 0, 0, 1, 0, 0, 0, 0, 194, 218, 167, 105, 232, 161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68483/500000</text:p>
            <text:p text:style-name="Table_20_Contents">   EXIF SubSecTimeDigitized (ASCII): 158</text:p>
            <text:p text:style-name="Table_20_Contents">   EXIF SubSecTimeOriginal (ASCII): 158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61/2</text:p>
            <text:p text:style-name="Table_20_Contents">   GPS GPSAltitudeRef (Byte): 0</text:p>
            <text:p text:style-name="Table_20_Contents">   GPS GPSDOP (Ratio): 19</text:p>
            <text:p text:style-name="Table_20_Contents">   GPS GPSLatitude (Ratio): [1, 26, 8859/200]</text:p>
            <text:p text:style-name="Table_20_Contents">   GPS GPSLatitudeRef (ASCII): S</text:p>
            <text:p text:style-name="Table_20_Contents">   GPS GPSLongitude (Ratio): [48, 29, 2067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18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6_19_11_19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6 19:11:20</text:p>
            <text:p text:style-name="Table_20_Contents">   EXIF DateTimeOriginal (ASCII): 2015:04:26 19:11:20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-19/6</text:p>
            <text:p text:style-name="Table_20_Contents">   EXIF ExposureMode (Short): Manual Exposure</text:p>
            <text:p text:style-name="Table_20_Contents">   EXIF ExposureTime (Ratio): 1/1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104, 81, 0, 0, 1, 0, 0, 0, 0, 115, 141, 203, 122, 31, 115, 115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15241/125000</text:p>
            <text:p text:style-name="Table_20_Contents">   EXIF SubSecTimeDigitized (ASCII): 140</text:p>
            <text:p text:style-name="Table_20_Contents">   EXIF SubSecTimeOriginal (ASCII): 140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71/2</text:p>
            <text:p text:style-name="Table_20_Contents">   GPS GPSAltitudeRef (Byte): 0</text:p>
            <text:p text:style-name="Table_20_Contents">   GPS GPSDOP (Ratio): 6</text:p>
            <text:p text:style-name="Table_20_Contents">   GPS GPSLatitude (Ratio): [1, 26, 44503/1000]</text:p>
            <text:p text:style-name="Table_20_Contents">   GPS GPSLatitudeRef (ASCII): S</text:p>
            <text:p text:style-name="Table_20_Contents">   GPS GPSLongitude (Ratio): [48, 29, 5169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18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6_19_11_41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6 19:11:42</text:p>
            <text:p text:style-name="Table_20_Contents">   EXIF DateTimeOriginal (ASCII): 2015:04:26 19:11:42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-10/3</text:p>
            <text:p text:style-name="Table_20_Contents">   EXIF ExposureMode (Short): Manual Exposure</text:p>
            <text:p text:style-name="Table_20_Contents">   EXIF ExposureTime (Ratio): 1/10</text:p>
            <text:p text:style-name="Table_20_Contents">   EXIF FNumber (Ratio): 12/5</text:p>
            <text:p text:style-name="Table_20_Contents">   EXIF Flash (Short): Flash fired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87, 81, 0, 0, 1, 0, 0, 0, 0, 45, 109, 63, 127, 126, 85, 115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15241/125000</text:p>
            <text:p text:style-name="Table_20_Contents">   EXIF SubSecTimeDigitized (ASCII): 730</text:p>
            <text:p text:style-name="Table_20_Contents">   EXIF SubSecTimeOriginal (ASCII): 730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33/2</text:p>
            <text:p text:style-name="Table_20_Contents">   GPS GPSLatitude (Ratio): [1, 26, 2923875/65536]</text:p>
            <text:p text:style-name="Table_20_Contents">   GPS GPSLatitudeRef (ASCII): S</text:p>
            <text:p text:style-name="Table_20_Contents">   GPS GPSLongitude (Ratio): [48, 29, 1355199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18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8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8 11:27:55</text:p>
            <text:p text:style-name="Table_20_Contents">   EXIF DateTimeOriginal (ASCII): 2015:04:28 11:27:56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001/4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250</text:p>
            <text:p text:style-name="Table_20_Contents">   EXIF LightSource (Short): Unknown</text:p>
            <text:p text:style-name="Table_20_Contents">   EXIF MakerNote (Undefined): [1, 4, 2, 121, 44, 0, 0, 1, 0, 0, 0, 0, 132, 178, 229, 71, 210, 30, 109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160603/500000</text:p>
            <text:p text:style-name="Table_20_Contents">   EXIF SubSecTimeDigitized (ASCII): 909</text:p>
            <text:p text:style-name="Table_20_Contents">   EXIF SubSecTimeOriginal (ASCII): 08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43/2</text:p>
            <text:p text:style-name="Table_20_Contents">   GPS GPSAltitudeRef (Byte): 0</text:p>
            <text:p text:style-name="Table_20_Contents">   GPS GPSDOP (Ratio): 9</text:p>
            <text:p text:style-name="Table_20_Contents">   GPS GPSLatitude (Ratio): [1, 24, 4598/125]</text:p>
            <text:p text:style-name="Table_20_Contents">   GPS GPSLatitudeRef (ASCII): S</text:p>
            <text:p text:style-name="Table_20_Contents">   GPS GPSLongitude (Ratio): [48, 28, 53257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9_09_49_49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9 09:49:50</text:p>
            <text:p text:style-name="Table_20_Contents">   EXIF DateTimeOriginal (ASCII): 2015:04:29 09:49:50</text:p>
            <text:p text:style-name="Table_20_Contents">   EXIF DigitalZoomRatio (Ratio): 17/1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50009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320</text:p>
            <text:p text:style-name="Table_20_Contents">   EXIF LightSource (Short): Unknown</text:p>
            <text:p text:style-name="Table_20_Contents">   EXIF MakerNote (Undefined): [1, 4, 2, 42, 85, 0, 0, 1, 0, 0, 0, 0, 165, 103, 104, 197, 15, 169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1669/1000000</text:p>
            <text:p text:style-name="Table_20_Contents">   EXIF SubSecTimeDigitized (ASCII): 364</text:p>
            <text:p text:style-name="Table_20_Contents">   EXIF SubSecTimeOriginal (ASCII): 364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442099/16384]</text:p>
            <text:p text:style-name="Table_20_Contents">   GPS GPSLatitudeRef (ASCII): S</text:p>
            <text:p text:style-name="Table_20_Contents">   GPS GPSLongitude (Ratio): [48, 27, 192607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9_10_24_57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9 10:24:58</text:p>
            <text:p text:style-name="Table_20_Contents">   EXIF DateTimeOriginal (ASCII): 2015:04:29 10:24:58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2063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Unknown</text:p>
            <text:p text:style-name="Table_20_Contents">   EXIF MakerNote (Undefined): [1, 4, 2, 138, 85, 0, 0, 1, 0, 0, 0, 0, 91, 104, 138, 46, 155, 3, 125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051339/1000000</text:p>
            <text:p text:style-name="Table_20_Contents">   EXIF SubSecTimeDigitized (ASCII): 533</text:p>
            <text:p text:style-name="Table_20_Contents">   EXIF SubSecTimeOriginal (ASCII): 533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7/2</text:p>
            <text:p text:style-name="Table_20_Contents">   GPS GPSAltitudeRef (Byte): 1</text:p>
            <text:p text:style-name="Table_20_Contents">   GPS GPSDOP (Ratio): 21</text:p>
            <text:p text:style-name="Table_20_Contents">   GPS GPSLatitude (Ratio): [1, 28, 27517/1000]</text:p>
            <text:p text:style-name="Table_20_Contents">   GPS GPSLatitudeRef (ASCII): S</text:p>
            <text:p text:style-name="Table_20_Contents">   GPS GPSLongitude (Ratio): [48, 27, 1777/5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9_10_33_04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9 10:33:05</text:p>
            <text:p text:style-name="Table_20_Contents">   EXIF DateTimeOriginal (ASCII): 2015:04:29 10:33:0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1/2</text:p>
            <text:p text:style-name="Table_20_Contents">   EXIF ExposureMode (Short): Manual Exposure</text:p>
            <text:p text:style-name="Table_20_Contents">   EXIF ExposureTime (Ratio): 16666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58, 85, 0, 0, 1, 0, 0, 0, 0, 196, 54, 107, 58, 253, 29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078/3125</text:p>
            <text:p text:style-name="Table_20_Contents">   EXIF SubSecTimeDigitized (ASCII): 349</text:p>
            <text:p text:style-name="Table_20_Contents">   EXIF SubSecTimeOriginal (ASCII): 349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0</text:p>
            <text:p text:style-name="Table_20_Contents">   GPS GPSLatitude (Ratio): [1, 28, 431063/16384]</text:p>
            <text:p text:style-name="Table_20_Contents">   GPS GPSLatitudeRef (ASCII): S</text:p>
            <text:p text:style-name="Table_20_Contents">   GPS GPSLongitude (Ratio): [48, 27, 464633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9_10_33_07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9 10:33:08</text:p>
            <text:p text:style-name="Table_20_Contents">   EXIF DateTimeOriginal (ASCII): 2015:04:29 10:33:08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1/2</text:p>
            <text:p text:style-name="Table_20_Contents">   EXIF ExposureMode (Short): Manual Exposure</text:p>
            <text:p text:style-name="Table_20_Contents">   EXIF ExposureTime (Ratio): 16666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66, 85, 0, 0, 1, 0, 0, 0, 0, 221, 210, 165, 28, 150, 47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078/3125</text:p>
            <text:p text:style-name="Table_20_Contents">   EXIF SubSecTimeDigitized (ASCII): 271</text:p>
            <text:p text:style-name="Table_20_Contents">   EXIF SubSecTimeOriginal (ASCII): 271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0</text:p>
            <text:p text:style-name="Table_20_Contents">   GPS GPSLatitude (Ratio): [1, 28, 431063/16384]</text:p>
            <text:p text:style-name="Table_20_Contents">   GPS GPSLatitudeRef (ASCII): S</text:p>
            <text:p text:style-name="Table_20_Contents">   GPS GPSLongitude (Ratio): [48, 27, 464633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9_10_33_10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9 10:33:11</text:p>
            <text:p text:style-name="Table_20_Contents">   EXIF DateTimeOriginal (ASCII): 2015:04:29 10:33:11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1/2</text:p>
            <text:p text:style-name="Table_20_Contents">   EXIF ExposureMode (Short): Manual Exposure</text:p>
            <text:p text:style-name="Table_20_Contents">   EXIF ExposureTime (Ratio): 16666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254, 84, 0, 0, 1, 0, 0, 0, 0, 226, 198, 103, 168, 9, 7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078/3125</text:p>
            <text:p text:style-name="Table_20_Contents">   EXIF SubSecTimeDigitized (ASCII): 212</text:p>
            <text:p text:style-name="Table_20_Contents">   EXIF SubSecTimeOriginal (ASCII): 212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0</text:p>
            <text:p text:style-name="Table_20_Contents">   GPS GPSLatitude (Ratio): [1, 28, 858233/32768]</text:p>
            <text:p text:style-name="Table_20_Contents">   GPS GPSLatitudeRef (ASCII): S</text:p>
            <text:p text:style-name="Table_20_Contents">   GPS GPSLongitude (Ratio): [48, 27, 465253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9_10_33_17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9 10:33:18</text:p>
            <text:p text:style-name="Table_20_Contents">   EXIF DateTimeOriginal (ASCII): 2015:04:29 10:33:18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1/2</text:p>
            <text:p text:style-name="Table_20_Contents">   EXIF ExposureMode (Short): Manual Exposure</text:p>
            <text:p text:style-name="Table_20_Contents">   EXIF ExposureTime (Ratio): 16666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13, 85, 0, 0, 1, 0, 0, 0, 0, 235, 228, 139, 86, 240, 30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078/3125</text:p>
            <text:p text:style-name="Table_20_Contents">   EXIF SubSecTimeDigitized (ASCII): 586</text:p>
            <text:p text:style-name="Table_20_Contents">   EXIF SubSecTimeOriginal (ASCII): 586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0</text:p>
            <text:p text:style-name="Table_20_Contents">   GPS GPSLatitude (Ratio): [1, 28, 858233/32768]</text:p>
            <text:p text:style-name="Table_20_Contents">   GPS GPSLatitudeRef (ASCII): S</text:p>
            <text:p text:style-name="Table_20_Contents">   GPS GPSLongitude (Ratio): [48, 27, 465253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9_10_33_29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9 10:33:29</text:p>
            <text:p text:style-name="Table_20_Contents">   EXIF DateTimeOriginal (ASCII): 2015:04:29 10:33:29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1/6</text:p>
            <text:p text:style-name="Table_20_Contents">   EXIF ExposureMode (Short): Manual Exposure</text:p>
            <text:p text:style-name="Table_20_Contents">   EXIF ExposureTime (Ratio): 16666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150, 84, 0, 0, 1, 0, 0, 0, 0, 86, 237, 182, 188, 17, 205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078/3125</text:p>
            <text:p text:style-name="Table_20_Contents">   EXIF SubSecTimeDigitized (ASCII): 921</text:p>
            <text:p text:style-name="Table_20_Contents">   EXIF SubSecTimeOriginal (ASCII): 921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0</text:p>
            <text:p text:style-name="Table_20_Contents">   GPS GPSLatitude (Ratio): [1, 28, 26923/1024]</text:p>
            <text:p text:style-name="Table_20_Contents">   GPS GPSLatitudeRef (ASCII): S</text:p>
            <text:p text:style-name="Table_20_Contents">   GPS GPSLongitude (Ratio): [48, 27, 234455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9_10_33_38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9 10:33:39</text:p>
            <text:p text:style-name="Table_20_Contents">   EXIF DateTimeOriginal (ASCII): 2015:04:29 10:33:39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1/3</text:p>
            <text:p text:style-name="Table_20_Contents">   EXIF ExposureMode (Short): Manual Exposure</text:p>
            <text:p text:style-name="Table_20_Contents">   EXIF ExposureTime (Ratio): 16666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13, 85, 0, 0, 1, 0, 0, 0, 0, 201, 39, 230, 185, 172, 234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078/3125</text:p>
            <text:p text:style-name="Table_20_Contents">   EXIF SubSecTimeDigitized (ASCII): 215</text:p>
            <text:p text:style-name="Table_20_Contents">   EXIF SubSecTimeOriginal (ASCII): 215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0</text:p>
            <text:p text:style-name="Table_20_Contents">   GPS GPSLatitude (Ratio): [1, 28, 1715601/65536]</text:p>
            <text:p text:style-name="Table_20_Contents">   GPS GPSLatitudeRef (ASCII): S</text:p>
            <text:p text:style-name="Table_20_Contents">   GPS GPSLongitude (Ratio): [48, 27, 230031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9_10_33_42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9 10:33:42</text:p>
            <text:p text:style-name="Table_20_Contents">   EXIF DateTimeOriginal (ASCII): 2015:04:29 10:33:42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1/6</text:p>
            <text:p text:style-name="Table_20_Contents">   EXIF ExposureMode (Short): Manual Exposure</text:p>
            <text:p text:style-name="Table_20_Contents">   EXIF ExposureTime (Ratio): 16666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Fluorescent</text:p>
            <text:p text:style-name="Table_20_Contents">   EXIF MakerNote (Undefined): [1, 4, 2, 244, 84, 0, 0, 1, 0, 0, 0, 0, 153, 248, 109, 26, 103, 230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8078/3125</text:p>
            <text:p text:style-name="Table_20_Contents">   EXIF SubSecTimeDigitized (ASCII): 875</text:p>
            <text:p text:style-name="Table_20_Contents">   EXIF SubSecTimeOriginal (ASCII): 875</text:p>
            <text:p text:style-name="Table_20_Contents">   EXIF Tag 0xEA1D (Signed Long): 0</text:p>
            <text:p text:style-name="Table_20_Contents">   EXIF WhiteBalance (Short): Manual</text:p>
            <text:p text:style-name="Table_20_Contents">   GPS GPSAltitude (Ratio): 0</text:p>
            <text:p text:style-name="Table_20_Contents">   GPS GPSLatitude (Ratio): [1, 28, 1715601/65536]</text:p>
            <text:p text:style-name="Table_20_Contents">   GPS GPSLatitudeRef (ASCII): S</text:p>
            <text:p text:style-name="Table_20_Contents">   GPS GPSLongitude (Ratio): [48, 27, 230031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9_12_12_54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9 12:12:55</text:p>
            <text:p text:style-name="Table_20_Contents">   EXIF DateTimeOriginal (ASCII): 2015:04:29 12:12:5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48291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</text:p>
            <text:p text:style-name="Table_20_Contents">   EXIF LightSource (Short): Unknown</text:p>
            <text:p text:style-name="Table_20_Contents">   EXIF MakerNote (Undefined): [1, 4, 2, 131, 85, 0, 0, 1, 0, 0, 0, 0, 11, 153, 255, 194, 2, 142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186051/500000</text:p>
            <text:p text:style-name="Table_20_Contents">   EXIF SubSecTimeDigitized (ASCII): 043</text:p>
            <text:p text:style-name="Table_20_Contents">   EXIF SubSecTimeOriginal (ASCII): 043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55</text:p>
            <text:p text:style-name="Table_20_Contents">   GPS GPSLatitude (Ratio): [1, 28, 26191/1000]</text:p>
            <text:p text:style-name="Table_20_Contents">   GPS GPSLatitudeRef (ASCII): S</text:p>
            <text:p text:style-name="Table_20_Contents">   GPS GPSLongitude (Ratio): [48, 27, 7099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9_16_57_23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9 16:57:25</text:p>
            <text:p text:style-name="Table_20_Contents">   EXIF DateTimeOriginal (ASCII): 2015:04:29 16:57:2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26039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0</text:p>
            <text:p text:style-name="Table_20_Contents">   EXIF LightSource (Short): Unknown</text:p>
            <text:p text:style-name="Table_20_Contents">   EXIF MakerNote (Undefined): [1, 4, 2, 37, 86, 0, 0, 1, 0, 0, 0, 0, 166, 133, 172, 201, 39, 86, 125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470627/500000</text:p>
            <text:p text:style-name="Table_20_Contents">   EXIF SubSecTimeDigitized (ASCII): 363</text:p>
            <text:p text:style-name="Table_20_Contents">   EXIF SubSecTimeOriginal (ASCII): 363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89/2</text:p>
            <text:p text:style-name="Table_20_Contents">   GPS GPSAltitudeRef (Byte): 0</text:p>
            <text:p text:style-name="Table_20_Contents">   GPS GPSDOP (Ratio): 42</text:p>
            <text:p text:style-name="Table_20_Contents">   GPS GPSLatitude (Ratio): [1, 28, 7593/250]</text:p>
            <text:p text:style-name="Table_20_Contents">   GPS GPSLatitudeRef (ASCII): S</text:p>
            <text:p text:style-name="Table_20_Contents">   GPS GPSLongitude (Ratio): [48, 27, 2653/125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9_16_57_35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9 16:57:36</text:p>
            <text:p text:style-name="Table_20_Contents">   EXIF DateTimeOriginal (ASCII): 2015:04:29 16:57:36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9887/125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0</text:p>
            <text:p text:style-name="Table_20_Contents">   EXIF LightSource (Short): Unknown</text:p>
            <text:p text:style-name="Table_20_Contents">   EXIF MakerNote (Undefined): [1, 4, 2, 207, 84, 0, 0, 1, 0, 0, 0, 0, 247, 188, 141, 202, 190, 47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652031/1000000</text:p>
            <text:p text:style-name="Table_20_Contents">   EXIF SubSecTimeDigitized (ASCII): 180</text:p>
            <text:p text:style-name="Table_20_Contents">   EXIF SubSecTimeOriginal (ASCII): 180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33/2</text:p>
            <text:p text:style-name="Table_20_Contents">   GPS GPSLatitude (Ratio): [1, 28, 1990177/65536]</text:p>
            <text:p text:style-name="Table_20_Contents">   GPS GPSLatitudeRef (ASCII): S</text:p>
            <text:p text:style-name="Table_20_Contents">   GPS GPSLongitude (Ratio): [48, 27, 1464263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9_16_57_44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9 16:57:45</text:p>
            <text:p text:style-name="Table_20_Contents">   EXIF DateTimeOriginal (ASCII): 2015:04:29 16:57:4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40543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1, 4, 2, 161, 84, 0, 0, 1, 0, 0, 0, 0, 57, 151, 0, 209, 184, 221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830917/1000000</text:p>
            <text:p text:style-name="Table_20_Contents">   EXIF SubSecTimeDigitized (ASCII): 150</text:p>
            <text:p text:style-name="Table_20_Contents">   EXIF SubSecTimeOriginal (ASCII): 150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51/2</text:p>
            <text:p text:style-name="Table_20_Contents">   GPS GPSAltitudeRef (Byte): 0</text:p>
            <text:p text:style-name="Table_20_Contents">   GPS GPSDOP (Ratio): 3</text:p>
            <text:p text:style-name="Table_20_Contents">   GPS GPSLatitude (Ratio): [1, 28, 15233/500]</text:p>
            <text:p text:style-name="Table_20_Contents">   GPS GPSLatitudeRef (ASCII): S</text:p>
            <text:p text:style-name="Table_20_Contents">   GPS GPSLongitude (Ratio): [48, 27, 5457/25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9_16_58_10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9 16:58:11</text:p>
            <text:p text:style-name="Table_20_Contents">   EXIF DateTimeOriginal (ASCII): 2015:04:29 16:58:11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1633/625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800</text:p>
            <text:p text:style-name="Table_20_Contents">   EXIF LightSource (Short): Unknown</text:p>
            <text:p text:style-name="Table_20_Contents">   EXIF MakerNote (Undefined): [1, 4, 2, 205, 83, 0, 0, 1, 0, 0, 0, 0, 144, 96, 26, 17, 105, 78, 123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425633/1000000</text:p>
            <text:p text:style-name="Table_20_Contents">   EXIF SubSecTimeDigitized (ASCII): 263</text:p>
            <text:p text:style-name="Table_20_Contents">   EXIF SubSecTimeOriginal (ASCII): 263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45/2</text:p>
            <text:p text:style-name="Table_20_Contents">   GPS GPSLatitude (Ratio): [1, 28, 1999471/65536]</text:p>
            <text:p text:style-name="Table_20_Contents">   GPS GPSLatitudeRef (ASCII): S</text:p>
            <text:p text:style-name="Table_20_Contents">   GPS GPSLongitude (Ratio): [48, 27, 358225/16384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9_17_11_12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9 17:11:12</text:p>
            <text:p text:style-name="Table_20_Contents">   EXIF DateTimeOriginal (ASCII): 2015:04:29 17:11:12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3533/5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0</text:p>
            <text:p text:style-name="Table_20_Contents">   EXIF LightSource (Short): Unknown</text:p>
            <text:p text:style-name="Table_20_Contents">   EXIF MakerNote (Undefined): [1, 4, 2, 223, 85, 0, 0, 1, 0, 0, 0, 0, 215, 158, 100, 158, 16, 165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45683/125000</text:p>
            <text:p text:style-name="Table_20_Contents">   EXIF SubSecTimeDigitized (ASCII): 893</text:p>
            <text:p text:style-name="Table_20_Contents">   EXIF SubSecTimeOriginal (ASCII): 893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5/2</text:p>
            <text:p text:style-name="Table_20_Contents">   GPS GPSLatitude (Ratio): [1, 28, 1998107/65536]</text:p>
            <text:p text:style-name="Table_20_Contents">   GPS GPSLatitudeRef (ASCII): S</text:p>
            <text:p text:style-name="Table_20_Contents">   GPS GPSLongitude (Ratio): [48, 27, 1438555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9_17_11_18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9 17:11:19</text:p>
            <text:p text:style-name="Table_20_Contents">   EXIF DateTimeOriginal (ASCII): 2015:04:29 17:11:19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150857/10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0</text:p>
            <text:p text:style-name="Table_20_Contents">   EXIF LightSource (Short): Unknown</text:p>
            <text:p text:style-name="Table_20_Contents">   EXIF MakerNote (Undefined): [1, 4, 2, 85, 85, 0, 0, 1, 0, 0, 0, 0, 140, 140, 48, 230, 106, 103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2728747/1000000</text:p>
            <text:p text:style-name="Table_20_Contents">   EXIF SubSecTimeDigitized (ASCII): 386</text:p>
            <text:p text:style-name="Table_20_Contents">   EXIF SubSecTimeOriginal (ASCII): 386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3/2</text:p>
            <text:p text:style-name="Table_20_Contents">   GPS GPSLatitude (Ratio): [1, 28, 1998087/65536]</text:p>
            <text:p text:style-name="Table_20_Contents">   GPS GPSLatitudeRef (ASCII): S</text:p>
            <text:p text:style-name="Table_20_Contents">   GPS GPSLongitude (Ratio): [48, 27, 1438753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29_17_11_23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29 17:11:23</text:p>
            <text:p text:style-name="Table_20_Contents">   EXIF DateTimeOriginal (ASCII): 2015:04:29 17:11:23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6271/25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640</text:p>
            <text:p text:style-name="Table_20_Contents">   EXIF LightSource (Short): Unknown</text:p>
            <text:p text:style-name="Table_20_Contents">   EXIF MakerNote (Undefined): [1, 4, 2, 75, 85, 0, 0, 1, 0, 0, 0, 0, 242, 239, 149, 24, 32, 93, 124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34813/12500</text:p>
            <text:p text:style-name="Table_20_Contents">   EXIF SubSecTimeDigitized (ASCII): 753</text:p>
            <text:p text:style-name="Table_20_Contents">   EXIF SubSecTimeOriginal (ASCII): 753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13/2</text:p>
            <text:p text:style-name="Table_20_Contents">   GPS GPSLatitude (Ratio): [1, 28, 1998087/65536]</text:p>
            <text:p text:style-name="Table_20_Contents">   GPS GPSLatitudeRef (ASCII): S</text:p>
            <text:p text:style-name="Table_20_Contents">   GPS GPSLongitude (Ratio): [48, 27, 1438753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Horizontal (normal)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30_001.jpg:</text:p>
            <text:p text:style-name="Table_20_Contents">   EXIF ApertureValue (Ratio): 63/25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30 20:56:15</text:p>
            <text:p text:style-name="Table_20_Contents">   EXIF DateTimeOriginal (ASCII): 2015:04:30 20:56:15</text:p>
            <text:p text:style-name="Table_20_Contents">   EXIF DigitalZoomRatio (Ratio): 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39911/1000000</text:p>
            <text:p text:style-name="Table_20_Contents">   EXIF FNumber (Ratio): 12/5</text:p>
            <text:p text:style-name="Table_20_Contents">   EXIF Flash (Short): Flash did not fir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1, 4, 2, 199, 46, 0, 0, 1, 0, 0, 0, 0, 220, 75, 54, 64, 239, 30, 109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647069/1000000</text:p>
            <text:p text:style-name="Table_20_Contents">   EXIF SubSecTimeDigitized (ASCII): 560</text:p>
            <text:p text:style-name="Table_20_Contents">   EXIF SubSecTimeOriginal (ASCII): 758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AltitudeRef (Byte): 0</text:p>
            <text:p text:style-name="Table_20_Contents">   GPS GPSDOP (Ratio): 1709</text:p>
            <text:p text:style-name="Table_20_Contents">   GPS GPSLatitude (Ratio): [1, 28, 19679/1000]</text:p>
            <text:p text:style-name="Table_20_Contents">   GPS GPSLatitudeRef (ASCII): S</text:p>
            <text:p text:style-name="Table_20_Contents">   GPS GPSLongitude (Ratio): [48, 27, 5581/1000]</text:p>
            <text:p text:style-name="Table_20_Contents">   GPS GPSLongitudeRef (ASCII): W</text:p>
            <text:p text:style-name="Table_20_Contents">   GPS GPSMeasureMode (ASCII): 3</text:p>
            <text:p text:style-name="Table_20_Contents">   GPS GPSVersionID (Byte): [2, 2, 0, 0]</text:p>
            <text:p text:style-name="Table_20_Contents">   GPS Tag 0xEA1C (Undefined): []</text:p>
            <text:p text:style-name="Table_20_Contents">   Image ExifOffset (Long): 2244</text:p>
            <text:p text:style-name="Table_20_Contents">   Image GPSInfo (Long): 53896</text:p>
            <text:p text:style-name="Table_20_Contents">   Image Make (ASCII): Microsoft</text:p>
            <text:p text:style-name="Table_20_Contents">   Image Model (ASCII): Lumia 930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30_10_47_23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30 10:47:23</text:p>
            <text:p text:style-name="Table_20_Contents">   EXIF DateTimeOriginal (ASCII): 2015:04:30 10:47:23</text:p>
            <text:p text:style-name="Table_20_Contents">   EXIF DigitalZoomRatio (Ratio): 7/4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7991/200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25</text:p>
            <text:p text:style-name="Table_20_Contents">   EXIF LightSource (Short): Unknown</text:p>
            <text:p text:style-name="Table_20_Contents">   EXIF MakerNote (Undefined): [1, 4, 2, 178, 82, 0, 0, 1, 0, 0, 0, 0, 114, 52, 177, 89, 220, 132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116137/25000</text:p>
            <text:p text:style-name="Table_20_Contents">   EXIF SubSecTimeDigitized (ASCII): 525</text:p>
            <text:p text:style-name="Table_20_Contents">   EXIF SubSecTimeOriginal (ASCII): 525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0</text:p>
            <text:p text:style-name="Table_20_Contents">   GPS GPSLatitude (Ratio): [1, 28, 451695/16384]</text:p>
            <text:p text:style-name="Table_20_Contents">   GPS GPSLatitudeRef (ASCII): S</text:p>
            <text:p text:style-name="Table_20_Contents">   GPS GPSLongitude (Ratio): [48, 27, 119075/32768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  <table:table-row>
          <table:table-cell/>
          <table:table-cell>
            <text:p text:style-name="Table_20_Contents">/mnt/externo1/Weverson/OneDrive/Imagens/De weversonvn/Camera Roll//WP_20150430_10_47_35_Pro.jpg:</text:p>
            <text:p text:style-name="Table_20_Contents">   EXIF ApertureValue (Ratio): 253/100</text:p>
            <text:p text:style-name="Table_20_Contents">   EXIF ColorSpace (Short): sRGB</text:p>
            <text:p text:style-name="Table_20_Contents">   EXIF ComponentsConfiguration (Undefined): YCbCr</text:p>
            <text:p text:style-name="Table_20_Contents">   EXIF DateTimeDigitized (ASCII): 2015:04:30 10:47:36</text:p>
            <text:p text:style-name="Table_20_Contents">   EXIF DateTimeOriginal (ASCII): 2015:04:30 10:47:36</text:p>
            <text:p text:style-name="Table_20_Contents">   EXIF DigitalZoomRatio (Ratio): 159/100</text:p>
            <text:p text:style-name="Table_20_Contents">   EXIF ExifImageLength (Long): 1728</text:p>
            <text:p text:style-name="Table_20_Contents">   EXIF ExifImageWidth (Long): 3072</text:p>
            <text:p text:style-name="Table_20_Contents">   EXIF ExifVersion (Undefined): 0220</text:p>
            <text:p text:style-name="Table_20_Contents">   EXIF ExposureBiasValue (Signed Ratio): 0</text:p>
            <text:p text:style-name="Table_20_Contents">   EXIF ExposureMode (Short): Auto Exposure</text:p>
            <text:p text:style-name="Table_20_Contents">   EXIF ExposureTime (Ratio): 6251/125000</text:p>
            <text:p text:style-name="Table_20_Contents">   EXIF FNumber (Ratio): 12/5</text:p>
            <text:p text:style-name="Table_20_Contents">   EXIF Flash (Short): Flash did not fire, compulsory flash mode</text:p>
            <text:p text:style-name="Table_20_Contents">   EXIF FlashPixVersion (Undefined): 0100</text:p>
            <text:p text:style-name="Table_20_Contents">   EXIF FocalLength (Ratio): 223/50</text:p>
            <text:p text:style-name="Table_20_Contents">   EXIF FocalLengthIn35mmFilm (Short): 28</text:p>
            <text:p text:style-name="Table_20_Contents">   EXIF ISOSpeedRatings (Short): 160</text:p>
            <text:p text:style-name="Table_20_Contents">   EXIF LightSource (Short): Unknown</text:p>
            <text:p text:style-name="Table_20_Contents">   EXIF MakerNote (Undefined): [1, 4, 2, 1, 83, 0, 0, 1, 0, 0, 0, 0, 54, 212, 217, 248, 203, 190, 122, 0, ... ]</text:p>
            <text:p text:style-name="Table_20_Contents">   EXIF MeteringMode (Short): Average</text:p>
            <text:p text:style-name="Table_20_Contents">   EXIF Padding (Undefined): []</text:p>
            <text:p text:style-name="Table_20_Contents">   EXIF SceneCaptureType (Short): Standard</text:p>
            <text:p text:style-name="Table_20_Contents">   EXIF ShutterSpeedValue (Signed Ratio): 4321697/1000000</text:p>
            <text:p text:style-name="Table_20_Contents">   EXIF SubSecTimeDigitized (ASCII): 269</text:p>
            <text:p text:style-name="Table_20_Contents">   EXIF SubSecTimeOriginal (ASCII): 269</text:p>
            <text:p text:style-name="Table_20_Contents">   EXIF Tag 0xEA1D (Signed Long): 0</text:p>
            <text:p text:style-name="Table_20_Contents">   EXIF WhiteBalance (Short): Auto</text:p>
            <text:p text:style-name="Table_20_Contents">   GPS GPSAltitude (Ratio): 33/2</text:p>
            <text:p text:style-name="Table_20_Contents">   GPS GPSLatitude (Ratio): [1, 28, 110987/4096]</text:p>
            <text:p text:style-name="Table_20_Contents">   GPS GPSLatitudeRef (ASCII): S</text:p>
            <text:p text:style-name="Table_20_Contents">   GPS GPSLongitude (Ratio): [48, 27, 221281/65536]</text:p>
            <text:p text:style-name="Table_20_Contents">   GPS GPSLongitudeRef (ASCII): W</text:p>
            <text:p text:style-name="Table_20_Contents">   GPS Tag 0xEA1C (Undefined): []</text:p>
            <text:p text:style-name="Table_20_Contents">   Image ExifOffset (Long): 2256</text:p>
            <text:p text:style-name="Table_20_Contents">   Image GPSInfo (Long): 53894</text:p>
            <text:p text:style-name="Table_20_Contents">   Image Make (ASCII): Microsoft</text:p>
            <text:p text:style-name="Table_20_Contents">   Image Model (ASCII): Lumia 930</text:p>
            <text:p text:style-name="Table_20_Contents">   Image Orientation (Short): Rotated 90 CCW</text:p>
            <text:p text:style-name="Table_20_Contents">   Image Padding (Undefined): []</text:p>
            <text:p text:style-name="Table_20_Contents">   Image ResolutionUnit (Short): Pixels/Inch</text:p>
            <text:p text:style-name="Table_20_Contents">   Image Software (ASCII): Windows Phone</text:p>
            <text:p text:style-name="Table_20_Contents">   Image XResolution (Ratio): 72</text:p>
            <text:p text:style-name="Table_20_Contents">   Image YCbCrPositioning (Short): Centered</text:p>
            <text:p text:style-name="Table_20_Contents">   Image YResolution (Ratio): 72</text:p>
            <text:p text:style-name="Table_20_Contents"/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office:version="1.1">
  <office:styles>
    <style:style style:family="paragraph" style:name="Heading_20_1" style:display-name="Heading 1">
      <style:text-properties fo:font-weight="bold" fo:font-size="24pt"/>
    </style:style>
    <style:style style:family="paragraph" style:name="Table_20_Contents" style:display-name="Table Contents">
      <style:paragraph-properties text:number-lines="false" text:line-number="0"/>
    </style:style>
  </office:styles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1">
  <office:meta>
    <meta:generator>ODFPY/0.9.6</meta:generator>
  </office:meta>
</office:document-meta>
</file>